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5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6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7" style:family="paragraph" style:parent-style-name="Standard">
      <style:text-properties fo:font-weight="bold" officeooo:paragraph-rsid="00ed5b35" style:font-weight-asian="bold" style:font-weight-complex="bold"/>
    </style:style>
    <style:style style:name="P8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2c31f4d" officeooo:paragraph-rsid="02c31f4d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374e85b" officeooo:paragraph-rsid="0374e85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6" style:family="paragraph" style:parent-style-name="Standard">
      <style:text-properties officeooo:rsid="0011b025" officeooo:paragraph-rsid="0011b025"/>
    </style:style>
    <style:style style:name="P17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8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9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2" style:family="paragraph" style:parent-style-name="Standard">
      <style:text-properties fo:font-style="italic" officeooo:paragraph-rsid="013013d9" style:font-style-asian="italic" style:font-style-complex="italic"/>
    </style:style>
    <style:style style:name="P33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4" style:family="paragraph" style:parent-style-name="Standard">
      <style:text-properties fo:font-style="italic" officeooo:paragraph-rsid="01408f03" style:font-style-asian="italic" style:font-style-complex="italic"/>
    </style:style>
    <style:style style:name="P35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6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59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73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97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98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99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00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01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02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03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04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05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06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07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08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09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10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11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13" style:family="paragraph" style:parent-style-name="Standard">
      <style:text-properties officeooo:rsid="0015f1ff" officeooo:paragraph-rsid="0015f1ff"/>
    </style:style>
    <style:style style:name="P114" style:family="paragraph" style:parent-style-name="Standard">
      <style:text-properties officeooo:rsid="0015f1ff" officeooo:paragraph-rsid="0013268f"/>
    </style:style>
    <style:style style:name="P115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16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17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18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19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20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21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22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23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24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25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26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27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28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29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30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31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132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33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34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35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36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37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38" style:family="paragraph" style:parent-style-name="Standard">
      <style:text-properties fo:font-style="normal" officeooo:paragraph-rsid="02be3c45" style:font-style-asian="normal" style:font-style-complex="normal"/>
    </style:style>
    <style:style style:name="P139" style:family="paragraph" style:parent-style-name="Standard">
      <style:paragraph-properties fo:line-height="100%"/>
      <style:text-properties fo:font-style="normal" officeooo:rsid="0299a3b0" officeooo:paragraph-rsid="0299a3b0" style:font-style-asian="normal" style:font-style-complex="normal"/>
    </style:style>
    <style:style style:name="P140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141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142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143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144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151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158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59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60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61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62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63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164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5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6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67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68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69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170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1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2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3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4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5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76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77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78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79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80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81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182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183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184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185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86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187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188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189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90" style:family="paragraph" style:parent-style-name="Standard">
      <style:paragraph-properties fo:line-height="10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98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99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00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01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02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03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04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05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06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07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08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210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213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215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216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217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218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219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220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221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222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223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224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225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26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227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228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29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230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231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32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33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34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35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36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37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38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39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40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41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42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43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44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45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46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47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48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49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50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51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52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53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54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55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56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57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258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259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260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61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62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63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265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266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267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268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69" style:family="paragraph" style:parent-style-name="Standard">
      <style:text-properties officeooo:rsid="0033fbdf" officeooo:paragraph-rsid="0033fbdf"/>
    </style:style>
    <style:style style:name="P270" style:family="paragraph" style:parent-style-name="Standard">
      <style:text-properties officeooo:rsid="0034ed8b" officeooo:paragraph-rsid="0106c767"/>
    </style:style>
    <style:style style:name="P271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272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277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278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279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280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281" style:family="paragraph" style:parent-style-name="Standard">
      <style:paragraph-properties fo:line-height="100%"/>
      <style:text-properties fo:font-weight="normal" officeooo:rsid="038bbdf6" officeooo:paragraph-rsid="039292f6" style:font-weight-asian="normal" style:font-weight-complex="normal"/>
    </style:style>
    <style:style style:name="P282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283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284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285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286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287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288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289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290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291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292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293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294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295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296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297" style:family="paragraph" style:parent-style-name="Standard">
      <style:paragraph-properties fo:line-height="150%"/>
      <style:text-properties fo:font-weight="normal" officeooo:rsid="03becfb9" officeooo:paragraph-rsid="03becfb9" style:font-weight-asian="normal" style:font-weight-complex="normal"/>
    </style:style>
    <style:style style:name="P298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299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300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301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302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303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304" style:family="paragraph" style:parent-style-name="Standard">
      <style:paragraph-properties fo:line-height="100%"/>
      <style:text-properties fo:font-weight="normal" officeooo:rsid="03c13113" officeooo:paragraph-rsid="03c13113" style:font-weight-asian="normal" style:font-weight-complex="normal"/>
    </style:style>
    <style:style style:name="P305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306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307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308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309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310" style:family="paragraph" style:parent-style-name="Standard">
      <style:paragraph-properties fo:line-height="100%"/>
      <style:text-properties fo:font-weight="normal" officeooo:rsid="03d5f962" officeooo:paragraph-rsid="03d5f962" style:font-weight-asian="normal" style:font-weight-complex="normal"/>
    </style:style>
    <style:style style:name="P311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312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313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314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315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316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317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318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319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320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321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322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323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324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325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326" style:family="paragraph" style:parent-style-name="Standard">
      <style:paragraph-properties fo:line-height="100%"/>
      <style:text-properties fo:font-weight="normal" officeooo:rsid="03ed0846" officeooo:paragraph-rsid="03f4b1ba" style:font-weight-asian="normal" style:font-weight-complex="normal"/>
    </style:style>
    <style:style style:name="P327" style:family="paragraph" style:parent-style-name="Standard">
      <style:paragraph-properties fo:line-height="100%"/>
      <style:text-properties fo:font-weight="normal" officeooo:rsid="03de8421" officeooo:paragraph-rsid="04045fb5" style:font-weight-asian="normal" style:font-weight-complex="normal"/>
    </style:style>
    <style:style style:name="P328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329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330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331" style:family="paragraph" style:parent-style-name="Standard">
      <style:text-properties officeooo:rsid="0012a0dc" officeooo:paragraph-rsid="0012a0dc"/>
    </style:style>
    <style:style style:name="P332" style:family="paragraph" style:parent-style-name="Standard">
      <style:text-properties officeooo:paragraph-rsid="003eeb50"/>
    </style:style>
    <style:style style:name="P333" style:family="paragraph" style:parent-style-name="Standard">
      <style:text-properties officeooo:rsid="00205d85" officeooo:paragraph-rsid="005f7223"/>
    </style:style>
    <style:style style:name="P334" style:family="paragraph" style:parent-style-name="Standard">
      <style:text-properties officeooo:rsid="002436f5" officeooo:paragraph-rsid="00ed9297"/>
    </style:style>
    <style:style style:name="P335" style:family="paragraph" style:parent-style-name="Standard">
      <style:text-properties officeooo:rsid="0056d959" officeooo:paragraph-rsid="0056d959"/>
    </style:style>
    <style:style style:name="P336" style:family="paragraph" style:parent-style-name="Standard">
      <style:paragraph-properties fo:line-height="150%"/>
      <style:text-properties officeooo:paragraph-rsid="0013268f"/>
    </style:style>
    <style:style style:name="P337" style:family="paragraph" style:parent-style-name="Standard">
      <style:paragraph-properties fo:line-height="150%"/>
      <style:text-properties officeooo:paragraph-rsid="0040eb9d"/>
    </style:style>
    <style:style style:name="P338" style:family="paragraph" style:parent-style-name="Standard">
      <style:paragraph-properties fo:line-height="150%"/>
      <style:text-properties officeooo:paragraph-rsid="00c6421c"/>
    </style:style>
    <style:style style:name="P339" style:family="paragraph" style:parent-style-name="Standard">
      <style:paragraph-properties fo:line-height="150%"/>
      <style:text-properties officeooo:paragraph-rsid="0106c767"/>
    </style:style>
    <style:style style:name="P340" style:family="paragraph" style:parent-style-name="Standard">
      <style:paragraph-properties fo:line-height="150%"/>
      <style:text-properties officeooo:paragraph-rsid="01d80854"/>
    </style:style>
    <style:style style:name="P341" style:family="paragraph" style:parent-style-name="Standard">
      <style:paragraph-properties fo:line-height="150%"/>
      <style:text-properties officeooo:paragraph-rsid="020068b3"/>
    </style:style>
    <style:style style:name="P342" style:family="paragraph" style:parent-style-name="Standard">
      <style:paragraph-properties fo:line-height="150%"/>
      <style:text-properties officeooo:paragraph-rsid="0265f14b"/>
    </style:style>
    <style:style style:name="P343" style:family="paragraph" style:parent-style-name="Standard">
      <style:paragraph-properties fo:line-height="150%"/>
      <style:text-properties officeooo:paragraph-rsid="00cab904"/>
    </style:style>
    <style:style style:name="P344" style:family="paragraph" style:parent-style-name="Standard">
      <style:paragraph-properties fo:line-height="150%"/>
      <style:text-properties officeooo:paragraph-rsid="0339abb7"/>
    </style:style>
    <style:style style:name="P345" style:family="paragraph" style:parent-style-name="Standard">
      <style:paragraph-properties fo:line-height="150%"/>
      <style:text-properties officeooo:paragraph-rsid="031857c7"/>
    </style:style>
    <style:style style:name="P346" style:family="paragraph" style:parent-style-name="Standard">
      <style:paragraph-properties fo:line-height="150%"/>
      <style:text-properties officeooo:paragraph-rsid="0347bb43"/>
    </style:style>
    <style:style style:name="P347" style:family="paragraph" style:parent-style-name="Standard">
      <style:paragraph-properties fo:line-height="150%"/>
      <style:text-properties officeooo:paragraph-rsid="03af7bf7"/>
    </style:style>
    <style:style style:name="P348" style:family="paragraph" style:parent-style-name="Standard">
      <style:paragraph-properties fo:line-height="150%"/>
      <style:text-properties officeooo:paragraph-rsid="03becfb9"/>
    </style:style>
    <style:style style:name="P349" style:family="paragraph" style:parent-style-name="Standard">
      <style:paragraph-properties fo:line-height="150%"/>
      <style:text-properties officeooo:paragraph-rsid="03e90de3"/>
    </style:style>
    <style:style style:name="P350" style:family="paragraph" style:parent-style-name="Standard">
      <style:paragraph-properties fo:line-height="150%"/>
      <style:text-properties officeooo:paragraph-rsid="03ffa765"/>
    </style:style>
    <style:style style:name="P351" style:family="paragraph" style:parent-style-name="Standard">
      <style:text-properties officeooo:paragraph-rsid="00883289"/>
    </style:style>
    <style:style style:name="P352" style:family="paragraph" style:parent-style-name="Standard">
      <style:text-properties officeooo:rsid="008872eb" officeooo:paragraph-rsid="008872eb"/>
    </style:style>
    <style:style style:name="P353" style:family="paragraph" style:parent-style-name="Standard">
      <style:text-properties officeooo:paragraph-rsid="00a75993"/>
    </style:style>
    <style:style style:name="P354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355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356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357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425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426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acce82" officeooo:paragraph-rsid="02acce82" style:font-style-asian="normal" style:font-weight-asian="bold" style:font-style-complex="normal" style:font-weight-complex="bold"/>
    </style:style>
    <style:style style:name="P44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2698b" officeooo:paragraph-rsid="02bd01a2" style:font-style-asian="normal" style:font-weight-asian="bold" style:font-style-complex="normal" style:font-weight-complex="bold"/>
    </style:style>
    <style:style style:name="P44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44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44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c4cc6" officeooo:paragraph-rsid="02ec4cc6" style:font-style-asian="normal" style:font-weight-asian="bold" style:font-style-complex="normal" style:font-weight-complex="bold"/>
    </style:style>
    <style:style style:name="P44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44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45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45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45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453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454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455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456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457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458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459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460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461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462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463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464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465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466" style:family="paragraph" style:parent-style-name="Standard">
      <style:paragraph-properties fo:line-height="100%"/>
      <style:text-properties style:use-window-font-color="true" fo:font-style="normal" fo:font-weight="bold" officeooo:rsid="0237405f" officeooo:paragraph-rsid="0237405f" style:font-style-asian="normal" style:font-weight-asian="bold" style:font-style-complex="normal" style:font-weight-complex="bold"/>
    </style:style>
    <style:style style:name="P467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468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469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554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555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556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557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558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559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560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561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562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56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56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565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566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567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568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56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570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57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572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573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574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575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576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577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578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579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58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58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58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583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58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58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58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587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58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589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590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59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592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593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594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59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596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597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598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599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600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601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60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603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604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60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606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607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608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60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610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61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61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613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61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61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61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61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61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61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62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62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622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623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624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625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62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62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62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62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63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63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63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63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63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63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63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63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63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63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64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64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64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64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64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64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64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647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648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649" style:family="paragraph" style:parent-style-name="Standard">
      <style:text-properties style:use-window-font-color="true" officeooo:paragraph-rsid="02be3c45"/>
    </style:style>
    <style:style style:name="P650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65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65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65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65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662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663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664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665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666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667" style:family="paragraph" style:parent-style-name="Standard">
      <style:text-properties style:use-window-font-color="true" officeooo:paragraph-rsid="02ecf51e"/>
    </style:style>
    <style:style style:name="P668" style:family="paragraph" style:parent-style-name="Standard">
      <style:paragraph-properties fo:line-height="150%"/>
      <style:text-properties style:use-window-font-color="true" officeooo:paragraph-rsid="02edc963"/>
    </style:style>
    <style:style style:name="P669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670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671" style:family="paragraph" style:parent-style-name="Standard">
      <style:text-properties officeooo:paragraph-rsid="00ba4170"/>
    </style:style>
    <style:style style:name="P672" style:family="paragraph" style:parent-style-name="Standard">
      <style:text-properties officeooo:paragraph-rsid="00bbbf73"/>
    </style:style>
    <style:style style:name="P673" style:family="paragraph" style:parent-style-name="Standard">
      <style:text-properties officeooo:rsid="00beb82f" officeooo:paragraph-rsid="00beb82f"/>
    </style:style>
    <style:style style:name="P674" style:family="paragraph" style:parent-style-name="Standard">
      <style:text-properties officeooo:paragraph-rsid="00beb82f"/>
    </style:style>
    <style:style style:name="P675" style:family="paragraph" style:parent-style-name="Standard">
      <style:text-properties officeooo:rsid="00c0d7c6" officeooo:paragraph-rsid="00c0d7c6"/>
    </style:style>
    <style:style style:name="P676" style:family="paragraph" style:parent-style-name="Standard">
      <style:text-properties officeooo:rsid="005521a3" officeooo:paragraph-rsid="005521a3"/>
    </style:style>
    <style:style style:name="P677" style:family="paragraph" style:parent-style-name="Standard">
      <style:text-properties officeooo:paragraph-rsid="00d2fc06"/>
    </style:style>
    <style:style style:name="P678" style:family="paragraph" style:parent-style-name="Standard">
      <style:paragraph-properties fo:line-height="150%"/>
      <style:text-properties officeooo:rsid="00d5826a" officeooo:paragraph-rsid="00d5826a"/>
    </style:style>
    <style:style style:name="P679" style:family="paragraph" style:parent-style-name="Standard">
      <style:text-properties officeooo:paragraph-rsid="00d77d7d"/>
    </style:style>
    <style:style style:name="P680" style:family="paragraph" style:parent-style-name="Standard">
      <style:text-properties officeooo:rsid="00d9c9e4" officeooo:paragraph-rsid="00d9c9e4"/>
    </style:style>
    <style:style style:name="P681" style:family="paragraph" style:parent-style-name="Standard">
      <style:text-properties officeooo:paragraph-rsid="00e5f586"/>
    </style:style>
    <style:style style:name="P682" style:family="paragraph" style:parent-style-name="Standard">
      <style:text-properties officeooo:paragraph-rsid="00eb50e0"/>
    </style:style>
    <style:style style:name="P683" style:family="paragraph" style:parent-style-name="Standard">
      <style:paragraph-properties fo:line-height="150%"/>
      <style:text-properties officeooo:rsid="00f2503e" officeooo:paragraph-rsid="00f2503e"/>
    </style:style>
    <style:style style:name="P684" style:family="paragraph" style:parent-style-name="Standard">
      <style:text-properties officeooo:rsid="00f2503e" officeooo:paragraph-rsid="01222be5"/>
    </style:style>
    <style:style style:name="P685" style:family="paragraph" style:parent-style-name="Standard">
      <style:text-properties officeooo:rsid="00d1487d" officeooo:paragraph-rsid="00d2fc06"/>
    </style:style>
    <style:style style:name="P686" style:family="paragraph" style:parent-style-name="Standard">
      <style:text-properties officeooo:paragraph-rsid="00f5260b"/>
    </style:style>
    <style:style style:name="P687" style:family="paragraph" style:parent-style-name="Standard">
      <style:text-properties officeooo:paragraph-rsid="010c486e"/>
    </style:style>
    <style:style style:name="P688" style:family="paragraph" style:parent-style-name="Standard">
      <style:text-properties officeooo:paragraph-rsid="00367935"/>
    </style:style>
    <style:style style:name="P689" style:family="paragraph" style:parent-style-name="Standard">
      <style:text-properties officeooo:paragraph-rsid="011fc384"/>
    </style:style>
    <style:style style:name="P690" style:family="paragraph" style:parent-style-name="Standard">
      <style:text-properties officeooo:paragraph-rsid="0122678f"/>
    </style:style>
    <style:style style:name="P691" style:family="paragraph" style:parent-style-name="Standard">
      <style:text-properties officeooo:paragraph-rsid="012dfde8"/>
    </style:style>
    <style:style style:name="P692" style:family="paragraph" style:parent-style-name="Standard">
      <style:text-properties officeooo:paragraph-rsid="0130fd48"/>
    </style:style>
    <style:style style:name="P693" style:family="paragraph" style:parent-style-name="Standard">
      <style:text-properties officeooo:paragraph-rsid="013282b3"/>
    </style:style>
    <style:style style:name="P694" style:family="paragraph" style:parent-style-name="Standard">
      <style:text-properties officeooo:paragraph-rsid="013f3c54"/>
    </style:style>
    <style:style style:name="P695" style:family="paragraph" style:parent-style-name="Standard">
      <style:text-properties officeooo:paragraph-rsid="0152f194"/>
    </style:style>
    <style:style style:name="P696" style:family="paragraph" style:parent-style-name="Standard">
      <style:text-properties officeooo:paragraph-rsid="0150aafa"/>
    </style:style>
    <style:style style:name="P697" style:family="paragraph" style:parent-style-name="Standard">
      <style:paragraph-properties fo:line-height="100%"/>
      <style:text-properties officeooo:paragraph-rsid="016aa5ac"/>
    </style:style>
    <style:style style:name="P698" style:family="paragraph" style:parent-style-name="Standard">
      <style:paragraph-properties fo:line-height="100%"/>
      <style:text-properties officeooo:paragraph-rsid="016d2800"/>
    </style:style>
    <style:style style:name="P699" style:family="paragraph" style:parent-style-name="Standard">
      <style:paragraph-properties fo:line-height="100%"/>
      <style:text-properties officeooo:paragraph-rsid="0171553b"/>
    </style:style>
    <style:style style:name="P700" style:family="paragraph" style:parent-style-name="Standard">
      <style:paragraph-properties fo:line-height="100%"/>
      <style:text-properties officeooo:paragraph-rsid="0176ee1b"/>
    </style:style>
    <style:style style:name="P701" style:family="paragraph" style:parent-style-name="Standard">
      <style:paragraph-properties fo:line-height="100%"/>
      <style:text-properties officeooo:paragraph-rsid="017941db"/>
    </style:style>
    <style:style style:name="P702" style:family="paragraph" style:parent-style-name="Standard">
      <style:paragraph-properties fo:line-height="100%"/>
      <style:text-properties officeooo:paragraph-rsid="017a7161"/>
    </style:style>
    <style:style style:name="P703" style:family="paragraph" style:parent-style-name="Standard">
      <style:paragraph-properties fo:line-height="100%"/>
      <style:text-properties officeooo:paragraph-rsid="018105ab"/>
    </style:style>
    <style:style style:name="P704" style:family="paragraph" style:parent-style-name="Standard">
      <style:paragraph-properties fo:line-height="100%"/>
      <style:text-properties officeooo:paragraph-rsid="01aaba73"/>
    </style:style>
    <style:style style:name="P705" style:family="paragraph" style:parent-style-name="Standard">
      <style:paragraph-properties fo:line-height="100%"/>
      <style:text-properties officeooo:paragraph-rsid="01abda5f"/>
    </style:style>
    <style:style style:name="P706" style:family="paragraph" style:parent-style-name="Standard">
      <style:paragraph-properties fo:line-height="100%"/>
      <style:text-properties officeooo:paragraph-rsid="01d3aa7e"/>
    </style:style>
    <style:style style:name="P707" style:family="paragraph" style:parent-style-name="Standard">
      <style:paragraph-properties fo:line-height="100%"/>
      <style:text-properties officeooo:paragraph-rsid="01e2b86d"/>
    </style:style>
    <style:style style:name="P708" style:family="paragraph" style:parent-style-name="Standard">
      <style:paragraph-properties fo:line-height="100%"/>
      <style:text-properties officeooo:paragraph-rsid="01e7ea9a"/>
    </style:style>
    <style:style style:name="P709" style:family="paragraph" style:parent-style-name="Standard">
      <style:paragraph-properties fo:line-height="100%"/>
      <style:text-properties officeooo:paragraph-rsid="01f79ca2"/>
    </style:style>
    <style:style style:name="P710" style:family="paragraph" style:parent-style-name="Standard">
      <style:paragraph-properties fo:line-height="100%"/>
      <style:text-properties officeooo:paragraph-rsid="020068b3"/>
    </style:style>
    <style:style style:name="P711" style:family="paragraph" style:parent-style-name="Standard">
      <style:paragraph-properties fo:line-height="100%"/>
      <style:text-properties officeooo:paragraph-rsid="0200b58e"/>
    </style:style>
    <style:style style:name="P712" style:family="paragraph" style:parent-style-name="Standard">
      <style:paragraph-properties fo:line-height="100%"/>
      <style:text-properties officeooo:paragraph-rsid="020131ae"/>
    </style:style>
    <style:style style:name="P713" style:family="paragraph" style:parent-style-name="Standard">
      <style:paragraph-properties fo:line-height="100%"/>
      <style:text-properties officeooo:paragraph-rsid="0212a48a"/>
    </style:style>
    <style:style style:name="P714" style:family="paragraph" style:parent-style-name="Standard">
      <style:paragraph-properties fo:line-height="100%"/>
      <style:text-properties officeooo:paragraph-rsid="01d522fe"/>
    </style:style>
    <style:style style:name="P715" style:family="paragraph" style:parent-style-name="Standard">
      <style:paragraph-properties fo:line-height="100%"/>
      <style:text-properties officeooo:paragraph-rsid="021920c6"/>
    </style:style>
    <style:style style:name="P716" style:family="paragraph" style:parent-style-name="Standard">
      <style:paragraph-properties fo:line-height="100%"/>
      <style:text-properties officeooo:paragraph-rsid="021bfb0f"/>
    </style:style>
    <style:style style:name="P717" style:family="paragraph" style:parent-style-name="Standard">
      <style:paragraph-properties fo:line-height="100%"/>
      <style:text-properties officeooo:paragraph-rsid="021d76dd"/>
    </style:style>
    <style:style style:name="P718" style:family="paragraph" style:parent-style-name="Standard">
      <style:paragraph-properties fo:line-height="100%"/>
      <style:text-properties officeooo:paragraph-rsid="01ec8e18"/>
    </style:style>
    <style:style style:name="P719" style:family="paragraph" style:parent-style-name="Standard">
      <style:paragraph-properties fo:line-height="100%"/>
      <style:text-properties officeooo:paragraph-rsid="0228bd00"/>
    </style:style>
    <style:style style:name="P720" style:family="paragraph" style:parent-style-name="Standard">
      <style:paragraph-properties fo:line-height="100%"/>
      <style:text-properties officeooo:paragraph-rsid="0239e044"/>
    </style:style>
    <style:style style:name="P721" style:family="paragraph" style:parent-style-name="Standard">
      <style:paragraph-properties fo:line-height="100%"/>
      <style:text-properties officeooo:paragraph-rsid="023e217a"/>
    </style:style>
    <style:style style:name="P722" style:family="paragraph" style:parent-style-name="Standard">
      <style:paragraph-properties fo:line-height="100%"/>
      <style:text-properties officeooo:paragraph-rsid="0245c9e7"/>
    </style:style>
    <style:style style:name="P723" style:family="paragraph" style:parent-style-name="Standard">
      <style:paragraph-properties fo:line-height="100%"/>
      <style:text-properties officeooo:paragraph-rsid="0248e2f5"/>
    </style:style>
    <style:style style:name="P724" style:family="paragraph" style:parent-style-name="Standard">
      <style:paragraph-properties fo:line-height="100%"/>
      <style:text-properties officeooo:paragraph-rsid="024d9b01"/>
    </style:style>
    <style:style style:name="P725" style:family="paragraph" style:parent-style-name="Standard">
      <style:paragraph-properties fo:line-height="100%"/>
      <style:text-properties officeooo:paragraph-rsid="02540cb9"/>
    </style:style>
    <style:style style:name="P726" style:family="paragraph" style:parent-style-name="Standard">
      <style:paragraph-properties fo:line-height="100%"/>
      <style:text-properties officeooo:paragraph-rsid="02656310"/>
    </style:style>
    <style:style style:name="P727" style:family="paragraph" style:parent-style-name="Standard">
      <style:paragraph-properties fo:line-height="100%"/>
      <style:text-properties officeooo:paragraph-rsid="0265f14b"/>
    </style:style>
    <style:style style:name="P728" style:family="paragraph" style:parent-style-name="Standard">
      <style:paragraph-properties fo:line-height="100%"/>
      <style:text-properties officeooo:paragraph-rsid="02778926"/>
    </style:style>
    <style:style style:name="P729" style:family="paragraph" style:parent-style-name="Standard">
      <style:paragraph-properties fo:line-height="100%"/>
      <style:text-properties officeooo:paragraph-rsid="0279658f"/>
    </style:style>
    <style:style style:name="P730" style:family="paragraph" style:parent-style-name="Standard">
      <style:paragraph-properties fo:line-height="100%"/>
      <style:text-properties officeooo:paragraph-rsid="027b57d1"/>
    </style:style>
    <style:style style:name="P731" style:family="paragraph" style:parent-style-name="Standard">
      <style:paragraph-properties fo:line-height="100%"/>
      <style:text-properties officeooo:paragraph-rsid="02819040"/>
    </style:style>
    <style:style style:name="P732" style:family="paragraph" style:parent-style-name="Standard">
      <style:paragraph-properties fo:line-height="100%"/>
      <style:text-properties officeooo:paragraph-rsid="028add40"/>
    </style:style>
    <style:style style:name="P733" style:family="paragraph" style:parent-style-name="Standard">
      <style:paragraph-properties fo:line-height="100%"/>
      <style:text-properties officeooo:paragraph-rsid="02939b7b"/>
    </style:style>
    <style:style style:name="P734" style:family="paragraph" style:parent-style-name="Standard">
      <style:paragraph-properties fo:line-height="100%"/>
      <style:text-properties officeooo:paragraph-rsid="0293a523"/>
    </style:style>
    <style:style style:name="P735" style:family="paragraph" style:parent-style-name="Standard">
      <style:paragraph-properties fo:line-height="100%"/>
      <style:text-properties officeooo:paragraph-rsid="0297c923"/>
    </style:style>
    <style:style style:name="P736" style:family="paragraph" style:parent-style-name="Standard">
      <style:paragraph-properties fo:line-height="100%"/>
      <style:text-properties officeooo:paragraph-rsid="029bb505"/>
    </style:style>
    <style:style style:name="P737" style:family="paragraph" style:parent-style-name="Standard">
      <style:paragraph-properties fo:line-height="100%"/>
      <style:text-properties officeooo:paragraph-rsid="02a71f0b"/>
    </style:style>
    <style:style style:name="P738" style:family="paragraph" style:parent-style-name="Standard">
      <style:paragraph-properties fo:line-height="100%"/>
      <style:text-properties officeooo:paragraph-rsid="027c1b85"/>
    </style:style>
    <style:style style:name="P739" style:family="paragraph" style:parent-style-name="Standard">
      <style:paragraph-properties fo:line-height="100%"/>
      <style:text-properties officeooo:paragraph-rsid="0045286d"/>
    </style:style>
    <style:style style:name="P740" style:family="paragraph" style:parent-style-name="Standard">
      <style:paragraph-properties fo:line-height="100%"/>
      <style:text-properties officeooo:paragraph-rsid="02bd01a2"/>
    </style:style>
    <style:style style:name="P741" style:family="paragraph" style:parent-style-name="Standard">
      <style:paragraph-properties fo:line-height="100%"/>
      <style:text-properties officeooo:paragraph-rsid="02be3c45"/>
    </style:style>
    <style:style style:name="P742" style:family="paragraph" style:parent-style-name="Standard">
      <style:paragraph-properties fo:line-height="100%"/>
      <style:text-properties officeooo:paragraph-rsid="02d5eaee"/>
    </style:style>
    <style:style style:name="P743" style:family="paragraph" style:parent-style-name="Standard">
      <style:paragraph-properties fo:line-height="100%"/>
      <style:text-properties officeooo:paragraph-rsid="02e4f960"/>
    </style:style>
    <style:style style:name="P744" style:family="paragraph" style:parent-style-name="Standard">
      <style:paragraph-properties fo:line-height="100%"/>
      <style:text-properties officeooo:paragraph-rsid="02eac01d"/>
    </style:style>
    <style:style style:name="P745" style:family="paragraph" style:parent-style-name="Standard">
      <style:paragraph-properties fo:line-height="100%"/>
      <style:text-properties officeooo:paragraph-rsid="02f17ec6"/>
    </style:style>
    <style:style style:name="P746" style:family="paragraph" style:parent-style-name="Standard">
      <style:paragraph-properties fo:line-height="100%"/>
      <style:text-properties officeooo:paragraph-rsid="02fda6ef"/>
    </style:style>
    <style:style style:name="P747" style:family="paragraph" style:parent-style-name="Standard">
      <style:paragraph-properties fo:line-height="100%"/>
      <style:text-properties officeooo:paragraph-rsid="03040c1c"/>
    </style:style>
    <style:style style:name="P748" style:family="paragraph" style:parent-style-name="Standard">
      <style:paragraph-properties fo:line-height="100%"/>
      <style:text-properties officeooo:paragraph-rsid="03049b98"/>
    </style:style>
    <style:style style:name="P749" style:family="paragraph" style:parent-style-name="Standard">
      <style:paragraph-properties fo:line-height="100%"/>
      <style:text-properties officeooo:paragraph-rsid="0305aebe"/>
    </style:style>
    <style:style style:name="P750" style:family="paragraph" style:parent-style-name="Standard">
      <style:paragraph-properties fo:line-height="100%"/>
      <style:text-properties officeooo:paragraph-rsid="03061f93"/>
    </style:style>
    <style:style style:name="P751" style:family="paragraph" style:parent-style-name="Standard">
      <style:paragraph-properties fo:line-height="100%"/>
      <style:text-properties officeooo:paragraph-rsid="03153caa"/>
    </style:style>
    <style:style style:name="P752" style:family="paragraph" style:parent-style-name="Standard">
      <style:paragraph-properties fo:line-height="100%"/>
      <style:text-properties officeooo:paragraph-rsid="03343ce6"/>
    </style:style>
    <style:style style:name="P753" style:family="paragraph" style:parent-style-name="Standard">
      <style:paragraph-properties fo:line-height="100%"/>
      <style:text-properties officeooo:paragraph-rsid="03349842"/>
    </style:style>
    <style:style style:name="P754" style:family="paragraph" style:parent-style-name="Standard">
      <style:paragraph-properties fo:line-height="100%"/>
      <style:text-properties officeooo:paragraph-rsid="033f17a3"/>
    </style:style>
    <style:style style:name="P755" style:family="paragraph" style:parent-style-name="Standard">
      <style:paragraph-properties fo:line-height="100%"/>
      <style:text-properties officeooo:paragraph-rsid="034172a0"/>
    </style:style>
    <style:style style:name="P756" style:family="paragraph" style:parent-style-name="Standard">
      <style:paragraph-properties fo:line-height="100%"/>
      <style:text-properties officeooo:paragraph-rsid="034adc9b"/>
    </style:style>
    <style:style style:name="P757" style:family="paragraph" style:parent-style-name="Standard">
      <style:paragraph-properties fo:line-height="100%"/>
      <style:text-properties officeooo:paragraph-rsid="034f33b6"/>
    </style:style>
    <style:style style:name="P758" style:family="paragraph" style:parent-style-name="Standard">
      <style:paragraph-properties fo:line-height="100%"/>
      <style:text-properties officeooo:paragraph-rsid="034f680a"/>
    </style:style>
    <style:style style:name="P759" style:family="paragraph" style:parent-style-name="Standard">
      <style:paragraph-properties fo:line-height="100%"/>
      <style:text-properties officeooo:paragraph-rsid="035051aa"/>
    </style:style>
    <style:style style:name="P760" style:family="paragraph" style:parent-style-name="Standard">
      <style:paragraph-properties fo:line-height="100%"/>
      <style:text-properties officeooo:paragraph-rsid="0369854f"/>
    </style:style>
    <style:style style:name="P761" style:family="paragraph" style:parent-style-name="Standard">
      <style:paragraph-properties fo:line-height="100%"/>
      <style:text-properties officeooo:paragraph-rsid="03963307"/>
    </style:style>
    <style:style style:name="P762" style:family="paragraph" style:parent-style-name="Standard">
      <style:paragraph-properties fo:line-height="100%"/>
      <style:text-properties officeooo:paragraph-rsid="039c640b"/>
    </style:style>
    <style:style style:name="P763" style:family="paragraph" style:parent-style-name="Standard">
      <style:paragraph-properties fo:line-height="100%"/>
      <style:text-properties officeooo:paragraph-rsid="039e9821"/>
    </style:style>
    <style:style style:name="P764" style:family="paragraph" style:parent-style-name="Standard">
      <style:paragraph-properties fo:line-height="100%"/>
      <style:text-properties officeooo:paragraph-rsid="03a073aa"/>
    </style:style>
    <style:style style:name="P765" style:family="paragraph" style:parent-style-name="Standard">
      <style:paragraph-properties fo:line-height="100%"/>
      <style:text-properties officeooo:paragraph-rsid="03b1fbc9"/>
    </style:style>
    <style:style style:name="P766" style:family="paragraph" style:parent-style-name="Standard">
      <style:paragraph-properties fo:line-height="100%"/>
      <style:text-properties officeooo:paragraph-rsid="03c44ca6"/>
    </style:style>
    <style:style style:name="P767" style:family="paragraph" style:parent-style-name="Standard">
      <style:paragraph-properties fo:line-height="100%"/>
      <style:text-properties officeooo:paragraph-rsid="03c51260"/>
    </style:style>
    <style:style style:name="P768" style:family="paragraph" style:parent-style-name="Standard">
      <style:paragraph-properties fo:line-height="100%"/>
      <style:text-properties officeooo:paragraph-rsid="03ea64bf"/>
    </style:style>
    <style:style style:name="P769" style:family="paragraph" style:parent-style-name="Standard">
      <style:paragraph-properties fo:line-height="100%"/>
      <style:text-properties officeooo:paragraph-rsid="03eb005c"/>
    </style:style>
    <style:style style:name="P770" style:family="paragraph" style:parent-style-name="Standard">
      <style:paragraph-properties fo:line-height="100%"/>
      <style:text-properties officeooo:paragraph-rsid="03ede337"/>
    </style:style>
    <style:style style:name="P771" style:family="paragraph" style:parent-style-name="Standard">
      <style:paragraph-properties fo:line-height="100%"/>
      <style:text-properties officeooo:paragraph-rsid="03f0c84b"/>
    </style:style>
    <style:style style:name="P772" style:family="paragraph" style:parent-style-name="Standard">
      <style:paragraph-properties fo:line-height="100%"/>
      <style:text-properties officeooo:paragraph-rsid="03e90de3"/>
    </style:style>
    <style:style style:name="P773" style:family="paragraph" style:parent-style-name="Standard">
      <style:paragraph-properties fo:line-height="100%"/>
      <style:text-properties officeooo:paragraph-rsid="03f27278"/>
    </style:style>
    <style:style style:name="P774" style:family="paragraph" style:parent-style-name="Standard">
      <style:paragraph-properties fo:line-height="100%"/>
      <style:text-properties officeooo:paragraph-rsid="03fc65b4"/>
    </style:style>
    <style:style style:name="P775" style:family="paragraph" style:parent-style-name="Standard">
      <style:paragraph-properties fo:line-height="100%"/>
      <style:text-properties officeooo:paragraph-rsid="03fd5e01"/>
    </style:style>
    <style:style style:name="P776" style:family="paragraph" style:parent-style-name="Standard">
      <style:paragraph-properties fo:line-height="100%"/>
      <style:text-properties officeooo:paragraph-rsid="0400a6e4"/>
    </style:style>
    <style:style style:name="P777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778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779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780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782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783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785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786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787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788" style:family="paragraph" style:parent-style-name="Standard">
      <style:text-properties fo:color="#c9211e" officeooo:rsid="003eeb50" officeooo:paragraph-rsid="00ac1d69"/>
    </style:style>
    <style:style style:name="P789" style:family="paragraph" style:parent-style-name="Standard">
      <style:text-properties fo:color="#c9211e" fo:font-weight="normal" officeooo:rsid="003cb407" officeooo:paragraph-rsid="003cb407" style:font-weight-asian="normal" style:font-weight-complex="normal"/>
    </style:style>
    <style:style style:name="P790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791" style:family="paragraph" style:parent-style-name="Standard">
      <style:paragraph-properties fo:line-height="100%"/>
      <style:text-properties officeooo:rsid="016b9044" officeooo:paragraph-rsid="016b9044"/>
    </style:style>
    <style:style style:name="P792" style:family="paragraph" style:parent-style-name="Standard">
      <style:paragraph-properties fo:line-height="100%"/>
      <style:text-properties officeooo:rsid="01a2dcc2" officeooo:paragraph-rsid="01a2dcc2"/>
    </style:style>
    <style:style style:name="P793" style:family="paragraph" style:parent-style-name="Standard">
      <style:paragraph-properties fo:line-height="100%"/>
      <style:text-properties officeooo:rsid="01a92b83" officeooo:paragraph-rsid="01abda5f"/>
    </style:style>
    <style:style style:name="P794" style:family="paragraph" style:parent-style-name="Standard">
      <style:paragraph-properties fo:line-height="100%"/>
      <style:text-properties officeooo:rsid="01b78805" officeooo:paragraph-rsid="01b9977e"/>
    </style:style>
    <style:style style:name="P795" style:family="paragraph" style:parent-style-name="Standard">
      <style:paragraph-properties fo:line-height="100%"/>
      <style:text-properties officeooo:rsid="01b78805" officeooo:paragraph-rsid="020d39a8"/>
    </style:style>
    <style:style style:name="P796" style:family="paragraph" style:parent-style-name="Standard">
      <style:paragraph-properties fo:line-height="100%"/>
      <style:text-properties officeooo:rsid="01bcc73c" officeooo:paragraph-rsid="01bcc73c"/>
    </style:style>
    <style:style style:name="P797" style:family="paragraph" style:parent-style-name="Standard">
      <style:paragraph-properties fo:line-height="100%"/>
      <style:text-properties officeooo:rsid="01cb0c6f" officeooo:paragraph-rsid="01cb0c6f"/>
    </style:style>
    <style:style style:name="P798" style:family="paragraph" style:parent-style-name="Standard">
      <style:paragraph-properties fo:line-height="100%"/>
      <style:text-properties officeooo:rsid="01cd0839" officeooo:paragraph-rsid="01cd0839"/>
    </style:style>
    <style:style style:name="P799" style:family="paragraph" style:parent-style-name="Standard">
      <style:paragraph-properties fo:line-height="100%"/>
      <style:text-properties officeooo:rsid="01e4a612" officeooo:paragraph-rsid="01e4a612"/>
    </style:style>
    <style:style style:name="P800" style:family="paragraph" style:parent-style-name="Standard">
      <style:paragraph-properties fo:line-height="100%"/>
      <style:text-properties officeooo:rsid="022b7ea9" officeooo:paragraph-rsid="022b7ea9"/>
    </style:style>
    <style:style style:name="P801" style:family="paragraph" style:parent-style-name="Standard">
      <style:paragraph-properties fo:line-height="100%"/>
      <style:text-properties officeooo:rsid="022dff2a" officeooo:paragraph-rsid="022dff2a"/>
    </style:style>
    <style:style style:name="P802" style:family="paragraph" style:parent-style-name="Standard">
      <style:text-properties officeooo:paragraph-rsid="0275c15d"/>
    </style:style>
    <style:style style:name="P803" style:family="paragraph" style:parent-style-name="Standard">
      <style:paragraph-properties fo:line-height="100%"/>
      <style:text-properties officeooo:rsid="02819040" officeooo:paragraph-rsid="028fc45c"/>
    </style:style>
    <style:style style:name="P804" style:family="paragraph" style:parent-style-name="Standard">
      <style:paragraph-properties fo:line-height="100%"/>
      <style:text-properties officeooo:rsid="0285839b" officeooo:paragraph-rsid="0288fb00"/>
    </style:style>
    <style:style style:name="P805" style:family="paragraph" style:parent-style-name="Standard">
      <style:paragraph-properties fo:line-height="100%"/>
      <style:text-properties officeooo:rsid="0297c923" officeooo:paragraph-rsid="0297c923"/>
    </style:style>
    <style:style style:name="P806" style:family="paragraph" style:parent-style-name="Standard">
      <style:paragraph-properties fo:line-height="100%"/>
      <style:text-properties officeooo:rsid="029ac75f" officeooo:paragraph-rsid="029ac75f"/>
    </style:style>
    <style:style style:name="P807" style:family="paragraph" style:parent-style-name="Standard">
      <style:text-properties officeooo:paragraph-rsid="00bfa17d"/>
    </style:style>
    <style:style style:name="P808" style:family="paragraph" style:parent-style-name="Standard">
      <style:text-properties officeooo:paragraph-rsid="00bd11a0"/>
    </style:style>
    <style:style style:name="P809" style:family="paragraph" style:parent-style-name="Standard">
      <style:paragraph-properties fo:line-height="100%"/>
      <style:text-properties officeooo:rsid="02540cb9" officeooo:paragraph-rsid="02bd01a2"/>
    </style:style>
    <style:style style:name="P810" style:family="paragraph" style:parent-style-name="Standard">
      <style:paragraph-properties fo:line-height="100%"/>
      <style:text-properties officeooo:rsid="027df911" officeooo:paragraph-rsid="027df911"/>
    </style:style>
    <style:style style:name="P811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812" style:family="paragraph" style:parent-style-name="Standard">
      <style:paragraph-properties fo:line-height="100%"/>
      <style:text-properties style:text-line-through-style="none" style:text-line-through-type="none" fo:font-weight="bold" officeooo:rsid="03a9944d" officeooo:paragraph-rsid="03a9944d" style:font-weight-asian="bold" style:font-weight-complex="bold"/>
    </style:style>
    <style:style style:name="P813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814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officeooo:rsid="02da5175" officeooo:paragraph-rsid="02da5175"/>
    </style:style>
    <style:style style:name="P816" style:family="paragraph" style:parent-style-name="Standard">
      <style:paragraph-properties fo:line-height="100%"/>
      <style:text-properties officeooo:rsid="02e4f960" officeooo:paragraph-rsid="02e4f960"/>
    </style:style>
    <style:style style:name="P817" style:family="paragraph" style:parent-style-name="Standard">
      <style:paragraph-properties fo:line-height="100%"/>
      <style:text-properties officeooo:rsid="02eabaea" officeooo:paragraph-rsid="02eabaea"/>
    </style:style>
    <style:style style:name="P818" style:family="paragraph" style:parent-style-name="Standard">
      <style:paragraph-properties fo:line-height="100%"/>
      <style:text-properties officeooo:rsid="02eac01d" officeooo:paragraph-rsid="02eac01d"/>
    </style:style>
    <style:style style:name="P819" style:family="paragraph" style:parent-style-name="Standard">
      <style:paragraph-properties fo:line-height="100%"/>
      <style:text-properties officeooo:rsid="02eb27fd" officeooo:paragraph-rsid="02ec089f"/>
    </style:style>
    <style:style style:name="P820" style:family="paragraph" style:parent-style-name="Standard">
      <style:text-properties officeooo:paragraph-rsid="02ecf51e"/>
    </style:style>
    <style:style style:name="P821" style:family="paragraph" style:parent-style-name="Standard">
      <style:text-properties officeooo:paragraph-rsid="02f17ec6"/>
    </style:style>
    <style:style style:name="P822" style:family="paragraph" style:parent-style-name="Standard">
      <style:paragraph-properties fo:line-height="100%"/>
      <style:text-properties officeooo:rsid="02e59398" officeooo:paragraph-rsid="03049b98"/>
    </style:style>
    <style:style style:name="P823" style:family="paragraph" style:parent-style-name="Standard">
      <style:paragraph-properties fo:line-height="150%"/>
      <style:text-properties officeooo:rsid="02e59398" officeooo:paragraph-rsid="03049b98"/>
    </style:style>
    <style:style style:name="P824" style:family="paragraph" style:parent-style-name="Standard">
      <style:paragraph-properties fo:line-height="100%"/>
      <style:text-properties officeooo:rsid="022ee1ec" officeooo:paragraph-rsid="022ee1ec"/>
    </style:style>
    <style:style style:name="P825" style:family="paragraph" style:parent-style-name="Standard">
      <style:text-properties officeooo:paragraph-rsid="03061f93"/>
    </style:style>
    <style:style style:name="P826" style:family="paragraph" style:parent-style-name="Standard">
      <style:paragraph-properties fo:line-height="100%"/>
      <style:text-properties officeooo:rsid="0346a444" officeooo:paragraph-rsid="0346a444"/>
    </style:style>
    <style:style style:name="P827" style:family="paragraph" style:parent-style-name="Standard">
      <style:text-properties officeooo:paragraph-rsid="03733aab"/>
    </style:style>
    <style:style style:name="P828" style:family="paragraph" style:parent-style-name="Standard">
      <style:paragraph-properties fo:line-height="100%"/>
      <style:text-properties officeooo:rsid="038a2c81" officeooo:paragraph-rsid="039e9821"/>
    </style:style>
    <style:style style:name="P829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830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831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832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officeooo:rsid="03a4e520" officeooo:paragraph-rsid="03a4e520"/>
    </style:style>
    <style:style style:name="P834" style:family="paragraph" style:parent-style-name="Standard">
      <style:paragraph-properties fo:line-height="100%"/>
      <style:text-properties officeooo:rsid="03a073aa" officeooo:paragraph-rsid="03a073aa"/>
    </style:style>
    <style:style style:name="P835" style:family="paragraph" style:parent-style-name="Standard">
      <style:text-properties officeooo:paragraph-rsid="00c0d7c6"/>
    </style:style>
    <style:style style:name="P836" style:family="paragraph" style:parent-style-name="Standard">
      <style:text-properties officeooo:paragraph-rsid="03e93625"/>
    </style:style>
    <style:style style:name="P837" style:family="paragraph" style:parent-style-name="Standard">
      <style:paragraph-properties fo:line-height="100%"/>
      <style:text-properties officeooo:rsid="03f56006" officeooo:paragraph-rsid="03f56006"/>
    </style:style>
    <style:style style:name="P838" style:family="paragraph" style:parent-style-name="Standard">
      <style:paragraph-properties fo:line-height="100%"/>
      <style:text-properties officeooo:rsid="03f56006" officeooo:paragraph-rsid="03fc17c3"/>
    </style:style>
    <style:style style:name="P839" style:family="paragraph" style:parent-style-name="Standard">
      <style:text-properties officeooo:rsid="0019f535" officeooo:paragraph-rsid="03e93625"/>
    </style:style>
    <style:style style:name="P840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841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842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843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844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845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846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847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848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849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850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851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852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853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854" style:family="paragraph" style:parent-style-name="Table_20_Contents">
      <style:paragraph-properties fo:text-align="center" style:justify-single-word="false"/>
    </style:style>
    <style:style style:name="P855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856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857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858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859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860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861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862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863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864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865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866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867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868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869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870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871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872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873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874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875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876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877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878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879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880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881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882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883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884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885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886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887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888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889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890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891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892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893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894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895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896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897" style:family="paragraph" style:parent-style-name="Standard">
      <style:paragraph-properties fo:break-before="page"/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898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99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900" style:family="paragraph" style:parent-style-name="Standard">
      <style:paragraph-properties fo:line-height="150%" fo:break-before="page"/>
      <style:text-properties officeooo:paragraph-rsid="02d98b08"/>
    </style:style>
    <style:style style:name="P901" style:family="paragraph" style:parent-style-name="Standard">
      <style:paragraph-properties fo:line-height="100%" fo:break-before="page"/>
      <style:text-properties officeooo:paragraph-rsid="024c0a42"/>
    </style:style>
    <style:style style:name="P902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903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904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905" style:family="paragraph" style:parent-style-name="Standard">
      <style:paragraph-properties fo:break-before="page"/>
      <style:text-properties officeooo:paragraph-rsid="009622c6"/>
    </style:style>
    <style:style style:name="P906" style:family="paragraph" style:parent-style-name="Standard">
      <style:paragraph-properties fo:line-height="150%" fo:break-before="page"/>
      <style:text-properties fo:font-weight="normal" officeooo:rsid="03ee7eb1" officeooo:paragraph-rsid="03fd5e01" style:font-weight-asian="normal" style:font-weight-complex="normal"/>
    </style:style>
    <style:style style:name="P90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908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909" style:family="paragraph" style:parent-style-name="Standard" style:list-style-name="L1">
      <style:text-properties officeooo:paragraph-rsid="0013268f"/>
    </style:style>
    <style:style style:name="P910" style:family="paragraph" style:parent-style-name="Standard" style:list-style-name="L1">
      <style:text-properties officeooo:rsid="0013268f" officeooo:paragraph-rsid="0013268f"/>
    </style:style>
    <style:style style:name="P911" style:family="paragraph" style:parent-style-name="Standard" style:list-style-name="L2">
      <style:text-properties style:use-window-font-color="true" officeooo:paragraph-rsid="00118c4a"/>
    </style:style>
    <style:style style:name="P912" style:family="paragraph" style:parent-style-name="Standard" style:list-style-name="L2">
      <style:text-properties style:use-window-font-color="true" officeooo:rsid="0011b025" officeooo:paragraph-rsid="0011b025"/>
    </style:style>
    <style:style style:name="P913" style:family="paragraph" style:parent-style-name="Standard" style:list-style-name="L4">
      <style:text-properties style:use-window-font-color="true" officeooo:rsid="00a8a4b1" officeooo:paragraph-rsid="02be3c45"/>
    </style:style>
    <style:style style:name="P914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915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916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17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18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919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20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921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922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23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24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25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926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927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928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929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930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931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932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933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934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935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936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937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938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939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940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941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942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943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944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945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946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947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948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949" style:family="paragraph" style:parent-style-name="Standard" style:list-style-name="L43">
      <style:text-properties style:use-window-font-color="true" officeooo:paragraph-rsid="02edc963"/>
    </style:style>
    <style:style style:name="P950" style:family="paragraph" style:parent-style-name="Standard" style:list-style-name="L3">
      <style:text-properties officeooo:rsid="0012a0dc" officeooo:paragraph-rsid="0012a0dc"/>
    </style:style>
    <style:style style:name="P951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952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953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954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955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956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957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958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959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960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961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962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963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964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965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966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967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968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969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970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971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972" style:family="paragraph" style:parent-style-name="Standard" style:list-style-name="L7">
      <style:text-properties officeooo:rsid="0033fbdf" officeooo:paragraph-rsid="0033fbdf"/>
    </style:style>
    <style:style style:name="P973" style:family="paragraph" style:parent-style-name="Standard" style:list-style-name="L11">
      <style:text-properties officeooo:rsid="0033fbdf" officeooo:paragraph-rsid="0106c767"/>
    </style:style>
    <style:style style:name="P974" style:family="paragraph" style:parent-style-name="Standard" style:list-style-name="L8">
      <style:text-properties officeooo:paragraph-rsid="005b5cd3"/>
    </style:style>
    <style:style style:name="P975" style:family="paragraph" style:parent-style-name="Standard" style:list-style-name="L9">
      <style:text-properties officeooo:paragraph-rsid="00367935"/>
    </style:style>
    <style:style style:name="P976" style:family="paragraph" style:parent-style-name="Standard" style:list-style-name="L9">
      <style:text-properties officeooo:rsid="00367935" officeooo:paragraph-rsid="00367935"/>
    </style:style>
    <style:style style:name="P977" style:family="paragraph" style:parent-style-name="Standard" style:list-style-name="L10">
      <style:text-properties officeooo:rsid="00386ddb" officeooo:paragraph-rsid="00386ddb"/>
    </style:style>
    <style:style style:name="P978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979" style:family="paragraph" style:parent-style-name="Standard" style:list-style-name="L20">
      <style:text-properties officeooo:paragraph-rsid="00a4ce44"/>
    </style:style>
    <style:style style:name="P980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981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982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983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984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985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986" style:family="paragraph" style:parent-style-name="Standard" style:list-style-name="L62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987" style:family="paragraph" style:parent-style-name="Standard" style:list-style-name="L64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988" style:family="paragraph" style:parent-style-name="Standard" style:list-style-name="L64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989" style:family="paragraph" style:parent-style-name="Standard" style:list-style-name="L65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990" style:family="paragraph" style:parent-style-name="Standard" style:list-style-name="L65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991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992" style:family="paragraph" style:parent-style-name="Standard">
      <style:paragraph-properties fo:line-height="100%"/>
      <style:text-properties fo:font-weight="normal" officeooo:rsid="040e5934" officeooo:paragraph-rsid="04102973" style:font-weight-asian="normal" style:font-weight-complex="normal"/>
    </style:style>
    <style:style style:name="P993" style:family="paragraph" style:parent-style-name="Standard">
      <style:paragraph-properties fo:line-height="100%"/>
      <style:text-properties fo:font-weight="normal" officeooo:rsid="040ea9fd" officeooo:paragraph-rsid="040ea9fd" style:font-weight-asian="normal" style:font-weight-complex="normal"/>
    </style:style>
    <style:style style:name="P994" style:family="paragraph" style:parent-style-name="Standard">
      <style:paragraph-properties fo:line-height="100%"/>
      <style:text-properties fo:font-weight="normal" officeooo:rsid="04102973" officeooo:paragraph-rsid="04102973" style:font-weight-asian="normal" style:font-weight-complex="normal"/>
    </style:style>
    <style:style style:name="P995" style:family="paragraph" style:parent-style-name="Standard">
      <style:paragraph-properties fo:line-height="100%"/>
      <style:text-properties fo:font-weight="normal" officeooo:rsid="0411d16e" officeooo:paragraph-rsid="0411d16e" style:font-weight-asian="normal" style:font-weight-complex="normal"/>
    </style:style>
    <style:style style:name="P996" style:family="paragraph" style:parent-style-name="Standard">
      <style:paragraph-properties fo:line-height="100%"/>
      <style:text-properties fo:font-weight="normal" officeooo:rsid="0412d727" officeooo:paragraph-rsid="0412d727" style:font-weight-asian="normal" style:font-weight-complex="normal"/>
    </style:style>
    <style:style style:name="P997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998" style:family="paragraph" style:parent-style-name="Standard" style:list-style-name="L25">
      <style:text-properties officeooo:paragraph-rsid="00beb82f"/>
    </style:style>
    <style:style style:name="P999" style:family="paragraph" style:parent-style-name="Standard" style:list-style-name="L26">
      <style:text-properties officeooo:paragraph-rsid="00d139a0"/>
    </style:style>
    <style:style style:name="P1000" style:family="paragraph" style:parent-style-name="Standard" style:list-style-name="L29">
      <style:text-properties officeooo:paragraph-rsid="00f2503e"/>
    </style:style>
    <style:style style:name="P1001" style:family="paragraph" style:parent-style-name="Standard" style:list-style-name="L30">
      <style:text-properties officeooo:rsid="00f3f4f5" officeooo:paragraph-rsid="00f5260b"/>
    </style:style>
    <style:style style:name="P1002" style:family="paragraph" style:parent-style-name="Standard" style:list-style-name="L30">
      <style:text-properties officeooo:rsid="00f3f4f5" officeooo:paragraph-rsid="00f3f4f5"/>
    </style:style>
    <style:style style:name="P1003" style:family="paragraph" style:parent-style-name="Standard" style:list-style-name="L33">
      <style:paragraph-properties fo:line-height="100%"/>
      <style:text-properties officeooo:paragraph-rsid="01b5c969"/>
    </style:style>
    <style:style style:name="P1004" style:family="paragraph" style:parent-style-name="Standard" style:list-style-name="L58">
      <style:paragraph-properties fo:line-height="100%"/>
      <style:text-properties officeooo:paragraph-rsid="0346a444"/>
    </style:style>
    <style:style style:name="P1005" style:family="paragraph" style:parent-style-name="Standard" style:list-style-name="L62">
      <style:paragraph-properties fo:line-height="100%"/>
      <style:text-properties officeooo:paragraph-rsid="03becfb9"/>
    </style:style>
    <style:style style:name="P1006" style:family="paragraph" style:parent-style-name="Standard" style:list-style-name="L64">
      <style:paragraph-properties fo:line-height="100%"/>
      <style:text-properties officeooo:paragraph-rsid="03ec3a95"/>
    </style:style>
    <style:style style:name="P1007" style:family="paragraph" style:parent-style-name="Standard" style:list-style-name="L65">
      <style:paragraph-properties fo:line-height="100%"/>
      <style:text-properties officeooo:paragraph-rsid="03ed0846"/>
    </style:style>
    <style:style style:name="P1008" style:family="paragraph" style:parent-style-name="Standard">
      <style:paragraph-properties fo:line-height="100%"/>
      <style:text-properties officeooo:paragraph-rsid="0404aa05"/>
    </style:style>
    <style:style style:name="P1009" style:family="paragraph" style:parent-style-name="Standard">
      <style:paragraph-properties fo:line-height="100%"/>
      <style:text-properties officeooo:paragraph-rsid="04102973"/>
    </style:style>
    <style:style style:name="P1010" style:family="paragraph" style:parent-style-name="Standard">
      <style:paragraph-properties fo:line-height="100%"/>
      <style:text-properties officeooo:paragraph-rsid="0411d16e"/>
    </style:style>
    <style:style style:name="P1011" style:family="paragraph" style:parent-style-name="Standard">
      <style:paragraph-properties fo:line-height="100%"/>
      <style:text-properties officeooo:paragraph-rsid="04161d3e"/>
    </style:style>
    <style:style style:name="P1012" style:family="paragraph" style:parent-style-name="Standard">
      <style:paragraph-properties fo:line-height="100%"/>
      <style:text-properties officeooo:paragraph-rsid="041746e7"/>
    </style:style>
    <style:style style:name="P1013" style:family="paragraph" style:parent-style-name="Standard">
      <style:paragraph-properties fo:line-height="100%"/>
      <style:text-properties officeooo:paragraph-rsid="041e6a3e"/>
    </style:style>
    <style:style style:name="P1014" style:family="paragraph" style:parent-style-name="Standard">
      <style:paragraph-properties fo:line-height="100%"/>
      <style:text-properties officeooo:paragraph-rsid="04226783"/>
    </style:style>
    <style:style style:name="P1015" style:family="paragraph" style:parent-style-name="Standard">
      <style:paragraph-properties fo:line-height="100%"/>
      <style:text-properties officeooo:paragraph-rsid="0424a315"/>
    </style:style>
    <style:style style:name="P1016" style:family="paragraph" style:parent-style-name="Standard">
      <style:paragraph-properties fo:line-height="100%"/>
      <style:text-properties officeooo:paragraph-rsid="04253c68"/>
    </style:style>
    <style:style style:name="P1017" style:family="paragraph" style:parent-style-name="Standard">
      <style:paragraph-properties fo:line-height="100%"/>
      <style:text-properties officeooo:paragraph-rsid="03a31e81"/>
    </style:style>
    <style:style style:name="P1018" style:family="paragraph" style:parent-style-name="Standard">
      <style:paragraph-properties fo:line-height="100%"/>
      <style:text-properties officeooo:paragraph-rsid="04329278"/>
    </style:style>
    <style:style style:name="P1019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020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021" style:family="paragraph" style:parent-style-name="Standard" style:list-style-name="L44">
      <style:paragraph-properties fo:line-height="150%"/>
      <style:text-properties officeooo:paragraph-rsid="02df5c92"/>
    </style:style>
    <style:style style:name="P1022" style:family="paragraph" style:parent-style-name="Standard" style:list-style-name="L44">
      <style:paragraph-properties fo:line-height="150%"/>
      <style:text-properties officeooo:paragraph-rsid="02e142ec"/>
    </style:style>
    <style:style style:name="P1023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024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025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026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027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028" style:family="paragraph" style:parent-style-name="Standard">
      <style:paragraph-properties fo:line-height="100%"/>
      <style:text-properties officeooo:rsid="040e5934" officeooo:paragraph-rsid="040ea9fd"/>
    </style:style>
    <style:style style:name="P1029" style:family="paragraph" style:parent-style-name="Standard">
      <style:paragraph-properties fo:line-height="100%"/>
      <style:text-properties officeooo:rsid="040e5934" officeooo:paragraph-rsid="04102973"/>
    </style:style>
    <style:style style:name="P1030" style:family="paragraph" style:parent-style-name="Standard">
      <style:paragraph-properties fo:line-height="100%"/>
      <style:text-properties officeooo:rsid="0411d16e" officeooo:paragraph-rsid="0411d16e"/>
    </style:style>
    <style:style style:name="P1031" style:family="paragraph" style:parent-style-name="Standard">
      <style:paragraph-properties fo:line-height="100%"/>
      <style:text-properties officeooo:rsid="0412d727" officeooo:paragraph-rsid="0412d727"/>
    </style:style>
    <style:style style:name="P1032" style:family="paragraph" style:parent-style-name="Standard">
      <style:paragraph-properties fo:line-height="100%"/>
      <style:text-properties officeooo:rsid="0413e071" officeooo:paragraph-rsid="0413e071"/>
    </style:style>
    <style:style style:name="P1033" style:family="paragraph" style:parent-style-name="Standard">
      <style:paragraph-properties fo:line-height="100%"/>
      <style:text-properties fo:font-weight="bold" officeooo:rsid="0413e071" officeooo:paragraph-rsid="0413e071" style:font-weight-asian="bold" style:font-weight-complex="bold"/>
    </style:style>
    <style:style style:name="P1034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035" style:family="paragraph" style:parent-style-name="Standard">
      <style:paragraph-properties fo:line-height="100%"/>
      <style:text-properties officeooo:rsid="0415c5e8" officeooo:paragraph-rsid="0415c5e8"/>
    </style:style>
    <style:style style:name="P1036" style:family="paragraph" style:parent-style-name="Standard">
      <style:paragraph-properties fo:line-height="100%"/>
      <style:text-properties officeooo:rsid="041746e7" officeooo:paragraph-rsid="041746e7"/>
    </style:style>
    <style:style style:name="P1037" style:family="paragraph" style:parent-style-name="Standard">
      <style:paragraph-properties fo:line-height="100%"/>
      <style:text-properties officeooo:rsid="04226783" officeooo:paragraph-rsid="04226783"/>
    </style:style>
    <style:style style:name="P1038" style:family="paragraph" style:parent-style-name="Standard">
      <style:paragraph-properties fo:line-height="100%"/>
      <style:text-properties officeooo:rsid="0424a315" officeooo:paragraph-rsid="04226783"/>
    </style:style>
    <style:style style:name="P1039" style:family="paragraph" style:parent-style-name="Standard">
      <style:paragraph-properties fo:line-height="100%"/>
      <style:text-properties officeooo:rsid="0424a315" officeooo:paragraph-rsid="0424a315"/>
    </style:style>
    <style:style style:name="P1040" style:family="paragraph" style:parent-style-name="Standard">
      <style:paragraph-properties fo:line-height="100%"/>
      <style:text-properties officeooo:rsid="0426fd4c" officeooo:paragraph-rsid="0426fd4c"/>
    </style:style>
    <style:style style:name="P1041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042" style:family="paragraph" style:parent-style-name="Standard">
      <style:paragraph-properties fo:line-height="100%"/>
      <style:text-properties fo:color="#ff0000" officeooo:paragraph-rsid="042824b8"/>
    </style:style>
    <style:style style:name="P1043" style:family="paragraph" style:parent-style-name="Standard">
      <style:paragraph-properties fo:line-height="100%"/>
      <style:text-properties officeooo:rsid="042d7117" officeooo:paragraph-rsid="042d7117"/>
    </style:style>
    <style:style style:name="P1044" style:family="paragraph" style:parent-style-name="Standard">
      <style:paragraph-properties fo:line-height="150%" fo:break-before="page"/>
      <style:text-properties officeooo:rsid="00c6421c" officeooo:paragraph-rsid="00c6421c"/>
    </style:style>
    <style:style style:name="P1045" style:family="paragraph" style:parent-style-name="Table_20_Contents" style:list-style-name="L63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046" style:family="paragraph" style:parent-style-name="Table_20_Contents" style:list-style-name="L63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047" style:family="paragraph" style:parent-style-name="Table_20_Contents" style:list-style-name="L63">
      <style:paragraph-properties fo:line-height="100%" fo:text-align="start" style:justify-single-word="false"/>
      <style:text-properties officeooo:paragraph-rsid="03ec3a95"/>
    </style:style>
    <style:style style:name="P1048" style:family="paragraph" style:parent-style-name="Table_20_Contents" style:list-style-name="L63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P1049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 fo:font-weight="normal" style:font-weight-asian="normal" style:font-weight-complex="normal"/>
    </style:style>
    <style:style style:name="T45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7c92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7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style:font-style-asian="italic" style:font-style-complex="italic"/>
    </style:style>
    <style:style style:name="T97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0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style:font-style-asian="italic" style:font-style-complex="italic"/>
    </style:style>
    <style:style style:name="T140" style:family="text">
      <style:text-properties style:use-window-font-color="true" fo:font-style="italic" officeooo:rsid="016778b3" style:font-style-asian="italic" style:font-style-complex="italic"/>
    </style:style>
    <style:style style:name="T141" style:family="text">
      <style:text-properties style:use-window-font-color="true" fo:font-style="italic" officeooo:rsid="01e504ba" style:font-style-asian="italic" style:font-style-complex="italic"/>
    </style:style>
    <style:style style:name="T142" style:family="text">
      <style:text-properties style:use-window-font-color="true" fo:font-style="italic" officeooo:rsid="02ce8a1b" style:font-style-asian="italic" style:font-style-complex="italic"/>
    </style:style>
    <style:style style:name="T143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4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5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48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49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0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style:font-style-asian="normal" style:font-style-complex="normal"/>
    </style:style>
    <style:style style:name="T221" style:family="text">
      <style:text-properties style:use-window-font-color="true" fo:font-style="normal" officeooo:rsid="016860b9" style:font-style-asian="normal" style:font-style-complex="normal"/>
    </style:style>
    <style:style style:name="T222" style:family="text">
      <style:text-properties style:use-window-font-color="true" fo:font-style="normal" officeooo:rsid="0171553b" style:font-style-asian="normal" style:font-style-complex="normal"/>
    </style:style>
    <style:style style:name="T223" style:family="text">
      <style:text-properties style:use-window-font-color="true" fo:font-style="normal" officeooo:rsid="016c9d08" style:font-style-asian="normal" style:font-style-complex="normal"/>
    </style:style>
    <style:style style:name="T224" style:family="text">
      <style:text-properties style:use-window-font-color="true" fo:font-style="normal" officeooo:rsid="016778b3" style:font-style-asian="normal" style:font-style-complex="normal"/>
    </style:style>
    <style:style style:name="T225" style:family="text">
      <style:text-properties style:use-window-font-color="true" fo:font-style="normal" officeooo:rsid="01e2b86d" style:font-style-asian="normal" style:font-style-complex="normal"/>
    </style:style>
    <style:style style:name="T226" style:family="text">
      <style:text-properties style:use-window-font-color="true" fo:font-style="normal" officeooo:rsid="01e504ba" style:font-style-asian="normal" style:font-style-complex="normal"/>
    </style:style>
    <style:style style:name="T22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style:font-style-asian="normal" style:font-style-complex="normal"/>
    </style:style>
    <style:style style:name="T306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07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08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09" style:family="text">
      <style:text-properties style:use-window-font-color="true" fo:font-weight="normal" style:font-weight-asian="normal" style:font-weight-complex="normal"/>
    </style:style>
    <style:style style:name="T310" style:family="text">
      <style:text-properties style:use-window-font-color="true" fo:font-weight="normal" officeooo:rsid="016aa5ac" style:font-weight-asian="normal" style:font-weight-complex="normal"/>
    </style:style>
    <style:style style:name="T311" style:family="text">
      <style:text-properties style:use-window-font-color="true" fo:font-weight="normal" officeooo:rsid="016a5b23" style:font-weight-asian="normal" style:font-weight-complex="normal"/>
    </style:style>
    <style:style style:name="T312" style:family="text">
      <style:text-properties style:use-window-font-color="true" fo:font-weight="normal" officeooo:rsid="0171553b" style:font-weight-asian="normal" style:font-weight-complex="normal"/>
    </style:style>
    <style:style style:name="T313" style:family="text">
      <style:text-properties style:use-window-font-color="true" fo:font-weight="normal" officeooo:rsid="01aaba73" style:font-weight-asian="normal" style:font-weight-complex="normal"/>
    </style:style>
    <style:style style:name="T314" style:family="text">
      <style:text-properties style:use-window-font-color="true" fo:font-weight="normal" officeooo:rsid="01b08253" style:font-weight-asian="normal" style:font-weight-complex="normal"/>
    </style:style>
    <style:style style:name="T315" style:family="text">
      <style:text-properties style:use-window-font-color="true" fo:font-weight="normal" officeooo:rsid="0226d9d6" style:font-weight-asian="normal" style:font-weight-complex="normal"/>
    </style:style>
    <style:style style:name="T316" style:family="text">
      <style:text-properties style:use-window-font-color="true" fo:font-weight="normal" officeooo:rsid="022c7d02" style:font-weight-asian="normal" style:font-weight-complex="normal"/>
    </style:style>
    <style:style style:name="T317" style:family="text">
      <style:text-properties style:use-window-font-color="true" fo:font-weight="normal" officeooo:rsid="023b3a5d" style:font-weight-asian="normal" style:font-weight-complex="normal"/>
    </style:style>
    <style:style style:name="T318" style:family="text">
      <style:text-properties style:use-window-font-color="true" fo:font-weight="normal" officeooo:rsid="023ce39d" style:font-weight-asian="normal" style:font-weight-complex="normal"/>
    </style:style>
    <style:style style:name="T319" style:family="text">
      <style:text-properties style:use-window-font-color="true" officeooo:rsid="016f0506"/>
    </style:style>
    <style:style style:name="T320" style:family="text">
      <style:text-properties style:use-window-font-color="true" fo:font-weight="bold" style:font-weight-asian="bold" style:font-weight-complex="bold"/>
    </style:style>
    <style:style style:name="T321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22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23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24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25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26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27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28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30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31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32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33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34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35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36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37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38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39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40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41" style:family="text">
      <style:text-properties style:use-window-font-color="true" officeooo:rsid="02efc49c"/>
    </style:style>
    <style:style style:name="T342" style:family="text">
      <style:text-properties style:use-window-font-color="true" officeooo:rsid="02ce8a1b"/>
    </style:style>
    <style:style style:name="T343" style:family="text">
      <style:text-properties style:use-window-font-color="true" officeooo:rsid="02d1510f"/>
    </style:style>
    <style:style style:name="T344" style:family="text">
      <style:text-properties style:use-window-font-color="true" officeooo:rsid="02f51e47"/>
    </style:style>
    <style:style style:name="T345" style:family="text">
      <style:text-properties style:use-window-font-color="true" officeooo:rsid="0069ae25"/>
    </style:style>
    <style:style style:name="T346" style:family="text">
      <style:text-properties style:use-window-font-color="true" officeooo:rsid="02f8c777"/>
    </style:style>
    <style:style style:name="T347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48" style:family="text">
      <style:text-properties style:use-window-font-color="true" fo:background-color="transparent" loext:char-shading-value="0"/>
    </style:style>
    <style:style style:name="T349" style:family="text">
      <style:text-properties fo:font-weight="normal" style:font-weight-asian="normal" style:font-weight-complex="normal"/>
    </style:style>
    <style:style style:name="T350" style:family="text">
      <style:text-properties fo:font-weight="normal" officeooo:rsid="003c27f0" style:font-weight-asian="normal" style:font-weight-complex="normal"/>
    </style:style>
    <style:style style:name="T351" style:family="text">
      <style:text-properties fo:font-weight="normal" officeooo:rsid="003cb407" style:font-weight-asian="normal" style:font-weight-complex="normal"/>
    </style:style>
    <style:style style:name="T352" style:family="text">
      <style:text-properties fo:font-weight="normal" officeooo:rsid="00205d85" style:font-weight-asian="normal" style:font-weight-complex="normal"/>
    </style:style>
    <style:style style:name="T353" style:family="text">
      <style:text-properties fo:font-weight="normal" officeooo:rsid="00beb82f" style:font-weight-asian="normal" style:font-weight-complex="normal"/>
    </style:style>
    <style:style style:name="T354" style:family="text">
      <style:text-properties fo:font-weight="normal" officeooo:rsid="016860b9" style:font-weight-asian="normal" style:font-weight-complex="normal"/>
    </style:style>
    <style:style style:name="T355" style:family="text">
      <style:text-properties fo:font-weight="normal" officeooo:rsid="0377ec6e" style:font-weight-asian="normal" style:font-weight-complex="normal"/>
    </style:style>
    <style:style style:name="T356" style:family="text">
      <style:text-properties fo:font-weight="normal" officeooo:rsid="03778af6" style:font-weight-asian="normal" style:font-weight-complex="normal"/>
    </style:style>
    <style:style style:name="T357" style:family="text">
      <style:text-properties fo:font-weight="normal" officeooo:rsid="03886cfc" style:font-weight-asian="normal" style:font-weight-complex="normal"/>
    </style:style>
    <style:style style:name="T358" style:family="text">
      <style:text-properties fo:font-weight="normal" officeooo:rsid="038a2c81" style:font-weight-asian="normal" style:font-weight-complex="normal"/>
    </style:style>
    <style:style style:name="T359" style:family="text">
      <style:text-properties fo:font-weight="normal" officeooo:rsid="038bbdf6" style:font-weight-asian="normal" style:font-weight-complex="normal"/>
    </style:style>
    <style:style style:name="T360" style:family="text">
      <style:text-properties fo:font-weight="normal" officeooo:rsid="038d7d5e" style:font-weight-asian="normal" style:font-weight-complex="normal"/>
    </style:style>
    <style:style style:name="T361" style:family="text">
      <style:text-properties fo:font-weight="normal" officeooo:rsid="038e531a" style:font-weight-asian="normal" style:font-weight-complex="normal"/>
    </style:style>
    <style:style style:name="T362" style:family="text">
      <style:text-properties fo:font-weight="normal" officeooo:rsid="03963307" style:font-weight-asian="normal" style:font-weight-complex="normal"/>
    </style:style>
    <style:style style:name="T363" style:family="text">
      <style:text-properties fo:font-weight="normal" officeooo:rsid="039c640b" style:font-weight-asian="normal" style:font-weight-complex="normal"/>
    </style:style>
    <style:style style:name="T364" style:family="text">
      <style:text-properties fo:font-weight="normal" officeooo:rsid="039e438c" style:font-weight-asian="normal" style:font-weight-complex="normal"/>
    </style:style>
    <style:style style:name="T365" style:family="text">
      <style:text-properties fo:font-weight="normal" officeooo:rsid="03a073aa" style:font-weight-asian="normal" style:font-weight-complex="normal"/>
    </style:style>
    <style:style style:name="T366" style:family="text">
      <style:text-properties fo:font-weight="normal" officeooo:rsid="03a15cc8" style:font-weight-asian="normal" style:font-weight-complex="normal"/>
    </style:style>
    <style:style style:name="T367" style:family="text">
      <style:text-properties fo:font-weight="normal" officeooo:rsid="03a31e81" style:font-weight-asian="normal" style:font-weight-complex="normal"/>
    </style:style>
    <style:style style:name="T368" style:family="text">
      <style:text-properties fo:font-weight="normal" officeooo:rsid="03ac69a7" style:font-weight-asian="normal" style:font-weight-complex="normal"/>
    </style:style>
    <style:style style:name="T369" style:family="text">
      <style:text-properties fo:font-weight="normal" officeooo:rsid="03af7bf7" style:font-weight-asian="normal" style:font-weight-complex="normal"/>
    </style:style>
    <style:style style:name="T370" style:family="text">
      <style:text-properties fo:font-weight="normal" officeooo:rsid="03b1fbc9" style:font-weight-asian="normal" style:font-weight-complex="normal"/>
    </style:style>
    <style:style style:name="T371" style:family="text">
      <style:text-properties fo:font-weight="normal" officeooo:rsid="03becfb9" style:font-weight-asian="normal" style:font-weight-complex="normal"/>
    </style:style>
    <style:style style:name="T372" style:family="text">
      <style:text-properties fo:font-weight="normal" officeooo:rsid="03bf675e" style:font-weight-asian="normal" style:font-weight-complex="normal"/>
    </style:style>
    <style:style style:name="T373" style:family="text">
      <style:text-properties fo:font-weight="normal" officeooo:rsid="03bf92cd" style:font-weight-asian="normal" style:font-weight-complex="normal"/>
    </style:style>
    <style:style style:name="T374" style:family="text">
      <style:text-properties fo:font-weight="normal" officeooo:rsid="03c2a4d1" style:font-weight-asian="normal" style:font-weight-complex="normal"/>
    </style:style>
    <style:style style:name="T375" style:family="text">
      <style:text-properties fo:font-weight="normal" officeooo:rsid="03c34d65" style:font-weight-asian="normal" style:font-weight-complex="normal"/>
    </style:style>
    <style:style style:name="T376" style:family="text">
      <style:text-properties fo:font-weight="normal" officeooo:rsid="03c39617" style:font-weight-asian="normal" style:font-weight-complex="normal"/>
    </style:style>
    <style:style style:name="T377" style:family="text">
      <style:text-properties fo:font-weight="normal" officeooo:rsid="03c44ca6" style:font-weight-asian="normal" style:font-weight-complex="normal"/>
    </style:style>
    <style:style style:name="T378" style:family="text">
      <style:text-properties fo:font-weight="normal" officeooo:rsid="03c51260" style:font-weight-asian="normal" style:font-weight-complex="normal"/>
    </style:style>
    <style:style style:name="T379" style:family="text">
      <style:text-properties fo:font-weight="normal" officeooo:rsid="03c51463" style:font-weight-asian="normal" style:font-weight-complex="normal"/>
    </style:style>
    <style:style style:name="T380" style:family="text">
      <style:text-properties fo:font-weight="normal" officeooo:rsid="03c51c71" style:font-weight-asian="normal" style:font-weight-complex="normal"/>
    </style:style>
    <style:style style:name="T381" style:family="text">
      <style:text-properties fo:font-weight="normal" officeooo:rsid="03c6f534" style:font-weight-asian="normal" style:font-weight-complex="normal"/>
    </style:style>
    <style:style style:name="T382" style:family="text">
      <style:text-properties fo:font-weight="normal" officeooo:rsid="03cb2c07" style:font-weight-asian="normal" style:font-weight-complex="normal"/>
    </style:style>
    <style:style style:name="T383" style:family="text">
      <style:text-properties fo:font-weight="normal" officeooo:rsid="03d088e0" style:font-weight-asian="normal" style:font-weight-complex="normal"/>
    </style:style>
    <style:style style:name="T384" style:family="text">
      <style:text-properties fo:font-weight="normal" officeooo:rsid="03d7a2a4" style:font-weight-asian="normal" style:font-weight-complex="normal"/>
    </style:style>
    <style:style style:name="T385" style:family="text">
      <style:text-properties fo:font-weight="normal" officeooo:rsid="03d9bd6c" style:font-weight-asian="normal" style:font-weight-complex="normal"/>
    </style:style>
    <style:style style:name="T386" style:family="text">
      <style:text-properties fo:font-weight="normal" officeooo:rsid="03db91db" style:font-weight-asian="normal" style:font-weight-complex="normal"/>
    </style:style>
    <style:style style:name="T387" style:family="text">
      <style:text-properties fo:font-weight="normal" officeooo:rsid="03e4514e" style:font-weight-asian="normal" style:font-weight-complex="normal"/>
    </style:style>
    <style:style style:name="T388" style:family="text">
      <style:text-properties fo:font-weight="normal" officeooo:rsid="03e90de3" style:font-weight-asian="normal" style:font-weight-complex="normal"/>
    </style:style>
    <style:style style:name="T389" style:family="text">
      <style:text-properties fo:font-weight="normal" officeooo:rsid="03e93625" style:font-weight-asian="normal" style:font-weight-complex="normal"/>
    </style:style>
    <style:style style:name="T390" style:family="text">
      <style:text-properties fo:font-weight="normal" officeooo:rsid="03ea64bf" style:font-weight-asian="normal" style:font-weight-complex="normal"/>
    </style:style>
    <style:style style:name="T391" style:family="text">
      <style:text-properties fo:font-weight="normal" officeooo:rsid="03eb005c" style:font-weight-asian="normal" style:font-weight-complex="normal"/>
    </style:style>
    <style:style style:name="T392" style:family="text">
      <style:text-properties fo:font-weight="normal" officeooo:rsid="03ec3a95" style:font-weight-asian="normal" style:font-weight-complex="normal"/>
    </style:style>
    <style:style style:name="T393" style:family="text">
      <style:text-properties fo:font-weight="normal" officeooo:rsid="03ed0846" style:font-weight-asian="normal" style:font-weight-complex="normal"/>
    </style:style>
    <style:style style:name="T394" style:family="text">
      <style:text-properties fo:font-weight="normal" officeooo:rsid="03ede337" style:font-weight-asian="normal" style:font-weight-complex="normal"/>
    </style:style>
    <style:style style:name="T395" style:family="text">
      <style:text-properties fo:font-weight="normal" officeooo:rsid="03ee7eb1" style:font-weight-asian="normal" style:font-weight-complex="normal"/>
    </style:style>
    <style:style style:name="T396" style:family="text">
      <style:text-properties fo:font-weight="normal" officeooo:rsid="03de8421" style:font-weight-asian="normal" style:font-weight-complex="normal"/>
    </style:style>
    <style:style style:name="T397" style:family="text">
      <style:text-properties fo:font-weight="normal" officeooo:rsid="03f27278" style:font-weight-asian="normal" style:font-weight-complex="normal"/>
    </style:style>
    <style:style style:name="T398" style:family="text">
      <style:text-properties fo:font-weight="normal" officeooo:rsid="03f4b1ba" style:font-weight-asian="normal" style:font-weight-complex="normal"/>
    </style:style>
    <style:style style:name="T399" style:family="text">
      <style:text-properties fo:font-weight="normal" officeooo:rsid="03f501e7" style:font-weight-asian="normal" style:font-weight-complex="normal"/>
    </style:style>
    <style:style style:name="T400" style:family="text">
      <style:text-properties fo:font-weight="normal" officeooo:rsid="03f56006" style:font-weight-asian="normal" style:font-weight-complex="normal"/>
    </style:style>
    <style:style style:name="T401" style:family="text">
      <style:text-properties fo:font-weight="normal" officeooo:rsid="03f8c064" style:font-weight-asian="normal" style:font-weight-complex="normal"/>
    </style:style>
    <style:style style:name="T402" style:family="text">
      <style:text-properties fo:font-weight="normal" officeooo:rsid="03fc17c3" style:font-weight-asian="normal" style:font-weight-complex="normal"/>
    </style:style>
    <style:style style:name="T403" style:family="text">
      <style:text-properties fo:font-weight="normal" officeooo:rsid="03fc65b4" style:font-weight-asian="normal" style:font-weight-complex="normal"/>
    </style:style>
    <style:style style:name="T404" style:family="text">
      <style:text-properties fo:font-weight="normal" officeooo:rsid="03fd5e01" style:font-weight-asian="normal" style:font-weight-complex="normal"/>
    </style:style>
    <style:style style:name="T405" style:family="text">
      <style:text-properties fo:font-weight="normal" officeooo:rsid="040aae1c" style:font-weight-asian="normal" style:font-weight-complex="normal"/>
    </style:style>
    <style:style style:name="T406" style:family="text">
      <style:text-properties fo:font-weight="normal" officeooo:rsid="040ce935" style:font-weight-asian="normal" style:font-weight-complex="normal"/>
    </style:style>
    <style:style style:name="T407" style:family="text">
      <style:text-properties fo:font-weight="normal" officeooo:rsid="042824b8" style:font-weight-asian="normal" style:font-weight-complex="normal"/>
    </style:style>
    <style:style style:name="T408" style:family="text">
      <style:text-properties fo:font-weight="normal" officeooo:rsid="0427ec09" style:font-weight-asian="normal" style:font-weight-complex="normal"/>
    </style:style>
    <style:style style:name="T409" style:family="text">
      <style:text-properties fo:font-weight="normal" officeooo:rsid="0424a315" style:font-weight-asian="normal" style:font-weight-complex="normal"/>
    </style:style>
    <style:style style:name="T410" style:family="text">
      <style:text-properties fo:font-weight="normal" officeooo:rsid="03c13113" style:font-weight-asian="normal" style:font-weight-complex="normal"/>
    </style:style>
    <style:style style:name="T411" style:family="text">
      <style:text-properties fo:font-weight="normal" officeooo:rsid="0428c8e2" style:font-weight-asian="normal" style:font-weight-complex="normal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officeooo:rsid="00256ecc" style:font-style-asian="italic" style:font-style-complex="italic"/>
    </style:style>
    <style:style style:name="T414" style:family="text">
      <style:text-properties fo:font-style="italic" officeooo:rsid="006c1d47" style:font-style-asian="italic" style:font-style-complex="italic"/>
    </style:style>
    <style:style style:name="T415" style:family="text">
      <style:text-properties fo:font-style="italic" officeooo:rsid="00e09913" style:font-style-asian="italic" style:font-style-complex="italic"/>
    </style:style>
    <style:style style:name="T416" style:family="text">
      <style:text-properties fo:font-style="italic" officeooo:rsid="005b5cd3" style:font-style-asian="italic" style:font-style-complex="italic"/>
    </style:style>
    <style:style style:name="T417" style:family="text">
      <style:text-properties fo:font-style="italic" officeooo:rsid="0034ed8b" style:font-style-asian="italic" style:font-style-complex="italic"/>
    </style:style>
    <style:style style:name="T418" style:family="text">
      <style:text-properties fo:font-style="italic" officeooo:rsid="00367935" style:font-style-asian="italic" style:font-style-complex="italic"/>
    </style:style>
    <style:style style:name="T419" style:family="text">
      <style:text-properties fo:font-style="italic" officeooo:rsid="003b4e50" style:font-style-asian="italic" style:font-style-complex="italic"/>
    </style:style>
    <style:style style:name="T420" style:family="text">
      <style:text-properties fo:font-style="italic" officeooo:rsid="01758a0f" style:font-style-asian="italic" style:font-style-complex="italic"/>
    </style:style>
    <style:style style:name="T421" style:family="text">
      <style:text-properties fo:font-style="italic" officeooo:rsid="0080477a" style:font-style-asian="italic" style:font-style-complex="italic"/>
    </style:style>
    <style:style style:name="T422" style:family="text">
      <style:text-properties fo:font-style="italic" officeooo:rsid="01113d34" style:font-style-asian="italic" style:font-style-complex="italic"/>
    </style:style>
    <style:style style:name="T423" style:family="text">
      <style:text-properties fo:font-style="italic" officeooo:rsid="018c0d5b" style:font-style-asian="italic" style:font-style-complex="italic"/>
    </style:style>
    <style:style style:name="T424" style:family="text">
      <style:text-properties fo:font-style="italic" officeooo:rsid="01c64853" style:font-style-asian="italic" style:font-style-complex="italic"/>
    </style:style>
    <style:style style:name="T425" style:family="text">
      <style:text-properties fo:font-style="italic" officeooo:rsid="01d9cd4e" style:font-style-asian="italic" style:font-style-complex="italic"/>
    </style:style>
    <style:style style:name="T426" style:family="text">
      <style:text-properties fo:font-style="italic" officeooo:rsid="01dc67de" style:font-style-asian="italic" style:font-style-complex="italic"/>
    </style:style>
    <style:style style:name="T427" style:family="text">
      <style:text-properties fo:font-style="italic" officeooo:rsid="01ec8e18" style:font-style-asian="italic" style:font-style-complex="italic"/>
    </style:style>
    <style:style style:name="T428" style:family="text">
      <style:text-properties fo:font-style="italic" officeooo:rsid="019e70b3" style:font-style-asian="italic" style:font-style-complex="italic"/>
    </style:style>
    <style:style style:name="T429" style:family="text">
      <style:text-properties fo:font-style="italic" officeooo:rsid="02685e01" style:font-style-asian="italic" style:font-style-complex="italic"/>
    </style:style>
    <style:style style:name="T430" style:family="text">
      <style:text-properties fo:font-style="italic" officeooo:rsid="026b5506" style:font-style-asian="italic" style:font-style-complex="italic"/>
    </style:style>
    <style:style style:name="T431" style:family="text">
      <style:text-properties fo:font-style="italic" officeooo:rsid="0288fb00" style:font-style-asian="italic" style:font-style-complex="italic"/>
    </style:style>
    <style:style style:name="T432" style:family="text">
      <style:text-properties fo:font-style="italic" officeooo:rsid="02ccc8f6" style:font-style-asian="italic" style:font-style-complex="italic"/>
    </style:style>
    <style:style style:name="T433" style:family="text">
      <style:text-properties fo:font-style="italic" officeooo:rsid="0069ae25" style:font-style-asian="italic" style:font-style-complex="italic"/>
    </style:style>
    <style:style style:name="T434" style:family="text">
      <style:text-properties fo:font-style="italic" officeooo:rsid="0022c018" style:font-style-asian="italic" style:font-style-complex="italic"/>
    </style:style>
    <style:style style:name="T435" style:family="text">
      <style:text-properties fo:font-style="italic" officeooo:rsid="02efc49c" style:font-style-asian="italic" style:font-style-complex="italic"/>
    </style:style>
    <style:style style:name="T436" style:family="text">
      <style:text-properties fo:font-style="italic" officeooo:rsid="02ec089f" style:font-style-asian="italic" style:font-style-complex="italic"/>
    </style:style>
    <style:style style:name="T437" style:family="text">
      <style:text-properties fo:font-style="italic" officeooo:rsid="032c4fdc" style:font-style-asian="italic" style:font-style-complex="italic"/>
    </style:style>
    <style:style style:name="T438" style:family="text">
      <style:text-properties fo:font-style="italic" officeooo:rsid="0335ea2c" style:font-style-asian="italic" style:font-style-complex="italic"/>
    </style:style>
    <style:style style:name="T439" style:family="text">
      <style:text-properties fo:font-style="italic" officeooo:rsid="0346a444" style:font-style-asian="italic" style:font-style-complex="italic"/>
    </style:style>
    <style:style style:name="T440" style:family="text">
      <style:text-properties fo:font-style="italic" officeooo:rsid="03a24854" style:font-style-asian="italic" style:font-style-complex="italic"/>
    </style:style>
    <style:style style:name="T441" style:family="text">
      <style:text-properties fo:font-style="italic" officeooo:rsid="03804bbd" style:font-style-asian="italic" style:font-style-complex="italic"/>
    </style:style>
    <style:style style:name="T442" style:family="text">
      <style:text-properties fo:font-style="italic" officeooo:rsid="03aaef44" style:font-style-asian="italic" style:font-style-complex="italic"/>
    </style:style>
    <style:style style:name="T44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44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45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46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447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48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449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450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451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452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453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454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455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456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457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458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459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460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461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462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463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464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465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466" style:family="text">
      <style:text-properties fo:font-style="italic" style:text-underline-style="none" style:font-style-asian="italic" style:font-style-complex="italic"/>
    </style:style>
    <style:style style:name="T467" style:family="text">
      <style:text-properties fo:font-style="italic" style:text-underline-style="none" officeooo:rsid="00baae4f" style:font-style-asian="italic" style:font-style-complex="italic"/>
    </style:style>
    <style:style style:name="T468" style:family="text">
      <style:text-properties fo:font-style="italic" style:text-underline-style="none" officeooo:rsid="00d708a6" style:font-style-asian="italic" style:font-style-complex="italic"/>
    </style:style>
    <style:style style:name="T469" style:family="text">
      <style:text-properties fo:font-style="italic" style:text-underline-style="none" officeooo:rsid="00beb82f" style:font-style-asian="italic" style:font-style-complex="italic"/>
    </style:style>
    <style:style style:name="T470" style:family="text">
      <style:text-properties fo:font-style="italic" style:text-underline-style="none" officeooo:rsid="00d9c9e4" style:font-style-asian="italic" style:font-style-complex="italic"/>
    </style:style>
    <style:style style:name="T471" style:family="text">
      <style:text-properties fo:font-style="italic" style:text-underline-style="none" officeooo:rsid="00f55bb2" style:font-style-asian="italic" style:font-style-complex="italic"/>
    </style:style>
    <style:style style:name="T472" style:family="text">
      <style:text-properties fo:font-style="italic" style:text-underline-style="none" officeooo:rsid="00f74e17" style:font-style-asian="italic" style:font-style-complex="italic"/>
    </style:style>
    <style:style style:name="T473" style:family="text">
      <style:text-properties fo:font-style="italic" style:text-underline-style="none" officeooo:rsid="00fde6f2" style:font-style-asian="italic" style:font-style-complex="italic"/>
    </style:style>
    <style:style style:name="T474" style:family="text">
      <style:text-properties fo:font-style="italic" style:text-underline-style="none" officeooo:rsid="0130fd48" style:font-style-asian="italic" style:font-style-complex="italic"/>
    </style:style>
    <style:style style:name="T475" style:family="text">
      <style:text-properties fo:font-style="italic" style:text-underline-style="none" officeooo:rsid="013401b3" style:font-style-asian="italic" style:font-style-complex="italic"/>
    </style:style>
    <style:style style:name="T476" style:family="text">
      <style:text-properties fo:font-style="italic" style:text-underline-style="none" officeooo:rsid="013f3c54" style:font-style-asian="italic" style:font-style-complex="italic"/>
    </style:style>
    <style:style style:name="T477" style:family="text">
      <style:text-properties fo:font-style="italic" style:text-underline-style="none" officeooo:rsid="00bfa17d" style:font-style-asian="italic" style:font-style-complex="italic"/>
    </style:style>
    <style:style style:name="T478" style:family="text">
      <style:text-properties fo:font-style="italic" style:text-underline-style="none" officeooo:rsid="02a94de9" style:font-style-asian="italic" style:font-style-complex="italic"/>
    </style:style>
    <style:style style:name="T479" style:family="text">
      <style:text-properties fo:font-style="italic" style:text-underline-style="none" officeooo:rsid="00bbbf73" style:font-style-asian="italic" style:font-style-complex="italic"/>
    </style:style>
    <style:style style:name="T480" style:family="text">
      <style:text-properties fo:font-style="italic" style:text-underline-style="none" officeooo:rsid="00a639f7" style:font-style-asian="italic" style:font-style-complex="italic"/>
    </style:style>
    <style:style style:name="T481" style:family="text">
      <style:text-properties fo:font-style="italic" style:text-underline-style="none" officeooo:rsid="00bd11a0" style:font-style-asian="italic" style:font-style-complex="italic"/>
    </style:style>
    <style:style style:name="T48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3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484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485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486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487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488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489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490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491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49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93" style:family="text">
      <style:text-properties officeooo:rsid="00205d85"/>
    </style:style>
    <style:style style:name="T494" style:family="text">
      <style:text-properties officeooo:rsid="0027fcfd"/>
    </style:style>
    <style:style style:name="T495" style:family="text">
      <style:text-properties officeooo:rsid="0029525d"/>
    </style:style>
    <style:style style:name="T496" style:family="text">
      <style:text-properties officeooo:rsid="0034ed8b"/>
    </style:style>
    <style:style style:name="T497" style:family="text">
      <style:text-properties officeooo:rsid="00367935"/>
    </style:style>
    <style:style style:name="T498" style:family="text">
      <style:text-properties officeooo:rsid="00398ddf"/>
    </style:style>
    <style:style style:name="T499" style:family="text">
      <style:text-properties officeooo:rsid="003b4e50"/>
    </style:style>
    <style:style style:name="T50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01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502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503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504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505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506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507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508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509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510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511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512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513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514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515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516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517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518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519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520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521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522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523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524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525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526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527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528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529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530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531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532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533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534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535" style:family="text">
      <style:text-properties fo:font-style="normal" style:text-underline-style="none" style:font-style-asian="normal" style:font-style-complex="normal"/>
    </style:style>
    <style:style style:name="T536" style:family="text">
      <style:text-properties fo:font-style="normal" style:text-underline-style="none" officeooo:rsid="00a8a4b1" style:font-style-asian="normal" style:font-style-complex="normal"/>
    </style:style>
    <style:style style:name="T537" style:family="text">
      <style:text-properties fo:font-style="normal" style:text-underline-style="none" officeooo:rsid="00ba4170" style:font-style-asian="normal" style:font-style-complex="normal"/>
    </style:style>
    <style:style style:name="T538" style:family="text">
      <style:text-properties fo:font-style="normal" style:text-underline-style="none" officeooo:rsid="00b1e303" style:font-style-asian="normal" style:font-style-complex="normal"/>
    </style:style>
    <style:style style:name="T539" style:family="text">
      <style:text-properties fo:font-style="normal" style:text-underline-style="none" officeooo:rsid="00baae4f" style:font-style-asian="normal" style:font-style-complex="normal"/>
    </style:style>
    <style:style style:name="T540" style:family="text">
      <style:text-properties fo:font-style="normal" style:text-underline-style="none" officeooo:rsid="00bbbf73" style:font-style-asian="normal" style:font-style-complex="normal"/>
    </style:style>
    <style:style style:name="T541" style:family="text">
      <style:text-properties fo:font-style="normal" style:text-underline-style="none" officeooo:rsid="00be4749" style:font-style-asian="normal" style:font-style-complex="normal"/>
    </style:style>
    <style:style style:name="T542" style:family="text">
      <style:text-properties fo:font-style="normal" style:text-underline-style="none" officeooo:rsid="00d139a0" style:font-style-asian="normal" style:font-style-complex="normal"/>
    </style:style>
    <style:style style:name="T543" style:family="text">
      <style:text-properties fo:font-style="normal" style:text-underline-style="none" officeooo:rsid="00d1487d" style:font-style-asian="normal" style:font-style-complex="normal"/>
    </style:style>
    <style:style style:name="T544" style:family="text">
      <style:text-properties fo:font-style="normal" style:text-underline-style="none" officeooo:rsid="00d2fc06" style:font-style-asian="normal" style:font-style-complex="normal"/>
    </style:style>
    <style:style style:name="T545" style:family="text">
      <style:text-properties fo:font-style="normal" style:text-underline-style="none" officeooo:rsid="00d40111" style:font-style-asian="normal" style:font-style-complex="normal"/>
    </style:style>
    <style:style style:name="T546" style:family="text">
      <style:text-properties fo:font-style="normal" style:text-underline-style="none" officeooo:rsid="00d4c5ce" style:font-style-asian="normal" style:font-style-complex="normal"/>
    </style:style>
    <style:style style:name="T547" style:family="text">
      <style:text-properties fo:font-style="normal" style:text-underline-style="none" officeooo:rsid="00d708a6" style:font-style-asian="normal" style:font-style-complex="normal"/>
    </style:style>
    <style:style style:name="T548" style:family="text">
      <style:text-properties fo:font-style="normal" style:text-underline-style="none" officeooo:rsid="00d77d7d" style:font-style-asian="normal" style:font-style-complex="normal"/>
    </style:style>
    <style:style style:name="T549" style:family="text">
      <style:text-properties fo:font-style="normal" style:text-underline-style="none" officeooo:rsid="00d83381" style:font-style-asian="normal" style:font-style-complex="normal"/>
    </style:style>
    <style:style style:name="T550" style:family="text">
      <style:text-properties fo:font-style="normal" style:text-underline-style="none" officeooo:rsid="00d75809" style:font-style-asian="normal" style:font-style-complex="normal"/>
    </style:style>
    <style:style style:name="T551" style:family="text">
      <style:text-properties fo:font-style="normal" style:text-underline-style="none" officeooo:rsid="00dd6c8d" style:font-style-asian="normal" style:font-style-complex="normal"/>
    </style:style>
    <style:style style:name="T552" style:family="text">
      <style:text-properties fo:font-style="normal" style:text-underline-style="none" officeooo:rsid="00dedcd7" style:font-style-asian="normal" style:font-style-complex="normal"/>
    </style:style>
    <style:style style:name="T553" style:family="text">
      <style:text-properties fo:font-style="normal" style:text-underline-style="none" officeooo:rsid="00beb82f" style:font-style-asian="normal" style:font-style-complex="normal"/>
    </style:style>
    <style:style style:name="T554" style:family="text">
      <style:text-properties fo:font-style="normal" style:text-underline-style="none" officeooo:rsid="00e4290b" style:font-style-asian="normal" style:font-style-complex="normal"/>
    </style:style>
    <style:style style:name="T555" style:family="text">
      <style:text-properties fo:font-style="normal" style:text-underline-style="none" officeooo:rsid="00eb50e0" style:font-style-asian="normal" style:font-style-complex="normal"/>
    </style:style>
    <style:style style:name="T556" style:family="text">
      <style:text-properties fo:font-style="normal" style:text-underline-style="none" officeooo:rsid="00d9c9e4" style:font-style-asian="normal" style:font-style-complex="normal"/>
    </style:style>
    <style:style style:name="T557" style:family="text">
      <style:text-properties fo:font-style="normal" style:text-underline-style="none" officeooo:rsid="00ec1e8c" style:font-style-asian="normal" style:font-style-complex="normal"/>
    </style:style>
    <style:style style:name="T558" style:family="text">
      <style:text-properties fo:font-style="normal" style:text-underline-style="none" officeooo:rsid="00f0f7f8" style:font-style-asian="normal" style:font-style-complex="normal"/>
    </style:style>
    <style:style style:name="T559" style:family="text">
      <style:text-properties fo:font-style="normal" style:text-underline-style="none" officeooo:rsid="00f2503e" style:font-style-asian="normal" style:font-style-complex="normal"/>
    </style:style>
    <style:style style:name="T560" style:family="text">
      <style:text-properties fo:font-style="normal" style:text-underline-style="none" officeooo:rsid="00f5260b" style:font-style-asian="normal" style:font-style-complex="normal"/>
    </style:style>
    <style:style style:name="T561" style:family="text">
      <style:text-properties fo:font-style="normal" style:text-underline-style="none" officeooo:rsid="00f55bb2" style:font-style-asian="normal" style:font-style-complex="normal"/>
    </style:style>
    <style:style style:name="T562" style:family="text">
      <style:text-properties fo:font-style="normal" style:text-underline-style="none" officeooo:rsid="00f74e17" style:font-style-asian="normal" style:font-style-complex="normal"/>
    </style:style>
    <style:style style:name="T563" style:family="text">
      <style:text-properties fo:font-style="normal" style:text-underline-style="none" officeooo:rsid="00fbef0d" style:font-style-asian="normal" style:font-style-complex="normal"/>
    </style:style>
    <style:style style:name="T564" style:family="text">
      <style:text-properties fo:font-style="normal" style:text-underline-style="none" officeooo:rsid="00fde6f2" style:font-style-asian="normal" style:font-style-complex="normal"/>
    </style:style>
    <style:style style:name="T565" style:family="text">
      <style:text-properties fo:font-style="normal" style:text-underline-style="none" officeooo:rsid="010185dc" style:font-style-asian="normal" style:font-style-complex="normal"/>
    </style:style>
    <style:style style:name="T566" style:family="text">
      <style:text-properties fo:font-style="normal" style:text-underline-style="none" officeooo:rsid="0103be48" style:font-style-asian="normal" style:font-style-complex="normal"/>
    </style:style>
    <style:style style:name="T567" style:family="text">
      <style:text-properties fo:font-style="normal" style:text-underline-style="none" officeooo:rsid="010c486e" style:font-style-asian="normal" style:font-style-complex="normal"/>
    </style:style>
    <style:style style:name="T568" style:family="text">
      <style:text-properties fo:font-style="normal" style:text-underline-style="none" officeooo:rsid="010db770" style:font-style-asian="normal" style:font-style-complex="normal"/>
    </style:style>
    <style:style style:name="T569" style:family="text">
      <style:text-properties fo:font-style="normal" style:text-underline-style="none" officeooo:rsid="011cabfd" style:font-style-asian="normal" style:font-style-complex="normal"/>
    </style:style>
    <style:style style:name="T570" style:family="text">
      <style:text-properties fo:font-style="normal" style:text-underline-style="none" officeooo:rsid="011d9595" style:font-style-asian="normal" style:font-style-complex="normal"/>
    </style:style>
    <style:style style:name="T571" style:family="text">
      <style:text-properties fo:font-style="normal" style:text-underline-style="none" officeooo:rsid="011fc384" style:font-style-asian="normal" style:font-style-complex="normal"/>
    </style:style>
    <style:style style:name="T572" style:family="text">
      <style:text-properties fo:font-style="normal" style:text-underline-style="none" officeooo:rsid="012dfde8" style:font-style-asian="normal" style:font-style-complex="normal"/>
    </style:style>
    <style:style style:name="T573" style:family="text">
      <style:text-properties fo:font-style="normal" style:text-underline-style="none" officeooo:rsid="0130fd48" style:font-style-asian="normal" style:font-style-complex="normal"/>
    </style:style>
    <style:style style:name="T574" style:family="text">
      <style:text-properties fo:font-style="normal" style:text-underline-style="none" officeooo:rsid="013282b3" style:font-style-asian="normal" style:font-style-complex="normal"/>
    </style:style>
    <style:style style:name="T575" style:family="text">
      <style:text-properties fo:font-style="normal" style:text-underline-style="none" officeooo:rsid="013401b3" style:font-style-asian="normal" style:font-style-complex="normal"/>
    </style:style>
    <style:style style:name="T576" style:family="text">
      <style:text-properties fo:font-style="normal" style:text-underline-style="none" officeooo:rsid="013a8584" style:font-style-asian="normal" style:font-style-complex="normal"/>
    </style:style>
    <style:style style:name="T577" style:family="text">
      <style:text-properties fo:font-style="normal" style:text-underline-style="none" officeooo:rsid="013f3c54" style:font-style-asian="normal" style:font-style-complex="normal"/>
    </style:style>
    <style:style style:name="T578" style:family="text">
      <style:text-properties fo:font-style="normal" style:text-underline-style="none" officeooo:rsid="013e347a" style:font-style-asian="normal" style:font-style-complex="normal"/>
    </style:style>
    <style:style style:name="T579" style:family="text">
      <style:text-properties fo:font-style="normal" style:text-underline-style="none" officeooo:rsid="01408f03" style:font-style-asian="normal" style:font-style-complex="normal"/>
    </style:style>
    <style:style style:name="T580" style:family="text">
      <style:text-properties fo:font-style="normal" style:text-underline-style="none" officeooo:rsid="013cc971" style:font-style-asian="normal" style:font-style-complex="normal"/>
    </style:style>
    <style:style style:name="T581" style:family="text">
      <style:text-properties fo:font-style="normal" style:text-underline-style="none" officeooo:rsid="0150aafa" style:font-style-asian="normal" style:font-style-complex="normal"/>
    </style:style>
    <style:style style:name="T582" style:family="text">
      <style:text-properties fo:font-style="normal" style:text-underline-style="none" officeooo:rsid="0152f194" style:font-style-asian="normal" style:font-style-complex="normal"/>
    </style:style>
    <style:style style:name="T583" style:family="text">
      <style:text-properties fo:font-style="normal" style:text-underline-style="none" officeooo:rsid="0157e2d4" style:font-style-asian="normal" style:font-style-complex="normal"/>
    </style:style>
    <style:style style:name="T584" style:family="text">
      <style:text-properties fo:font-style="normal" style:text-underline-style="none" officeooo:rsid="015c452a" style:font-style-asian="normal" style:font-style-complex="normal"/>
    </style:style>
    <style:style style:name="T585" style:family="text">
      <style:text-properties fo:font-style="normal" style:text-underline-style="none" officeooo:rsid="0176ee1b" style:font-style-asian="normal" style:font-style-complex="normal"/>
    </style:style>
    <style:style style:name="T586" style:family="text">
      <style:text-properties fo:font-style="normal" style:text-underline-style="none" officeooo:rsid="02b807dc" style:font-style-asian="normal" style:font-style-complex="normal"/>
    </style:style>
    <style:style style:name="T587" style:family="text">
      <style:text-properties fo:font-style="normal" style:text-underline-style="none" officeooo:rsid="00bd11a0" style:font-style-asian="normal" style:font-style-complex="normal"/>
    </style:style>
    <style:style style:name="T588" style:family="text">
      <style:text-properties fo:font-style="normal" style:text-underline-style="none" officeooo:rsid="02edc963" style:font-style-asian="normal" style:font-style-complex="normal"/>
    </style:style>
    <style:style style:name="T589" style:family="text">
      <style:text-properties fo:font-style="normal" style:font-style-asian="normal" style:font-style-complex="normal"/>
    </style:style>
    <style:style style:name="T590" style:family="text">
      <style:text-properties fo:font-style="normal" officeooo:rsid="00524926" style:font-style-asian="normal" style:font-style-complex="normal"/>
    </style:style>
    <style:style style:name="T591" style:family="text">
      <style:text-properties fo:font-style="normal" officeooo:rsid="0033fbdf" style:font-style-asian="normal" style:font-style-complex="normal"/>
    </style:style>
    <style:style style:name="T592" style:family="text">
      <style:text-properties fo:font-style="normal" officeooo:rsid="0034ed8b" style:font-style-asian="normal" style:font-style-complex="normal"/>
    </style:style>
    <style:style style:name="T593" style:family="text">
      <style:text-properties fo:font-style="normal" officeooo:rsid="0052a33a" style:font-style-asian="normal" style:font-style-complex="normal"/>
    </style:style>
    <style:style style:name="T594" style:family="text">
      <style:text-properties fo:font-style="normal" officeooo:rsid="0092f82d" style:font-style-asian="normal" style:font-style-complex="normal"/>
    </style:style>
    <style:style style:name="T595" style:family="text">
      <style:text-properties fo:font-style="normal" officeooo:rsid="00c6421c" style:font-style-asian="normal" style:font-style-complex="normal"/>
    </style:style>
    <style:style style:name="T596" style:family="text">
      <style:text-properties fo:font-style="normal" officeooo:rsid="00cc5bce" style:font-style-asian="normal" style:font-style-complex="normal"/>
    </style:style>
    <style:style style:name="T597" style:family="text">
      <style:text-properties fo:font-style="normal" officeooo:rsid="0106c767" style:font-style-asian="normal" style:font-style-complex="normal"/>
    </style:style>
    <style:style style:name="T598" style:family="text">
      <style:text-properties fo:font-style="normal" officeooo:rsid="0164a6ee" style:font-style-asian="normal" style:font-style-complex="normal"/>
    </style:style>
    <style:style style:name="T599" style:family="text">
      <style:text-properties fo:font-style="normal" officeooo:rsid="0168d8d5" style:font-style-asian="normal" style:font-style-complex="normal"/>
    </style:style>
    <style:style style:name="T600" style:family="text">
      <style:text-properties fo:font-style="normal" officeooo:rsid="0179221f" style:font-style-asian="normal" style:font-style-complex="normal"/>
    </style:style>
    <style:style style:name="T601" style:family="text">
      <style:text-properties fo:font-style="normal" officeooo:rsid="017941db" style:font-style-asian="normal" style:font-style-complex="normal"/>
    </style:style>
    <style:style style:name="T602" style:family="text">
      <style:text-properties fo:font-style="normal" officeooo:rsid="017a7161" style:font-style-asian="normal" style:font-style-complex="normal"/>
    </style:style>
    <style:style style:name="T603" style:family="text">
      <style:text-properties fo:font-style="normal" officeooo:rsid="0288fb00" style:font-style-asian="normal" style:font-style-complex="normal"/>
    </style:style>
    <style:style style:name="T604" style:family="text">
      <style:text-properties fo:font-style="normal" officeooo:rsid="02f2e947" style:font-style-asian="normal" style:font-style-complex="normal"/>
    </style:style>
    <style:style style:name="T605" style:family="text">
      <style:text-properties fo:font-style="normal" officeooo:rsid="02edc963" style:font-style-asian="normal" style:font-style-complex="normal"/>
    </style:style>
    <style:style style:name="T606" style:family="text">
      <style:text-properties fo:font-style="normal" officeooo:rsid="03355d74" style:font-style-asian="normal" style:font-style-complex="normal"/>
    </style:style>
    <style:style style:name="T607" style:family="text">
      <style:text-properties fo:font-style="normal" officeooo:rsid="0335ea2c" style:font-style-asian="normal" style:font-style-complex="normal"/>
    </style:style>
    <style:style style:name="T608" style:family="text">
      <style:text-properties fo:font-style="normal" officeooo:rsid="0346a444" style:font-style-asian="normal" style:font-style-complex="normal"/>
    </style:style>
    <style:style style:name="T609" style:family="text">
      <style:text-properties fo:font-style="normal" officeooo:rsid="0347bb43" style:font-style-asian="normal" style:font-style-complex="normal"/>
    </style:style>
    <style:style style:name="T610" style:family="text">
      <style:text-properties fo:font-style="normal" officeooo:rsid="03343ce6" style:font-style-asian="normal" style:font-style-complex="normal"/>
    </style:style>
    <style:style style:name="T611" style:family="text">
      <style:text-properties fo:font-style="normal" officeooo:rsid="034dbe4d" style:font-style-asian="normal" style:font-style-complex="normal"/>
    </style:style>
    <style:style style:name="T612" style:family="text">
      <style:text-properties fo:font-style="normal" officeooo:rsid="034f33b6" style:font-style-asian="normal" style:font-style-complex="normal"/>
    </style:style>
    <style:style style:name="T613" style:family="text">
      <style:text-properties fo:font-style="normal" officeooo:rsid="035051aa" style:font-style-asian="normal" style:font-style-complex="normal"/>
    </style:style>
    <style:style style:name="T614" style:family="text">
      <style:text-properties fo:font-style="normal" officeooo:rsid="035de550" style:font-style-asian="normal" style:font-style-complex="normal"/>
    </style:style>
    <style:style style:name="T615" style:family="text">
      <style:text-properties fo:font-style="normal" officeooo:rsid="0364e15d" style:font-style-asian="normal" style:font-style-complex="normal"/>
    </style:style>
    <style:style style:name="T616" style:family="text">
      <style:text-properties fo:font-style="normal" officeooo:rsid="033e56cf" style:font-style-asian="normal" style:font-style-complex="normal"/>
    </style:style>
    <style:style style:name="T617" style:family="text">
      <style:text-properties fo:font-style="normal" officeooo:rsid="0367f8e1" style:font-style-asian="normal" style:font-style-complex="normal"/>
    </style:style>
    <style:style style:name="T618" style:family="text">
      <style:text-properties fo:font-style="normal" officeooo:rsid="0369854f" style:font-style-asian="normal" style:font-style-complex="normal"/>
    </style:style>
    <style:style style:name="T619" style:family="text">
      <style:text-properties fo:font-style="normal" officeooo:rsid="040ce935" style:font-style-asian="normal" style:font-style-complex="normal"/>
    </style:style>
    <style:style style:name="T620" style:family="text">
      <style:text-properties fo:font-style="normal" officeooo:rsid="040ea9fd" style:font-style-asian="normal" style:font-style-complex="normal"/>
    </style:style>
    <style:style style:name="T621" style:family="text">
      <style:text-properties fo:font-style="normal" officeooo:rsid="041e6a3e" style:font-style-asian="normal" style:font-style-complex="normal"/>
    </style:style>
    <style:style style:name="T622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6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4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625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626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627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628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629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630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631" style:family="text">
      <style:text-properties fo:font-style="normal" fo:font-weight="normal" officeooo:rsid="04161d3e" style:font-style-asian="normal" style:font-weight-asian="normal" style:font-style-complex="normal" style:font-weight-complex="normal"/>
    </style:style>
    <style:style style:name="T632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633" style:family="text">
      <style:text-properties fo:font-style="normal" fo:font-weight="normal" officeooo:rsid="0419037b" style:font-style-asian="normal" style:font-weight-asian="normal" style:font-style-complex="normal" style:font-weight-complex="normal"/>
    </style:style>
    <style:style style:name="T634" style:family="text">
      <style:text-properties fo:font-style="normal" fo:font-weight="normal" officeooo:rsid="041d4261" style:font-style-asian="normal" style:font-weight-asian="normal" style:font-style-complex="normal" style:font-weight-complex="normal"/>
    </style:style>
    <style:style style:name="T635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636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637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638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639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640" style:family="text">
      <style:text-properties fo:font-style="normal" fo:font-weight="normal" officeooo:rsid="0424a315" style:font-style-asian="normal" style:font-weight-asian="normal" style:font-style-complex="normal" style:font-weight-complex="normal"/>
    </style:style>
    <style:style style:name="T641" style:family="text">
      <style:text-properties fo:font-style="normal" fo:font-weight="normal" officeooo:rsid="04253c68" style:font-style-asian="normal" style:font-weight-asian="normal" style:font-style-complex="normal" style:font-weight-complex="normal"/>
    </style:style>
    <style:style style:name="T642" style:family="text">
      <style:text-properties fo:font-style="normal" fo:font-weight="normal" officeooo:rsid="042f52ff" style:font-style-asian="normal" style:font-weight-asian="normal" style:font-style-complex="normal" style:font-weight-complex="normal"/>
    </style:style>
    <style:style style:name="T643" style:family="text">
      <style:text-properties fo:font-style="normal" fo:font-weight="normal" officeooo:rsid="04308d56" style:font-style-asian="normal" style:font-weight-asian="normal" style:font-style-complex="normal" style:font-weight-complex="normal"/>
    </style:style>
    <style:style style:name="T644" style:family="text">
      <style:text-properties fo:font-style="normal" fo:font-weight="normal" officeooo:rsid="042d7117" style:font-style-asian="normal" style:font-weight-asian="normal" style:font-style-complex="normal" style:font-weight-complex="normal"/>
    </style:style>
    <style:style style:name="T645" style:family="text">
      <style:text-properties fo:font-style="normal" fo:font-weight="normal" officeooo:rsid="04329278" style:font-style-asian="normal" style:font-weight-asian="normal" style:font-style-complex="normal" style:font-weight-complex="normal"/>
    </style:style>
    <style:style style:name="T6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47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648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649" style:family="text">
      <style:text-properties officeooo:rsid="004d4d0b"/>
    </style:style>
    <style:style style:name="T650" style:family="text">
      <style:text-properties officeooo:rsid="0013268f"/>
    </style:style>
    <style:style style:name="T651" style:family="text">
      <style:text-properties officeooo:rsid="004f4350"/>
    </style:style>
    <style:style style:name="T652" style:family="text">
      <style:text-properties officeooo:rsid="00501b3c"/>
    </style:style>
    <style:style style:name="T653" style:family="text">
      <style:text-properties officeooo:rsid="00147dd9"/>
    </style:style>
    <style:style style:name="T654" style:family="text">
      <style:text-properties officeooo:rsid="005521a3"/>
    </style:style>
    <style:style style:name="T655" style:family="text">
      <style:text-properties fo:font-weight="bold" style:font-weight-asian="bold" style:font-weight-complex="bold"/>
    </style:style>
    <style:style style:name="T656" style:family="text">
      <style:text-properties fo:font-weight="bold" officeooo:rsid="005f7223" style:font-weight-asian="bold" style:font-weight-complex="bold"/>
    </style:style>
    <style:style style:name="T657" style:family="text">
      <style:text-properties fo:font-weight="bold" officeooo:rsid="01871851" style:font-weight-asian="bold" style:font-weight-complex="bold"/>
    </style:style>
    <style:style style:name="T658" style:family="text">
      <style:text-properties fo:font-weight="bold" officeooo:rsid="02070606" style:font-weight-asian="bold" style:font-weight-complex="bold"/>
    </style:style>
    <style:style style:name="T659" style:family="text">
      <style:text-properties fo:font-weight="bold" officeooo:rsid="0206e857" style:font-weight-asian="bold" style:font-weight-complex="bold"/>
    </style:style>
    <style:style style:name="T660" style:family="text">
      <style:text-properties fo:font-weight="bold" officeooo:rsid="03153caa" style:font-weight-asian="bold" style:font-weight-complex="bold"/>
    </style:style>
    <style:style style:name="T661" style:family="text">
      <style:text-properties fo:font-weight="bold" officeooo:rsid="03429aa5" style:font-weight-asian="bold" style:font-weight-complex="bold"/>
    </style:style>
    <style:style style:name="T662" style:family="text">
      <style:text-properties fo:font-weight="bold" officeooo:rsid="0356cf1b" style:font-weight-asian="bold" style:font-weight-complex="bold"/>
    </style:style>
    <style:style style:name="T663" style:family="text">
      <style:text-properties fo:font-weight="bold" officeooo:rsid="03c34d65" style:font-weight-asian="bold" style:font-weight-complex="bold"/>
    </style:style>
    <style:style style:name="T664" style:family="text">
      <style:text-properties fo:font-weight="bold" officeooo:rsid="03c39617" style:font-weight-asian="bold" style:font-weight-complex="bold"/>
    </style:style>
    <style:style style:name="T665" style:family="text">
      <style:text-properties fo:font-weight="bold" officeooo:rsid="03c44ca6" style:font-weight-asian="bold" style:font-weight-complex="bold"/>
    </style:style>
    <style:style style:name="T666" style:family="text">
      <style:text-properties fo:font-weight="bold" officeooo:rsid="03ea64bf" style:font-weight-asian="bold" style:font-weight-complex="bold"/>
    </style:style>
    <style:style style:name="T667" style:family="text">
      <style:text-properties fo:font-weight="bold" officeooo:rsid="03f501e7" style:font-weight-asian="bold" style:font-weight-complex="bold"/>
    </style:style>
    <style:style style:name="T668" style:family="text">
      <style:text-properties fo:font-weight="bold" officeooo:rsid="03f8c064" style:font-weight-asian="bold" style:font-weight-complex="bold"/>
    </style:style>
    <style:style style:name="T669" style:family="text">
      <style:text-properties fo:font-weight="bold" officeooo:rsid="0411d16e" style:font-weight-asian="bold" style:font-weight-complex="bold"/>
    </style:style>
    <style:style style:name="T670" style:family="text">
      <style:text-properties officeooo:rsid="005b5f51"/>
    </style:style>
    <style:style style:name="T671" style:family="text">
      <style:text-properties officeooo:rsid="005d12fa"/>
    </style:style>
    <style:style style:name="T672" style:family="text">
      <style:text-properties officeooo:rsid="005f7223"/>
    </style:style>
    <style:style style:name="T673" style:family="text">
      <style:text-properties style:text-underline-style="none"/>
    </style:style>
    <style:style style:name="T674" style:family="text">
      <style:text-properties style:text-underline-style="none" fo:font-weight="normal" style:font-weight-asian="normal" style:font-weight-complex="normal"/>
    </style:style>
    <style:style style:name="T675" style:family="text">
      <style:text-properties style:text-underline-style="none" fo:font-weight="normal" officeooo:rsid="00721e09" style:font-weight-asian="normal" style:font-weight-complex="normal"/>
    </style:style>
    <style:style style:name="T676" style:family="text">
      <style:text-properties style:text-underline-style="none" fo:font-weight="normal" officeooo:rsid="00722a19" style:font-weight-asian="normal" style:font-weight-complex="normal"/>
    </style:style>
    <style:style style:name="T677" style:family="text">
      <style:text-properties style:text-underline-style="none" fo:font-weight="normal" officeooo:rsid="006a9ead" style:font-weight-asian="normal" style:font-weight-complex="normal"/>
    </style:style>
    <style:style style:name="T678" style:family="text">
      <style:text-properties style:text-underline-style="none" fo:font-weight="normal" officeooo:rsid="00a639f7" style:font-weight-asian="normal" style:font-weight-complex="normal"/>
    </style:style>
    <style:style style:name="T679" style:family="text">
      <style:text-properties style:text-underline-style="none" fo:font-weight="normal" officeooo:rsid="00a69bec" style:font-weight-asian="normal" style:font-weight-complex="normal"/>
    </style:style>
    <style:style style:name="T680" style:family="text">
      <style:text-properties style:text-underline-style="none" fo:font-weight="normal" officeooo:rsid="009e29ef" style:font-weight-asian="normal" style:font-weight-complex="normal"/>
    </style:style>
    <style:style style:name="T681" style:family="text">
      <style:text-properties style:text-underline-style="none" fo:font-weight="normal" officeooo:rsid="00a75993" style:font-weight-asian="normal" style:font-weight-complex="normal"/>
    </style:style>
    <style:style style:name="T682" style:family="text">
      <style:text-properties style:text-underline-style="none" fo:font-weight="normal" officeooo:rsid="00e7b674" style:font-weight-asian="normal" style:font-weight-complex="normal"/>
    </style:style>
    <style:style style:name="T683" style:family="text">
      <style:text-properties style:text-underline-style="none" fo:font-weight="normal" officeooo:rsid="0123bb39" style:font-weight-asian="normal" style:font-weight-complex="normal"/>
    </style:style>
    <style:style style:name="T684" style:family="text">
      <style:text-properties style:text-underline-style="none" fo:font-weight="normal" officeooo:rsid="02e59398" style:font-weight-asian="normal" style:font-weight-complex="normal"/>
    </style:style>
    <style:style style:name="T685" style:family="text">
      <style:text-properties style:text-underline-style="none" fo:font-weight="normal" officeooo:rsid="0043121f" style:font-weight-asian="normal" style:font-weight-complex="normal"/>
    </style:style>
    <style:style style:name="T686" style:family="text">
      <style:text-properties style:text-underline-style="none" fo:font-weight="bold" style:font-weight-asian="bold" style:font-weight-complex="bold"/>
    </style:style>
    <style:style style:name="T687" style:family="text">
      <style:text-properties style:text-underline-style="none" fo:font-weight="bold" officeooo:rsid="00a75993" style:font-weight-asian="bold" style:font-weight-complex="bold"/>
    </style:style>
    <style:style style:name="T688" style:family="text">
      <style:text-properties style:text-underline-style="none" fo:font-weight="bold" officeooo:rsid="013013d9" style:font-weight-asian="bold" style:font-weight-complex="bold"/>
    </style:style>
    <style:style style:name="T689" style:family="text">
      <style:text-properties style:text-underline-style="none" fo:font-weight="bold" officeooo:rsid="01408f03" style:font-weight-asian="bold" style:font-weight-complex="bold"/>
    </style:style>
    <style:style style:name="T690" style:family="text">
      <style:text-properties style:text-underline-style="none" officeooo:rsid="00bbbf73"/>
    </style:style>
    <style:style style:name="T691" style:family="text">
      <style:text-properties style:text-underline-style="none" officeooo:rsid="00d40111"/>
    </style:style>
    <style:style style:name="T692" style:family="text">
      <style:text-properties style:text-underline-style="none" officeooo:rsid="00d708a6"/>
    </style:style>
    <style:style style:name="T693" style:family="text">
      <style:text-properties style:text-underline-style="none" officeooo:rsid="00d5826a"/>
    </style:style>
    <style:style style:name="T694" style:family="text">
      <style:text-properties style:text-underline-style="none" officeooo:rsid="00d9c9e4"/>
    </style:style>
    <style:style style:name="T695" style:family="text">
      <style:text-properties style:text-underline-style="none" officeooo:rsid="00ec1e8c"/>
    </style:style>
    <style:style style:name="T696" style:family="text">
      <style:text-properties style:text-underline-style="none" officeooo:rsid="00fde6f2"/>
    </style:style>
    <style:style style:name="T697" style:family="text">
      <style:text-properties style:text-underline-style="none" officeooo:rsid="013013d9"/>
    </style:style>
    <style:style style:name="T698" style:family="text">
      <style:text-properties style:text-underline-style="none" officeooo:rsid="0137af9f"/>
    </style:style>
    <style:style style:name="T699" style:family="text">
      <style:text-properties style:text-underline-style="none" officeooo:rsid="013282b3"/>
    </style:style>
    <style:style style:name="T700" style:family="text">
      <style:text-properties style:text-underline-style="none" officeooo:rsid="01408f03"/>
    </style:style>
    <style:style style:name="T701" style:family="text">
      <style:text-properties style:text-underline-style="none" officeooo:rsid="01416cb6"/>
    </style:style>
    <style:style style:name="T702" style:family="text">
      <style:text-properties style:text-underline-style="none" officeooo:rsid="01435f2a"/>
    </style:style>
    <style:style style:name="T703" style:family="text">
      <style:text-properties style:text-underline-style="none" officeooo:rsid="015f15fe"/>
    </style:style>
    <style:style style:name="T704" style:family="text">
      <style:text-properties officeooo:rsid="00722a19"/>
    </style:style>
    <style:style style:name="T705" style:family="text">
      <style:text-properties officeooo:rsid="0082538a"/>
    </style:style>
    <style:style style:name="T706" style:family="text">
      <style:text-properties officeooo:rsid="008a06de"/>
    </style:style>
    <style:style style:name="T707" style:family="text">
      <style:text-properties officeooo:rsid="00937b11"/>
    </style:style>
    <style:style style:name="T708" style:family="text">
      <style:text-properties officeooo:rsid="0093b191"/>
    </style:style>
    <style:style style:name="T709" style:family="text">
      <style:text-properties officeooo:rsid="00b502cc"/>
    </style:style>
    <style:style style:name="T710" style:family="text">
      <style:text-properties officeooo:rsid="00ba4170"/>
    </style:style>
    <style:style style:name="T711" style:family="text">
      <style:text-properties officeooo:rsid="00bbbf73"/>
    </style:style>
    <style:style style:name="T712" style:family="text">
      <style:text-properties officeooo:rsid="00bd3f9d"/>
    </style:style>
    <style:style style:name="T713" style:family="text">
      <style:text-properties officeooo:rsid="00beb82f"/>
    </style:style>
    <style:style style:name="T714" style:family="text">
      <style:text-properties officeooo:rsid="00c2a166"/>
    </style:style>
    <style:style style:name="T715" style:family="text">
      <style:text-properties officeooo:rsid="00c7406f"/>
    </style:style>
    <style:style style:name="T716" style:family="text">
      <style:text-properties officeooo:rsid="00c93592"/>
    </style:style>
    <style:style style:name="T717" style:family="text">
      <style:text-properties officeooo:rsid="00d83381"/>
    </style:style>
    <style:style style:name="T718" style:family="text">
      <style:text-properties officeooo:rsid="00e09913"/>
    </style:style>
    <style:style style:name="T719" style:family="text">
      <style:text-properties officeooo:rsid="00ed9297"/>
    </style:style>
    <style:style style:name="T720" style:family="text">
      <style:text-properties officeooo:rsid="00ef4875"/>
    </style:style>
    <style:style style:name="T721" style:family="text">
      <style:text-properties officeooo:rsid="00f0f7f8"/>
    </style:style>
    <style:style style:name="T722" style:family="text">
      <style:text-properties officeooo:rsid="00f5260b"/>
    </style:style>
    <style:style style:name="T723" style:family="text">
      <style:text-properties officeooo:rsid="010185dc"/>
    </style:style>
    <style:style style:name="T724" style:family="text">
      <style:text-properties officeooo:rsid="01095847"/>
    </style:style>
    <style:style style:name="T725" style:family="text">
      <style:text-properties officeooo:rsid="010f422a"/>
    </style:style>
    <style:style style:name="T726" style:family="text">
      <style:text-properties officeooo:rsid="01113d34"/>
    </style:style>
    <style:style style:name="T727" style:family="text">
      <style:text-properties officeooo:rsid="011bd541"/>
    </style:style>
    <style:style style:name="T728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729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730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731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732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733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734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735" style:family="text">
      <style:text-properties style:text-line-through-style="none" style:text-line-through-type="none" officeooo:rsid="03d52c7f"/>
    </style:style>
    <style:style style:name="T736" style:family="text">
      <style:text-properties style:text-line-through-style="none" style:text-line-through-type="none" officeooo:rsid="03ef2dc7"/>
    </style:style>
    <style:style style:name="T737" style:family="text">
      <style:text-properties style:text-line-through-style="none" style:text-line-through-type="none" officeooo:rsid="03ec3a95"/>
    </style:style>
    <style:style style:name="T738" style:family="text">
      <style:text-properties style:text-line-through-style="none" style:text-line-through-type="none" officeooo:rsid="03f0c84b"/>
    </style:style>
    <style:style style:name="T739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740" style:family="text">
      <style:text-properties officeooo:rsid="0152f194"/>
    </style:style>
    <style:style style:name="T741" style:family="text">
      <style:text-properties officeooo:rsid="016860b9"/>
    </style:style>
    <style:style style:name="T742" style:family="text">
      <style:text-properties officeooo:rsid="01758a0f"/>
    </style:style>
    <style:style style:name="T743" style:family="text">
      <style:text-properties officeooo:rsid="01871851"/>
    </style:style>
    <style:style style:name="T744" style:family="text">
      <style:text-properties officeooo:rsid="0188ed42"/>
    </style:style>
    <style:style style:name="T745" style:family="text">
      <style:text-properties officeooo:rsid="018c0d5b"/>
    </style:style>
    <style:style style:name="T746" style:family="text">
      <style:text-properties officeooo:rsid="019479eb"/>
    </style:style>
    <style:style style:name="T747" style:family="text">
      <style:text-properties officeooo:rsid="0198a2ea"/>
    </style:style>
    <style:style style:name="T748" style:family="text">
      <style:text-properties officeooo:rsid="01c64853"/>
    </style:style>
    <style:style style:name="T749" style:family="text">
      <style:text-properties officeooo:rsid="01d80854"/>
    </style:style>
    <style:style style:name="T750" style:family="text">
      <style:text-properties officeooo:rsid="01d90cf6"/>
    </style:style>
    <style:style style:name="T751" style:family="text">
      <style:text-properties officeooo:rsid="01d9cd4e"/>
    </style:style>
    <style:style style:name="T752" style:family="text">
      <style:text-properties officeooo:rsid="01dc67de"/>
    </style:style>
    <style:style style:name="T753" style:family="text">
      <style:text-properties officeooo:rsid="01df8731"/>
    </style:style>
    <style:style style:name="T754" style:family="text">
      <style:text-properties officeooo:rsid="01e917c9"/>
    </style:style>
    <style:style style:name="T755" style:family="text">
      <style:text-properties officeooo:rsid="01e5182b"/>
    </style:style>
    <style:style style:name="T756" style:family="text">
      <style:text-properties officeooo:rsid="01e966ec"/>
    </style:style>
    <style:style style:name="T757" style:family="text">
      <style:text-properties officeooo:rsid="01eb88a9"/>
    </style:style>
    <style:style style:name="T758" style:family="text">
      <style:text-properties officeooo:rsid="01ec8e18"/>
    </style:style>
    <style:style style:name="T759" style:family="text">
      <style:text-properties officeooo:rsid="01f79ca2"/>
    </style:style>
    <style:style style:name="T760" style:family="text">
      <style:text-properties officeooo:rsid="01f9794d"/>
    </style:style>
    <style:style style:name="T761" style:family="text">
      <style:text-properties officeooo:rsid="01fb1d79"/>
    </style:style>
    <style:style style:name="T762" style:family="text">
      <style:text-properties officeooo:rsid="01fde08a"/>
    </style:style>
    <style:style style:name="T763" style:family="text">
      <style:text-properties officeooo:rsid="0200b58e"/>
    </style:style>
    <style:style style:name="T764" style:family="text">
      <style:text-properties officeooo:rsid="01c48a9e"/>
    </style:style>
    <style:style style:name="T765" style:family="text">
      <style:text-properties officeooo:rsid="020294d1"/>
    </style:style>
    <style:style style:name="T766" style:family="text">
      <style:text-properties officeooo:rsid="019e70b3"/>
    </style:style>
    <style:style style:name="T767" style:family="text">
      <style:text-properties officeooo:rsid="020131ae"/>
    </style:style>
    <style:style style:name="T768" style:family="text">
      <style:text-properties officeooo:rsid="01b08253"/>
    </style:style>
    <style:style style:name="T769" style:family="text">
      <style:text-properties officeooo:rsid="01ffec25"/>
    </style:style>
    <style:style style:name="T770" style:family="text">
      <style:text-properties officeooo:rsid="0212a48a"/>
    </style:style>
    <style:style style:name="T771" style:family="text">
      <style:text-properties officeooo:rsid="021d76dd"/>
    </style:style>
    <style:style style:name="T772" style:family="text">
      <style:text-properties officeooo:rsid="022053cd"/>
    </style:style>
    <style:style style:name="T773" style:family="text">
      <style:text-properties officeooo:rsid="01e2b86d"/>
    </style:style>
    <style:style style:name="T774" style:family="text">
      <style:text-properties officeooo:rsid="022dff2a"/>
    </style:style>
    <style:style style:name="T775" style:family="text">
      <style:text-properties officeooo:rsid="02540cb9"/>
    </style:style>
    <style:style style:name="T776" style:family="text">
      <style:text-properties officeooo:rsid="025798af"/>
    </style:style>
    <style:style style:name="T777" style:family="text">
      <style:text-properties officeooo:rsid="0259f4ad"/>
    </style:style>
    <style:style style:name="T778" style:family="text">
      <style:text-properties officeooo:rsid="025b11c7"/>
    </style:style>
    <style:style style:name="T779" style:family="text">
      <style:text-properties officeooo:rsid="02685e01"/>
    </style:style>
    <style:style style:name="T780" style:family="text">
      <style:text-properties officeooo:rsid="024d9b01"/>
    </style:style>
    <style:style style:name="T781" style:family="text">
      <style:text-properties officeooo:rsid="026b5506"/>
    </style:style>
    <style:style style:name="T782" style:family="text">
      <style:text-properties officeooo:rsid="02727518"/>
    </style:style>
    <style:style style:name="T783" style:family="text">
      <style:text-properties officeooo:rsid="02743cef"/>
    </style:style>
    <style:style style:name="T784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785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786" style:family="text">
      <style:text-properties officeooo:rsid="02abf8f2"/>
    </style:style>
    <style:style style:name="T787" style:family="text">
      <style:text-properties officeooo:rsid="02ac7db0"/>
    </style:style>
    <style:style style:name="T788" style:family="text">
      <style:text-properties officeooo:rsid="02b14a1d"/>
    </style:style>
    <style:style style:name="T789" style:family="text">
      <style:text-properties officeooo:rsid="02b245f2"/>
    </style:style>
    <style:style style:name="T790" style:family="text">
      <style:text-properties officeooo:rsid="004826c4"/>
    </style:style>
    <style:style style:name="T791" style:family="text">
      <style:text-properties officeooo:rsid="02b807dc"/>
    </style:style>
    <style:style style:name="T792" style:family="text">
      <style:text-properties officeooo:rsid="0063f3c5"/>
    </style:style>
    <style:style style:name="T793" style:family="text">
      <style:text-properties officeooo:rsid="00c0d7c6"/>
    </style:style>
    <style:style style:name="T794" style:family="text">
      <style:text-properties officeooo:rsid="02bfe198"/>
    </style:style>
    <style:style style:name="T795" style:family="text">
      <style:text-properties officeooo:rsid="02ccc8f6"/>
    </style:style>
    <style:style style:name="T796" style:family="text">
      <style:text-properties officeooo:rsid="02e142ec"/>
    </style:style>
    <style:style style:name="T797" style:family="text">
      <style:text-properties officeooo:rsid="02ec089f"/>
    </style:style>
    <style:style style:name="T798" style:family="text">
      <style:text-properties officeooo:rsid="008d7148"/>
    </style:style>
    <style:style style:name="T799" style:family="text">
      <style:text-properties officeooo:rsid="0069ae25"/>
    </style:style>
    <style:style style:name="T800" style:family="text">
      <style:text-properties officeooo:rsid="02edc963"/>
    </style:style>
    <style:style style:name="T801" style:family="text">
      <style:text-properties officeooo:rsid="03049b98"/>
    </style:style>
    <style:style style:name="T802" style:family="text">
      <style:text-properties officeooo:rsid="0304fd19"/>
    </style:style>
    <style:style style:name="T803" style:family="text">
      <style:text-properties officeooo:rsid="030f0c9b"/>
    </style:style>
    <style:style style:name="T804" style:family="text">
      <style:text-properties style:text-underline-style="solid" style:text-underline-width="auto" style:text-underline-color="font-color"/>
    </style:style>
    <style:style style:name="T805" style:family="text">
      <style:text-properties style:text-underline-style="solid" style:text-underline-width="auto" style:text-underline-color="font-color" officeooo:rsid="030f0c9b"/>
    </style:style>
    <style:style style:name="T806" style:family="text">
      <style:text-properties officeooo:rsid="0329fac1"/>
    </style:style>
    <style:style style:name="T807" style:family="text">
      <style:text-properties officeooo:rsid="032c4fdc"/>
    </style:style>
    <style:style style:name="T808" style:family="text">
      <style:text-properties officeooo:rsid="032e6032"/>
    </style:style>
    <style:style style:name="T809" style:family="text">
      <style:text-properties officeooo:rsid="033f17a3"/>
    </style:style>
    <style:style style:name="T810" style:family="text">
      <style:text-properties officeooo:rsid="03182d82"/>
    </style:style>
    <style:style style:name="T811" style:family="text">
      <style:text-properties officeooo:rsid="03153caa"/>
    </style:style>
    <style:style style:name="T812" style:family="text">
      <style:text-properties officeooo:rsid="03429aa5"/>
    </style:style>
    <style:style style:name="T813" style:family="text">
      <style:text-properties officeooo:rsid="0346a444"/>
    </style:style>
    <style:style style:name="T814" style:family="text">
      <style:text-properties officeooo:rsid="034adc9b"/>
    </style:style>
    <style:style style:name="T815" style:family="text">
      <style:text-properties officeooo:rsid="034c7df6"/>
    </style:style>
    <style:style style:name="T816" style:family="text">
      <style:text-properties officeooo:rsid="034f33b6"/>
    </style:style>
    <style:style style:name="T817" style:family="text">
      <style:text-properties officeooo:rsid="034f5b13"/>
    </style:style>
    <style:style style:name="T818" style:family="text">
      <style:text-properties officeooo:rsid="034f680a"/>
    </style:style>
    <style:style style:name="T819" style:family="text">
      <style:text-properties officeooo:rsid="035051aa"/>
    </style:style>
    <style:style style:name="T820" style:family="text">
      <style:text-properties officeooo:rsid="031fc4b1"/>
    </style:style>
    <style:style style:name="T821" style:family="text">
      <style:text-properties officeooo:rsid="0354d22d"/>
    </style:style>
    <style:style style:name="T822" style:family="text">
      <style:text-properties officeooo:rsid="0356cf1b"/>
    </style:style>
    <style:style style:name="T823" style:family="text">
      <style:text-properties officeooo:rsid="035fe67f"/>
    </style:style>
    <style:style style:name="T824" style:family="text">
      <style:text-properties officeooo:rsid="035ffaa8"/>
    </style:style>
    <style:style style:name="T825" style:family="text">
      <style:text-properties officeooo:rsid="036197c0"/>
    </style:style>
    <style:style style:name="T826" style:family="text">
      <style:text-properties officeooo:rsid="037541ab"/>
    </style:style>
    <style:style style:name="T827" style:family="text">
      <style:text-properties officeooo:rsid="037607bd"/>
    </style:style>
    <style:style style:name="T828" style:family="text">
      <style:text-properties officeooo:rsid="03804bbd"/>
    </style:style>
    <style:style style:name="T829" style:family="text">
      <style:text-properties officeooo:rsid="03886cfc"/>
    </style:style>
    <style:style style:name="T830" style:family="text">
      <style:text-properties officeooo:rsid="038a2c81"/>
    </style:style>
    <style:style style:name="T831" style:family="text">
      <style:text-properties officeooo:rsid="03a24854"/>
    </style:style>
    <style:style style:name="T832" style:family="text">
      <style:text-properties officeooo:rsid="03a27e76"/>
    </style:style>
    <style:style style:name="T833" style:family="text">
      <style:text-properties officeooo:rsid="03a4e520"/>
    </style:style>
    <style:style style:name="T834" style:family="text">
      <style:text-properties officeooo:rsid="03778af6"/>
    </style:style>
    <style:style style:name="T835" style:family="text">
      <style:text-properties officeooo:rsid="03aaef44"/>
    </style:style>
    <style:style style:name="T836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837" style:family="text">
      <style:text-properties officeooo:rsid="03bf675e"/>
    </style:style>
    <style:style style:name="T838" style:family="text">
      <style:text-properties officeooo:rsid="03c34d65"/>
    </style:style>
    <style:style style:name="T839" style:family="text">
      <style:text-properties officeooo:rsid="03d26e6d"/>
    </style:style>
    <style:style style:name="T840" style:family="text">
      <style:text-properties fo:color="#008000"/>
    </style:style>
    <style:style style:name="T841" style:family="text">
      <style:text-properties fo:color="#008000" fo:font-style="italic" style:font-style-asian="italic" style:font-style-complex="italic"/>
    </style:style>
    <style:style style:name="T842" style:family="text">
      <style:text-properties fo:color="#008000" officeooo:rsid="03153caa" fo:background-color="transparent" loext:char-shading-value="0"/>
    </style:style>
    <style:style style:name="T843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844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845" style:family="text">
      <style:text-properties fo:color="#008000" officeooo:rsid="03429aa5"/>
    </style:style>
    <style:style style:name="T846" style:family="text">
      <style:text-properties fo:color="#008000" officeooo:rsid="03886cfc"/>
    </style:style>
    <style:style style:name="T847" style:family="text">
      <style:text-properties officeooo:rsid="03e2358d"/>
    </style:style>
    <style:style style:name="T848" style:family="text">
      <style:text-properties officeooo:rsid="03e6bad7"/>
    </style:style>
    <style:style style:name="T849" style:family="text">
      <style:text-properties officeooo:rsid="03e718ea"/>
    </style:style>
    <style:style style:name="T850" style:family="text">
      <style:text-properties officeooo:rsid="03e90de3"/>
    </style:style>
    <style:style style:name="T851" style:family="text">
      <style:text-properties officeooo:rsid="0015f1ff"/>
    </style:style>
    <style:style style:name="T852" style:family="text">
      <style:text-properties officeooo:rsid="03e93625"/>
    </style:style>
    <style:style style:name="T853" style:family="text">
      <style:text-properties officeooo:rsid="0019f535"/>
    </style:style>
    <style:style style:name="T854" style:family="text">
      <style:text-properties officeooo:rsid="03ec3a95"/>
    </style:style>
    <style:style style:name="T855" style:family="text">
      <style:text-properties officeooo:rsid="03ed0846"/>
    </style:style>
    <style:style style:name="T856" style:family="text">
      <style:text-properties officeooo:rsid="03ee7eb1"/>
    </style:style>
    <style:style style:name="T857" style:family="text">
      <style:text-properties officeooo:rsid="03f0c84b"/>
    </style:style>
    <style:style style:name="T858" style:family="text">
      <style:text-properties officeooo:rsid="03f27278"/>
    </style:style>
    <style:style style:name="T859" style:family="text">
      <style:text-properties officeooo:rsid="03f7049e"/>
    </style:style>
    <style:style style:name="T860" style:family="text">
      <style:text-properties officeooo:rsid="04045fb5"/>
    </style:style>
    <style:style style:name="T861" style:family="text">
      <style:text-properties officeooo:rsid="0411d16e"/>
    </style:style>
    <style:style style:name="T862" style:family="text">
      <style:text-properties officeooo:rsid="04308d56"/>
    </style:style>
    <style:style style:name="T863" style:family="text">
      <style:text-properties officeooo:rsid="043292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54">А</text:span>нглийско<text:span text:style-name="T654">е</text:span> предложени<text:span text:style-name="T654">е</text:span></text:p>
      <text:p text:style-name="P1"/>
      <text:p text:style-name="P336"><text:span text:style-name="T650">Слова </text:span><text:span text:style-name="T651">в предложении </text:span><text:span text:style-name="T650">делятся на </text:span><text:span text:style-name="T724">две</text:span><text:span text:style-name="T650"> смысловые группы:</text:span></text:p>
      <text:list xml:id="list3544569144" text:style-name="L1">
        <text:list-item>
          <text:p text:style-name="P909"><text:span text:style-name="T650">главные члены предложения — подлежащее и сказуемое </text:span><text:span text:style-name="T826">(</text:span><text:span text:style-name="T852">основа</text:span><text:span text:style-name="T826"> предложения)</text:span><text:span text:style-name="T650">;</text:span></text:p>
        </text:list-item>
        <text:list-item>
          <text:p text:style-name="P910">второстепенные члены предложения — определение, дополнение и обстоятельтсво.</text:p>
        </text:list-item>
      </text:list>
      <text:p text:style-name="P114"/>
      <text:p text:style-name="P835">Подлежащее — эт<text:span text:style-name="T742">о</text:span> автор действия (существительное).</text:p>
      <text:p text:style-name="P675">Сказуемое — это действие совершенное автором (глагол).</text:p>
      <text:p text:style-name="P113"/>
      <text:p text:style-name="P836"><text:span text:style-name="T851">Дополнение — это то, на </text:span><text:span text:style-name="T850">кого </text:span><text:span text:style-name="T852">или на что</text:span><text:span text:style-name="T851"> направлено действие. </text:span><text:span text:style-name="T852">В</text:span><text:span text:style-name="T851">ыражено существительным, </text:span>перед которым может <text:span text:style-name="T852">быть</text:span> предлог или глаголом <text:span text:style-name="T852">с</text:span> частиц<text:span text:style-name="T852">ей</text:span> <text:span text:style-name="T412">to</text:span><text:span text:style-name="T506">. <text:s/></text:span>Обычно стоит <text:span text:style-name="T839">во второй половине предложения, после </text:span><text:span text:style-name="T852">сказуемого</text:span><text:span text:style-name="T839">.</text:span></text:p>
      <text:p text:style-name="P113"/>
      <text:p text:style-name="P839">Обстоятельство — это слово или группа слов, отвечающая на вопросы: как? когда? </text:p>
      <text:p text:style-name="P836"><text:span text:style-name="T853">каким образом? </text:span><text:span text:style-name="T852">О</text:span><text:span text:style-name="T853">бозначает: время, место, способ или причину действия.</text:span></text:p>
      <text:p text:style-name="P113"/>
      <text:p text:style-name="P332"><text:span text:style-name="T653">В английском </text:span><text:span text:style-name="T654">языке</text:span><text:span text:style-name="T653"> не бывает предложений без подлежащего и сказуемого.</text:span></text:p>
      <text:p text:style-name="P676">Исключение составляют разговорные фразы: <text:span text:style-name="T412">nice to meet you</text:span><text:span text:style-name="T431">, come here, have fun </text:span><text:span text:style-name="T603">и пр</text:span><text:span text:style-name="T589">.</text:span></text:p>
      <text:p text:style-name="P2"/>
      <text:p text:style-name="P115"><text:span text:style-name="T714">Порядок слов в у</text:span>тведрдительны<text:span text:style-name="T714">х</text:span> и отрицательны<text:span text:style-name="T714">х</text:span> предложения<text:span text:style-name="T714">х</text:span>:</text:p>
      <text:list xml:id="list4048371489" text:style-name="L2">
        <text:list-item>
          <text:p text:style-name="P911"><text:span text:style-name="T14">подлежащее</text:span><text:span text:style-name="T1">;</text:span></text:p>
        </text:list-item>
        <text:list-item>
          <text:p text:style-name="P911"><text:span text:style-name="T24">сказуемое</text:span><text:span text:style-name="T2">;</text:span></text:p>
        </text:list-item>
        <text:list-item>
          <text:p text:style-name="P912"><text:span text:style-name="T840">дополнение</text:span>;</text:p>
        </text:list-item>
        <text:list-item>
          <text:p text:style-name="P912"><text:span text:style-name="T10">обстоятельство</text:span>.</text:p>
        </text:list-item>
      </text:list>
      <text:p text:style-name="P16"/>
      <text:p text:style-name="P17"><text:span text:style-name="T13">We</text:span> <text:span text:style-name="T23">do</text:span> <text:span text:style-name="T840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7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840">their work</text:span> <text:span text:style-name="T10">in time</text:span> — <text:span text:style-name="T22">Они не закончили работу вовремя.</text:span></text:p>
      <text:p text:style-name="P18"><text:span text:style-name="T13">I</text:span> <text:span text:style-name="T3">will</text:span><text:span text:style-name="T23"> give</text:span> <text:span text:style-name="T840">you money</text:span> — Я дам тебе деньги.</text:p>
      <text:p text:style-name="P16"/>
      <text:p text:style-name="P126"><text:span text:style-name="T714">Порядок слов в в</text:span>опросительны<text:span text:style-name="T714">х</text:span> предложения<text:span text:style-name="T714">х</text:span>:</text:p>
      <text:list xml:id="list3696007025" text:style-name="L3">
        <text:list-item>
          <text:p text:style-name="P950"><text:span text:style-name="T38">вопросительное слово</text:span>;</text:p>
        </text:list-item>
        <text:list-item>
          <text:p text:style-name="P950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950"><text:span text:style-name="T13">подлежащее</text:span>;</text:p>
        </text:list-item>
        <text:list-item>
          <text:p text:style-name="P950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950"><text:span text:style-name="T8">дополнение</text:span>;</text:p>
        </text:list-item>
        <text:list-item>
          <text:p text:style-name="P950"><text:span text:style-name="T10">обстоятельство</text:span>.</text:p>
        </text:list-item>
      </text:list>
      <text:p text:style-name="P331"/>
      <text:p text:style-name="P19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493">—</text:span> Что ты здесь делаешь?</text:p>
      <text:p text:style-name="P333"><text:span text:style-name="T4">Do</text:span><text:span text:style-name="T412"> </text:span><text:span text:style-name="T15">you</text:span><text:span text:style-name="T412"> </text:span><text:span text:style-name="T26">want</text:span><text:span text:style-name="T9"> </text:span><text:span text:style-name="T841">to live</text:span><text:span text:style-name="T9"> </text:span><text:span text:style-name="T11">in Spain</text:span><text:span text:style-name="T412">? — Ты хочешь жить в Испании?</text:span></text:p>
      <text:p text:style-name="P779"/>
      <text:p text:style-name="P779">Местоимение <text:span text:style-name="T412">I</text:span> всегда пишется с большой буквы.</text:p>
      <text:p text:style-name="P782">В английском языке всего 2 падежа: именительный и объектный. <text:s/></text:p>
      <text:p text:style-name="P782"/>
      <text:p text:style-name="P788"><text:span text:style-name="T351">В предложениях, которые используют глаголы: </text:span><text:span text:style-name="T483">like, have, enjoy, need</text:span><text:span text:style-name="T350">, </text:span><text:span text:style-name="T351">подлежащие </text:span></text:p>
      <text:p text:style-name="P788"><text:span text:style-name="T351">не переводятся на русский в именительном падеже</text:span><text:span text:style-name="T352">:</text:span></text:p>
      <text:p text:style-name="P789"/>
      <text:p text:style-name="P778">I like my job — Мне нравится моя работа (а не «Я нравится моя работа»).</text:p>
      <text:p text:style-name="P74"/>
      <text:p text:style-name="P267"/>
      <text:p text:style-name="P897">Глагол и все, что с ним связано</text:p>
      <text:p text:style-name="P267"/>
      <text:p text:style-name="P649"><text:span text:style-name="T792">С</text:span><text:span text:style-name="T494">казуемое </text:span><text:span text:style-name="T792">п</text:span><text:span text:style-name="T494">очти всегда делится на </text:span><text:span text:style-name="T724">две</text:span><text:span text:style-name="T494"> части: </text:span><text:span text:style-name="T705">на </text:span><text:span text:style-name="T494">вспомогательный </text:span><text:span text:style-name="T793">глагол </text:span><text:span text:style-name="T494">и смысловой.</text:span></text:p>
      <text:p text:style-name="P649"><text:span text:style-name="T494">Вспомогательный глагол не переводится. Он </text:span><text:span text:style-name="T495">сообщает</text:span><text:span text:style-name="T494"> о том, в каком времени нужно переводить смысловой. Смысловой глогол передает суть действия.</text:span></text:p>
      <text:p text:style-name="P649"/>
      <text:p text:style-name="P648">Смысловой глагол имеет несколько форм:</text:p>
      <text:list xml:id="list2951738883" text:style-name="L4">
        <text:list-item>
          <text:p text:style-name="P913">начальная форма (инфинитив) — форма глагола, как в словаре;</text:p>
        </text:list-item>
        <text:list-item>
          <text:p text:style-name="P913">с окончанием <text:span text:style-name="T412">-s (-es)</text:span> — в утверждениях <text:span text:style-name="T589">Present Simple</text:span> после <text:span text:style-name="T412">he/she/it</text:span>;</text:p>
        </text:list-item>
        <text:list-item>
          <text:p text:style-name="P913">с окончанием <text:span text:style-name="T412">-ing</text:span> (причастие) — в основном для образования <text:span text:style-name="T589">Present Continuous</text:span>;</text:p>
        </text:list-item>
        <text:list-item>
          <text:p text:style-name="P913">2я форма <text:span text:style-name="T718">(с окончанием </text:span><text:span text:style-name="T415">-ed</text:span><text:span text:style-name="T718">)</text:span> — для образования <text:span text:style-name="T589">Past Simple</text:span>;</text:p>
        </text:list-item>
        <text:list-item>
          <text:p text:style-name="P914">3я форма (прошедшее причастие) — для времен группы Perfect и пассивного залога.</text:p>
        </text:list-item>
      </text:list>
      <text:p text:style-name="P74"/>
      <text:p text:style-name="P263">Самыми распорстраненными являются 2 формы — инфинитив и глагол с окончанием -ing.</text:p>
      <text:p text:style-name="P263">Они входят в состав разных времен и используются в связке с модальными глаголами.</text:p>
      <text:p text:style-name="P265"/>
      <text:p text:style-name="P264">Инфинитив используется в след. ситуациях:</text:p>
      <text:list xml:id="list2661513384" text:style-name="L5">
        <text:list-item>
          <text:p text:style-name="P951">после модальных глаголов;</text:p>
        </text:list-item>
        <text:list-item>
          <text:p text:style-name="P951">после вспомогательных глаголов в Present <text:span text:style-name="T806">Simple и </text:span>Past Simple;</text:p>
        </text:list-item>
        <text:list-item>
          <text:p text:style-name="P951">в конструкциях going to, have to, used to, would like to.</text:p>
        </text:list-item>
      </text:list>
      <text:p text:style-name="P263"/>
      <text:p text:style-name="P264">Глагол с окончанием -ing используется:</text:p>
      <text:list xml:id="list3051695398" text:style-name="L6">
        <text:list-item>
          <text:p text:style-name="P952">во временах группы Continuous;</text:p>
        </text:list-item>
        <text:list-item>
          <text:p text:style-name="P953">в форме герундия.</text:p>
        </text:list-item>
      </text:list>
      <text:p text:style-name="P75"/>
      <text:p text:style-name="P266">Глагол с окончанием -ing грамматически является существительным.</text:p>
      <text:p text:style-name="P75"/>
      <text:p text:style-name="P7"><text:span text:style-name="T720">Настоящее.</text:span> Present</text:p>
      <text:p text:style-name="P260"/>
      <text:p text:style-name="P260">Present Simple (я делаю это сейчас):</text:p>
      <text:p text:style-name="P77">I live in Spain — Я живу в испании (факт).</text:p>
      <text:p text:style-name="P261"/>
      <text:p text:style-name="P260">Present Continuous (я делаю это прямо сейчас):</text:p>
      <text:p text:style-name="P31">I am reading a book — Я читаю книгу (именно сейчас).</text:p>
      <text:p text:style-name="P262"/>
      <text:p text:style-name="P260">Present Perfect (я сделал это ранее, но именно сейчас это важно):</text:p>
      <text:p text:style-name="P76">I have lost the keys — Я потерял ключи (результат).</text:p>
      <text:p text:style-name="P76"/>
      <text:p text:style-name="P260">Present Perfect <text:span text:style-name="T719">Continuous (я делаю это уже какое-то время):</text:span></text:p>
      <text:p text:style-name="P334"><text:span text:style-name="T413">I have been reading for 2 hours — </text:span><text:span text:style-name="T456">Я читаю уже 2 часа</text:span></text:p>
      <text:p text:style-name="P94"/>
      <text:p text:style-name="P179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01"/>
      <text:p text:style-name="P8">Present Simple</text:p>
      <text:p text:style-name="P269"/>
      <text:p text:style-name="P116">Используется чтобы:</text:p>
      <text:list xml:id="list3965115202" text:style-name="L7">
        <text:list-item>
          <text:p text:style-name="P972">сообщить факты настоящего, описать текущую реальность;</text:p>
        </text:list-item>
        <text:list-item>
          <text:p text:style-name="P972">говорить о событиях, которые происходят с какой-то регулярностью.</text:p>
        </text:list-item>
      </text:list>
      <text:p text:style-name="P151"><text:soft-page-break/>В утверждениях глагол используется в 2х вариантах:</text:p>
      <text:list xml:id="list2427197876" text:style-name="L8">
        <text:list-item>
          <text:p text:style-name="P974">без изменений, если подлежащее в первом лице или множеств<text:span text:style-name="T705">ен.</text:span> числе <text:span text:style-name="T412">(</text:span><text:span text:style-name="T416">I</text:span><text:span text:style-name="T412">, </text:span><text:span text:style-name="T416">you</text:span><text:span text:style-name="T412">, </text:span><text:span text:style-name="T416">we,</text:span><text:span text:style-name="T412"> </text:span><text:span text:style-name="T416">they</text:span><text:span text:style-name="T412">)</text:span>;</text:p>
        </text:list-item>
        <text:list-item>
          <text:p text:style-name="P974"><text:span text:style-name="T496">с окончанием </text:span><text:span text:style-name="T417">-s </text:span><text:span text:style-name="T418">(-es)</text:span><text:span text:style-name="T496">, если подлежащ</text:span><text:span text:style-name="T670">ее</text:span><text:span text:style-name="T496"> в третьем лице, единств</text:span><text:span text:style-name="T671">ен</text:span><text:span text:style-name="T705">ном</text:span><text:span text:style-name="T496"> числе </text:span><text:span text:style-name="T417">(</text:span><text:span text:style-name="T416">he</text:span><text:span text:style-name="T417">, </text:span><text:span text:style-name="T416">she</text:span><text:span text:style-name="T417">, </text:span><text:span text:style-name="T416">it</text:span><text:span text:style-name="T417">)</text:span></text:p>
        </text:list-item>
      </text:list>
      <text:p text:style-name="P811"/>
      <text:p text:style-name="P688"><text:span text:style-name="T728">I </text:span><text:span text:style-name="T29">live</text:span><text:span text:style-name="T728"> in New York — Я живу в Нью Йорке.</text:span></text:p>
      <text:p text:style-name="P690"><text:span text:style-name="T728">Peter </text:span><text:span text:style-name="T29">work</text:span><text:span text:style-name="T30">s</text:span><text:span text:style-name="T728"> in New York — Питер работает в Нью Йорке;</text:span></text:p>
      <text:p text:style-name="P118"/>
      <text:p text:style-name="P117">Окончание <text:span text:style-name="T412">-es</text:span> ставится, если глагол заканчивается: на гласную букву, </text:p>
      <text:p text:style-name="P119">на шипящий звук <text:span text:style-name="T412">(sh, ch)</text:span> <text:span text:style-name="T652">или</text:span> на букву <text:span text:style-name="T412">s/x</text:span>:</text:p>
      <text:list xml:id="list2395730231" text:style-name="L9">
        <text:list-item>
          <text:p text:style-name="P976"><text:span text:style-name="T498">go — </text:span>goes;</text:p>
        </text:list-item>
        <text:list-item>
          <text:p text:style-name="P976"><text:span text:style-name="T498">teach — </text:span>teaches;</text:p>
        </text:list-item>
        <text:list-item>
          <text:p text:style-name="P975"><text:span text:style-name="T498">mix — </text:span><text:span text:style-name="T497">mixes.</text:span></text:p>
        </text:list-item>
      </text:list>
      <text:p text:style-name="P269"/>
      <text:p text:style-name="P121">Если глагол заканчивается на букву y, перед которой согласная, то вместо y </text:p>
      <text:p text:style-name="P120">пишется <text:span text:style-name="T412">i</text:span> <text:span text:style-name="T499">(помимо добавления </text:span><text:span text:style-name="T419">-es</text:span><text:span text:style-name="T499">)</text:span>:</text:p>
      <text:list xml:id="list3715389252" text:style-name="L10">
        <text:list-item>
          <text:p text:style-name="P977">fly — flies; </text:p>
        </text:list-item>
        <text:list-item>
          <text:p text:style-name="P977">cry — cries.</text:p>
        </text:list-item>
      </text:list>
      <text:p text:style-name="P269"/>
      <text:p text:style-name="P339"><text:span text:style-name="T590">П</text:span><text:span text:style-name="T591">еред сказуемым часто </text:span><text:span text:style-name="T593">стоят</text:span><text:span text:style-name="T591"> маячки времени </text:span><text:span text:style-name="T597">(</text:span><text:span text:style-name="T591">наречия частности</text:span><text:span text:style-name="T597">)</text:span><text:span text:style-name="T592">:</text:span></text:p>
      <text:list xml:id="list857508519" text:style-name="L11">
        <text:list-item>
          <text:p text:style-name="P973">always - <text:span text:style-name="T496">всегда</text:span>;</text:p>
        </text:list-item>
        <text:list-item>
          <text:p text:style-name="P973">usually - <text:span text:style-name="T496">обычно</text:span>;</text:p>
        </text:list-item>
        <text:list-item>
          <text:p text:style-name="P973">often - <text:span text:style-name="T496">часто</text:span>;</text:p>
        </text:list-item>
        <text:list-item>
          <text:p text:style-name="P973">sometimes - <text:span text:style-name="T496">иногда</text:span>;</text:p>
        </text:list-item>
        <text:list-item>
          <text:p text:style-name="P973">never — <text:span text:style-name="T496">никогда</text:span>.</text:p>
        </text:list-item>
      </text:list>
      <text:p text:style-name="P20"/>
      <text:p text:style-name="P270"><text:span text:style-name="T412">I </text:span><text:span text:style-name="T482">always</text:span><text:span text:style-name="T412"> wash my hands before eating — Я всегда мою руки перед едой.</text:span></text:p>
      <text:p text:style-name="P269"/>
      <text:p text:style-name="P3">Отрицания в Present Simple</text:p>
      <text:p text:style-name="P3"/>
      <text:p text:style-name="P337"><text:span text:style-name="T503">Использу</text:span><text:span text:style-name="T504">ю</text:span><text:span text:style-name="T503">тся чтобы сказать о том, что что-либо:</text:span></text:p>
      <text:list xml:id="list3029867828" text:style-name="L12">
        <text:list-item>
          <text:p text:style-name="P978">не является фактом настоящего <text:span text:style-name="T671">или истиной</text:span>;</text:p>
        </text:list-item>
        <text:list-item>
          <text:p text:style-name="P978">не происходит с какой-то регулярностью.</text:p>
        </text:list-item>
      </text:list>
      <text:p text:style-name="P330"/>
      <text:p text:style-name="P329">За отрицание отвечает частица <text:span text:style-name="T412">not</text:span>, которая идет в паре со вспомогательным глаголом <text:span text:style-name="T412">do</text:span>.</text:p>
      <text:p text:style-name="P329">Если подлежащее <text:span text:style-name="T412">he/she/it</text:span>, то испольузется <text:span text:style-name="T412">does</text:span>. <text:span text:style-name="T649">Смысловой глагол без изменений.</text:span></text:p>
      <text:p text:style-name="P328"/>
      <text:p text:style-name="P84">People <text:span text:style-name="T3">do </text:span><text:span text:style-name="T43">not</text:span> <text:span text:style-name="T23">live</text:span> in space — Люди не живут в космосе.</text:p>
      <text:p text:style-name="P84">Water <text:span text:style-name="T3">does </text:span><text:span text:style-name="T43">not</text:span> <text:span text:style-name="T23">boil</text:span> at 50 degrees Celsius — Вода не кипит при 50 грудусах.</text:p>
      <text:p text:style-name="P84"/>
      <text:p text:style-name="P739"><text:span text:style-name="T501">Практически всегда </text:span><text:span text:style-name="T458">do/</text:span><text:span text:style-name="T459">does</text:span><text:span text:style-name="T458"> not</text:span><text:span text:style-name="T501"> использу</text:span><text:span text:style-name="T502">е</text:span><text:span text:style-name="T501">тся в сокращении: </text:span></text:p>
      <text:p text:style-name="P85">We don`t drink whisky — Мы не пьем виски. <text:span text:style-name="T790">He doesn`t drink tea — Он не пьет чай.</text:span></text:p>
      <text:p text:style-name="P198"/>
      <text:p text:style-name="P198">Вопросы в Present Simple</text:p>
      <text:p text:style-name="P85"/>
      <text:p text:style-name="P159">Используюся чтобы:</text:p>
      <text:list xml:id="list4044709846" text:style-name="L13">
        <text:list-item>
          <text:p text:style-name="P954">узнать о фактах настоящего;</text:p>
        </text:list-item>
        <text:list-item>
          <text:p text:style-name="P954">о событиях, которые происходят с какой-то регулярностью.</text:p>
        </text:list-item>
      </text:list>
      <text:p text:style-name="P158"/>
      <text:p text:style-name="P158"><text:soft-page-break/>Вопрос задается с помощью вспомогательного глагола <text:span text:style-name="T412">do/</text:span><text:span text:style-name="T420">does</text:span>, который ставится перед подлежащим. Смысловой глагол без изменений (в начальной форме).</text:p>
      <text:p text:style-name="P814"/>
      <text:p text:style-name="P335"><text:span text:style-name="T5">Do</text:span><text:span text:style-name="T500"> you </text:span><text:span text:style-name="T28">like</text:span><text:span text:style-name="T500"> action movies? </text:span><text:span text:style-name="T444">— </text:span><text:span text:style-name="T500">Тебе нравятся экшен фильмы? </text:span></text:p>
      <text:p text:style-name="P59"><text:span text:style-name="T674">What books </text:span><text:span text:style-name="T6">do</text:span><text:span text:style-name="T674"> you </text:span><text:span text:style-name="T32">read</text:span><text:span text:style-name="T674">? </text:span><text:span text:style-name="T685">—</text:span><text:span text:style-name="T674"> Какие книги тебе нравятся?</text:span></text:p>
      <text:p text:style-name="P92"/>
      <text:p text:style-name="P192">Present Continuous</text:p>
      <text:p text:style-name="P160"/>
      <text:p text:style-name="P160">Указывает на событие, происходящее именно сейчас и которое еще не закончилось.</text:p>
      <text:p text:style-name="P164">Состоит из связки вспомогательного глагола <text:span text:style-name="T412">be</text:span> и смыслового с окончанием <text:span text:style-name="T412">-ing</text:span>:</text:p>
      <text:p text:style-name="P161"/>
      <text:p text:style-name="P86">She <text:span text:style-name="T655">is</text:span> driv<text:span text:style-name="T655">ing</text:span> to work. <text:span text:style-name="T704">—</text:span> Она (сейчас) едет на работу.</text:p>
      <text:p text:style-name="P88">You <text:span text:style-name="T655">are</text:span> do<text:span text:style-name="T655">ing</text:span> great! <text:span text:style-name="T704">—</text:span> У тебя отлично получается!</text:p>
      <text:p text:style-name="P160"/>
      <text:p text:style-name="P351"><text:span text:style-name="T507">Если глагол заканчивается на </text:span><text:span text:style-name="T450">-e</text:span><text:span text:style-name="T507">, то при добавлении </text:span><text:span text:style-name="T450">-ing</text:span><text:span text:style-name="T507"> она выпадает: </text:span><text:span text:style-name="T450">make → making.</text:span></text:p>
      <text:p text:style-name="P163">Если глагол заканчивается на <text:span text:style-name="T412">-ie</text:span>, то при добавлении <text:span text:style-name="T412">-ing</text:span> оно меняется на <text:span text:style-name="T412">-y</text:span>: <text:span text:style-name="T412">lie → lying. </text:span></text:p>
      <text:p text:style-name="P87"/>
      <text:p text:style-name="P163">Если глагол из 1 слога, с одной гласной буквой, после которой солгасная, то при </text:p>
      <text:p text:style-name="P351"><text:span text:style-name="T507">добавлении </text:span><text:span text:style-name="T450">-ing</text:span><text:span text:style-name="T507"> согласная удваивается: </text:span><text:span text:style-name="T450">hit → hitting, sit → sitting.</text:span></text:p>
      <text:p text:style-name="P162"/>
      <text:p text:style-name="P352"><text:span text:style-name="T507">В </text:span><text:span text:style-name="T500">окончании </text:span><text:span text:style-name="T443">-ing</text:span><text:span text:style-name="T500"> буква </text:span><text:span text:style-name="T443">g</text:span><text:span text:style-name="T500"> не произносится. Сочетание </text:span><text:span text:style-name="T443">ng</text:span><text:span text:style-name="T500"> образет необычный звук, которого нет в русском языке — носовой </text:span><text:span text:style-name="T443">n</text:span><text:span text:style-name="T500"> (при произнесении пускается воздух через нос).</text:span></text:p>
      <text:p text:style-name="P164"/>
      <text:p text:style-name="P165"><text:span text:style-name="T709">Слова-м</text:span>аячки Present Continuous:</text:p>
      <text:list xml:id="list3182209057" text:style-name="L14">
        <text:list-item>
          <text:p text:style-name="P955">look — смотри;</text:p>
        </text:list-item>
        <text:list-item>
          <text:p text:style-name="P955">now — сейчас (обычно стоит в конце);</text:p>
        </text:list-item>
        <text:list-item>
          <text:p text:style-name="P955">at the moment — в этот момент (обычно в конце).</text:p>
        </text:list-item>
      </text:list>
      <text:p text:style-name="P162"/>
      <text:p text:style-name="P88">I am working right <text:span text:style-name="T655">now</text:span>. — Прямо сейчас я работаю.</text:p>
      <text:p text:style-name="P88"><text:span text:style-name="T655">Look</text:span> out of the window! It`s raining. — Посмотри в окно. Идет дождь.</text:p>
      <text:p text:style-name="P166"/>
      <text:p text:style-name="P191">Отрицания в Present Continuous</text:p>
      <text:p text:style-name="P191"/>
      <text:p text:style-name="P167">Используется чтобы сказать, что что-то не происходит именно сейчас.</text:p>
      <text:p text:style-name="P167">Для этого к глаголу <text:span text:style-name="T412">be</text:span> добавляется частица <text:span text:style-name="T412">not</text:span>.</text:p>
      <text:p text:style-name="P167"/>
      <text:p text:style-name="P89">I`m not listening to you. <text:span text:style-name="T706">—</text:span> Я не слушаю тебя.</text:p>
      <text:p text:style-name="P89">He isn`t cleaning the carpet. <text:span text:style-name="T706">—</text:span> Он не чистит ковер.</text:p>
      <text:p text:style-name="P89"/>
      <text:p text:style-name="P195">Вопросы в Present Continuous</text:p>
      <text:p text:style-name="P90"/>
      <text:p text:style-name="P907">Здесь использ<text:span text:style-name="T708">уются</text:span> теже правила, что при составлении вопросов в </text:p>
      <text:p text:style-name="P908">Present Simple с глаголом <text:span text:style-name="T412">be</text:span>:</text:p>
      <text:p text:style-name="P90">Am I listening? <text:span text:style-name="T706">—</text:span> Я слушаю?</text:p>
      <text:p text:style-name="P90">Are you playing? Yes, I am. <text:span text:style-name="T706">—</text:span> Ты играешь? Да.</text:p>
      <text:p text:style-name="P90">Where is he going? <text:span text:style-name="T706">—</text:span> Куда он идет?</text:p>
      <text:p text:style-name="P91">What book is she reading? <text:span text:style-name="T706">— </text:span>Какую книгу она читает? <text:span text:style-name="T707">(сейчас)</text:span></text:p>
      <text:p text:style-name="P91"/>
      <text:p text:style-name="P206"/>
      <text:p text:style-name="P905"><text:span text:style-name="T531">Глаголы, которые не использ</text:span><text:span text:style-name="T534">уются</text:span><text:span text:style-name="T531"> в </text:span><text:span text:style-name="T532">Continuous</text:span></text:p>
      <text:p text:style-name="P193"/>
      <text:p text:style-name="P168">Это глаголы, обозначающие состояние, которое не меняется под дейсвтием момента.</text:p>
      <text:p text:style-name="P825"><text:span text:style-name="T512">Как правило это </text:span><text:span text:style-name="T513">описание</text:span><text:span text:style-name="T512"> чувств или мыслей. </text:span></text:p>
      <text:p text:style-name="P169"/>
      <text:p text:style-name="P827"><text:span text:style-name="T513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529">(могут </text:span><text:span text:style-name="T530">встречаться </text:span><text:span text:style-name="T529">с </text:span><text:span text:style-name="T463">-ing </text:span><text:span text:style-name="T529">в форме герундия)</text:span><text:span text:style-name="T513">:</text:span></text:p>
      <text:p text:style-name="P170"/>
      <text:p text:style-name="P171">Глаголы восприятия:</text:p>
      <text:list xml:id="list2698615086" text:style-name="L15">
        <text:list-item>
          <text:p text:style-name="P956">see — видеть;</text:p>
        </text:list-item>
        <text:list-item>
          <text:p text:style-name="P956">hear — слышать;</text:p>
        </text:list-item>
        <text:list-item>
          <text:p text:style-name="P956">feel — чувствовать;</text:p>
        </text:list-item>
        <text:list-item>
          <text:p text:style-name="P956">taste — чувствовать вкус (пробовать);</text:p>
        </text:list-item>
        <text:list-item>
          <text:p text:style-name="P956">smell — чувствовать запах (нюхать).</text:p>
        </text:list-item>
      </text:list>
      <text:p text:style-name="P170"/>
      <text:p text:style-name="P171">Глаголы для выражения мнения:</text:p>
      <text:list xml:id="list1407692881" text:style-name="L16">
        <text:list-item>
          <text:p text:style-name="P957">belive — верить;</text:p>
        </text:list-item>
        <text:list-item>
          <text:p text:style-name="P957">doubt — сомневаться;</text:p>
        </text:list-item>
        <text:list-item>
          <text:p text:style-name="P957">think — думать.</text:p>
        </text:list-item>
      </text:list>
      <text:p text:style-name="P172"/>
      <text:p text:style-name="P171">Глаголы, показывающие состояние мыслей:</text:p>
      <text:list xml:id="list3723920034" text:style-name="L17">
        <text:list-item>
          <text:p text:style-name="P958">forget — забывать;</text:p>
        </text:list-item>
        <text:list-item>
          <text:p text:style-name="P958">imagine — представлять;</text:p>
        </text:list-item>
        <text:list-item>
          <text:p text:style-name="P958">know — знать;</text:p>
        </text:list-item>
        <text:list-item>
          <text:p text:style-name="P958">understand — понимать.</text:p>
        </text:list-item>
      </text:list>
      <text:p text:style-name="P170"/>
      <text:p text:style-name="P173">Глаголы, указывающие на эмоции и желания:</text:p>
      <text:list xml:id="list1485131896" text:style-name="L18">
        <text:list-item>
          <text:p text:style-name="P959">love — любить;</text:p>
        </text:list-item>
        <text:list-item>
          <text:p text:style-name="P959">like — нравиться;</text:p>
        </text:list-item>
        <text:list-item>
          <text:p text:style-name="P959">hate — ненавидеть;</text:p>
        </text:list-item>
        <text:list-item>
          <text:p text:style-name="P959">hope — надеяться;</text:p>
        </text:list-item>
        <text:list-item>
          <text:p text:style-name="P959">want — хотеть;</text:p>
        </text:list-item>
        <text:list-item>
          <text:p text:style-name="P959">wish — желать.</text:p>
        </text:list-item>
      </text:list>
      <text:p text:style-name="P174"/>
      <text:p text:style-name="P173">Другие глаголы:</text:p>
      <text:list xml:id="list2486661839" text:style-name="L19">
        <text:list-item>
          <text:p text:style-name="P960">look — выглядеть;</text:p>
        </text:list-item>
        <text:list-item>
          <text:p text:style-name="P960">have — иметь.</text:p>
        </text:list-item>
      </text:list>
      <text:p text:style-name="P174"/>
      <text:p text:style-name="P95">I think Amy is a strange girl. - Я думаю, Эмми странная девушка.</text:p>
      <text:p text:style-name="P95">Do you know this man? - Вы знаете этого мужчину?</text:p>
      <text:p text:style-name="P95">You look great! - Ты выглядишь отлично!</text:p>
      <text:p text:style-name="P196"/>
      <text:p text:style-name="P196">Present Perfect</text:p>
      <text:p text:style-name="P175"/>
      <text:p text:style-name="P353"><text:span text:style-name="T520">У</text:span><text:span text:style-name="T516">казывает на дейсвтие совершенное когда-то в прошлом, но подчеркивает, что результат важен сейчас </text:span><text:span text:style-name="T517">(т. е. к какому результату в итоге это привело)</text:span><text:span text:style-name="T516">.</text:span></text:p>
      <text:p text:style-name="P176"/>
      <text:p text:style-name="P820"><text:span text:style-name="T516">С</text:span><text:span text:style-name="T519">остоит и</text:span><text:span text:style-name="T521">з </text:span><text:span text:style-name="T522">2х частей:</text:span><text:span text:style-name="T519"> вспомогат</text:span><text:span text:style-name="T522">ельного</text:span><text:span text:style-name="T519"> глагола </text:span><text:span text:style-name="T460">have</text:span><text:span text:style-name="T519"> и смыслового глагола </text:span></text:p>
      <text:p text:style-name="P820"><text:span text:style-name="T519">в 3й форме (</text:span><text:span text:style-name="T528">передает значение</text:span><text:span text:style-name="T523"> «сделанный»</text:span><text:span text:style-name="T519">).</text:span></text:p>
      <text:p text:style-name="P353"><text:soft-page-break/><text:span text:style-name="T516">На русский язык Present Perfect переводится в прошлом </text:span><text:span text:style-name="T518">(иногда настоящ</text:span><text:span text:style-name="T520">и</text:span><text:span text:style-name="T518">м, </text:span><text:span text:style-name="T520">для удобства</text:span><text:span text:style-name="T518">)</text:span><text:span text:style-name="T516">, </text:span></text:p>
      <text:p text:style-name="P177">а в английском принадлежит к катергории настоящих времен.</text:p>
      <text:p text:style-name="P177"/>
      <text:p text:style-name="P21"><text:span text:style-name="T679">I </text:span><text:span text:style-name="T686">have</text:span><text:span text:style-name="T674"> already </text:span><text:span text:style-name="T686">seen</text:span><text:span text:style-name="T674"> this movie. </text:span><text:span text:style-name="T680">—</text:span><text:span text:style-name="T674"> Я уже видел этот фильм (просмотрел, т. е. опыт).</text:span></text:p>
      <text:p text:style-name="P21"><text:span text:style-name="T674">You </text:span><text:span text:style-name="T686">have</text:span><text:span text:style-name="T674"> </text:span><text:span text:style-name="T686">broken</text:span><text:span text:style-name="T674"> the vase. </text:span><text:span text:style-name="T680">— </text:span><text:span text:style-name="T674">Ты разбил вазу. (есть очевидный результат, кот. случился ранее) </text:span></text:p>
      <text:p text:style-name="P22"><text:span text:style-name="T681">It`s the fitst time I </text:span><text:span text:style-name="T687">have</text:span><text:span text:style-name="T681"> </text:span><text:span text:style-name="T687">driven</text:span><text:span text:style-name="T681"> a car — Это впервые, когда я веду машину. (в настоящем)</text:span></text:p>
      <text:p text:style-name="P184"/>
      <text:p text:style-name="P185">Как проявляется результат:</text:p>
      <text:list xml:id="list3054784814" text:style-name="L20">
        <text:list-item>
          <text:p text:style-name="P980"><text:span text:style-name="T536">это </text:span><text:span text:style-name="T535">очевидные изменения;</text:span></text:p>
        </text:list-item>
        <text:list-item>
          <text:p text:style-name="P979"><text:span text:style-name="T517">полученный </text:span><text:span text:style-name="T521">ранее</text:span><text:span text:style-name="T517"> опыт или впечатления;</text:span></text:p>
        </text:list-item>
        <text:list-item>
          <text:p text:style-name="P961">недавно произошедшие события или новая информация.</text:p>
        </text:list-item>
      </text:list>
      <text:p text:style-name="P178"/>
      <text:p text:style-name="P178">Также Present Perfect используют, если что-то произошло впервые:</text:p>
      <text:p text:style-name="P93">It`s the first time something has happend. - Этой первый раз, когда что-то произошло.</text:p>
      <text:p text:style-name="P93">(вместо first можно указать любое порядковое число: second, third)</text:p>
      <text:p text:style-name="P178">Present Perferct — яркий пример того, что нельзя переводить английские </text:p>
      <text:p text:style-name="P138"><text:span text:style-name="T678">предложения слово в слово: </text:span><text:span text:style-name="T466">I have done. </text:span><text:span text:style-name="T461">—</text:span><text:span text:style-name="T466"> Я сделал (</text:span><text:span text:style-name="T480">досл. </text:span><text:span text:style-name="T466">Я имею сделанным).</text:span></text:p>
      <text:p text:style-name="P257"/>
      <text:p text:style-name="P258">Есть 2 варианта образования 3й формы глагола:</text:p>
      <text:list xml:id="list3909016549" text:style-name="L21">
        <text:list-item>
          <text:p text:style-name="P962">если глагол правильный, то добавляем к его начальной форме окончание <text:span text:style-name="T412">-ed</text:span>;</text:p>
        </text:list-item>
        <text:list-item>
          <text:p text:style-name="P962">если неправильный, то находим в таблице неправильных глаголов.</text:p>
        </text:list-item>
      </text:list>
      <text:p text:style-name="P207"/>
      <text:p text:style-name="P671"><text:span text:style-name="T537">Н</text:span><text:span text:style-name="T538">еправильны</text:span><text:span text:style-name="T537">й</text:span><text:span text:style-name="T538"> глагол </text:span><text:span text:style-name="T537">это </text:span><text:span text:style-name="T538">тот, который во 2й или 3й форме </text:span><text:span text:style-name="T552">записывается</text:span><text:span text:style-name="T538"> </text:span><text:span text:style-name="T552">по особенному</text:span><text:span text:style-name="T538">. </text:span></text:p>
      <text:p text:style-name="P208">Самые популярные неправильные глаголы нужно заучить (см. таблицу ниже).</text:p>
      <text:p text:style-name="P207"/>
      <text:p text:style-name="P210">Слова-маячки Present Perfect:</text:p>
      <text:list xml:id="list1602882318" text:style-name="L22">
        <text:list-item>
          <text:p text:style-name="P963">just — только что;</text:p>
        </text:list-item>
        <text:list-item>
          <text:p text:style-name="P963">already — уже;</text:p>
        </text:list-item>
        <text:list-item>
          <text:p text:style-name="P963">yet — еще не;</text:p>
        </text:list-item>
      </text:list>
      <text:p text:style-name="P212"/>
      <text:p text:style-name="P672"><text:span text:style-name="T467">Just</text:span><text:span text:style-name="T539"> и </text:span><text:span text:style-name="T467">already</text:span><text:span text:style-name="T539"> используются в утверждениях. </text:span><text:span text:style-name="T467">Yet</text:span><text:span text:style-name="T539"> — в вопросах и отрицаниях</text:span><text:span text:style-name="T540">. </text:span></text:p>
      <text:p text:style-name="P808"><text:span text:style-name="T540">(</text:span><text:span text:style-name="T481">already</text:span><text:span text:style-name="T587"> также </text:span><text:span text:style-name="T586">иногда можно встретить</text:span><text:span text:style-name="T587"> в вопросах).</text:span></text:p>
      <text:p text:style-name="P214"/>
      <text:p text:style-name="P213">Место <text:span text:style-name="T412">just</text:span>, <text:span text:style-name="T412">already</text:span> в предложении — между <text:span text:style-name="T412">have</text:span> и 3й формой глагола. </text:p>
      <text:p text:style-name="P213">Слово <text:span text:style-name="T412">yet</text:span> стоит <text:span text:style-name="T791">всегда </text:span>в конце предложения.</text:p>
      <text:p text:style-name="P211"/>
      <text:p text:style-name="P96">I have <text:span text:style-name="T655">just</text:span> eaten a sandwich. <text:span text:style-name="T710">—</text:span> Я только что съел бутерброд.</text:p>
      <text:p text:style-name="P96">We have n<text:span text:style-name="T713">o</text:span>t finished <text:span text:style-name="T655">yet</text:span>. <text:span text:style-name="T710">—</text:span> Мы еще не закончили.</text:p>
      <text:p text:style-name="P209"/>
      <text:p text:style-name="P215">Другие указатели времени:</text:p>
      <text:list xml:id="list2585161544" text:style-name="L23">
        <text:list-item>
          <text:p text:style-name="P964">ever — когда либо;</text:p>
        </text:list-item>
        <text:list-item>
          <text:p text:style-name="P964">never — никогда;</text:p>
        </text:list-item>
        <text:list-item>
          <text:p text:style-name="P964">recently — в последнее время;</text:p>
        </text:list-item>
        <text:list-item>
          <text:p text:style-name="P964">these days — в последние дни;</text:p>
        </text:list-item>
        <text:list-item>
          <text:p text:style-name="P964">словосочетание с this (this mornig, this week).</text:p>
        </text:list-item>
      </text:list>
      <text:p text:style-name="P214"/>
      <text:p text:style-name="P214">Место <text:span text:style-name="T412">ever</text:span>, <text:span text:style-name="T412">never</text:span> — перед 3й формой глагола, <text:span text:style-name="T712">а</text:span> <text:span text:style-name="T412">recently</text:span>, <text:span text:style-name="T412">these days</text:span> и </text:p>
      <text:p text:style-name="P214">словосочетания с <text:span text:style-name="T412">this</text:span> — в конце предложения.</text:p>
      <text:p text:style-name="P214"/>
      <text:p text:style-name="P97">I <text:span text:style-name="T713">ha</text:span>ve <text:span text:style-name="T655">never</text:span> been to New York. <text:span text:style-name="T711">— </text:span>Я никогда не был в Нью Йорке.</text:p>
      <text:p text:style-name="P97"><text:soft-page-break/>I <text:span text:style-name="T713">ha</text:span>ve worked a lot <text:span text:style-name="T655">these days</text:span>. <text:span text:style-name="T711">—</text:span> Я много работал в эти дни.</text:p>
      <text:p text:style-name="P216"/>
      <text:p text:style-name="P204">Отрицания в Present Perfect</text:p>
      <text:p text:style-name="P217"/>
      <text:p text:style-name="P218">Используются, когда хотят сказать:</text:p>
      <text:list xml:id="list155836144" text:style-name="L24">
        <text:list-item>
          <text:p text:style-name="P965">об отсутствии ожидаемого результата;</text:p>
        </text:list-item>
        <text:list-item>
          <text:p text:style-name="P965">о том, чего автор никогда не делал или не испытывал.</text:p>
        </text:list-item>
      </text:list>
      <text:p text:style-name="P217"/>
      <text:p text:style-name="P217">Для этого ставится частица <text:span text:style-name="T412">not</text:span> после вспомогательного глагола <text:span text:style-name="T412">have</text:span>.</text:p>
      <text:p text:style-name="P217"/>
      <text:p text:style-name="P217">Также отрицательным считается предложение со словом <text:span text:style-name="T412">never</text:span>, которое передает отрицательный контекст.</text:p>
      <text:p text:style-name="P217"/>
      <text:p text:style-name="P673"><text:span text:style-name="T541">В </text:span><text:span text:style-name="T535">отрицаниях почти всегда используется сокращенная форма глагола — </text:span><text:span text:style-name="T466">haven`t</text:span><text:span text:style-name="T535">.</text:span></text:p>
      <text:p text:style-name="P674"><text:span text:style-name="T553">Сокращени</text:span><text:span text:style-name="T585">е</text:span><text:span text:style-name="T553"> </text:span><text:span text:style-name="T469">`ve not</text:span><text:span text:style-name="T553"> не используется.</text:span></text:p>
      <text:p text:style-name="P98">I have<text:span text:style-name="T349">n</text:span><text:span text:style-name="T353">`</text:span><text:span text:style-name="T349">t</text:span> expected that. <text:span text:style-name="T711">—</text:span> Я этого не ожидал.</text:p>
      <text:p text:style-name="P98">I<text:span text:style-name="T713">`</text:span>ve <text:span text:style-name="T349">never</text:span> seen this movie before. <text:span text:style-name="T711">— </text:span>Я до этого не видел этот фильм. </text:p>
      <text:p text:style-name="P203"/>
      <text:p text:style-name="P203">Вопросы в Present Perfect</text:p>
      <text:p text:style-name="P99"/>
      <text:p text:style-name="P220">Используются, если хоят узнать:</text:p>
      <text:list xml:id="list215658332" text:style-name="L25">
        <text:list-item>
          <text:p text:style-name="P966">сделано ли дело к этом моменту, каким образом оно сделано;</text:p>
        </text:list-item>
        <text:list-item>
          <text:p text:style-name="P998"><text:span text:style-name="T553">имеет ли человек определенный опыт </text:span><text:span text:style-name="T551">или совершил ли он </text:span><text:span text:style-name="T554">нужное</text:span><text:span text:style-name="T551"> действие</text:span><text:span text:style-name="T553">;</text:span></text:p>
        </text:list-item>
      </text:list>
      <text:p text:style-name="P219"/>
      <text:p text:style-name="P674">Для этого используется уже знакомая схема. Глагол <text:span text:style-name="T412">have</text:span> ставится перед по<text:span text:style-name="T717">д</text:span>л<text:span text:style-name="T717">е</text:span>ж<text:span text:style-name="T717">а</text:span>щим.</text:p>
      <text:p text:style-name="P674"/>
      <text:p text:style-name="P100">Why have you done it? <text:span text:style-name="T711">—</text:span> Зачем ты это сделал?</text:p>
      <text:p text:style-name="P807"><text:span text:style-name="T477">Ha</text:span><text:span text:style-name="T478">s</text:span><text:span text:style-name="T477"> </text:span><text:span text:style-name="T478">he</text:span><text:span text:style-name="T477"> ever been to Rome? </text:span><text:span text:style-name="T479">—</text:span><text:span text:style-name="T477"> </text:span><text:span text:style-name="T478">Он</text:span><text:span text:style-name="T477"> бывал в Риме?</text:span></text:p>
      <text:p text:style-name="P100"/>
      <text:p text:style-name="P194">Present Perfect Continuous</text:p>
      <text:p text:style-name="P221"/>
      <text:p text:style-name="P223">Для того, чтобы использовать, нужно чтобы совпало сразу несколько условий:</text:p>
      <text:list xml:id="list969320506" text:style-name="L26">
        <text:list-item>
          <text:p text:style-name="P999"><text:span text:style-name="T542">действие не закончено либо закончено не</text:span><text:span text:style-name="T546">давно</text:span><text:span text:style-name="T542">;</text:span></text:p>
        </text:list-item>
        <text:list-item>
          <text:p text:style-name="P999"><text:span text:style-name="T542">известн</text:span><text:span text:style-name="T546">а его продолжительность </text:span><text:span text:style-name="T560">(обычно из контекста предложения)</text:span><text:span text:style-name="T546">.</text:span></text:p>
        </text:list-item>
      </text:list>
      <text:p text:style-name="P222"/>
      <text:p text:style-name="P227">Схема состоит из 3х частей: вспомогательного глагола <text:span text:style-name="T412">have</text:span>, слова <text:span text:style-name="T412">been</text:span> <text:span text:style-name="T795">(особая форма </text:span></text:p>
      <text:p text:style-name="P227"><text:span text:style-name="T795">глагола </text:span><text:span text:style-name="T432">be</text:span><text:span text:style-name="T795">) </text:span>и смыслового глагола с окончанием <text:span text:style-name="T412">-ing</text:span>. </text:p>
      <text:p text:style-name="P225"/>
      <text:p text:style-name="P685"><text:span text:style-name="T535">На русский </text:span><text:span text:style-name="T544">язык </text:span><text:span text:style-name="T525">Present Perfect Continuous</text:span><text:span text:style-name="T533"> </text:span><text:span text:style-name="T535">переводится настоящим временем</text:span></text:p>
      <text:p text:style-name="P677"><text:span text:style-name="T543">(редко в прошлом). </text:span><text:span text:style-name="T544">При этом все 3 части </text:span><text:span text:style-name="T545">переводятся</text:span><text:span text:style-name="T544"> одним словом.</text:span></text:p>
      <text:p text:style-name="P224"/>
      <text:p text:style-name="P23"><text:span text:style-name="T673">I </text:span><text:span text:style-name="T686">have been learning</text:span><text:span text:style-name="T673"> English for 2 years. </text:span><text:span text:style-name="T690">—</text:span><text:span text:style-name="T673"> Я </text:span><text:span text:style-name="T686">учу</text:span><text:span text:style-name="T673"> английский уже 2 года (и еще не закончил).</text:span></text:p>
      <text:p text:style-name="P23"><text:span text:style-name="T673">We </text:span><text:span text:style-name="T686">have been cleaning</text:span><text:span text:style-name="T673"> the flat the whole morning. </text:span><text:span text:style-name="T690">— </text:span><text:span text:style-name="T673">Мы </text:span><text:span text:style-name="T686">убирали</text:span><text:span text:style-name="T673"> </text:span><text:span text:style-name="T691">квартиру все утро.</text:span></text:p>
      <text:p text:style-name="P226"/>
      <text:p text:style-name="P228">Формы глагола <text:span text:style-name="T412">have</text:span> <text:span text:style-name="T412">verb-ing</text:span> (подобно <text:span text:style-name="T412">am/is/are verb-ing</text:span>, как в Continuous) не существует.</text:p>
      <text:p text:style-name="P228">Если у смыслового глагола окончание<text:span text:style-name="T412"> -ing</text:span>, то <text:span text:style-name="T412">have</text:span> применяется только с <text:span text:style-name="T412">been</text:span>.</text:p>
      <text:p text:style-name="P228"/>
      <text:p text:style-name="P678"><text:span text:style-name="T546">С</text:span><text:span text:style-name="T535">лова-маячки Present Perfect Continuous:</text:span></text:p>
      <text:list xml:id="list3059941429" text:style-name="L27">
        <text:list-item>
          <text:p text:style-name="P967">for — в течении;</text:p>
        </text:list-item>
        <text:list-item>
          <text:p text:style-name="P967">since — с какого-то времени;</text:p>
        </text:list-item>
        <text:list-item>
          <text:p text:style-name="P967"><text:soft-page-break/>how long — как долго.</text:p>
        </text:list-item>
      </text:list>
      <text:p text:style-name="P230"/>
      <text:p text:style-name="P229">Дополнительно могут использоваться указатели периода:</text:p>
      <text:list xml:id="list1550013712" text:style-name="L28">
        <text:list-item>
          <text:p text:style-name="P968">all — весь (день/год);</text:p>
        </text:list-item>
        <text:list-item>
          <text:p text:style-name="P968">the whole — целый (день/вечер); </text:p>
        </text:list-item>
      </text:list>
      <text:p text:style-name="P224"/>
      <text:p text:style-name="P24"><text:span text:style-name="T673">He</text:span><text:span text:style-name="T692">`</text:span><text:span text:style-name="T674">s been playing</text:span><text:span text:style-name="T673"> for an hour. — Он </text:span><text:span text:style-name="T674">играет</text:span><text:span text:style-name="T673"> уже час </text:span><text:span text:style-name="T692">(в течении часа).</text:span></text:p>
      <text:p text:style-name="P25"><text:span text:style-name="T692">W</text:span><text:span text:style-name="T673">e`</text:span><text:span text:style-name="T674">ve been staying</text:span><text:span text:style-name="T673"> in this hotel since Tuesday. </text:span><text:span text:style-name="T693">— </text:span><text:span text:style-name="T673">Мы </text:span><text:span text:style-name="T674">находимся</text:span><text:span text:style-name="T673"> в этом отеле со вторника.</text:span></text:p>
      <text:p text:style-name="P231"/>
      <text:p text:style-name="P681"><text:span text:style-name="T547">В утверждениях глагол </text:span><text:span text:style-name="T468">have</text:span><text:span text:style-name="T547"> </text:span><text:span text:style-name="T548">часто</text:span><text:span text:style-name="T547"> сокращают до </text:span><text:span text:style-name="T468">`ve</text:span><text:span text:style-name="T547">, а </text:span><text:span text:style-name="T468">has</text:span><text:span text:style-name="T547"> — до </text:span><text:span text:style-name="T468">`s</text:span><text:span text:style-name="T547"> (лего перепутать с </text:span><text:span text:style-name="T468">is</text:span><text:span text:style-name="T547">, посему здесь вспомогательный глагол можно понять только по контексту).</text:span></text:p>
      <text:p text:style-name="P232"/>
      <text:p text:style-name="P680"><text:span text:style-name="T547">Е</text:span><text:span text:style-name="T535">сли используется глагол </text:span><text:span text:style-name="T466">be</text:span><text:span text:style-name="T535"> или глаголы состояния, которые не стоят в Continuous</text:span><text:span text:style-name="T557">,</text:span><text:span text:style-name="T535"> </text:span></text:p>
      <text:p text:style-name="P233">то предложение будет в Present Perfect. </text:p>
      <text:p text:style-name="P233"/>
      <text:p text:style-name="P28"><text:span text:style-name="T674">I </text:span><text:span text:style-name="T686">have known </text:span><text:span text:style-name="T674">(</text:span><text:span text:style-name="T682">а </text:span><text:span text:style-name="T674">не have been knowing)</text:span><text:span text:style-name="T673"> Alice for 3 years. </text:span><text:span text:style-name="T547">—</text:span><text:span text:style-name="T673"> Я </text:span><text:span text:style-name="T686">знаю</text:span><text:span text:style-name="T673"> Алису уже 3 года </text:span></text:p>
      <text:p text:style-name="P29"><text:span text:style-name="T673">I </text:span><text:span text:style-name="T686">haven`t seen</text:span><text:span text:style-name="T673"> Mary for years. </text:span><text:span text:style-name="T692">— </text:span><text:span text:style-name="T673">Я н</text:span><text:span text:style-name="T686">е видел</text:span><text:span text:style-name="T673"> Мэри много лет. </text:span></text:p>
      <text:p text:style-name="P233"/>
      <text:p text:style-name="P682"><text:span text:style-name="T556">Present Perfect Continuous можно упрощать до Present Perfect с пом</text:span><text:span text:style-name="T555">.</text:span><text:span text:style-name="T556"> глаголов </text:span><text:span text:style-name="T470">live</text:span><text:span text:style-name="T556"> </text:span><text:span text:style-name="T555">и</text:span><text:span text:style-name="T556"> </text:span><text:span text:style-name="T470">work</text:span><text:span text:style-name="T556">:</text:span></text:p>
      <text:p text:style-name="P27"><text:span text:style-name="T694">I</text:span><text:span text:style-name="T673">`ve </text:span><text:span text:style-name="T686">been working</text:span><text:span text:style-name="T673"> here for 2 years → I`ve </text:span><text:span text:style-name="T686">worked</text:span><text:span text:style-name="T673"> here for 2 years. </text:span><text:span text:style-name="T695">(смысл одинаковый)</text:span></text:p>
      <text:p text:style-name="P232"/>
      <text:p text:style-name="P5"><text:span text:style-name="T547">О</text:span><text:span text:style-name="T535">трицания в Present Perfect Continuous</text:span></text:p>
      <text:p text:style-name="P234"/>
      <text:p text:style-name="P679"><text:span text:style-name="T548">Использу</text:span><text:span text:style-name="T549">ю</text:span><text:span text:style-name="T548">тся, чтобы сказать, что что-то не происходит в течении указанного времени.</text:span></text:p>
      <text:p text:style-name="P235">Для этого добавляется частица <text:span text:style-name="T412">not</text:span> после вспомогательного глагола <text:span text:style-name="T412">have</text:span>.</text:p>
      <text:p text:style-name="P235"/>
      <text:p text:style-name="P26"><text:span text:style-name="T673">I </text:span><text:span text:style-name="T674">have not been waiting</text:span><text:span text:style-name="T673"> long. </text:span><text:span text:style-name="T693">—</text:span><text:span text:style-name="T673"> Я </text:span><text:span text:style-name="T674">не жду</text:span><text:span text:style-name="T673"> долго.</text:span></text:p>
      <text:p text:style-name="P224"/>
      <text:p text:style-name="P6"><text:span text:style-name="T535">Вопросы </text:span><text:span text:style-name="T550">в Present Perfect Continuous</text:span><text:span text:style-name="T535"> </text:span></text:p>
      <text:p text:style-name="P224"/>
      <text:p text:style-name="P236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36"/>
      <text:p text:style-name="P73"><text:span text:style-name="T673">Have you been waiting long? </text:span><text:span text:style-name="T693">— </text:span><text:span text:style-name="T673">Вы давно ждете? </text:span></text:p>
      <text:p text:style-name="P73"><text:span text:style-name="T673">How long have you been waiting? </text:span><text:span text:style-name="T693">—</text:span><text:span text:style-name="T673"> Как долго вы ждете?</text:span></text:p>
      <text:p text:style-name="P199"/>
      <text:p text:style-name="P199"><text:span text:style-name="T720">Прошедшее. </text:span>Past</text:p>
      <text:p text:style-name="P237"/>
      <text:p text:style-name="P249">Past Perfect и Past Perfect Continuous относительно редки и <text:span text:style-name="T727">в</text:span> рамках начального курса </text:p>
      <text:p text:style-name="P249">не проходятся. <text:span text:style-name="T721">В художественной литературе почти всегда используется Past Simple.</text:span></text:p>
      <text:p text:style-name="P237"/>
      <text:p text:style-name="P197">Past Simple</text:p>
      <text:p text:style-name="P238"/>
      <text:p text:style-name="P240">Используется, чтобы:</text:p>
      <text:list xml:id="list617679789" text:style-name="L29">
        <text:list-item>
          <text:p text:style-name="P1000"><text:span text:style-name="T558">сообщить факты </text:span><text:span text:style-name="T559">прошлого,</text:span><text:span text:style-name="T558"> рассказать историю, </text:span><text:span text:style-name="T566">биографию</text:span><text:span text:style-name="T558">; </text:span></text:p>
        </text:list-item>
        <text:list-item>
          <text:p text:style-name="P969">описать действие из прошлого, результат которого не важен в настоящем.</text:p>
        </text:list-item>
      </text:list>
      <text:p text:style-name="P239"/>
      <text:p text:style-name="P686"><text:span text:style-name="T560">Для этого использются глаголы во 2й форме. </text:span><text:span text:style-name="T561">Вторая форма правильного глагола образуется добавлением окончания </text:span><text:span text:style-name="T471">-ed</text:span><text:span text:style-name="T561">. </text:span><text:span text:style-name="T569">Ф</text:span><text:span text:style-name="T561">орма </text:span><text:span text:style-name="T569">неправильного глагола </text:span><text:span text:style-name="T561">находится в таблице.</text:span></text:p>
      <text:p text:style-name="P239"/>
      <text:p text:style-name="P30"><text:span text:style-name="T673">Mozart </text:span><text:span text:style-name="T686">lived</text:span><text:span text:style-name="T673"> from 1756 to 1791 — Моцарт </text:span><text:span text:style-name="T686">жил</text:span><text:span text:style-name="T673"> с 1756 по 1791 год (факт прошлого). </text:span></text:p>
      <text:p text:style-name="P30"><text:soft-page-break/><text:span text:style-name="T673">I </text:span><text:span text:style-name="T686">visited</text:span><text:span text:style-name="T673"> my parents yesterday — Вчера я </text:span><text:span text:style-name="T686">навещал</text:span><text:span text:style-name="T673"> родителей (действие из прошлого).</text:span></text:p>
      <text:p text:style-name="P355"/>
      <text:p text:style-name="P356">Если глагол заканчивается на глухой звук, то <text:span text:style-name="T412">-ed</text:span> читается как <text:span text:style-name="T412">t</text:span>, а если на звконкий </text:p>
      <text:p text:style-name="P356">согласный или на гласный звук — то как <text:span text:style-name="T412">d</text:span>: <text:span text:style-name="T412">worked [воркт], played [плэйд]</text:span>.</text:p>
      <text:p text:style-name="P684"/>
      <text:p text:style-name="P354">Если глагол заканчивается на <text:span text:style-name="T412">d </text:span>или <text:span text:style-name="T412">t</text:span>, то <text:span text:style-name="T412">-ed</text:span> читается как <text:span text:style-name="T412">id</text:span>: <text:span text:style-name="T412">recorded [рикодид]</text:span>. </text:p>
      <text:p text:style-name="P357">Если глагол заканчивается на <text:span text:style-name="T412">-e</text:span>, то её не надо писать 2 раза: <text:span text:style-name="T412">chase</text:span> → <text:span text:style-name="T412">chased</text:span>.</text:p>
      <text:p text:style-name="P684"/>
      <text:p text:style-name="P683">Слова-маячки Past Simple:</text:p>
      <text:list xml:id="list2257891598" text:style-name="L30">
        <text:list-item>
          <text:p text:style-name="P1001">ago — <text:span text:style-name="T722">тому назад</text:span>;</text:p>
        </text:list-item>
        <text:list-item>
          <text:p text:style-name="P1002">last — <text:span text:style-name="T722">прошлый</text:span>;</text:p>
        </text:list-item>
        <text:list-item>
          <text:p text:style-name="P970">yesterday — вчера;</text:p>
        </text:list-item>
      </text:list>
      <text:p text:style-name="P259"/>
      <text:p text:style-name="P687"><text:span text:style-name="T567">Past Simple часто путают с Present Perfect, потому что на русский они переводятся </text:span><text:span text:style-name="T568">почти</text:span><text:span text:style-name="T567"> одинаково. Главное отличие в том, что Present Perfect всегда будет сообщать доп</text:span><text:span text:style-name="T568">олнительную</text:span><text:span text:style-name="T567"> информацию, указывающ</text:span><text:span text:style-name="T568">ую </text:span><text:span text:style-name="T567">на настоящее время </text:span><text:span text:style-name="T568">(</text:span><text:span text:style-name="T569">чтобы сообщить</text:span><text:span text:style-name="T568"> результат).</text:span></text:p>
      <text:p text:style-name="P246"/>
      <text:p text:style-name="P247">Past Simple используется когда известен момент в прошлом. Если мы знаешь, </text:p>
      <text:p text:style-name="P247">когда произошло событие, то Present Perfect использовать нельзя.</text:p>
      <text:p text:style-name="P247"/>
      <text:p text:style-name="P105">Tom has lost his key — Том потерал ключ (у него сейчас нет ключа, </text:p>
      <text:p text:style-name="P105">потому что он его потерян).</text:p>
      <text:p text:style-name="P105"/>
      <text:p text:style-name="P105">Tom lost his key last weak — Том потерял ключ на прошлой неделе </text:p>
      <text:p text:style-name="P105">(не важно, есть у него ключ или нет).</text:p>
      <text:p text:style-name="P243"/>
      <text:p text:style-name="P244">В английском, если вопрос задается в настоящем, то и ответ должен быть в настоящем. </text:p>
      <text:p text:style-name="P244">Если вопрос в прошлом, то ответ также должен быть в прошлом.</text:p>
      <text:p text:style-name="P244"/>
      <text:p text:style-name="P244">Но если вопрос был в Present Perfect, а в ответе дается информация, когда именно это случилось, тогда необходимо отвечать в Past Simple.</text:p>
      <text:p text:style-name="P244"/>
      <text:p text:style-name="P103">Have you already started to learn English? Yes, I started to learn it 3 month ago — </text:p>
      <text:p text:style-name="P103">Ты уже начал учить английский? Да, 3 месяца назад (информация о времени).</text:p>
      <text:p text:style-name="P102"/>
      <text:p text:style-name="P245">Если вопрос содержит слово <text:span text:style-name="T412">when</text:span>, то он автоматически привязывает нас к моменту </text:p>
      <text:p text:style-name="P245">в прошлом. <text:span text:style-name="T726">Поэтому Present Perfect в вопросах с </text:span><text:span text:style-name="T422">when</text:span><text:span text:style-name="T726"> не используется.</text:span></text:p>
      <text:p text:style-name="P245"/>
      <text:p text:style-name="P104">Have you met him before? <text:span text:style-name="T725">—</text:span> Вы раньше с ним встречались?</text:p>
      <text:p text:style-name="P104">When did you meet him? <text:span text:style-name="T725">—</text:span> Когда вы встречались с ним?</text:p>
      <text:p text:style-name="P243"/>
      <text:p text:style-name="P200">Отрицания и вопросы в Past Simple</text:p>
      <text:p text:style-name="P242"/>
      <text:p text:style-name="P689"><text:span text:style-name="T561">Отрицание представляет связку </text:span><text:span text:style-name="T471">did</text:span><text:span text:style-name="T561"> с частицей </text:span><text:span text:style-name="T471">not</text:span><text:span text:style-name="T561">, </text:span><text:span text:style-name="T571">которая ставится перед смысловым глаголом в начальной форме. </text:span><text:span text:style-name="T562">Обычно </text:span><text:span text:style-name="T571">эта связка</text:span><text:span text:style-name="T562"> сокращается до </text:span><text:span text:style-name="T472">didn`t</text:span><text:span text:style-name="T562">.</text:span></text:p>
      <text:p text:style-name="P252"/>
      <text:p text:style-name="P689"><text:span text:style-name="T570">В вопросах </text:span><text:span text:style-name="T561">вспомогательный глагол </text:span><text:span text:style-name="T471">did</text:span><text:span text:style-name="T561"> используется </text:span><text:span text:style-name="T571">по тем же грамматическим </text:span></text:p>
      <text:p text:style-name="P689"><text:span text:style-name="T571">правилам</text:span><text:span text:style-name="T561">, </text:span><text:span text:style-name="T562">как</text:span><text:span text:style-name="T561"> </text:span><text:span text:style-name="T471">do</text:span><text:span text:style-name="T561"> для Present Simple. </text:span></text:p>
      <text:p text:style-name="P241"/>
      <text:p text:style-name="P101"><text:span text:style-name="T655">Did</text:span> you <text:span text:style-name="T655">go</text:span> to Los Angeles last week? - Ты <text:span text:style-name="T655">ездил</text:span> в Лос Анжелес на прошлой неделе?</text:p>
      <text:p text:style-name="P101">I <text:span text:style-name="T655">didn`t go</text:span> to Los Angeles, I <text:span text:style-name="T655">went</text:span> to Bostom — Я <text:span text:style-name="T655">не ездил</text:span> в Лос Анжелес, я <text:span text:style-name="T655">ездил</text:span> в Бостон.</text:p>
      <text:p text:style-name="P790"/>
      <text:p text:style-name="P205"><text:soft-page-break/>Past Continuous</text:p>
      <text:p text:style-name="P248"/>
      <text:p text:style-name="P692"><text:span text:style-name="T573">О</text:span><text:span text:style-name="T572">значает процесс или незаконченное действие, которое привязано к точному моменту </text:span></text:p>
      <text:p text:style-name="P692"><text:span text:style-name="T572">в </text:span><text:span text:style-name="T622">прошлом</text:span><text:span text:style-name="T572"> (т. е. действие происходило и не было закончено).</text:span></text:p>
      <text:p text:style-name="P250"/>
      <text:p text:style-name="P691"><text:span text:style-name="T572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576">обсуждаемая ситуация</text:span><text:span text:style-name="T572">).</text:span></text:p>
      <text:p text:style-name="P250"/>
      <text:p text:style-name="P693"><text:span text:style-name="T573">Состоит из 2х частей: вспомогательного глагола </text:span><text:span text:style-name="T474">be</text:span><text:span text:style-name="T573"> (</text:span><text:span text:style-name="T574">формы как в Past Simple</text:span><text:span text:style-name="T573">) и смыслового глагола с окончанием </text:span><text:span text:style-name="T474">-ing</text:span><text:span text:style-name="T573">. </text:span><text:span text:style-name="T572">На русский переводится глаголом в прошедшем времени.</text:span></text:p>
      <text:p text:style-name="P251"/>
      <text:p text:style-name="P106">Last Sunday at 5 I <text:span text:style-name="T655">was having</text:span> dinner with my friends — В прошлое воскресенье в 5 </text:p>
      <text:p text:style-name="P106">я <text:span text:style-name="T655">ужинал</text:span> со своими друзьями (привязка к точному моменту в прошлом).</text:p>
      <text:p text:style-name="P32"><text:span text:style-name="T697">My parents </text:span><text:span text:style-name="T688">were watching</text:span><text:span text:style-name="T697"> TV when I came home yesterday — Мои родители </text:span><text:span text:style-name="T688">смотрели</text:span><text:span text:style-name="T697"> телевизор, когда я пришел вчера домой (незаконченное действие </text:span><text:span text:style-name="T698">в тот момент</text:span><text:span text:style-name="T697">).</text:span></text:p>
      <text:p text:style-name="P107"/>
      <text:p text:style-name="P693"><text:span text:style-name="T574">В отрицаниях и вопросах </text:span><text:span text:style-name="T575">глагол </text:span><text:span text:style-name="T475">be</text:span><text:span text:style-name="T574"> ведет себя точно так же, как и </text:span><text:span text:style-name="T575">для</text:span><text:span text:style-name="T574"> Past Simple:</text:span></text:p>
      <text:p text:style-name="P33"><text:span text:style-name="T699">W</text:span><text:span text:style-name="T673">e weren`t reading — Мы не читали (именно тогда). Was I running? — Я бежал?</text:span></text:p>
      <text:p text:style-name="P109"/>
      <text:p text:style-name="P255">В одном предложении часто используются Past Continuous и Past Simple одновременно.</text:p>
      <text:p text:style-name="P696"><text:span text:style-name="T577">Действие, длящееся какое-то время (</text:span><text:span text:style-name="T578">Past Continuous</text:span><text:span text:style-name="T577">) может прерываться более коротким действием (</text:span><text:span text:style-name="T578">Past Simple</text:span><text:span text:style-name="T583">)</text:span><text:span text:style-name="T577"> </text:span><text:span text:style-name="T581">либо другим Past Continuous </text:span><text:span text:style-name="T584">(смотреть по контексту)</text:span><text:span text:style-name="T581">.</text:span></text:p>
      <text:p text:style-name="P253"/>
      <text:p text:style-name="P694"><text:span text:style-name="T577">В этом случае предложение может содержать слово </text:span><text:span text:style-name="T476">while</text:span><text:span text:style-name="T577"> </text:span><text:span text:style-name="T579">(в то время, как)</text:span><text:span text:style-name="T577"> в той части, которая относится к <text:s/></text:span><text:span text:style-name="T578">Past Continuous, </text:span><text:span text:style-name="T577">либо </text:span><text:span text:style-name="T476">when</text:span><text:span text:style-name="T577">, там, где используется Past Simple.</text:span></text:p>
      <text:p text:style-name="P253"/>
      <text:p text:style-name="P34"><text:span text:style-name="T689">While</text:span><text:span text:style-name="T700"> I was working in the garden, I </text:span><text:span text:style-name="T701">kicked</text:span><text:span text:style-name="T700"> my leg — Пока я работал в саду, я </text:span><text:span text:style-name="T702">пнул</text:span><text:span text:style-name="T700"> ногу.</text:span></text:p>
      <text:p text:style-name="P35"><text:span text:style-name="T673">I was working in the garden </text:span><text:span text:style-name="T686">when</text:span><text:span text:style-name="T673"> I kicked my leg — </text:span><text:span text:style-name="T701">Я работал в саду, когда </text:span><text:span text:style-name="T702">пнул</text:span><text:span text:style-name="T701"> ногу</text:span><text:span text:style-name="T673">.</text:span></text:p>
      <text:p text:style-name="P110"/>
      <text:p text:style-name="P36"><text:span text:style-name="T686">While</text:span><text:span text:style-name="T673"> Tom was reading, Amely was watching a documentary on TV — Пока </text:span><text:span text:style-name="T703">Т</text:span><text:span text:style-name="T673">ом читал, </text:span></text:p>
      <text:p text:style-name="P111">Эмили смотрела документальный фильм по телевизору.</text:p>
      <text:p text:style-name="P256"/>
      <text:p text:style-name="P695"><text:span text:style-name="T582">Если действия происходят не одновременно, а следуют одно за другим</text:span><text:span text:style-name="T580">, то в этом </text:span></text:p>
      <text:p text:style-name="P254">случае нужно использовать <text:span text:style-name="T740">только</text:span> Past Simple.</text:p>
      <text:p text:style-name="P254"/>
      <text:p text:style-name="P108">I saw Jane in the street yesterday. I stopped and said hello — Я увидел Джейн вчера на улице. </text:p>
      <text:p text:style-name="P108">Я остановился и поздоровался (сказал «привет»).</text:p>
      <text:p text:style-name="P202"/>
      <text:p text:style-name="P202">Будущие. Future</text:p>
      <text:p text:style-name="P123"/>
      <text:p text:style-name="P128">В английском языке о будущем можно говорить не только с помощью формы Future, но и </text:p>
      <text:p text:style-name="P702"><text:span text:style-name="T598">с помощью </text:span><text:span text:style-name="T602">формы</text:span><text:span text:style-name="T598"> </text:span><text:span text:style-name="T600">Present</text:span><text:span text:style-name="T598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27"/>
      <text:p text:style-name="P701"><text:span text:style-name="T599">Другие варианты Future (кроме </text:span><text:span text:style-name="T601">Future </text:span><text:span text:style-name="T599">Simple) используются редко, </text:span><text:span text:style-name="T601">т. к.</text:span><text:span text:style-name="T599"> они громоздкие и довольно неудобные. В современном английском можно обойтись без них.</text:span></text:p>
      <text:p text:style-name="P127"/>
      <text:p text:style-name="P699"><text:span text:style-name="T221">На будущ</text:span><text:span text:style-name="T222">и</text:span><text:span text:style-name="T221">е могут также указы</text:span><text:span text:style-name="T222">вать</text:span><text:span text:style-name="T221"> модальные глаголы </text:span><text:span text:style-name="T223">и оборот </text:span><text:span text:style-name="T140">be going to</text:span><text:span text:style-name="T224">, </text:span><text:span text:style-name="T223">который </text:span></text:p>
      <text:p text:style-name="P699"><text:span text:style-name="T223">в основном</text:span><text:span text:style-name="T224"> встречается </text:span><text:span text:style-name="T223">в разговорной речи и нередко используется вместо Future Simple.</text:span></text:p>
      <text:p text:style-name="P127"/>
      <text:p text:style-name="P268"/>
      <text:p text:style-name="P898">Present Continuous в значении будущего</text:p>
      <text:p text:style-name="P129"/>
      <text:p text:style-name="P129">Используется, чтобы сказать о личных планах. В предложении обычно указывается дата </text:p>
      <text:p text:style-name="P129">или время, связанные с будущим. Переводить можно как будущим так и настоящим.</text:p>
      <text:p text:style-name="P129"/>
      <text:p text:style-name="P553">What are you doing on Satureday? <text:span text:style-name="T354">—</text:span> Что ты делаешь в субботу? (какие у тебя планы?)</text:p>
      <text:p text:style-name="P561">I am flying to London tomorrow — <text:span text:style-name="T741">Завтра я лечу в Лондон (личный план)</text:span></text:p>
      <text:p text:style-name="P561"/>
      <text:p text:style-name="P456">Present Simple в значении будущего</text:p>
      <text:p text:style-name="P562"/>
      <text:p text:style-name="P130"><text:span text:style-name="T310">Используется, чтобы сказать о том, что </text:span><text:span text:style-name="T312">что-то </text:span><text:span text:style-name="T310">должно произойти по рассписанию, либо </text:span></text:p>
      <text:p text:style-name="P130"><text:span text:style-name="T310">о собственном графике. </text:span><text:span text:style-name="T311">Переводить можно как будущим так и настоящим.</text:span></text:p>
      <text:p text:style-name="P469"/>
      <text:p text:style-name="P469">Ключевое отличие от Present Continuous в том, что расписание не зависит от говорящего, </text:p>
      <text:p text:style-name="P697"><text:span text:style-name="T148">т. е. речь может идти </text:span><text:span text:style-name="T149">о </text:span><text:span text:style-name="T148">рассписании транспорта, сеансов в кино и т. </text:span><text:span text:style-name="T149">п</text:span><text:span text:style-name="T148">.</text:span></text:p>
      <text:p text:style-name="P563">My airplane flies at 6 o`clock tomorrow — Мой самолет летит завтра в 6 (рассписание)</text:p>
      <text:p text:style-name="P791"><text:span text:style-name="T101">What time do you finish work tommorow? </text:span><text:span text:style-name="T102">— </text:span><text:span text:style-name="T101">В какое время ты заканчиваешь работу завтра?</text:span></text:p>
      <text:p text:style-name="P565"/>
      <text:p text:style-name="P457">Оборот <text:span text:style-name="T412">be going to</text:span></text:p>
      <text:p text:style-name="P470"/>
      <text:p text:style-name="P698"><text:span text:style-name="T150">Подразумевает, что человек говорит не о спонтанном решении что-либо сделать, </text:span><text:span text:style-name="T153">а о заранее </text:span><text:span text:style-name="T154">продуманных</text:span><text:span text:style-name="T153"> действиях. </text:span><text:span text:style-name="T150">На русский переводится как «собираюсь сделать».</text:span></text:p>
      <text:p text:style-name="P470"/>
      <text:p text:style-name="P132"><text:span text:style-name="T309">Чтобы использовать, нужно поставить глагол </text:span><text:span text:style-name="T101">be</text:span><text:span text:style-name="T309"> в форму </text:span><text:span text:style-name="T101">am/is/are</text:span><text:span text:style-name="T309">, а смысловой глагол оставить в начальной форме, после </text:span><text:span text:style-name="T101">going to</text:span><text:span text:style-name="T309">.</text:span></text:p>
      <text:p text:style-name="P470"/>
      <text:p text:style-name="P564">I`m going to meet my friends tomorrow — Я собираюсь встретиться с друзьями завтра.</text:p>
      <text:p text:style-name="P777"><text:span text:style-name="T41">I`m going to go</text:span><text:span text:style-name="T319"> out after I finish my work — Я собираюсь погулять после, как закончу работу.</text:span></text:p>
      <text:p text:style-name="P470"/>
      <text:p text:style-name="P700"><text:span text:style-name="T150">В разговорной </text:span><text:span text:style-name="T154">стиле</text:span><text:span text:style-name="T151"> </text:span><text:span text:style-name="T152">этот </text:span><text:span text:style-name="T151">оборот </text:span><text:span text:style-name="T150">очень часто </text:span><text:span text:style-name="T154">записывается</text:span><text:span text:style-name="T150"> как </text:span><text:span text:style-name="T103">gonna</text:span><text:span text:style-name="T150"> </text:span><text:span text:style-name="T103">[гона].</text:span></text:p>
      <text:p text:style-name="P566"/>
      <text:p text:style-name="P133"><text:span text:style-name="T309">Также его используют, когда очевидно, что вот-вот случится какое-то действие. В этом случае </text:span><text:span text:style-name="T101">be goin to </text:span><text:span text:style-name="T309">передает оттенок неизбежности происходящего и применяется по отношению </text:span></text:p>
      <text:p text:style-name="P471">к постороннему человеку или объетку.</text:p>
      <text:p text:style-name="P471"/>
      <text:p text:style-name="P567">Look! He`s going to fall — Смотри! Он сейчас упадет.</text:p>
      <text:p text:style-name="P567">The sky is dark. It`s going to rain — Небо темное. Сейчас пойдет дождь.</text:p>
      <text:p text:style-name="P459"/>
      <text:p text:style-name="P458">Future Simple</text:p>
      <text:p text:style-name="P472"/>
      <text:p text:style-name="P703"><text:span text:style-name="T155">Сообщает о будущих, еще не случившихся событиях. </text:span><text:span text:style-name="T156">Эта форма говорит о том, что человек сделает что-то в будущем, но решение он принял в момент речи, </text:span><text:span text:style-name="T157">т. е. описывает не спланированные, а спонтанные дейсвтия. </text:span></text:p>
      <text:p text:style-name="P475"/>
      <text:p text:style-name="P703"><text:span text:style-name="T158">В</text:span><text:span text:style-name="T157"> предложени</text:span><text:span text:style-name="T158">ях</text:span><text:span text:style-name="T157"> </text:span><text:span text:style-name="T158">будут </text:span><text:span text:style-name="T157">часто </text:span><text:span text:style-name="T158">попадаться слова</text:span><text:span text:style-name="T157">, </text:span><text:span text:style-name="T158">выражающие</text:span><text:span text:style-name="T157"> мнение: <text:s/></text:span><text:span text:style-name="T104">I think </text:span><text:span text:style-name="T105">(я думаю)</text:span><text:span text:style-name="T104">, </text:span></text:p>
      <text:p text:style-name="P703"><text:span text:style-name="T104">I`m sure </text:span><text:span text:style-name="T105">(я уверен), I hope (я надеюсь), </text:span><text:span text:style-name="T104">probably (возможно).</text:span><text:span text:style-name="T105"> </text:span></text:p>
      <text:p text:style-name="P479"/>
      <text:p text:style-name="P474">Схема состоит из 2х частей: вспомогательного глагола <text:span text:style-name="T412">will </text:span><text:span text:style-name="T745">(заменяет </text:span><text:span text:style-name="T423">do/did</text:span><text:span text:style-name="T745">)</text:span> </text:p>
      <text:p text:style-name="P474">и смыслового глагола в начальной форме. </text:p>
      <text:p text:style-name="P569"/>
      <text:p text:style-name="P474"><text:span text:style-name="T412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12">not</text:span>.</text:p>
      <text:p text:style-name="P473"><text:soft-page-break/>В речи и на письме <text:span text:style-name="T412">will</text:span> обычно сокращается до <text:span text:style-name="T412">`ll</text:span>, а отрицание <text:span text:style-name="T412">will</text:span> <text:span text:style-name="T412">not</text:span> д<text:span text:style-name="T744">о</text:span> <text:span text:style-name="T412">won`t</text:span>.</text:p>
      <text:p text:style-name="P473"/>
      <text:p text:style-name="P568">We <text:span text:style-name="T655">will</text:span> proobably <text:span text:style-name="T655">meet</text:span> soon — Мы, возможно, скоро <text:span text:style-name="T655">встретимся</text:span>.</text:p>
      <text:p text:style-name="P568">I hope everything <text:span text:style-name="T655">will be</text:span> fine — Надеюсь, все <text:span text:style-name="T655">будет </text:span>хорошо.</text:p>
      <text:p text:style-name="P568"><text:span text:style-name="T655">Will</text:span> you <text:span text:style-name="T655">be</text:span> at home toworrow? No, I won`t — <text:span text:style-name="T743">Ты </text:span><text:span text:style-name="T657">будешь</text:span><text:span text:style-name="T743"> завтра дома? Нет</text:span>.</text:p>
      <text:p text:style-name="P473"/>
      <text:p text:style-name="P478">Чтобы правильно подобрать нужную форму, нужно отталкиваться от контекста:</text:p>
      <text:list xml:id="list1883570930" text:style-name="L31">
        <text:list-item>
          <text:p text:style-name="P915">I will do — я сделаю (считаю/верю, что сделаю это);</text:p>
        </text:list-item>
        <text:list-item>
          <text:p text:style-name="P916">I am doing — я сделаю (потому что уже спланировал это);</text:p>
        </text:list-item>
        <text:list-item>
          <text:p text:style-name="P916">I am going to do — я собираюсь сделать (ключевое слово «собираюсь»).</text:p>
        </text:list-item>
      </text:list>
      <text:p text:style-name="P476"/>
      <text:p text:style-name="P477">Нередко, вместо will используется модальный глагол might:</text:p>
      <text:p text:style-name="P571">I might do it — Наверное, я сделаю это.</text:p>
      <text:p text:style-name="P570"/>
      <text:p text:style-name="P468">Модальные глаголы</text:p>
      <text:p text:style-name="P572"/>
      <text:p text:style-name="P482">Это особенные глаголы, которые одновременно:</text:p>
      <text:list xml:id="list3764633658" text:style-name="L32">
        <text:list-item>
          <text:p text:style-name="P917">передают смысл (используются как смысловые глаголы);</text:p>
        </text:list-item>
        <text:list-item>
          <text:p text:style-name="P917">передают время (привязывают дейсвтие к какому-то времени);</text:p>
        </text:list-item>
        <text:list-item>
          <text:p text:style-name="P917">используются по тем же правилами, что и вспомогательные глаголы.</text:p>
        </text:list-item>
      </text:list>
      <text:p text:style-name="P480"/>
      <text:p text:style-name="P480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480">а в отрицаниях используются вместе с частицей <text:span text:style-name="T412">not</text:span>.</text:p>
      <text:p text:style-name="P480"/>
      <text:p text:style-name="P712"><text:span text:style-name="T161">Модальные глаголы не имеют окончаний и дополнительных форм. </text:span><text:span text:style-name="T183">Т. е. </text:span><text:span text:style-name="T161">не меняются в зависимости от подлежащего </text:span><text:span text:style-name="T183">(нет окончания -s, если подлежащее he/she/it и </text:span><text:span text:style-name="T184">пр</text:span><text:span text:style-name="T183">)</text:span><text:span text:style-name="T161">. </text:span></text:p>
      <text:p text:style-name="P481"/>
      <text:p text:style-name="P488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488"/>
      <text:p text:style-name="P489"><text:span text:style-name="T766">После модального глагола почти всегда </text:span><text:span text:style-name="T768">идет</text:span><text:span text:style-name="T766"> смысловой глагол в начальной форме, </text:span><text:span text:style-name="T769">но </text:span><text:span text:style-name="T766">без частицы </text:span><text:span text:style-name="T428">to. </text:span><text:span text:style-name="T767">Также смысловой глагол в начальной форме идет после модальных кострукций.</text:span></text:p>
      <text:p text:style-name="P488"/>
      <text:p text:style-name="P792"><text:span text:style-name="T183">М</text:span><text:span text:style-name="T147">одальные глаголы: </text:span><text:span text:style-name="T101">can, could, must, might, may, should, would, will, shall</text:span><text:span text:style-name="T147">.</text:span></text:p>
      <text:p text:style-name="P740"><text:span text:style-name="T173">М</text:span><text:span text:style-name="T219">одальные конструкции: </text:span><text:span text:style-name="T135">be able to, have to, used to</text:span><text:span text:style-name="T219">.</text:span></text:p>
      <text:p text:style-name="P490"/>
      <text:p text:style-name="P740"><text:span text:style-name="T307">Глаголы </text:span><text:span text:style-name="T143">w</text:span><text:span text:style-name="T144">ill</text:span><text:span text:style-name="T308"> и </text:span><text:span text:style-name="T143">s</text:span><text:span text:style-name="T144">hall</text:span></text:p>
      <text:p text:style-name="P491"/>
      <text:p text:style-name="P793"><text:span text:style-name="T147">В Future Simple </text:span><text:span text:style-name="T101">will</text:span><text:span text:style-name="T147"> используется как вспомогательный глагол. Но иногда он также</text:span></text:p>
      <text:p text:style-name="P793"><text:span text:style-name="T147">используется как модальный глагол. Это касается ситуац</text:span><text:span text:style-name="T159">и</text:span><text:span text:style-name="T147">й, когда нужно предложить свою помощь либо обратиться за помощью самому.</text:span></text:p>
      <text:p text:style-name="P492"/>
      <text:p text:style-name="P573">You luggage is heavy. I`ll help you — У вас тяжелый багаж. Я помогу вам.</text:p>
      <text:p text:style-name="P573">Will you help me? — Ты мне поможешь?</text:p>
      <text:p text:style-name="P492"/>
      <text:p text:style-name="P705"><text:span text:style-name="T159">Ситуации с </text:span><text:span text:style-name="T106">will</text:span><text:span text:style-name="T159"> переводятся будущим, а с </text:span><text:span text:style-name="T106">won`t </text:span><text:span text:style-name="T159">— настоящим. </text:span><text:span text:style-name="T106">Won`t</text:span><text:span text:style-name="T159"> означает </text:span></text:p>
      <text:p text:style-name="P484">«отказывается» (не смотря на мои ожидание, действие не происходит).</text:p>
      <text:p text:style-name="P483"/>
      <text:p text:style-name="P574"/>
      <text:p text:style-name="P904">What`s wrong? My Car won`t start — Что случилось? Моя машина не заводится. </text:p>
      <text:p text:style-name="P574">(отказывается заводиться)</text:p>
      <text:p text:style-name="P483"/>
      <text:p text:style-name="P704"><text:span text:style-name="T160">Модальный глагол </text:span><text:span text:style-name="T107">shall</text:span><text:span text:style-name="T160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7">will</text:span><text:span text:style-name="T160">.</text:span></text:p>
      <text:p text:style-name="P485"/>
      <text:p text:style-name="P704"><text:span text:style-name="T160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7">I</text:span><text:span text:style-name="T160"> или </text:span><text:span text:style-name="T107">we</text:span><text:span text:style-name="T160">.</text:span></text:p>
      <text:p text:style-name="P485"/>
      <text:p text:style-name="P575">Shall I close the door? - Я закрою дверь? (вы не против, если я закрою дверь?)</text:p>
      <text:p text:style-name="P37"><text:span text:style-name="T313">S</text:span><text:span text:style-name="T309">hall we dance? - Потанцуем? (вы не против потанцевать?)</text:span></text:p>
      <text:p text:style-name="P483"/>
      <text:p text:style-name="P460"><text:span text:style-name="T751">Глаголы </text:span><text:span text:style-name="T425">c</text:span><text:span text:style-name="T412">an</text:span> и <text:span text:style-name="T425">c</text:span><text:span text:style-name="T412">ould</text:span></text:p>
      <text:p text:style-name="P485"/>
      <text:p text:style-name="P710"><text:span text:style-name="T119">Can</text:span><text:span text:style-name="T162"> переводится как «умею», «могу», «смогу». </text:span><text:span text:style-name="T181">С</text:span><text:span text:style-name="T162"> частицей </text:span><text:span text:style-name="T119">not</text:span><text:span text:style-name="T162"> в пишется либо </text:span></text:p>
      <text:p text:style-name="P341"><text:span text:style-name="T162">слитно — </text:span><text:span text:style-name="T119">cannot</text:span><text:span text:style-name="T162">, либо сокращенно — </text:span><text:span text:style-name="T119">can`t</text:span><text:span text:style-name="T162">. </text:span><text:span text:style-name="T181">М</text:span><text:span text:style-name="T163">ожет передавать следующие значения:</text:span></text:p>
      <text:list xml:id="list3939604854" text:style-name="L33">
        <text:list-item>
          <text:p text:style-name="P1003"><text:span text:style-name="T162">у</text:span><text:span text:style-name="T163">мственные или физические возможности, умение что-то сделать;</text:span></text:p>
        </text:list-item>
        <text:list-item>
          <text:p text:style-name="P918">разрешение или запрет что-то cделать;</text:p>
        </text:list-item>
        <text:list-item>
          <text:p text:style-name="P918">просьба или предложение о помощи;</text:p>
        </text:list-item>
        <text:list-item>
          <text:p text:style-name="P918">неуверенность в совершении действия (в вопросах).</text:p>
        </text:list-item>
      </text:list>
      <text:p text:style-name="P487"/>
      <text:p text:style-name="P38"><text:span text:style-name="T314">H</text:span><text:span text:style-name="T309">e can understand my English — Он может понимать мой английский.</text:span></text:p>
      <text:p text:style-name="P576">You can`t smoke here — Ты не можешь сдесь курить.</text:p>
      <text:p text:style-name="P576">Can I help you? - Я могу вам помочь?</text:p>
      <text:p text:style-name="P493"/>
      <text:p text:style-name="P794"><text:span text:style-name="T162">В </text:span><text:span text:style-name="T147">разговорной речи </text:span><text:span text:style-name="T101">can</text:span><text:span text:style-name="T147"> широко используется именно, когда нужно спросить разрешение </text:span></text:p>
      <text:p text:style-name="P795"><text:span text:style-name="T147">что-то сделать. </text:span><text:span text:style-name="T187">Е</text:span><text:span text:style-name="T185">сли нужно спросить разрешение вежливо, то используется may.</text:span></text:p>
      <text:p text:style-name="P529"/>
      <text:p text:style-name="P713"><text:span text:style-name="T121">Can</text:span><text:span text:style-name="T122"> I use your phone? / May I use your phone? - Я мог</text:span><text:span text:style-name="T121">у</text:span><text:span text:style-name="T122"> воспольз</text:span><text:span text:style-name="T121">оваться</text:span><text:span text:style-name="T122"> </text:span></text:p>
      <text:p text:style-name="P713"><text:span text:style-name="T121">твоим/</text:span><text:span text:style-name="T122">вашим телефоном?</text:span></text:p>
      <text:p text:style-name="P486"/>
      <text:p text:style-name="P796"><text:span text:style-name="T101">Could [куд] </text:span><text:span text:style-name="T147">переводится как «мог», «мог бы» и является прошедшей формой от </text:span><text:span text:style-name="T101">can</text:span><text:span text:style-name="T147">. </text:span></text:p>
      <text:p text:style-name="P494">Его следует использовать, когда мы говорим о том, что что-то умели или могли в прошлом.</text:p>
      <text:p text:style-name="P528">Также <text:span text:style-name="T412">could</text:span> <text:span text:style-name="T770">применяется</text:span> в качестве официальной формы обращения.</text:p>
      <text:p text:style-name="P494"/>
      <text:p text:style-name="P577">I could read at the age of 4 — Я мог читать в 4 года.</text:p>
      <text:p text:style-name="P577">This story could be true — Эта история могла бы быть правдой.</text:p>
      <text:p text:style-name="P465"/>
      <text:p text:style-name="P465"><text:span text:style-name="T749">К</text:span>онструкция <text:span text:style-name="T412">be able to</text:span></text:p>
      <text:p text:style-name="P495"/>
      <text:p text:style-name="P496">Дублирует по значению модальные глаголы <text:span text:style-name="T412">can/could</text:span>. Говорит о возможности </text:p>
      <text:p text:style-name="P496">соверишить действие. <text:span text:style-name="T764">В настоящем времени </text:span><text:span text:style-name="T748">заменяется модальным глаголом </text:span><text:span text:style-name="T424">can</text:span><text:span text:style-name="T764">.</text:span></text:p>
      <text:p text:style-name="P496"/>
      <text:p text:style-name="P497">В этой конструкции глагол <text:span text:style-name="T412">be</text:span> передает время:</text:p>
      <text:list xml:id="list1339844009" text:style-name="L34">
        <text:list-item>
          <text:p text:style-name="P919">am/is/are able to — могу/может/могут (есть возможность);</text:p>
        </text:list-item>
        <text:list-item>
          <text:p text:style-name="P919">was/were able to — смог/смогли;</text:p>
        </text:list-item>
        <text:list-item>
          <text:p text:style-name="P919">will be able to — смогу/сможет/смогут.</text:p>
        </text:list-item>
      </text:list>
      <text:p text:style-name="P498"/>
      <text:p text:style-name="P706"><text:span text:style-name="T108">B</text:span><text:span text:style-name="T109">e able to</text:span><text:span text:style-name="T164"> передает оттенок </text:span><text:span text:style-name="T165">того, что </text:span><text:span text:style-name="T168">человек</text:span><text:span text:style-name="T165"> обычно не может сделать, но именно тогда </text:span></text:p>
      <text:p text:style-name="P706"><text:span text:style-name="T165">смог (в прошедшем) или сможет (в будущем).</text:span><text:span text:style-name="T164"> </text:span><text:span text:style-name="T165">Т</text:span><text:span text:style-name="T164">. е. не «мог</text:span><text:span text:style-name="T165">у</text:span><text:span text:style-name="T164">», а «</text:span><text:span text:style-name="T165">смогу</text:span><text:span text:style-name="T164">».</text:span></text:p>
      <text:p text:style-name="P499"/>
      <text:p text:style-name="P578"><text:soft-page-break/>Stacey talked rather quickly, but I was able to understand her — Стэйси говорила довольно быстро, но я смог понять её.</text:p>
      <text:p text:style-name="P578"/>
      <text:p text:style-name="P578">If I learn French, I will be able to understand it — Если я буду учить французский, </text:p>
      <text:p text:style-name="P578">я смогу понимать его.</text:p>
      <text:p text:style-name="P578"/>
      <text:p text:style-name="P461"><text:span text:style-name="T751">Глаголы </text:span><text:span text:style-name="T425">m</text:span><text:span text:style-name="T412">ight</text:span> и <text:span text:style-name="T425">m</text:span><text:span text:style-name="T412">ay</text:span></text:p>
      <text:p text:style-name="P578"/>
      <text:p text:style-name="P711"><text:span text:style-name="T182">M</text:span><text:span text:style-name="T112">ight [майт]</text:span><text:span text:style-name="T166"> переводится как «может» или «мог бы», </text:span><text:span text:style-name="T173">а</text:span><text:span text:style-name="T753"> т</text:span>акже <text:span text:style-name="T166">наречием </text:span><text:span text:style-name="T171">«возможно», «вероятно», </text:span><text:span text:style-name="T172">«должно быть», </text:span><text:span text:style-name="T171">«наверное»</text:span><text:span text:style-name="T166">. </text:span></text:p>
      <text:p text:style-name="P525"/>
      <text:p text:style-name="P500">Он указывает на вероятность того, что ситуация может происходить сейчас или произойти </text:p>
      <text:p text:style-name="P500">в ближайшем будущем. Является синонимом фразе <text:span text:style-name="T412">it is possible that</text:span> (возможно, что).</text:p>
      <text:p text:style-name="P596"/>
      <text:p text:style-name="P797"><text:span text:style-name="T101">Look at the sky. It might rain — Посмотри на небо. Возможно </text:span><text:span text:style-name="T111">пойдет дождь.</text:span></text:p>
      <text:p text:style-name="P798"><text:span text:style-name="T111">M</text:span><text:span text:style-name="T101">ight Tom call in the evening? - Том может позвонить вечером? (может</text:span><text:span text:style-name="T113"> ли он позвонить</text:span><text:span text:style-name="T101">?)</text:span></text:p>
      <text:p text:style-name="P578"/>
      <text:p text:style-name="P749"><text:span text:style-name="T182">Отрицание</text:span><text:span text:style-name="T167"> </text:span><text:span text:style-name="T110">might</text:span><text:span text:style-name="T167"> </text:span><text:span text:style-name="T110">not</text:span><text:span text:style-name="T167"> </text:span><text:span text:style-name="T182">сокращается до</text:span><text:span text:style-name="T167"> </text:span><text:span text:style-name="T110">mightn`t [майтэнт]</text:span><text:span text:style-name="T167">.</text:span></text:p>
      <text:p text:style-name="P526"/>
      <text:p text:style-name="P749"><text:span text:style-name="T166">Модальный глагол </text:span><text:span text:style-name="T112">may</text:span><text:span text:style-name="T166"> в современном английском используется </text:span><text:span text:style-name="T167">редко</text:span><text:span text:style-name="T166">. Но его часто применяют, когда нужно предложить помощь незнакомому человеку. </text:span><text:span text:style-name="T186">Он п</text:span><text:span text:style-name="T166">ереводится как «иметь возможность» и по сути </text:span><text:span text:style-name="T167">взаимозаменяем с</text:span><text:span text:style-name="T166"> </text:span><text:span text:style-name="T112">might</text:span><text:span text:style-name="T166">.</text:span></text:p>
      <text:p text:style-name="P579"/>
      <text:p text:style-name="P579">May I help you, sir? Я могу вам помочь, сэр? (имею ли я возможность вам помочь?)</text:p>
      <text:p text:style-name="P527"/>
      <text:p text:style-name="P462"><text:span text:style-name="T752">Глагол </text:span><text:span text:style-name="T426">m</text:span><text:span text:style-name="T412">ust</text:span></text:p>
      <text:p text:style-name="P501"/>
      <text:p text:style-name="P714"><text:span text:style-name="T188">О</text:span><text:span text:style-name="T172">дин из самых распространенных в речи модальных глаголов. </text:span><text:span text:style-name="T189">И</text:span><text:span text:style-name="T172">спользуется в настоящем времени. Переводится как «должен», «обязан» или «должно быть», «</text:span><text:span text:style-name="T169">наверное»</text:span><text:span text:style-name="T172">.</text:span></text:p>
      <text:p text:style-name="P502"/>
      <text:p text:style-name="P340"><text:span text:style-name="T169">П</text:span><text:span text:style-name="T163">ереда</text:span><text:span text:style-name="T169">ет</text:span><text:span text:style-name="T163"> следующие значения</text:span><text:span text:style-name="T170">:</text:span></text:p>
      <text:list xml:id="list4217364310" text:style-name="L35">
        <text:list-item>
          <text:p text:style-name="P920">необходимость, обязанность, долг;</text:p>
        </text:list-item>
        <text:list-item>
          <text:p text:style-name="P921">настойчивый совет, приказ, запрет (в отрицаниях);</text:p>
        </text:list-item>
      </text:list>
      <text:p text:style-name="P597"/>
      <text:p text:style-name="P597">I must go — Я должен идти. </text:p>
      <text:p text:style-name="P582">He must not be at home now — <text:s/><text:span text:style-name="T763">О</text:span>н не должен сейчас быть дома.</text:p>
      <text:p text:style-name="P740"><text:span text:style-name="T136">Must we hurry? — Нам нужно торопиться? </text:span><text:span text:style-name="T137">(должны ли мы торопиться?)</text:span></text:p>
      <text:p text:style-name="P582"/>
      <text:p text:style-name="P740"><text:span text:style-name="T170">Отрицание </text:span><text:span text:style-name="T120">must not</text:span><text:span text:style-name="T170"> </text:span><text:span text:style-name="T182">означает</text:span><text:span text:style-name="T170"> «нельзя», «запрещено». Сокращается до </text:span><text:span text:style-name="T120">musn`t [мазнт]</text:span><text:span text:style-name="T170">.</text:span></text:p>
      <text:p text:style-name="P580">You musn`t park here — Здесь нельзя парковаться.</text:p>
      <text:p text:style-name="P502"/>
      <text:p text:style-name="P503">Когда <text:span text:style-name="T412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503"/>
      <text:p text:style-name="P581">She has worked so hard these days. She must<text:span text:style-name="T655"> </text:span>be very tired — </text:p>
      <text:p text:style-name="P581">Она так много работала в эти дни. Она, наверное, очень <text:span text:style-name="T750">уставшая.</text:span></text:p>
      <text:p text:style-name="P583"/>
      <text:p text:style-name="P463">Конструкция <text:span text:style-name="T412">have to</text:span></text:p>
      <text:p text:style-name="P504"/>
      <text:p text:style-name="P506">Дублирует по значению модальный глагол <text:span text:style-name="T412">must</text:span>. Говорит об обязанностях, </text:p>
      <text:p text:style-name="P506">которые человек вынежден выполнять <text:span text:style-name="T765">не по свое воле</text:span>. </text:p>
      <text:p text:style-name="P505"/>
      <text:p text:style-name="P505"><text:soft-page-break/>В настоящем времени <text:span text:style-name="T412">have to</text:span> и <text:span text:style-name="T412">must</text:span> взаимозаменяемы и часто разницы между ними нет.</text:p>
      <text:p text:style-name="P505">Однако <text:span text:style-name="T412">must</text:span> означает необходимость, которая исходит от самого человека, </text:p>
      <text:p text:style-name="P505">а <text:span text:style-name="T412">have to</text:span> говорит о необходимости, исходящей извне.</text:p>
      <text:p text:style-name="P505"/>
      <text:p text:style-name="P584">I must do it — Я должен это сделать (это мой долг).</text:p>
      <text:p text:style-name="P584">I have to do it — Я должен это сделать (того требуют обстоятельства).</text:p>
      <text:p text:style-name="P505"/>
      <text:p text:style-name="P707"><text:span text:style-name="T114">Have to</text:span><text:span text:style-name="T174">, в отличие от </text:span><text:span text:style-name="T114">must</text:span><text:span text:style-name="T174">, может употребляться во всех временах. Форма в будущем </text:span></text:p>
      <text:p text:style-name="P507">времени используется редко и ее предпочитают заменять на форму настоящего.</text:p>
      <text:p text:style-name="P507"/>
      <text:p text:style-name="P507">Отрицательная и вопросительная форма образуется с помощью вспомогательных </text:p>
      <text:p text:style-name="P707"><text:span text:style-name="T174">глаголов </text:span><text:span text:style-name="T114">do/did/will</text:span><text:span text:style-name="T174">. (</text:span><text:span text:style-name="T190">здесь </text:span><text:span text:style-name="T114">have</text:span><text:span text:style-name="T174"> ведет себя как смысловой глагол).</text:span></text:p>
      <text:p text:style-name="P586"/>
      <text:p text:style-name="P585"><text:span text:style-name="T773">I </text:span><text:span text:style-name="T309">had to go — Я должен был идти.</text:span></text:p>
      <text:p text:style-name="P584">He doesn`t have to go — Он не должен идти.</text:p>
      <text:p text:style-name="P598">Will they have to go? — Они должны будут идти?</text:p>
      <text:p text:style-name="P508"/>
      <text:p text:style-name="P799"><text:span text:style-name="T174">В </text:span><text:span text:style-name="T147">отрицательных предложениях </text:span><text:span text:style-name="T101">have to</text:span><text:span text:style-name="T147"> и </text:span><text:span text:style-name="T101">must</text:span><text:span text:style-name="T147"> передают разный смысл. </text:span></text:p>
      <text:p text:style-name="P799"><text:span text:style-name="T101">Must not</text:span><text:span text:style-name="T147"> выражает запрет, а </text:span><text:span text:style-name="T101">heve to</text:span><text:span text:style-name="T147"> — отсутсвие обязанности.</text:span></text:p>
      <text:p text:style-name="P551"/>
      <text:p text:style-name="P584">You mustn`t tell anyone — Ты не должен рассказывать никому.</text:p>
      <text:p text:style-name="P584">You don`t have to tell me everything — Можешь не рассказывать мне всего.</text:p>
      <text:p text:style-name="P507"/>
      <text:p text:style-name="P715"><text:span text:style-name="T115">Have</text:span><text:span text:style-name="T175"> в значении «должен» всегда используется с частицей </text:span><text:span text:style-name="T115">to</text:span><text:span text:style-name="T175">. Если не поставить </text:span><text:span text:style-name="T115">to</text:span><text:span text:style-name="T175"> </text:span></text:p>
      <text:p text:style-name="P715"><text:span text:style-name="T175">после </text:span><text:span text:style-name="T115">have</text:span><text:span text:style-name="T175">, то этот глагол будет ознать «иметь». </text:span></text:p>
      <text:p text:style-name="P507"/>
      <text:p text:style-name="P9"><text:span text:style-name="T225">Г</text:span><text:span text:style-name="T226">лагол </text:span><text:span text:style-name="T141">should</text:span></text:p>
      <text:p text:style-name="P509"/>
      <text:p text:style-name="P716"><text:span text:style-name="T123">Should [шуд] </text:span><text:span text:style-name="T191">подходит</text:span><text:span text:style-name="T175">, чтобы дать</text:span><text:span text:style-name="T191"> вежливый</text:span><text:span text:style-name="T175"> совет. Переводится как «</text:span><text:span text:style-name="T192">следует сделать</text:span><text:span text:style-name="T175">» </text:span></text:p>
      <text:p text:style-name="P716"><text:span text:style-name="T192">или «нужно (так поступить)». </text:span><text:span text:style-name="T194">С</text:span><text:span text:style-name="T192">вязан с на</text:span><text:span text:style-name="T194">с</text:span><text:span text:style-name="T192">тоящим и будущим временем. Грамматически использ</text:span><text:span text:style-name="T191">уется</text:span><text:span text:style-name="T192"> по тем же правилами, что и другие модальные глаголы.</text:span></text:p>
      <text:p text:style-name="P512"/>
      <text:p text:style-name="P46">You should be more attentive — Вам следует быть более внимательным.</text:p>
      <text:p text:style-name="P510"/>
      <text:p text:style-name="P717"><text:span text:style-name="T193">Для</text:span><text:span text:style-name="T192"> совет</text:span><text:span text:style-name="T193">а</text:span><text:span text:style-name="T192">, помимо </text:span><text:span text:style-name="T123">should,</text:span><text:span text:style-name="T192"> можно также использовать обороты, помогающие </text:span></text:p>
      <text:p text:style-name="P717"><text:span text:style-name="T192">выразить мненеие, например </text:span><text:span text:style-name="T123">I think, I don`t think</text:span><text:span text:style-name="T192">.</text:span></text:p>
      <text:p text:style-name="P511"/>
      <text:p text:style-name="P587">I think you should leave — Думаю, вам пора уйти.</text:p>
      <text:p text:style-name="P588"/>
      <text:p text:style-name="P708"><text:span text:style-name="T116">Should</text:span><text:span text:style-name="T176"> также выражает: недоумение, удивление, возмущение. В этом случае </text:span><text:span text:style-name="T193">он</text:span><text:span text:style-name="T176"> передает эмоциональную окраску высказыванию. Отрицательная форма говорит о плохой зате</text:span><text:span text:style-name="T177">е</text:span><text:span text:style-name="T176">.</text:span></text:p>
      <text:p text:style-name="P510"/>
      <text:p text:style-name="P587">Why should I go there? - Скакой стати мне туда идти?</text:p>
      <text:p text:style-name="P587">You shouldn`t go there — Не нужно туда идти <text:span text:style-name="T771">(это плохая идея)</text:span>.</text:p>
      <text:p text:style-name="P510"/>
      <text:p text:style-name="P10"><text:span text:style-name="T220">Глагол </text:span><text:span text:style-name="T139">would</text:span></text:p>
      <text:p text:style-name="P513"/>
      <text:p text:style-name="P515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755">Грамматически использ</text:span><text:span text:style-name="T756">уется</text:span><text:span text:style-name="T755"> по тем же правилами, что и другие модальные глаголы.</text:span></text:p>
      <text:p text:style-name="P514"/>
      <text:p text:style-name="P518"><text:soft-page-break/>При переводе <text:span text:style-name="T412">would</text:span>, <text:span text:style-name="T756">по сути, </text:span>выпадает, а идущий после него смысловой глагол, используется с частицей<text:span text:style-name="T427"> </text:span><text:span text:style-name="T412">to</text:span>. <text:span text:style-name="T427">Would</text:span><text:span text:style-name="T758"> часто сокращается до </text:span><text:span text:style-name="T427">`d</text:span><text:span text:style-name="T758"> и произносится как одна буква (поэтому поначалу расслышать </text:span><text:span text:style-name="T427">would</text:span><text:span text:style-name="T758"> в предложении довольно сложно).</text:span></text:p>
      <text:p text:style-name="P514"/>
      <text:p text:style-name="P516"><text:span text:style-name="T754">В</text:span>стречается в вариантах, <text:span text:style-name="T772">когда</text:span>:</text:p>
      <text:list xml:id="list1634458906" text:style-name="L36">
        <text:list-item>
          <text:p text:style-name="P922">соответствует русской частице «бы» (когда представляют ситуацию);</text:p>
        </text:list-item>
        <text:list-item>
          <text:p text:style-name="P922">сообщает о привычках прошлого (в этом случае может заменяться на <text:span text:style-name="T412">used to</text:span>).</text:p>
        </text:list-item>
      </text:list>
      <text:p text:style-name="P517"/>
      <text:p text:style-name="P589">I would like to live in New Your — Я бы хотел жить в Нью Йорке <text:span text:style-name="T754">(представил)</text:span>.</text:p>
      <text:p text:style-name="P590">I wouldn`t watch this film with my child — Я бы не смотрела этот фильм с моим ребенком.</text:p>
      <text:p text:style-name="P591">Would you like to go <text:span text:style-name="T757">to the party with us? </text:span>—<text:span text:style-name="T757"> Ты бы хотел пойти с нами на вечеринку?</text:span></text:p>
      <text:p text:style-name="P519"/>
      <text:p text:style-name="P750"><text:span text:style-name="T178">Фраза </text:span><text:span text:style-name="T117">would you like</text:span><text:span text:style-name="T178"> часто используется, когда хотят предложить человеку услугу</text:span><text:span text:style-name="T196">, </text:span><text:span text:style-name="T178">предмет </text:span></text:p>
      <text:p text:style-name="P750"><text:span text:style-name="T178">и т. п. Если человек согласен, то он отвечает </text:span><text:span text:style-name="T117">I`d like to</text:span><text:span text:style-name="T178"> (</text:span><text:span text:style-name="T195">я бы хотел</text:span><text:span text:style-name="T178">) </text:span><text:span text:style-name="T195">или </text:span><text:span text:style-name="T125">I`d love to</text:span></text:p>
      <text:p text:style-name="P750"><text:span text:style-name="T178">(с удовольствием). <text:s/></text:span><text:span text:style-name="T117">I`d like to </text:span><text:span text:style-name="T218">можно использовать вместо</text:span><text:span text:style-name="T134"> I want </text:span><text:span text:style-name="T138">(уточнить)</text:span><text:span text:style-name="T134">.</text:span></text:p>
      <text:p text:style-name="P520"/>
      <text:p text:style-name="P718"><text:span text:style-name="T117">Would you like a cup of </text:span><text:span text:style-name="T124">tea</text:span><text:span text:style-name="T117">? Yes, I would — Вы бы хотили чашечку </text:span><text:span text:style-name="T124">чая</text:span><text:span text:style-name="T117">? Да, хотел бы.</text:span></text:p>
      <text:p text:style-name="P520"/>
      <text:p text:style-name="P592">What would you like, coffee or tea? I`d like some cofee — Чтобы вы хотели, </text:p>
      <text:p text:style-name="P592">кофе или чай? Я бы хотел кофе.</text:p>
      <text:p text:style-name="P520"/>
      <text:p text:style-name="P464">Конструкция <text:span text:style-name="T412">used to</text:span></text:p>
      <text:p text:style-name="P520"/>
      <text:p text:style-name="P521">Используется, когда говорят о регулярных вещах, происходящих в прошлом. </text:p>
      <text:p text:style-name="P709"><text:span text:style-name="T179">Британцы </text:span><text:span text:style-name="T180">предпочитают</text:span><text:span text:style-name="T179"> </text:span><text:span text:style-name="T118">used to</text:span><text:span text:style-name="T179">, американцы чаще использую </text:span><text:span text:style-name="T118">would</text:span><text:span text:style-name="T179">.</text:span></text:p>
      <text:p text:style-name="P521"/>
      <text:p text:style-name="P521">На русский <text:span text:style-name="T412">would/used to</text:span> можно перевести как «имел привычку делать» <text:span text:style-name="T760">или</text:span> «раньше».</text:p>
      <text:p text:style-name="P522"><text:span text:style-name="T760">Также </text:span><text:span text:style-name="T412">would/used to</text:span> <text:span text:style-name="T760">подразумевает, что сейчас человек уже не делает того, что делал раньше.</text:span></text:p>
      <text:p text:style-name="P522"/>
      <text:p text:style-name="P523">Как правило <text:span text:style-name="T412">would</text:span> используется в ситуациях, когда указан период во время которого </text:p>
      <text:p text:style-name="P523">человек так не поступал. </text:p>
      <text:p text:style-name="P523"/>
      <text:p text:style-name="P524">После <text:span text:style-name="T412">used to</text:span> стоит глагол в начальной форме. В настоящем времени эта констуркция </text:p>
      <text:p text:style-name="P524">не используется <text:span text:style-name="T761">(для этого есть Present Simple) </text:span>и<text:span text:style-name="T759"> </text:span>часто <text:span text:style-name="T759">выпадает при переводе.</text:span></text:p>
      <text:p text:style-name="P524"/>
      <text:p text:style-name="P593">I used to live in Bristol — Раньше я жил <text:span text:style-name="T762">в Бристоле (а сейчас нет).</text:span></text:p>
      <text:p text:style-name="P594">I didn`t use to drink tea — Раньше я не пил чай (а теперь пью).</text:p>
      <text:p text:style-name="P595">Did you use to play tennis? — Ты раньше играл в теннис?</text:p>
      <text:p text:style-name="P467"/>
      <text:p text:style-name="P467">Повелительно наклонение. Imperative</text:p>
      <text:p text:style-name="P530"/>
      <text:p text:style-name="P531">Это способ озвучить распоряжение, приказ, <text:span text:style-name="T774">просьбу</text:span> или призыв к действию.</text:p>
      <text:p text:style-name="P531">В речи очень часто используются предложения в форме повелительного наклонения.</text:p>
      <text:p text:style-name="P531"/>
      <text:p text:style-name="P719"><text:span text:style-name="T197">Чтобы выразить приказ или просьбу (</text:span><text:span text:style-name="T198">настойчиво</text:span><text:span text:style-name="T197">), нужно начать предложение с глагола </text:span></text:p>
      <text:p text:style-name="P532">в начальной форме (форма повелительного наклонения только одна).</text:p>
      <text:p text:style-name="P531"/>
      <text:p text:style-name="P47"><text:span text:style-name="T315">C</text:span><text:span text:style-name="T309">ome here — Подойдите сюда ( призыв к действию).</text:span></text:p>
      <text:p text:style-name="P599">Put your gun down! — Опусти оружие! (приказ).</text:p>
      <text:p text:style-name="P599">Help! — Помогите! (настойчивая просьба).</text:p>
      <text:p text:style-name="P533"/>
      <text:p text:style-name="P800"><text:span text:style-name="T147">Чтобы просьба звучала вежливее, </text:span><text:span text:style-name="T199">используют слово please: </text:span><text:span text:style-name="T126">Come here, please</text:span><text:span text:style-name="T199">.</text:span></text:p>
      <text:p text:style-name="P801"><text:soft-page-break/><text:span text:style-name="T199">Е</text:span><text:span text:style-name="T147">сли </text:span><text:span text:style-name="T200">человеку предлагают угоститься едой, то часто начинают предложение с </text:span><text:span text:style-name="T127">have</text:span><text:span text:style-name="T200">.</text:span></text:p>
      <text:p text:style-name="P600">Have a cake, please — Угощайтесь тортом, пожалуйста.</text:p>
      <text:p text:style-name="P534"/>
      <text:p text:style-name="P824"><text:span text:style-name="T147">Глагол </text:span><text:span text:style-name="T101">have</text:span><text:span text:style-name="T147"> может входить в устойчивые обороты, связанные с пожеланием. </text:span></text:p>
      <text:p text:style-name="P534">В этом случае он обычно выпадает при переводе.</text:p>
      <text:p text:style-name="P535"/>
      <text:p text:style-name="P48"><text:span text:style-name="T316">H</text:span><text:span text:style-name="T309">ave a nice time — Приятно провести время.</text:span></text:p>
      <text:p text:style-name="P601">Have fun — Повеселитесь.</text:p>
      <text:p text:style-name="P601"/>
      <text:p text:style-name="P134"><text:span text:style-name="T309">Если нужно призвать человека или группу людей совершить что-то вместе, то нужно использовать </text:span><text:span text:style-name="T101">let`s (let us)</text:span><text:span text:style-name="T309"> перед глаголом. Это еще один способ говорить вежливее </text:span></text:p>
      <text:p text:style-name="P536">в повелительном наклонении.</text:p>
      <text:p text:style-name="P536"/>
      <text:p text:style-name="P601">Let`s do it — Давай сделаем это (досл. Позволь нам сделать это).</text:p>
      <text:p text:style-name="P601">Let`s not watch this movie — Давай не будем смотреть этот фильм.</text:p>
      <text:p text:style-name="P536"/>
      <text:p text:style-name="P134"><text:span text:style-name="T309">Если нужно попросить человека не делать что-либо, то нужно начать с </text:span><text:span text:style-name="T101">don`t</text:span><text:span text:style-name="T309">.</text:span></text:p>
      <text:p text:style-name="P601"/>
      <text:p text:style-name="P602">Don`t come here — Не подходи сюда. </text:p>
      <text:p text:style-name="P602">Don`t do it — Не делай этого.</text:p>
      <text:p text:style-name="P602"/>
      <text:p text:style-name="P466">Пассивный<text:span text:style-name="T782"> </text:span>залог. <text:span text:style-name="T783">Passive Voice</text:span></text:p>
      <text:p text:style-name="P537"/>
      <text:p text:style-name="P135"><text:span text:style-name="T309">В английском языке, как и в русском, </text:span><text:span text:style-name="T317">есть 2</text:span><text:span text:style-name="T309"> вида залога: активный и пассивный.</text:span></text:p>
      <text:p text:style-name="P720"><text:span text:style-name="T201">Активный залог </text:span><text:span text:style-name="T202">по другому</text:span><text:span text:style-name="T201"> называется действительным (я сам совершаю действие), </text:span></text:p>
      <text:p text:style-name="P538">а пассивный — страдательным (надо мной совершают действие.)</text:p>
      <text:p text:style-name="P539"/>
      <text:p text:style-name="P540">Порядок слов у предложения в пассивном залоге: </text:p>
      <text:list xml:id="list781488000" text:style-name="L37">
        <text:list-item>
          <text:p text:style-name="P923">подлежащее;</text:p>
        </text:list-item>
        <text:list-item>
          <text:p text:style-name="P923">сказуемое в пассивном залоге (что сделано?);</text:p>
        </text:list-item>
        <text:list-item>
          <text:p text:style-name="P923">дополнение;</text:p>
        </text:list-item>
        <text:list-item>
          <text:p text:style-name="P923">обстоятельство.</text:p>
        </text:list-item>
      </text:list>
      <text:p text:style-name="P541"/>
      <text:p text:style-name="P721"><text:span text:style-name="T203">Сказуемое в пассивном залоге состоит из 2х частей: вспомогательного глагола </text:span><text:span text:style-name="T131">be</text:span><text:span text:style-name="T203"> </text:span></text:p>
      <text:p text:style-name="P721"><text:span text:style-name="T203">и смыслового глагола в 3й форме </text:span><text:span text:style-name="T216">(для </text:span><text:span text:style-name="T217">группы </text:span><text:span text:style-name="T216">Simple)</text:span><text:span text:style-name="T203">.</text:span></text:p>
      <text:p text:style-name="P542"/>
      <text:p text:style-name="P49"><text:span text:style-name="T320">I finished my work</text:span><text:span text:style-name="T309"> yesterday — </text:span><text:span text:style-name="T320">Я закончил работу</text:span><text:span text:style-name="T309"> вчера (активный залог).</text:span></text:p>
      <text:p text:style-name="P49"><text:span text:style-name="T320">The work was finished</text:span><text:span text:style-name="T309"> yesterday — </text:span><text:span text:style-name="T320">Работа была закончена</text:span><text:span text:style-name="T309"> вчера (пассивный залог).</text:span></text:p>
      <text:p text:style-name="P552"/>
      <text:p text:style-name="P726"><text:span text:style-name="T214">П</text:span><text:span text:style-name="T213">ассивный залог </text:span><text:span text:style-name="T214">обычно </text:span><text:span text:style-name="T213">используется, когда автор действия неизвестен, не важен </text:span></text:p>
      <text:p text:style-name="P136"><text:span text:style-name="T309">или намеренно скрыт. </text:span><text:span text:style-name="T318">Пассивный залог часто применяется в деловой речи.</text:span></text:p>
      <text:p text:style-name="P603"/>
      <text:p text:style-name="P604">This house is quite old. It was buil in 1990 — Дом старый. Он был простроен в 1990 году.</text:p>
      <text:p text:style-name="P604">(кто построил дом — неизвестно; известен только дом, и что с ним сделали — построили).</text:p>
      <text:p text:style-name="P605"/>
      <text:p text:style-name="P722"><text:span text:style-name="T204">Если нужно указать </text:span><text:span text:style-name="T205">автора</text:span><text:span text:style-name="T204"> действи</text:span><text:span text:style-name="T205">я</text:span><text:span text:style-name="T204">, то это можно сделать в дополнении </text:span></text:p>
      <text:p text:style-name="P722"><text:span text:style-name="T204">с использованием предлога </text:span><text:span text:style-name="T132">by</text:span><text:span text:style-name="T204"> (кем).</text:span></text:p>
      <text:p text:style-name="P543"/>
      <text:p text:style-name="P604">Ann Karenina was written by Leo Tolstoy — Анна Каренина была написана Львом Толстым.</text:p>
      <text:p text:style-name="P723"><text:span text:style-name="T128">(</text:span><text:span text:style-name="T129">над книгой совершили действие — ее написали</text:span><text:span text:style-name="T128">)</text:span></text:p>
      <text:p text:style-name="P606"/>
      <text:p text:style-name="P544"/>
      <text:p text:style-name="P901"><text:span text:style-name="T206">Подлежащие </text:span><text:span text:style-name="T130">I</text:span><text:span text:style-name="T206">, в предложении с пассивным залогом, часто переводится </text:span></text:p>
      <text:p text:style-name="P544">не как «я», а как «мне/мной/меня».</text:p>
      <text:p text:style-name="P545"/>
      <text:p text:style-name="P607">I am ignored all the time — Меня игнорируют все время.</text:p>
      <text:p text:style-name="P607">I was born in 1990 — Я родился в 1990 году (Меня родили в 1990 году).</text:p>
      <text:p text:style-name="P607"/>
      <text:p text:style-name="P727"><text:span text:style-name="T206">При переводе </text:span><text:span text:style-name="T130">I was born</text:span><text:span text:style-name="T206">, не совсем понятно, что это пассивный залог </text:span><text:span text:style-name="T212">(</text:span><text:span text:style-name="T133">I</text:span><text:span text:style-name="T212"> переводится как «я»)</text:span><text:span text:style-name="T206">.</text:span></text:p>
      <text:p text:style-name="P342"><text:span text:style-name="T206">В английском таких фраз мног. </text:span><text:span text:style-name="T215">Их</text:span><text:span text:style-name="T206"> нужно просто </text:span><text:span text:style-name="T215">запомнить</text:span><text:span text:style-name="T206">, </text:span><text:span text:style-name="T207">например:</text:span></text:p>
      <text:list xml:id="list716007596" text:style-name="L38">
        <text:list-item>
          <text:p text:style-name="P924">be born — родился (в Past Simple);</text:p>
        </text:list-item>
        <text:list-item>
          <text:p text:style-name="P924">be gone — умер (в Present Simple).</text:p>
        </text:list-item>
      </text:list>
      <text:p text:style-name="P546"/>
      <text:p text:style-name="P547">Present Simple Passive:</text:p>
      <text:p text:style-name="P608">Children are taught at school — Детей учат в школе.</text:p>
      <text:p text:style-name="P547"/>
      <text:p text:style-name="P547">Past Simple Passive:</text:p>
      <text:p text:style-name="P608">I was taught to ride a bike by my dadschool — Меня научил ездить на велосипеде папа.</text:p>
      <text:p text:style-name="P547"/>
      <text:p text:style-name="P547">Future Simple Passive:</text:p>
      <text:p text:style-name="P608">I will be taught English at university — Меня будут учить английскому в универе.</text:p>
      <text:p text:style-name="P608"/>
      <text:p text:style-name="P548">Present Perfect Passive <text:span text:style-name="T779">требует дополнительно</text:span><text:span text:style-name="T781">го</text:span><text:span text:style-name="T779"> слов</text:span><text:span text:style-name="T781">а</text:span><text:span text:style-name="T779"> </text:span><text:span text:style-name="T429">been, </text:span><text:span text:style-name="T781">после</text:span><text:span text:style-name="T430"> have</text:span><text:span text:style-name="T779">. </text:span></text:p>
      <text:p text:style-name="P549"><text:span text:style-name="T821">Е</text:span>сли его не указать, то предложение будет в форме активного залога (Present Perfect).</text:p>
      <text:p text:style-name="P609"/>
      <text:p text:style-name="P609">I have been taught an important lesson — Мне преподали важный урок.</text:p>
      <text:p text:style-name="P610">I have <text:span text:style-name="T780">taught an important lesson — </text:span>Я преподал важный урок.</text:p>
      <text:p text:style-name="P550"/>
      <text:p text:style-name="P547">Предложение в Present Perfect Passive можно перепутать с Present Perfect Continuous.</text:p>
      <text:p text:style-name="P547">Здесь главное в том, что в Passive смысловой глагол стоит в 3й форме, </text:p>
      <text:p text:style-name="P137"><text:span text:style-name="T309">а в Continuous — с окончанием </text:span><text:span text:style-name="T101">ing</text:span><text:span text:style-name="T309">.</text:span></text:p>
      <text:p text:style-name="P547"/>
      <text:p text:style-name="P724"><text:span text:style-name="T67">I have been </text:span><text:span text:style-name="T69">speaking</text:span><text:span text:style-name="T67"> English for 2 years. </text:span><text:span text:style-name="T68">—</text:span><text:span text:style-name="T67"> Я </text:span><text:span text:style-name="T69">говорю по</text:span><text:span text:style-name="T67"> английски уже 2 года.</text:span></text:p>
      <text:p text:style-name="P724"><text:span text:style-name="T67">I </text:span><text:span text:style-name="T70">have been </text:span><text:span text:style-name="T69">spoken English — </text:span><text:span text:style-name="T71">Со мной</text:span><text:span text:style-name="T69"> говорили по английски.</text:span></text:p>
      <text:p text:style-name="P611"/>
      <text:p text:style-name="P725"><text:span text:style-name="T228">Т</text:span><text:span text:style-name="T229">акже можно легко перепутать ситуации, когда be используется с прилагательным </text:span><text:span text:style-name="T230">и</text:span><text:span text:style-name="T229"> когда </text:span></text:p>
      <text:p text:style-name="P725"><text:span text:style-name="T230">с</text:span><text:span text:style-name="T229"> пассивн</text:span><text:span text:style-name="T230">ым</text:span><text:span text:style-name="T229"> залог</text:span><text:span text:style-name="T230">ом</text:span><text:span text:style-name="T229">. Здесь важно отлич</text:span><text:span text:style-name="T230">а</text:span><text:span text:style-name="T229">ть прилагательное от глагола.</text:span></text:p>
      <text:p text:style-name="P612"/>
      <text:p text:style-name="P271"><text:span text:style-name="T97">I am interested in art — Я</text:span><text:span text:style-name="T98"> интересуюсь</text:span><text:span text:style-name="T99"> </text:span><text:span text:style-name="T98">искусством </text:span><text:span text:style-name="T96">(interested — прилагательное)</text:span><text:span text:style-name="T98">.</text:span></text:p>
      <text:p text:style-name="P809"><text:span text:style-name="T69">I </text:span><text:span text:style-name="T66">am ignored all the time — Меня игнорируют все время (ignored — глагол в 3й форме).</text:span></text:p>
      <text:p text:style-name="P621"/>
      <text:p text:style-name="P444">Вопросительные предложения</text:p>
      <text:p text:style-name="P358"/>
      <text:p text:style-name="P360">Чтобы задать вопрос, нужно придерживаться обратного порядка слов, когда </text:p>
      <text:p text:style-name="P360">вспомогательный глагол стоит перед подлежащим (см. выше).</text:p>
      <text:p text:style-name="P360"/>
      <text:p text:style-name="P360">В вопросе может не быть вопросительного слова, смыслового глагола, дополнения, </text:p>
      <text:p text:style-name="P360">но в нем всегда есть вспомогательный глагол и подлежащее.</text:p>
      <text:p text:style-name="P360"/>
      <text:p text:style-name="P741">В английском есть 5 типов вопросов:</text:p>
      <text:p text:style-name="P362"/>
      <text:p text:style-name="P361"/>
      <text:p text:style-name="P902">1. Общий вопрос.</text:p>
      <text:p text:style-name="P361"/>
      <text:p text:style-name="P361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361"/>
      <text:p text:style-name="P802"><text:span text:style-name="T231">Чтобы коротко ответить на </text:span><text:span text:style-name="T232">такой </text:span><text:span text:style-name="T231">вопрос, недостаточно просто написать </text:span><text:span text:style-name="T72">yes/no</text:span><text:span text:style-name="T231">. Нужно также добавить корешок — местоимение со вспомогательным глаголом. </text:span><text:span text:style-name="T233">Корешок</text:span><text:span text:style-name="T231"> будет указыват</text:span><text:span text:style-name="T233">ь</text:span><text:span text:style-name="T231"> на мысль, которая была сказана в предыдушем предложении:</text:span></text:p>
      <text:p text:style-name="P647"/>
      <text:p text:style-name="P613"><text:span text:style-name="T655">Do you play</text:span> the piano? <text:span text:style-name="T493">—</text:span> Yes, <text:span text:style-name="T656">I do</text:span><text:span text:style-name="T672">.</text:span></text:p>
      <text:p text:style-name="P614"><text:span text:style-name="T656">Does Rita play</text:span><text:span text:style-name="T672"> football? </text:span><text:span text:style-name="T493">— </text:span><text:span text:style-name="T672">No, </text:span><text:span text:style-name="T656">she doesn`t</text:span><text:span text:style-name="T672">.</text:span> </text:p>
      <text:p text:style-name="P359"/>
      <text:p text:style-name="P361">2. Разделительный вопрос.</text:p>
      <text:p text:style-name="P361"/>
      <text:p text:style-name="P731"><text:span text:style-name="T234">Вопрос, который часто используется в разговорной речи, когда собеседник пытается </text:span><text:span text:style-name="T240">начать или поддержать беседу. Также с помощью таких вопросов можно </text:span><text:span text:style-name="T234">выяснить какую-то информацию на основе имеющихся фактов.</text:span></text:p>
      <text:p text:style-name="P363"/>
      <text:p text:style-name="P728"><text:span text:style-name="T234">С</text:span><text:span text:style-name="T235">остоит из 2х частей, разделенных запятой: утверждения и противоположного корешка. </text:span></text:p>
      <text:p text:style-name="P364">Корешок можно переводить словами: «правда?» «да?», «не так ли?», «верно?»</text:p>
      <text:p text:style-name="P50"><text:span text:style-name="T45">Y</text:span><text:span text:style-name="T44">ou play tennis every day, don`t you? </text:span><text:span text:style-name="T46">—</text:span><text:span text:style-name="T44"> Ты играешь в теннис, да?</text:span></text:p>
      <text:p text:style-name="P364"/>
      <text:p text:style-name="P728"><text:span text:style-name="T235">В </text:span><text:span text:style-name="T236">корешке </text:span><text:span text:style-name="T235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365"/>
      <text:p text:style-name="P367">Если в главной части отрицание, то в корешке должно быть утверждение (и наоборот). </text:p>
      <text:p text:style-name="P39"><text:span text:style-name="T47">You </text:span><text:span text:style-name="T48">don`t like tomato juice, do you? </text:span><text:span text:style-name="T46">—</text:span><text:span text:style-name="T48"> Ты не любишь томатный сок, да?</text:span></text:p>
      <text:p text:style-name="P367"/>
      <text:p text:style-name="P729"><text:span text:style-name="T237">Если в гланой части используется </text:span><text:span text:style-name="T73">I am</text:span><text:span text:style-name="T237">, то в корешке нужно говорить </text:span><text:span text:style-name="T73">aren`t I</text:span><text:span text:style-name="T237">, а не </text:span><text:span text:style-name="T73">amn`t I</text:span><text:span text:style-name="T237">.</text:span></text:p>
      <text:p text:style-name="P51"><text:span text:style-name="T47">I </text:span><text:span text:style-name="T44">am a famous artist, aren`t I? - Я знаменитая художница, да?</text:span></text:p>
      <text:p text:style-name="P367"/>
      <text:p text:style-name="P368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368"/>
      <text:p text:style-name="P730"><text:span text:style-name="T238">П</text:span><text:span text:style-name="T239">осему на такие вопросы лучше отвечать так, чтобы ответ отражал реальное </text:span></text:p>
      <text:p text:style-name="P369">положение дел, а не форму вопроса.</text:p>
      <text:p text:style-name="P369"/>
      <text:p text:style-name="P40"><text:span text:style-name="T49">T</text:span><text:span text:style-name="T44">hat isn`t your car, is it? Yes, it is — Это не твоя машина, да? Нет, моя</text:span></text:p>
      <text:p text:style-name="P738"><text:span text:style-name="T80">Можно</text:span><text:span text:style-name="T66"> ответить </text:span><text:span text:style-name="T80">и так</text:span><text:span text:style-name="T66">: Yes, it is my car — Да, это моя машина.</text:span></text:p>
      <text:p text:style-name="P366"/>
      <text:p text:style-name="P810"><text:span text:style-name="T235">3. </text:span><text:span text:style-name="T227">Специальный вопрос.</text:span></text:p>
      <text:p text:style-name="P370"/>
      <text:p text:style-name="P371">Самый популярный тип вопроса. Используется для получения доп. информации, </text:p>
      <text:p text:style-name="P803"><text:span text:style-name="T227">поэтому всегда начинается с вопросительного слова </text:span><text:span text:style-name="T242">или связки</text:span><text:span text:style-name="T227">.</text:span></text:p>
      <text:p text:style-name="P372"/>
      <text:p text:style-name="P373">Вопросительные слова:</text:p>
      <text:list xml:id="list724413464" text:style-name="L39">
        <text:list-item>
          <text:p text:style-name="P1019"><text:span text:style-name="T227">who [ху] — </text:span><text:span text:style-name="T241">кто</text:span><text:span text:style-name="T227">;</text:span></text:p>
        </text:list-item>
        <text:list-item>
          <text:p text:style-name="P1019"><text:span text:style-name="T227">whom [хум] — </text:span><text:span text:style-name="T241">кого</text:span><text:span text:style-name="T227">;</text:span></text:p>
        </text:list-item>
        <text:list-item>
          <text:p text:style-name="P1019"><text:span text:style-name="T227">whose [хуз] — </text:span><text:span text:style-name="T241">чей</text:span><text:span text:style-name="T227">;</text:span></text:p>
        </text:list-item>
        <text:list-item>
          <text:p text:style-name="P1019"><text:span text:style-name="T227">what — </text:span><text:span text:style-name="T241">что, какой</text:span><text:span text:style-name="T227">;</text:span></text:p>
        </text:list-item>
        <text:list-item>
          <text:p text:style-name="P1019"><text:soft-page-break/><text:span text:style-name="T227">which — </text:span><text:span text:style-name="T241">который</text:span><text:span text:style-name="T227">;</text:span></text:p>
        </text:list-item>
        <text:list-item>
          <text:p text:style-name="P1019"><text:span text:style-name="T227">where [</text:span><text:span text:style-name="T241">вэа</text:span><text:span text:style-name="T227">] — </text:span><text:span text:style-name="T241">где, куда</text:span><text:span text:style-name="T227">;</text:span></text:p>
        </text:list-item>
        <text:list-item>
          <text:p text:style-name="P1019"><text:span text:style-name="T227">when — </text:span><text:span text:style-name="T241">когда</text:span><text:span text:style-name="T227">;</text:span></text:p>
        </text:list-item>
        <text:list-item>
          <text:p text:style-name="P1019"><text:span text:style-name="T227">why [</text:span><text:span text:style-name="T241">вай</text:span><text:span text:style-name="T227">] — </text:span><text:span text:style-name="T241">зачем, почему</text:span><text:span text:style-name="T227">;</text:span></text:p>
        </text:list-item>
        <text:list-item>
          <text:p text:style-name="P925">how [хау] — как;</text:p>
        </text:list-item>
        <text:list-item>
          <text:p text:style-name="P1019"><text:span text:style-name="T227">how often [хау офэн] — </text:span><text:span text:style-name="T241">как часто</text:span><text:span text:style-name="T227">;</text:span></text:p>
        </text:list-item>
        <text:list-item>
          <text:p text:style-name="P1019"><text:span text:style-name="T227">how many — </text:span><text:span text:style-name="T241">сколько (исчисляемые существительные)</text:span><text:span text:style-name="T227">;</text:span></text:p>
        </text:list-item>
        <text:list-item>
          <text:p text:style-name="P1019"><text:span text:style-name="T227">how much — </text:span><text:span text:style-name="T241">сколько (неисчесляемые существительные)</text:span><text:span text:style-name="T227">;</text:span></text:p>
        </text:list-item>
        <text:list-item>
          <text:p text:style-name="P1019"><text:span text:style-name="T227">how long [хау лон] — </text:span><text:span text:style-name="T241">как долго</text:span><text:span text:style-name="T227">;</text:span></text:p>
        </text:list-item>
        <text:list-item>
          <text:p text:style-name="P1019"><text:span text:style-name="T227">how long ago — </text:span><text:span text:style-name="T241">как давно</text:span><text:span text:style-name="T227">;</text:span></text:p>
        </text:list-item>
        <text:list-item>
          <text:p text:style-name="P1019"><text:span text:style-name="T227">how old — </text:span><text:span text:style-name="T241">сколько лет</text:span><text:span text:style-name="T227">.</text:span></text:p>
        </text:list-item>
      </text:list>
      <text:p text:style-name="P365"/>
      <text:p text:style-name="P804"><text:span text:style-name="T74">W</text:span><text:span text:style-name="T66">hat</text:span><text:span text:style-name="T227"> и </text:span><text:span text:style-name="T66">which</text:span><text:span text:style-name="T227"> могут использоваться отдельно или с уточняющим словом, обычно, существительным, и тогда переводятся как «какой» и «какой из» </text:span><text:span text:style-name="T242">соотв</text:span><text:span text:style-name="T227">. </text:span></text:p>
      <text:p text:style-name="P374"/>
      <text:p text:style-name="P615">What do you like? — Что ты любишь?</text:p>
      <text:p text:style-name="P615">What car have you got? — Какая у тебя машина?</text:p>
      <text:p text:style-name="P615">Which car is yours? — Какая из машин твоя? </text:p>
      <text:p text:style-name="P615"/>
      <text:p text:style-name="P52"><text:span text:style-name="T50">Which</text:span><text:span text:style-name="T242"> подразумевает выбор из нескольких вариантов.</text:span></text:p>
      <text:p text:style-name="P732"><text:span text:style-name="T243">Слово </text:span><text:span text:style-name="T75">how</text:span><text:span text:style-name="T243"> чаще присутствует в </text:span><text:span text:style-name="T245">связке</text:span><text:span text:style-name="T243"> с прилагательным или наречием, но может употребляться и самостоятельно.</text:span></text:p>
      <text:p text:style-name="P375"/>
      <text:p text:style-name="P616">How old are you? — Сколько тебе лет?</text:p>
      <text:p text:style-name="P616">How are you? — Как ты?</text:p>
      <text:p text:style-name="P376"/>
      <text:p text:style-name="P53"><text:span text:style-name="T227">Вопрос с </text:span><text:span text:style-name="T44">how much</text:span><text:span text:style-name="T227"> задают, когда спрашивают о веществах, жидкостях или абстрактных понятиях </text:span><text:span text:style-name="T244">(что нельзя количественно посчитать)</text:span><text:span text:style-name="T227">. А с </text:span><text:span text:style-name="T44">how many</text:span><text:span text:style-name="T227">, когда спрашивают </text:span></text:p>
      <text:p text:style-name="P376">о нескольких предметах. </text:p>
      <text:p text:style-name="P375"/>
      <text:p text:style-name="P616">How much money have you got? — Сколько у тебя денег? (<text:span text:style-name="T786">много, </text:span>абстракция).</text:p>
      <text:p text:style-name="P616">How many friends have you got? — Сколько у тебя друзей? (<text:span text:style-name="T787">10, </text:span>количество).</text:p>
      <text:p text:style-name="P616"/>
      <text:p text:style-name="P377">4. Вопрос к подлежащему.</text:p>
      <text:p text:style-name="P377"/>
      <text:p text:style-name="P733"><text:span text:style-name="T246">Задается, когда хотят узнать кто или что совершает действие. Начинается со слова </text:span><text:span text:style-name="T76">who</text:span><text:span text:style-name="T246"> </text:span></text:p>
      <text:p text:style-name="P733"><text:span text:style-name="T246">или </text:span><text:span text:style-name="T76">what</text:span><text:span text:style-name="T246">, которое заменяют собой подлежащее. При этом порядок слов остается таким же, что и в утрверждении. В</text:span><text:span text:style-name="T247">спомогательный глагол часто отсутсвует в таком вопросе.</text:span></text:p>
      <text:p text:style-name="P378"/>
      <text:p text:style-name="P617">Who is in the Room? — Кто в комнате?</text:p>
      <text:p text:style-name="P618">What was that? — Что это было?</text:p>
      <text:p text:style-name="P618"/>
      <text:p text:style-name="P740"><text:span text:style-name="T77">W</text:span><text:span text:style-name="T66">ho/what</text:span><text:span text:style-name="T227"> </text:span><text:span text:style-name="T248">условно </text:span><text:span text:style-name="T227">являются 3м лицом единственного числа — т. е. </text:span><text:span text:style-name="T66">he/she/it</text:span><text:span text:style-name="T227">.</text:span></text:p>
      <text:p text:style-name="P379"/>
      <text:p text:style-name="P734"><text:span text:style-name="T227">Если подлежащее предполагается во множественном числе, то </text:span><text:span text:style-name="T247">в форму множественного числа нужно поставить глагол.</text:span></text:p>
      <text:p text:style-name="P379"/>
      <text:p text:style-name="P54"><text:span text:style-name="T44">Who </text:span><text:span text:style-name="T63">are</text:span><text:span text:style-name="T44"> my best friends? → </text:span><text:span text:style-name="T63">Mike and Paul</text:span><text:span text:style-name="T44"> are my best friends.</text:span></text:p>
      <text:p text:style-name="P379"/>
      <text:p text:style-name="P380"/>
      <text:p text:style-name="P903">5. Вопрос с альтернативой.</text:p>
      <text:p text:style-name="P380"/>
      <text:p text:style-name="P805"><text:span text:style-name="T227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6">or</text:span><text:span text:style-name="T227"> (в подлежащем, сказуемоем, дополнении или даже в слове </text:span><text:span text:style-name="T66">not</text:span><text:span text:style-name="T227">).</text:span></text:p>
      <text:p text:style-name="P650"/>
      <text:p text:style-name="P735"><text:span text:style-name="T44">Does </text:span><text:span text:style-name="T63">your mother or your father</text:span><text:span text:style-name="T44"> help you? (</text:span><text:span text:style-name="T51">п</text:span><text:span text:style-name="T44">одлежаще</text:span><text:span text:style-name="T51">е</text:span><text:span text:style-name="T44">)</text:span></text:p>
      <text:p text:style-name="P735"><text:span text:style-name="T78">Has he just </text:span><text:span text:style-name="T100">arrived or left</text:span><text:span text:style-name="T78">? (в смыслово</text:span><text:span text:style-name="T79">й</text:span><text:span text:style-name="T78"> глагол)</text:span></text:p>
      <text:p text:style-name="P735"><text:span text:style-name="T78">Will you go to Kiev </text:span><text:span text:style-name="T100">by train or by plane</text:span><text:span text:style-name="T78">? (дополнени</text:span><text:span text:style-name="T79">е</text:span><text:span text:style-name="T78">)</text:span></text:p>
      <text:p text:style-name="P735"><text:span text:style-name="T78">Do you like </text:span><text:span text:style-name="T100">sushi or not</text:span><text:span text:style-name="T78">? (слов</text:span><text:span text:style-name="T79">о</text:span><text:span text:style-name="T78"> not)</text:span></text:p>
      <text:p text:style-name="P383"/>
      <text:p text:style-name="P139"><text:span text:style-name="T52">В</text:span><text:span text:style-name="T44">опросы с предлогами.</text:span></text:p>
      <text:p text:style-name="P381"/>
      <text:p text:style-name="P384">По началу вызывают много трудностей, т. к. в русском языке предлог и вопросительное </text:p>
      <text:p text:style-name="P384">слово стоят рядом, а в английском они находятся в разных местах. </text:p>
      <text:p text:style-name="P385"/>
      <text:p text:style-name="P385">В английском вопросе предлог стоит в самом конце, но при переводе </text:p>
      <text:p text:style-name="P385">относится к началу предложения.</text:p>
      <text:p text:style-name="P385"/>
      <text:p text:style-name="P806"><text:span text:style-name="T40">W</text:span><text:span text:style-name="T39">ho</text:span><text:span text:style-name="T227"> do you meet </text:span><text:span text:style-name="T784">with</text:span><text:span text:style-name="T227">? — </text:span><text:span text:style-name="T784">С</text:span><text:span text:style-name="T227"> </text:span><text:span text:style-name="T39">кем</text:span><text:span text:style-name="T227"> ты встречаешься?</text:span></text:p>
      <text:p text:style-name="P806"><text:span text:style-name="T40">W</text:span><text:span text:style-name="T39">hat</text:span><text:span text:style-name="T227"> are you looking </text:span><text:span text:style-name="T784">at</text:span><text:span text:style-name="T227">? — </text:span><text:span text:style-name="T784">На</text:span><text:span text:style-name="T227"> </text:span><text:span text:style-name="T39">что</text:span><text:span text:style-name="T227"> ты смотришь?</text:span></text:p>
      <text:p text:style-name="P386"/>
      <text:p text:style-name="P736"><text:span text:style-name="T250">Ч</text:span><text:span text:style-name="T249">асто логика использования предлогов в русском и английском не совпадают. </text:span></text:p>
      <text:p text:style-name="P387">Поэтому лучше запомнить некоторые устойчивые сочетания предлогов с глаголами, </text:p>
      <text:p text:style-name="P388">которые встречаются достаточно часто:</text:p>
      <text:list xml:id="list2004581193" text:style-name="L40">
        <text:list-item>
          <text:p text:style-name="P1020"><text:span text:style-name="T227">what … like — на что похож (здесь </text:span><text:span text:style-name="T66">like</text:span><text:span text:style-name="T227"> не глагол, а предлог);</text:span></text:p>
        </text:list-item>
        <text:list-item>
          <text:p text:style-name="P926">look at — стмотреть на;</text:p>
        </text:list-item>
        <text:list-item>
          <text:p text:style-name="P926">look for — искать;</text:p>
        </text:list-item>
        <text:list-item>
          <text:p text:style-name="P926">listen to — слушать;</text:p>
        </text:list-item>
        <text:list-item>
          <text:p text:style-name="P926">wait for — ждать;</text:p>
        </text:list-item>
        <text:list-item>
          <text:p text:style-name="P926">stay at — останавливаться (например, в отеле).</text:p>
        </text:list-item>
      </text:list>
      <text:p text:style-name="P806"/>
      <text:p text:style-name="P619">What does he look like? — Как он выглядит?</text:p>
      <text:p text:style-name="P619">What are you looking at? — На что ты смотришь?</text:p>
      <text:p text:style-name="P386"/>
      <text:p text:style-name="P737"><text:span text:style-name="T249">П</text:span><text:span text:style-name="T252">римеры </text:span><text:span text:style-name="T251">5</text:span><text:span text:style-name="T252"> типов вопросов во всех временах, а также с модальными глаголами </text:span></text:p>
      <text:p text:style-name="P390">можно найти на стр. 146.</text:p>
      <text:p text:style-name="P389"/>
      <text:p text:style-name="P443">Отрицательные предложения</text:p>
      <text:p text:style-name="P382"/>
      <text:p text:style-name="P392">Чтобы придать мысли отрицательное значение, используются 2 способа:</text:p>
      <text:list xml:id="list3883505975" text:style-name="L41">
        <text:list-item>
          <text:p text:style-name="P927">отрицательная частица <text:span text:style-name="T412">not</text:span>;</text:p>
        </text:list-item>
        <text:list-item>
          <text:p text:style-name="P927">слово <text:span text:style-name="T412">never</text:span> (и другие слова, придающие отрицательное значение).</text:p>
        </text:list-item>
      </text:list>
      <text:p text:style-name="P391"/>
      <text:p text:style-name="P393">Частица <text:span text:style-name="T412">not</text:span> стоит всегда в связке либо со вспомогательным глаголом, либо с модальным.</text:p>
      <text:p text:style-name="P393">Она является частью сказуемого. Переводится как «не».</text:p>
      <text:p text:style-name="P393"/>
      <text:p text:style-name="P620">I not like horror movies (неправильно, остуствует вспомогательный глагол)</text:p>
      <text:p text:style-name="P620">I do n<text:span text:style-name="T788">o</text:span>t like horror movies (правильно <text:span text:style-name="T789">для простых предложений</text:span>)</text:p>
      <text:p text:style-name="P393"/>
      <text:p text:style-name="P394"><text:soft-page-break/>В сложных предложениях, где несколько глаголов, используются другие правила.</text:p>
      <text:p text:style-name="P396"><text:span text:style-name="T794">C</text:span>казуемым обычно является самый первый глагол. Если отрицатульную мысль сообщить </text:p>
      <text:p text:style-name="P396">в дополнении, то not будет стоять самостоятельно.</text:p>
      <text:p text:style-name="P395"/>
      <text:p text:style-name="P397">It`s quite impolite not to call me back — Очень не вежливо не перезванивать мне.</text:p>
      <text:p text:style-name="P397">(здесь сказуемым является первый глагол — is)</text:p>
      <text:p text:style-name="P397"/>
      <text:p text:style-name="P11"><text:span text:style-name="T306">С</text:span><text:span text:style-name="T305">амые важные глаголы</text:span></text:p>
      <text:p text:style-name="P398"/>
      <text:p text:style-name="P399">Это <text:span text:style-name="T412">be</text:span>, <text:span text:style-name="T412">do</text:span>, <text:span text:style-name="T412">have</text:span> и <text:span text:style-name="T412">get</text:span>. Они могут быть как смысловыми, так и вспомогательными <text:span text:style-name="T797">(кроме </text:span><text:span text:style-name="T436">get</text:span><text:span text:style-name="T797">)</text:span>.</text:p>
      <text:p text:style-name="P399">Они могут входить в устойчивые сочетания, где меняют свое значение.</text:p>
      <text:p text:style-name="P399"/>
      <text:p text:style-name="P445">Глагол <text:span text:style-name="T412">be</text:span></text:p>
      <text:p text:style-name="P399"/>
      <text:p text:style-name="P350"><text:span text:style-name="T322">Э</text:span><text:span text:style-name="T323">то начальная форма глагола</text:span><text:span text:style-name="T324"> «быть». </text:span><text:span text:style-name="T329">В </text:span><text:span text:style-name="T322">Present Simple </text:span><text:span text:style-name="T336">be</text:span><text:span text:style-name="T322"> </text:span><text:span text:style-name="T321">изменяется</text:span><text:span text:style-name="T322"> на</text:span><text:span text:style-name="T324">: </text:span></text:p>
      <text:list xml:id="list2742138297" text:style-name="L42">
        <text:list-item>
          <text:p text:style-name="P945"><text:span text:style-name="T505">a</text:span><text:span text:style-name="T500">m — если подлежащее в первом лице (</text:span><text:span text:style-name="T443">I</text:span><text:span text:style-name="T500">);</text:span></text:p>
        </text:list-item>
        <text:list-item>
          <text:p text:style-name="P946">is — если подлежащее в третьем лице, единственном числе (<text:span text:style-name="T412">he/she/it</text:span>);</text:p>
        </text:list-item>
        <text:list-item>
          <text:p text:style-name="P946">are — если подлежащее во множественном числе (<text:span text:style-name="T412">you/we/they</text:span>).</text:p>
        </text:list-item>
      </text:list>
      <text:p text:style-name="P652"/>
      <text:p text:style-name="P783"><text:span text:style-name="T341">Г</text:span><text:span text:style-name="T342">лагол </text:span><text:span text:style-name="T142">be</text:span><text:span text:style-name="T342"> в форме </text:span><text:span text:style-name="T142">am/is/are</text:span><text:span text:style-name="T342"> является смысловым, но при переводе на русский выпадает. </text:span></text:p>
      <text:p text:style-name="P655"/>
      <text:p text:style-name="P669"><text:span text:style-name="T604">Одновременно с этим формы </text:span><text:span text:style-name="T800">am/is/are</text:span><text:span text:style-name="T605"> </text:span><text:span text:style-name="T604">привязывают предложение к настоящему времени. </text:span><text:span text:style-name="T739">(привязывает ко времени во всех формах)</text:span></text:p>
      <text:p text:style-name="P670"/>
      <text:p text:style-name="P655">После <text:span text:style-name="T412">be</text:span> обычно указывается характеристика (какой) или место (где).</text:p>
      <text:p text:style-name="P652"/>
      <text:p text:style-name="P651"><text:span text:style-name="T414">This dress is blue — </text:span><text:span text:style-name="T435">Это платье синие.</text:span></text:p>
      <text:p text:style-name="P745"><text:span text:style-name="T330">I</text:span><text:span text:style-name="T331"> </text:span><text:span text:style-name="T330">am</text:span><text:span text:style-name="T331"> in </text:span><text:span text:style-name="T330">my</text:span><text:span text:style-name="T331"> office now — </text:span><text:span text:style-name="T330">Я</text:span><text:span text:style-name="T332"> у себя в офисе сейчас.</text:span></text:p>
      <text:p text:style-name="P653"/>
      <text:p text:style-name="P821"><text:span text:style-name="T326">В русском языке предложение может </text:span><text:span text:style-name="T325">не иметь</text:span><text:span text:style-name="T326"> сказуемого. </text:span><text:span text:style-name="T325">Там где в русском сказуемое отсутсвует, в английском будет стоять глагол </text:span><text:span text:style-name="T330">be</text:span><text:span text:style-name="T325"> в форме </text:span><text:span text:style-name="T335">am/is/are</text:span><text:span text:style-name="T322"> </text:span><text:span text:style-name="T325">(т. к. для английского не характерно, когда в предложении нет сказуемого)</text:span><text:span text:style-name="T322">. </text:span></text:p>
      <text:p text:style-name="P652"/>
      <text:p text:style-name="P662"><text:span text:style-name="T462">I </text:span><text:span text:style-name="T445">am a doctor — Я (</text:span><text:span text:style-name="T446">есть</text:span><text:span text:style-name="T445">) доктор.</text:span></text:p>
      <text:p text:style-name="P663"><text:span text:style-name="T674">We are happy </text:span><text:span text:style-name="T677">— </text:span><text:span text:style-name="T674">Мы (есть) счастливы.</text:span></text:p>
      <text:p text:style-name="P657"/>
      <text:p text:style-name="P830"><text:span text:style-name="T299">Глагол</text:span><text:span text:style-name="T300"> </text:span><text:span text:style-name="T93">be</text:span><text:span text:style-name="T300"> может использоваться в связке с прилагательным. </text:span><text:span text:style-name="T301">П</text:span><text:span text:style-name="T302">ри переводе такая связка </text:span></text:p>
      <text:p text:style-name="P830"><text:span text:style-name="T302">может образовывать новый глагол, которого нет в </text:span><text:span text:style-name="T303">словаре</text:span><text:span text:style-name="T302">.</text:span></text:p>
      <text:p text:style-name="P658"/>
      <text:p text:style-name="P667"><text:span text:style-name="T447">I </text:span><text:span text:style-name="T464">am interested</text:span><text:span text:style-name="T447"> in art — Я</text:span><text:span text:style-name="T448"> </text:span><text:span text:style-name="T465">интересуюсь</text:span><text:span text:style-name="T457"> </text:span><text:span text:style-name="T448">искусством </text:span><text:span text:style-name="T457">(есть заинтересованный)</text:span><text:span text:style-name="T448">.</text:span></text:p>
      <text:p text:style-name="P667"><text:span text:style-name="T448">My hands </text:span><text:span text:style-name="T465">are cold</text:span><text:span text:style-name="T448"> — Мои руки</text:span><text:span text:style-name="T449"> </text:span><text:span text:style-name="T465">замерзли </text:span><text:span text:style-name="T457">(есть замерзшие)</text:span><text:span text:style-name="T449">.</text:span></text:p>
      <text:p text:style-name="P622"/>
      <text:p text:style-name="P425">В вопросительных предложениях глагол <text:span text:style-name="T412">be</text:span> меняется местами с подлежащим, </text:p>
      <text:p text:style-name="P425">а в отрицательных, используется с частицей <text:span text:style-name="T412">not</text:span>:</text:p>
      <text:p text:style-name="P425"/>
      <text:p text:style-name="P554"><text:span text:style-name="T675">I </text:span><text:span text:style-name="T674">am not a student — Я не студент.</text:span></text:p>
      <text:p text:style-name="P623">We are not English speakers — Они не англоговорящие люди.</text:p>
      <text:p text:style-name="P554"><text:span text:style-name="T675">I</text:span><text:span text:style-name="T674">s it dark? — Сейчас темно?</text:span></text:p>
      <text:p text:style-name="P623">Are they hungry? — Они голодны?</text:p>
      <text:p text:style-name="P623"/>
      <text:p text:style-name="P426">Если перед <text:span text:style-name="T421">am/is/are</text:span> нет вопросительного слова, то это общий вопрос. </text:p>
      <text:p text:style-name="P426">В корешке ответа вместо <text:span text:style-name="T412">do/does</text:span> используется <text:span text:style-name="T412">am/is/are</text:span>:</text:p>
      <text:p text:style-name="P426"><text:soft-page-break/></text:p>
      <text:p text:style-name="P555"><text:span text:style-name="T674">Am I in danger? Yes, you are. </text:span><text:span text:style-name="T676">—</text:span><text:span text:style-name="T674"> Я в опасности? Да.</text:span></text:p>
      <text:p text:style-name="P555"><text:span text:style-name="T674">Is John married? - No, he isn`t. </text:span><text:span text:style-name="T676">— </text:span><text:span text:style-name="T674">Джон женат? </text:span><text:span text:style-name="T676">— </text:span><text:span text:style-name="T674">Нет.</text:span></text:p>
      <text:p text:style-name="P624"><text:span text:style-name="T589">Специальный вопрос начинается с вопросительного слова </text:span><text:span text:style-name="T594">или связки</text:span><text:span text:style-name="T589">:</text:span> </text:p>
      <text:p text:style-name="P624">Where is Jill?<text:span text:style-name="T704"> </text:span>She is at school. <text:span text:style-name="T704">— </text:span>Где Джил? Она в школе.</text:p>
      <text:p text:style-name="P624"/>
      <text:p text:style-name="P667"><text:span text:style-name="T508">Очень часто </text:span><text:span text:style-name="T451">am/is/are</text:span><text:span text:style-name="T508"> сокращаются: </text:span><text:span text:style-name="T451">I am → I`m, he is → he`s, <text:s/></text:span></text:p>
      <text:p text:style-name="P667"><text:span text:style-name="T451">you are → you`re, John is → John`s, </text:span><text:span text:style-name="T453">t</text:span><text:span text:style-name="T451">hey are → </text:span><text:span text:style-name="T453">t</text:span><text:span text:style-name="T451">hey`re</text:span><text:span text:style-name="T452">. </text:span></text:p>
      <text:p text:style-name="P625"/>
      <text:p text:style-name="P667"><text:span text:style-name="T509">С</text:span><text:span text:style-name="T510">окращать можно как по </text:span><text:span text:style-name="T511">вспом.</text:span><text:span text:style-name="T510"> глаголу, так и по частице </text:span><text:span text:style-name="T454">not</text:span><text:span text:style-name="T510">: </text:span><text:span text:style-name="T454">he is not → he`s not</text:span><text:span text:style-name="T455"> или</text:span><text:span text:style-name="T454"> he isn`t.</text:span></text:p>
      <text:p text:style-name="P654"><text:span text:style-name="T798">П</text:span>ри этом <text:span text:style-name="T412">am</text:span> сокращается только по <text:span text:style-name="T412">am</text:span> → <text:span text:style-name="T412">I`m not (I amn`t не существует).</text:span></text:p>
      <text:p text:style-name="P455"/>
      <text:p text:style-name="P668"><text:span text:style-name="T563">Глагол be</text:span><text:span text:style-name="T565"> </text:span><text:span text:style-name="T563">в Past Simple имеет 2 формы: </text:span></text:p>
      <text:list xml:id="list3290322807" text:style-name="L43">
        <text:list-item>
          <text:p text:style-name="P949"><text:span text:style-name="T563">was — </text:span><text:span text:style-name="T564">если подлежащее в первом лице или множественном числе (</text:span><text:span text:style-name="T473">I, you, we, they</text:span><text:span text:style-name="T564">);</text:span></text:p>
        </text:list-item>
        <text:list-item>
          <text:p text:style-name="P949"><text:span text:style-name="T564">were <text:s/>— если подлежащее в третьем лице, единственно</text:span><text:span text:style-name="T588">го</text:span><text:span text:style-name="T564"> числ</text:span><text:span text:style-name="T588">а </text:span><text:span text:style-name="T564">(</text:span><text:span text:style-name="T473">he, she, it</text:span><text:span text:style-name="T564">).</text:span></text:p>
        </text:list-item>
      </text:list>
      <text:p text:style-name="P453"/>
      <text:p text:style-name="P556"><text:span text:style-name="T696">I </text:span><text:span text:style-name="T674">was</text:span><text:span text:style-name="T673"> satisfied with my work — Я </text:span><text:span text:style-name="T674">был</text:span><text:span text:style-name="T673"> доволен своей работой.</text:span></text:p>
      <text:p text:style-name="P556"><text:span text:style-name="T674">Was</text:span><text:span text:style-name="T673"> the weather good? No, it </text:span><text:span text:style-name="T674">wasn`t</text:span><text:span text:style-name="T673"> — </text:span><text:span text:style-name="T674">Погода была хорош</text:span><text:span text:style-name="T683">ая</text:span><text:span text:style-name="T674">? Нет.</text:span></text:p>
      <text:p text:style-name="P400"/>
      <text:p text:style-name="P442">В Future Simple принимает только одну форму — <text:span text:style-name="T412">will be</text:span> (буду).</text:p>
      <text:p text:style-name="P776"><text:span text:style-name="T94">I will be happy to eat — Я буду </text:span><text:span text:style-name="T95">рад </text:span><text:span text:style-name="T94">поесть.</text:span></text:p>
      <text:p text:style-name="P400"/>
      <text:p text:style-name="P448">Глагол <text:span text:style-name="T412">do</text:span></text:p>
      <text:p text:style-name="P401"/>
      <text:p text:style-name="P666"><text:span text:style-name="T625">Переводится как </text:span><text:span text:style-name="T624">«делать». В </text:span><text:span text:style-name="T626">одном предложении </text:span><text:span text:style-name="T624">может встречаться несколько раз, </text:span></text:p>
      <text:p text:style-name="P784"><text:span text:style-name="T345">в качестве вспомогательного </text:span><text:span text:style-name="T346">глагола </text:span><text:span text:style-name="T345">и смыслового.</text:span><text:span text:style-name="T799"> </text:span><text:span text:style-name="T343">Вспомогательным глаголом </text:span><text:span text:style-name="T344">он </text:span><text:span text:style-name="T343">может быть только в отрицаниях и вопросах, времен группы Simple.</text:span></text:p>
      <text:p text:style-name="P786"/>
      <text:p text:style-name="P656"><text:span text:style-name="T433">What do you do? </text:span><text:span text:style-name="T434">— </text:span><text:span text:style-name="T433">Что ты делаешь?</text:span></text:p>
      <text:p text:style-name="P785"><text:span text:style-name="T343">D</text:span><text:span text:style-name="T41">o you like pets? </text:span><text:span text:style-name="T343">—</text:span><text:span text:style-name="T41"> No, I don`t.</text:span></text:p>
      <text:p text:style-name="P787"/>
      <text:p text:style-name="P131"><text:span text:style-name="T337">В</text:span><text:span text:style-name="T338"> </text:span><text:span text:style-name="T339">прошедшем времени</text:span><text:span text:style-name="T340"> преорбазуется в </text:span><text:span text:style-name="T334">did</text:span><text:span text:style-name="T340"> — «</text:span><text:span text:style-name="T338">делал» (2я форма </text:span><text:span text:style-name="T333">do</text:span><text:span text:style-name="T338">)</text:span><text:span text:style-name="T340">.</text:span></text:p>
      <text:p text:style-name="P454">Если в предложении появляется <text:span text:style-name="T412">was/were</text:span>, <text:span text:style-name="T730">то </text:span><text:span text:style-name="T729">did</text:span><text:span text:style-name="T730"> уже не нужно использовать.</text:span></text:p>
      <text:p text:style-name="P450"/>
      <text:p text:style-name="P449">Глагол <text:span text:style-name="T412">have</text:span></text:p>
      <text:p text:style-name="P427"/>
      <text:p text:style-name="P746"><text:span text:style-name="T267">Переводится как «иметь». </text:span><text:span text:style-name="T269">Д</text:span><text:span text:style-name="T267">ля времен группы Perfect </text:span><text:span text:style-name="T269">выступает в роли вспомогательного глагола</text:span><text:span text:style-name="T267">. </text:span><text:span text:style-name="T253">Также </text:span><text:span text:style-name="T267">может быть</text:span><text:span text:style-name="T253"> частью устойчивых словосотечаний. В </text:span><text:span text:style-name="T270">прошедшем </text:span></text:p>
      <text:p text:style-name="P746"><text:span text:style-name="T270">времени</text:span><text:span text:style-name="T253"> преобразуется в </text:span><text:span text:style-name="T81">had</text:span><text:span text:style-name="T253"> </text:span><text:span text:style-name="T334">—</text:span><text:span text:style-name="T253"> «</text:span><text:span text:style-name="T270">имел</text:span><text:span text:style-name="T253">».</text:span></text:p>
      <text:p text:style-name="P429"/>
      <text:p text:style-name="P742"><text:span text:style-name="T253">В некоторых ситуациях его можно не переводить (когда он смысловой). </text:span><text:span text:style-name="T254">Но при этом в предложении он обязан быть. </text:span><text:span text:style-name="T267">Это </text:span><text:span text:style-name="T254">из-за особенностей английской грамматики, которая требует, обязательного наличия подлежащего и сказуемого.</text:span></text:p>
      <text:p text:style-name="P402"/>
      <text:p text:style-name="P626">I have a lot of friends — У меня (есть) много друзей.</text:p>
      <text:p text:style-name="P627">We heave a big house — У нас (есть) большой дом.</text:p>
      <text:p text:style-name="P428"/>
      <text:p text:style-name="P747"><text:span text:style-name="T271">Когда </text:span><text:span text:style-name="T84">have</text:span><text:span text:style-name="T271"> является смысловым глаголом, он </text:span><text:span text:style-name="T257">работает по тем же правилам что и </text:span><text:span text:style-name="T258">другие</text:span><text:span text:style-name="T257"> </text:span><text:span text:style-name="T271">смысловые </text:span><text:span text:style-name="T257">глаголы, т. е. требует вспомогательного </text:span><text:span text:style-name="T82">do</text:span><text:span text:style-name="T257"> для отрицаний и вопросов. </text:span></text:p>
      <text:p text:style-name="P747"><text:span text:style-name="T269">В утверждениях </text:span><text:span text:style-name="T84">have</text:span><text:span text:style-name="T271"> </text:span><text:span text:style-name="T269">не пишется с окончанием </text:span><text:span text:style-name="T83">-s</text:span><text:span text:style-name="T269">, а преобразуется в </text:span><text:span text:style-name="T83">has</text:span><text:span text:style-name="T269">.</text:span></text:p>
      <text:p text:style-name="P402"/>
      <text:p text:style-name="P41"><text:span text:style-name="T53">Mike has </text:span><text:span text:style-name="T54">many friends</text:span><text:span text:style-name="T53"> — У Майка много друзей.</text:span></text:p>
      <text:p text:style-name="P42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55"><text:span text:style-name="T44">Do you have many friends? </text:span><text:span text:style-name="T55">—</text:span><text:span text:style-name="T44"> У тебя много друзей?</text:span></text:p>
      <text:p text:style-name="P636"/>
      <text:p text:style-name="P140"><text:span text:style-name="T44">Когда </text:span><text:span text:style-name="T66">have</text:span><text:span text:style-name="T44"> является вспомогательным глаголом, то для </text:span><text:span text:style-name="T66">he/she/it</text:span><text:span text:style-name="T44"> он всегда в форме </text:span><text:span text:style-name="T66">has</text:span><text:span text:style-name="T44">.</text:span></text:p>
      <text:p text:style-name="P56">He hasn`t lost his keys — Он не потерял свои ключи <text:span text:style-name="T801">(has в отрицании)</text:span>.</text:p>
      <text:p text:style-name="P637"/>
      <text:p text:style-name="P403">Have в значении «иметь» не употребляется во временах группы Continuous.</text:p>
      <text:p text:style-name="P403"/>
      <text:p text:style-name="P628">I am having many friends now → Неправильно</text:p>
      <text:p text:style-name="P628">I have many friends → Правильно</text:p>
      <text:p text:style-name="P402"/>
      <text:p text:style-name="P815"><text:span text:style-name="T227">В разговорной речи очесть часто используется оборот </text:span><text:span text:style-name="T66">have got</text:span><text:span text:style-name="T227">. </text:span><text:span text:style-name="T255">Он обозначает тоже самое, что и </text:span><text:span text:style-name="T85">have</text:span><text:span text:style-name="T255"> </text:span><text:span text:style-name="T227">(иметь/владеть)</text:span><text:span text:style-name="T255">, но используется только в настоящем времени.</text:span></text:p>
      <text:p text:style-name="P410"/>
      <text:p text:style-name="P815"><text:span text:style-name="T255">Г</text:span><text:span text:style-name="T227">рамматически, </text:span><text:span text:style-name="T66">have got</text:span><text:span text:style-name="T227"> — это Present Perfect, т. е. </text:span><text:span text:style-name="T66">have</text:span><text:span text:style-name="T227"> здесь вспомогательный глагол, </text:span></text:p>
      <text:p text:style-name="P1008"><text:span text:style-name="T268">а основное значение «</text:span><text:span text:style-name="T304">есть</text:span><text:span text:style-name="T268">» передает </text:span><text:span text:style-name="T86">got</text:span><text:span text:style-name="T268"> </text:span><text:span text:style-name="T256">(3я форма get)</text:span><text:span text:style-name="T268">. </text:span></text:p>
      <text:p text:style-name="P404"/>
      <text:p text:style-name="P629">Have you got a Mercedes? / Do you have a Mercedes? — У тебя есть мерседес?</text:p>
      <text:p text:style-name="P629">I haven`t got a Mercedes / I don`t have a Mercedes — У меня нет мерседеса.</text:p>
      <text:p text:style-name="P405"/>
      <text:p text:style-name="P748"><text:span text:style-name="T259">Глагол </text:span><text:span text:style-name="T87">have</text:span><text:span text:style-name="T260"> может входить в состав устойчивых выражений и словосочетаний. </text:span></text:p>
      <text:p text:style-name="P407">В этом случае он может переводится по другому. Также здесь отменяется правило, </text:p>
      <text:p text:style-name="P406">по которому <text:span text:style-name="T412">have</text:span> нельзя употребять в Continuous:</text:p>
      <text:p text:style-name="P406"/>
      <text:list xml:id="list2300654746" text:style-name="L44">
        <text:list-item>
          <text:p text:style-name="P928"><text:span text:style-name="T822">в</text:span>ыражения, связанные с приемом пищи:</text:p>
        </text:list-item>
      </text:list>
      <text:list xml:id="list2480830506" text:style-name="L45">
        <text:list-item>
          <text:list>
            <text:list-item>
              <text:p text:style-name="P929">have a coffee/tea/<text:span text:style-name="T796">drink</text:span> — пить кофе/чай/<text:span text:style-name="T796">напиток</text:span>;</text:p>
            </text:list-item>
            <text:list-item>
              <text:p text:style-name="P929">have a meal — принимать пищу;</text:p>
            </text:list-item>
            <text:list-item>
              <text:p text:style-name="P929">have a breakfast/luch/dinner — завтракать/обедать/ужинать.</text:p>
            </text:list-item>
          </text:list>
        </text:list-item>
      </text:list>
      <text:p text:style-name="P408"/>
      <text:list xml:id="list143129919855653" text:continue-list="list2300654746" text:style-name="L44">
        <text:list-item>
          <text:p text:style-name="P1021"><text:span text:style-name="T296">в</text:span><text:span text:style-name="T260">ыражения, связанные с времяпровождением:</text:span></text:p>
        </text:list-item>
      </text:list>
      <text:list xml:id="list1406037655" text:style-name="L46">
        <text:list-item>
          <text:list>
            <text:list-item>
              <text:p text:style-name="P930">have a date — ходить на свидание;</text:p>
            </text:list-item>
            <text:list-item>
              <text:p text:style-name="P930">have a good time — хорошо проводить время;</text:p>
            </text:list-item>
            <text:list-item>
              <text:p text:style-name="P930">have a meeting / an appointment — назначать встречу;</text:p>
            </text:list-item>
            <text:list-item>
              <text:p text:style-name="P930">have a nice day — удачного дня (пожелание);</text:p>
            </text:list-item>
            <text:list-item>
              <text:p text:style-name="P930">have fun — веселиться.</text:p>
            </text:list-item>
          </text:list>
        </text:list-item>
      </text:list>
      <text:p text:style-name="P406"/>
      <text:list xml:id="list143130165459010" text:continue-list="list143129919855653" text:style-name="L44">
        <text:list-item>
          <text:p text:style-name="P1021"><text:span text:style-name="T296">в</text:span><text:span text:style-name="T260">ыражения, связанные </text:span><text:span text:style-name="T297">с внешностью:</text:span></text:p>
        </text:list-item>
      </text:list>
      <text:list xml:id="list409574231" text:style-name="L47">
        <text:list-item>
          <text:list>
            <text:list-item>
              <text:p text:style-name="P931">have a bath/shower/shave — принимать ванну/душ, побриться;</text:p>
            </text:list-item>
            <text:list-item>
              <text:p text:style-name="P931">have a haircat — постричься.</text:p>
            </text:list-item>
          </text:list>
        </text:list-item>
      </text:list>
      <text:p text:style-name="P409"/>
      <text:list xml:id="list143130973727755" text:continue-list="list143130165459010" text:style-name="L44">
        <text:list-item>
          <text:p text:style-name="P1022"><text:span text:style-name="T296">в</text:span><text:span text:style-name="T297">ыражения, связанные с общением:</text:span></text:p>
        </text:list-item>
      </text:list>
      <text:list xml:id="list3273280798" text:style-name="L48">
        <text:list-item>
          <text:list>
            <text:list-item>
              <text:p text:style-name="P932">have a guess — угадывать, догадываться;</text:p>
            </text:list-item>
            <text:list-item>
              <text:p text:style-name="P932">have a chat — болтать;</text:p>
            </text:list-item>
            <text:list-item>
              <text:p text:style-name="P932">have a talk/discussion — беседовать/обсуждать;</text:p>
            </text:list-item>
            <text:list-item>
              <text:p text:style-name="P932">have a call — позвонить.</text:p>
            </text:list-item>
          </text:list>
        </text:list-item>
      </text:list>
      <text:p text:style-name="P409"/>
      <text:list xml:id="list143129275049432" text:continue-list="list143130973727755" text:style-name="L44">
        <text:list-item>
          <text:p text:style-name="P1022"><text:span text:style-name="T296">в</text:span><text:span text:style-name="T297">ыражения связанные со здоровьем:</text:span></text:p>
        </text:list-item>
      </text:list>
      <text:list xml:id="list272451393" text:style-name="L49">
        <text:list-item>
          <text:list>
            <text:list-item>
              <text:p text:style-name="P933">have a baby — родить;</text:p>
            </text:list-item>
            <text:list-item>
              <text:p text:style-name="P933">have a cold — простудиться;</text:p>
            </text:list-item>
            <text:list-item>
              <text:p text:style-name="P933"><text:soft-page-break/>have a cough — кашлять;</text:p>
            </text:list-item>
            <text:list-item>
              <text:p text:style-name="P933">have a headache — болит голова.</text:p>
            </text:list-item>
          </text:list>
        </text:list-item>
      </text:list>
      <text:p text:style-name="P409"/>
      <text:list xml:id="list143130348657274" text:continue-list="list143129275049432" text:style-name="L44">
        <text:list-item>
          <text:p text:style-name="P1022"><text:span text:style-name="T296">в</text:span><text:span text:style-name="T297">ыражения, связанные с отдыхом:</text:span></text:p>
          <text:list>
            <text:list-item>
              <text:p text:style-name="P934">have a day off — взять выходной;</text:p>
            </text:list-item>
            <text:list-item>
              <text:p text:style-name="P934">have a dream — видеть сон;</text:p>
            </text:list-item>
            <text:list-item>
              <text:p text:style-name="P934">have a nightmare — видеть кошмар;</text:p>
            </text:list-item>
            <text:list-item>
              <text:p text:style-name="P934">have a rest — отдыхать;</text:p>
            </text:list-item>
            <text:list-item>
              <text:p text:style-name="P934">have a sleep — спать.</text:p>
            </text:list-item>
          </text:list>
        </text:list-item>
      </text:list>
      <text:p text:style-name="P409"/>
      <text:list xml:id="list143130978810095" text:continue-numbering="true" text:style-name="L44">
        <text:list-item>
          <text:p text:style-name="P1022"><text:span text:style-name="T296">в</text:span><text:span text:style-name="T297">ыражения, свяханые с физической активностью:</text:span></text:p>
        </text:list-item>
      </text:list>
      <text:list xml:id="list2560317888" text:style-name="L50">
        <text:list-item>
          <text:list>
            <text:list-item>
              <text:p text:style-name="P935">have a good journey — добраться без проблем (пожелание);</text:p>
            </text:list-item>
            <text:list-item>
              <text:p text:style-name="P935">have a good flight — хорошо долететь (пожелание);</text:p>
            </text:list-item>
            <text:list-item>
              <text:p text:style-name="P935">have a lift — подвести (на машине);</text:p>
            </text:list-item>
            <text:list-item>
              <text:p text:style-name="P936">have a ride — проехаться;</text:p>
            </text:list-item>
            <text:list-item>
              <text:p text:style-name="P936">have a walk — пройтись (прогуляться);</text:p>
            </text:list-item>
            <text:list-item>
              <text:p text:style-name="P936">have a swim — поплавать;</text:p>
            </text:list-item>
            <text:list-item>
              <text:p text:style-name="P936">have a hug — обняться;</text:p>
            </text:list-item>
            <text:list-item>
              <text:p text:style-name="P936">have a kiss — поцеловаться.</text:p>
            </text:list-item>
          </text:list>
        </text:list-item>
      </text:list>
      <text:p text:style-name="P409"/>
      <text:p text:style-name="P451">Глагол <text:span text:style-name="T412">get</text:span></text:p>
      <text:p text:style-name="P411"/>
      <text:p text:style-name="P743"><text:span text:style-name="T262">Один и самых запутанных глаголов, который может переводится по разному,</text:span><text:span text:style-name="T261"> в записимости </text:span></text:p>
      <text:p text:style-name="P412">от слов, идущих после него. Поэтому его нужно переводить в связке с соседними словами.</text:p>
      <text:p text:style-name="P413"/>
      <text:p text:style-name="P743"><text:span text:style-name="T262">Если после </text:span><text:span text:style-name="T88">get</text:span><text:span text:style-name="T262"> идет существительное, то он передает значение </text:span><text:span text:style-name="T261">«</text:span><text:span text:style-name="T262">получать, покупать</text:span><text:span text:style-name="T261">».</text:span></text:p>
      <text:p text:style-name="P412"/>
      <text:p text:style-name="P57"><text:span text:style-name="T56">I </text:span><text:span text:style-name="T44">got a new car — Я купил новую машину.</text:span></text:p>
      <text:p text:style-name="P630">I got an A today — Я получил пятерку сегодня. (A — <text:span text:style-name="T801">это </text:span>оценка)</text:p>
      <text:p text:style-name="P816"><text:span text:style-name="T261">Е</text:span><text:span text:style-name="T227">сли </text:span><text:span text:style-name="T66">get</text:span><text:span text:style-name="T227"> используется со средством передвижения, то он приобретает значение </text:span></text:p>
      <text:p text:style-name="P414">«сесть в транспорт». В этом случае он может использоваться с предлогом <text:span text:style-name="T412">on</text:span>.</text:p>
      <text:p text:style-name="P414"/>
      <text:p text:style-name="P630">I got on a bus at 5 o`clock — Я сел в автобус в 5 часов.</text:p>
      <text:p text:style-name="P630">I got a taxi — Я взял такси.</text:p>
      <text:p text:style-name="P412"/>
      <text:p text:style-name="P816"><text:span text:style-name="T261">Е</text:span><text:span text:style-name="T227">сли после get идет прилагательное, то это означает «прийти к этому состоянию», </text:span></text:p>
      <text:p text:style-name="P414">например: <text:span text:style-name="T412">get hungry (проголодаться), get better (стать лучше), get cold (замерзнуть)</text:span> и т. д.</text:p>
      <text:p text:style-name="P414"/>
      <text:p text:style-name="P630">He got dressed quickly and left — Он оделся быстро и ушел.</text:p>
      <text:p text:style-name="P414"/>
      <text:p text:style-name="P414">Если <text:span text:style-name="T412">get</text:span> используется с частицей <text:span text:style-name="T412">to</text:span>, то это означает «прибывать в такое-то место».</text:p>
      <text:p text:style-name="P414"/>
      <text:p text:style-name="P630">I got to work late — Я приехал на работу поздно.</text:p>
      <text:p text:style-name="P630">I got to the airport by train — Я приехал в аэропорт на поезде.</text:p>
      <text:p text:style-name="P412"/>
      <text:p text:style-name="P412">В пассивном залоге может заменять глагол <text:span text:style-name="T412">be</text:span>. </text:p>
      <text:p text:style-name="P412"/>
      <text:p text:style-name="P412">Если <text:span text:style-name="T412">be</text:span> означает «быть в состоянии / обладать качеством», то <text:span text:style-name="T412">get</text:span> означает </text:p>
      <text:p text:style-name="P413">«входить в состояние / приобретать качество».</text:p>
      <text:p text:style-name="P413"/>
      <text:p text:style-name="P413">В отличии от <text:span text:style-name="T412">be, do, have</text:span>, этот глагол не может быть вспомогательным.</text:p>
      <text:p text:style-name="P415"><text:soft-page-break/>Почти для любого предложения с <text:span text:style-name="T412">get</text:span> можно найти замену с другим глаголом.</text:p>
      <text:p text:style-name="P413"/>
      <text:p text:style-name="P822"><text:span text:style-name="T227">После </text:span><text:span text:style-name="T66">get</text:span><text:span text:style-name="T227"> могут стоять разные предлоги, в зависимости от которых он может сильно</text:span></text:p>
      <text:p text:style-name="P823"><text:span text:style-name="T227">меняться. Такие измененя не всегда поддаются логике</text:span><text:span text:style-name="T263">:</text:span></text:p>
      <text:list xml:id="list3004084398" text:style-name="L51">
        <text:list-item>
          <text:p text:style-name="P937">get along — ладить друг с другом;</text:p>
        </text:list-item>
        <text:list-item>
          <text:p text:style-name="P937">get away — убираться прочь (грубо);</text:p>
        </text:list-item>
        <text:list-item>
          <text:p text:style-name="P937">get back — вернуться;</text:p>
        </text:list-item>
        <text:list-item>
          <text:p text:style-name="P937">get in — попасть внутрь;</text:p>
        </text:list-item>
        <text:list-item>
          <text:p text:style-name="P937">get on — справиться с ситуацией.</text:p>
        </text:list-item>
      </text:list>
      <text:p text:style-name="P416"/>
      <text:p text:style-name="P557"><text:span text:style-name="T684">W</text:span><text:span text:style-name="T674">e get along well — Мы хорошо ладим.</text:span></text:p>
      <text:p text:style-name="P631">I`ll get away from work as soon as I can — Я свалю с этой работы, как только смогу.</text:p>
      <text:p text:style-name="P631">Get in the car quickly! — Быстро садись в машину!</text:p>
      <text:p text:style-name="P632">How are you getting on with your new job? — Как дела на новой работе?</text:p>
      <text:p text:style-name="P781"/>
      <text:p text:style-name="P781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780">Такие сочетания нельзя переводить по отдельности, а только в связке.</text:p>
      <text:p text:style-name="P413"/>
      <text:p text:style-name="P780">Один и тот же фразовый глагол может иметь несколько значений.</text:p>
      <text:p text:style-name="P413"/>
      <text:p text:style-name="P446">Глаголы, в которых все путаются</text:p>
      <text:p text:style-name="P417"/>
      <text:p text:style-name="P418"><text:span text:style-name="T492">Tell и say</text:span> можно перевести как «сказать». Только первый означатает «рассказать», </text:p>
      <text:p text:style-name="P418">а второй - «сказать/говорить». </text:p>
      <text:p text:style-name="P418"/>
      <text:p text:style-name="P418">После <text:span text:style-name="T412">tell</text:span> нужно обязательно указать, кому адресована фраза, либо что именно </text:p>
      <text:p text:style-name="P418">говорится. После <text:span text:style-name="T412">tell</text:span> не нужен предлог.</text:p>
      <text:p text:style-name="P418"/>
      <text:p text:style-name="P633">Tell me the truth — Скажи мне правду.</text:p>
      <text:p text:style-name="P633">Tell Michael that I will be late — Скажи Майклу, что я опоздаю.</text:p>
      <text:p text:style-name="P418"/>
      <text:p text:style-name="P418">После <text:span text:style-name="T412">say</text:span> можно ничего не указывать, либо указать того, кто сказал фразу.</text:p>
      <text:p text:style-name="P418">Если мы говорим, кому адресована фраза, то после <text:span text:style-name="T412">say</text:span> нужен предлог <text:span text:style-name="T412">to</text:span>.</text:p>
      <text:p text:style-name="P418"/>
      <text:p text:style-name="P633">«You deserve more than this», I said to myself — Ты заслуживаешь большего, я сказал себе.</text:p>
      <text:p text:style-name="P418"/>
      <text:p text:style-name="P817"><text:span text:style-name="T146">See, l</text:span><text:span text:style-name="T145">ook, watch</text:span><text:span text:style-name="T227"> передают значение «видеть», но с разными смысловыми оттенками.</text:span></text:p>
      <text:p text:style-name="P418"/>
      <text:p text:style-name="P419">Глагол <text:span text:style-name="T412">see</text:span> означает «видеть», как физическую возможность. Обычно <text:span text:style-name="T802">он </text:span>не употребляется </text:p>
      <text:p text:style-name="P419">во временах Continuous.</text:p>
      <text:p text:style-name="P418"/>
      <text:p text:style-name="P633">I see a bird in the tree — Я вижу птицу на дереве.</text:p>
      <text:p text:style-name="P418"/>
      <text:p text:style-name="P418"><text:span text:style-name="T412">Look</text:span> означает «смотреть на что-либо». Если мы хотим узнать на какой объет смотрим — используется предлог <text:span text:style-name="T412">at</text:span>. В отличии от <text:span text:style-name="T412">see</text:span>, можно использовать в Continuous.</text:p>
      <text:p text:style-name="P418"/>
      <text:p text:style-name="P633">Don`t worry, I`m not looking — Не волнуйся, я не смотрю.</text:p>
      <text:p text:style-name="P633">I`m looking at the dog — Я смотрю на собаку.</text:p>
      <text:p text:style-name="P418"/>
      <text:p text:style-name="P744"><text:span text:style-name="T66">Watch</text:span><text:span text:style-name="T227"> означает «</text:span><text:span text:style-name="T265">следить (взором)</text:span><text:span text:style-name="T227">» или «наблюдать» </text:span><text:span text:style-name="T264">за объектом</text:span><text:span text:style-name="T227">.</text:span></text:p>
      <text:p text:style-name="P420"/>
      <text:p text:style-name="P43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58"><text:span text:style-name="T59">I </text:span><text:span text:style-name="T44">like watching birds — Мне нравится наблюдать за птицами.</text:span></text:p>
      <text:p text:style-name="P420"/>
      <text:p text:style-name="P744"><text:span text:style-name="T145">Hear, listen</text:span><text:span text:style-name="T227"> можно перевести как «слышать» и «слушать». Первый означает физическую возможность, а второй — осознанное действие.</text:span></text:p>
      <text:p text:style-name="P420"/>
      <text:p text:style-name="P634">Can you hear some noise? — Ты слышишь шум?</text:p>
      <text:p text:style-name="P634">I think I heard something — Кажется, я что-то слышал.</text:p>
      <text:p text:style-name="P420"/>
      <text:p text:style-name="P818"><text:span text:style-name="T265">Когда мы говорим о том, что именно слушаем, то</text:span><text:span text:style-name="T227"> </text:span><text:span text:style-name="T265">п</text:span><text:span text:style-name="T227">осле </text:span><text:span text:style-name="T66">listen</text:span><text:span text:style-name="T227"> </text:span><text:span text:style-name="T265">ставится предлог </text:span><text:span text:style-name="T89">to</text:span><text:span text:style-name="T265">.</text:span></text:p>
      <text:p text:style-name="P421">При переводе на русский предлог выпадает.</text:p>
      <text:p text:style-name="P421"/>
      <text:p text:style-name="P634">Listen to me, please — Пожалуйста, послушай меня.</text:p>
      <text:p text:style-name="P634">What music do you listen to? - Какую музыку ты слушает?</text:p>
      <text:p text:style-name="P421"/>
      <text:p text:style-name="P819"><text:span text:style-name="T145">Do, make</text:span><text:span text:style-name="T227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421"/>
      <text:p text:style-name="P422">Устойчивые выражения с do:</text:p>
      <text:list xml:id="list4049590309" text:style-name="L52">
        <text:list-item>
          <text:p text:style-name="P938">do an exam/test — сдавать экзамен/тест;</text:p>
        </text:list-item>
        <text:list-item>
          <text:p text:style-name="P938">do a course — пройти курс;</text:p>
        </text:list-item>
        <text:list-item>
          <text:p text:style-name="P938">do work/homework/housework — делать работу / домашнюю работу / работу по дому;</text:p>
        </text:list-item>
        <text:list-item>
          <text:p text:style-name="P938">do a favour — оказывать услугу;</text:p>
        </text:list-item>
        <text:list-item>
          <text:p text:style-name="P938">do business — заниматься бизнесом;</text:p>
        </text:list-item>
        <text:list-item>
          <text:p text:style-name="P938">do right/wrong — поступать правильно/неправильно;</text:p>
        </text:list-item>
        <text:list-item>
          <text:p text:style-name="P940">do the shopping — делать покупки;</text:p>
        </text:list-item>
        <text:list-item>
          <text:p text:style-name="P938">do the wassing up — мыть посуду;</text:p>
        </text:list-item>
      </text:list>
      <text:p text:style-name="P421"/>
      <text:p text:style-name="P422">Устойчивые выражения с make:</text:p>
      <text:list xml:id="list2388707722" text:style-name="L53">
        <text:list-item>
          <text:p text:style-name="P939">make a noise — шуметь;</text:p>
        </text:list-item>
        <text:list-item>
          <text:p text:style-name="P939">make a bed — застилать постель;</text:p>
        </text:list-item>
        <text:list-item>
          <text:p text:style-name="P939">make a cake/tea/dinner — приготовить торт/чай/ужин;</text:p>
        </text:list-item>
        <text:list-item>
          <text:p text:style-name="P1023"><text:span text:style-name="T227">make a choice — сделать </text:span><text:span text:style-name="T266">выбор;</text:span></text:p>
        </text:list-item>
        <text:list-item>
          <text:p text:style-name="P941">make a scision — принять решение;</text:p>
        </text:list-item>
        <text:list-item>
          <text:p text:style-name="P941">make a promise — обещать, дать обещание;</text:p>
        </text:list-item>
        <text:list-item>
          <text:p text:style-name="P941">make a friends — подружиться.</text:p>
        </text:list-item>
      </text:list>
      <text:p text:style-name="P423"/>
      <text:p text:style-name="P635">Could you do me a favour — Не мог бы ты оказать мне услугу? </text:p>
      <text:p text:style-name="P635">I belive she`ll make the right choice — Я верю, что она сделает правильный выбор.</text:p>
      <text:p text:style-name="P423"/>
      <text:p text:style-name="P447"><text:span text:style-name="T819">Про и</text:span>нфинитив и герундий</text:p>
      <text:p text:style-name="P424"/>
      <text:p text:style-name="P431">Когда в английском предложении идет несколько глаголов <text:span text:style-name="T804">подря</text:span><text:span text:style-name="T805">д</text:span>, то первый является сказуемым<text:span text:style-name="T803">, а следующий, свободный от времени, стоит в форме инфинитива </text:span></text:p>
      <text:p text:style-name="P752"><text:span text:style-name="T286">или герундия </text:span><text:span text:style-name="T287">(</text:span><text:span text:style-name="T298">после сказуемоего</text:span><text:span text:style-name="T288"> </text:span><text:span text:style-name="T286">может быть несколько </text:span><text:span text:style-name="T298">глаголов</text:span><text:span text:style-name="T287">)</text:span><text:span text:style-name="T286">.</text:span></text:p>
      <text:p text:style-name="P430"/>
      <text:p text:style-name="P644">What do you want <text:span text:style-name="T655">to do</text:span>? — Что ты хочешь <text:span text:style-name="T655">делать</text:span>?</text:p>
      <text:p text:style-name="P644">I like <text:span text:style-name="T655">playing</text:span> cards — Я люблю <text:span text:style-name="T655">играть</text:span> в карты.</text:p>
      <text:p text:style-name="P645">Please don`t make me <text:span text:style-name="T655">worry</text:span> — Пожалуйста, не заставляй меня <text:span text:style-name="T655">волноваться</text:span>.</text:p>
      <text:p text:style-name="P646">I don`t mind <text:span text:style-name="T655">doing</text:span> it on my own — Я не против <text:span text:style-name="T655">сделать</text:span> это в одиночку.</text:p>
      <text:p text:style-name="P432"/>
      <text:p text:style-name="P753"><text:soft-page-break/><text:span text:style-name="T272">И</text:span><text:span text:style-name="T273">нфинитив и герундий дополняют по смыслу </text:span><text:span text:style-name="T289">сказуемое</text:span><text:span text:style-name="T273">. </text:span><text:span text:style-name="T274">Они являются взаимозаменяемы </text:span></text:p>
      <text:p text:style-name="P753"><text:span text:style-name="T282">и</text:span><text:span text:style-name="T274"> </text:span><text:span text:style-name="T282">в</text:span><text:span text:style-name="T274"> основном </text:span><text:span text:style-name="T282">и</text:span><text:span text:style-name="T274">спользуют</text:span><text:span text:style-name="T282">ся</text:span><text:span text:style-name="T274"> по наитию </text:span><text:span text:style-name="T289">либо</text:span><text:span text:style-name="T274"> в зависимости от диалекта.</text:span></text:p>
      <text:p text:style-name="P433"/>
      <text:p text:style-name="P434">На русский инфинитив и герундий переводятся несколькими способами:</text:p>
      <text:list xml:id="list1713233513" text:style-name="L54">
        <text:list-item>
          <text:p text:style-name="P942">начальной формой глагола (делать);</text:p>
        </text:list-item>
        <text:list-item>
          <text:p text:style-name="P942">причастием (делая);</text:p>
        </text:list-item>
        <text:list-item>
          <text:p text:style-name="P942">придаточным предложением (чтобы сделать).</text:p>
        </text:list-item>
      </text:list>
      <text:p text:style-name="P433"/>
      <text:p text:style-name="P452">Инфинитив </text:p>
      <text:p text:style-name="P440"/>
      <text:p text:style-name="P759"><text:span text:style-name="T295">Э</text:span><text:span text:style-name="T282">то глагол в начальной форме, </text:span><text:span text:style-name="T289">который </text:span><text:span text:style-name="T290">обычно </text:span><text:span text:style-name="T291">идет</text:span><text:span text:style-name="T289"> </text:span><text:span text:style-name="T282">с частицей </text:span><text:span text:style-name="T91">to</text:span><text:span text:style-name="T282">.</text:span></text:p>
      <text:p text:style-name="P639"><text:span text:style-name="T65">I don`t want </text:span><text:span text:style-name="T820">to interface</text:span><text:span text:style-name="T65"> — Я не хочу </text:span><text:span text:style-name="T820">вмешиваться</text:span><text:span text:style-name="T65">.</text:span></text:p>
      <text:p text:style-name="P441"/>
      <text:p text:style-name="P344"><text:span text:style-name="T282">Г</text:span><text:span text:style-name="T275">лаголы, после которых инфинитив всегда </text:span><text:span text:style-name="T283">с частицей </text:span><text:span text:style-name="T90">to</text:span><text:span text:style-name="T275">:</text:span></text:p>
      <text:list xml:id="list2389745057" text:style-name="L55">
        <text:list-item>
          <text:p text:style-name="P943">want — хотеть;</text:p>
        </text:list-item>
        <text:list-item>
          <text:p text:style-name="P943">need — нуждаться;</text:p>
        </text:list-item>
        <text:list-item>
          <text:p text:style-name="P943">plan — планировать;</text:p>
        </text:list-item>
        <text:list-item>
          <text:p text:style-name="P943">decide — принимать решение;</text:p>
        </text:list-item>
        <text:list-item>
          <text:p text:style-name="P943">offer — предлагать;</text:p>
        </text:list-item>
        <text:list-item>
          <text:p text:style-name="P943">hope — надеяться;</text:p>
        </text:list-item>
        <text:list-item>
          <text:p text:style-name="P943">promise — обещать;</text:p>
        </text:list-item>
        <text:list-item>
          <text:p text:style-name="P943">try — пытаться;</text:p>
        </text:list-item>
        <text:list-item>
          <text:p text:style-name="P943">forget — забывать;</text:p>
        </text:list-item>
        <text:list-item>
          <text:p text:style-name="P943">learn — изучать;</text:p>
        </text:list-item>
        <text:list-item>
          <text:p text:style-name="P943">would like — хотел бы.</text:p>
        </text:list-item>
      </text:list>
      <text:p text:style-name="P638"/>
      <text:p text:style-name="P638">We promise <text:span text:style-name="T655">to get</text:span> the money — Мы обещали <text:span text:style-name="T655">достать</text:span> денег.</text:p>
      <text:p text:style-name="P638">Don`t forget <text:span text:style-name="T655">to write</text:span> importang things — Не забывай <text:span text:style-name="T655">записывать</text:span> самое главное.</text:p>
      <text:p text:style-name="P435"/>
      <text:p text:style-name="P751"><text:span text:style-name="T276">Между смысловым глаголом и идущим за ним инфинитивом часто </text:span><text:span text:style-name="T293">стоит</text:span><text:span text:style-name="T276"> дополнение.</text:span></text:p>
      <text:p text:style-name="P345"><text:span text:style-name="T293">Обычно</text:span><text:span text:style-name="T294"> </text:span><text:span text:style-name="T280">дополнение указывает</text:span><text:span text:style-name="T281">ся</text:span><text:span text:style-name="T280"> после </text:span><text:span text:style-name="T293">следующих </text:span><text:span text:style-name="T280">глаголов:</text:span></text:p>
      <text:list xml:id="list2682690039" text:style-name="L56">
        <text:list-item>
          <text:p text:style-name="P944">ask — спрашивать;</text:p>
        </text:list-item>
        <text:list-item>
          <text:p text:style-name="P944">tell — говорить;</text:p>
        </text:list-item>
        <text:list-item>
          <text:p text:style-name="P944">advice — советовать;</text:p>
        </text:list-item>
        <text:list-item>
          <text:p text:style-name="P944">expect — ожидать;</text:p>
        </text:list-item>
        <text:list-item>
          <text:p text:style-name="P944">pesuade — убеждать;</text:p>
        </text:list-item>
        <text:list-item>
          <text:p text:style-name="P944">teach — обучать.</text:p>
        </text:list-item>
      </text:list>
      <text:p text:style-name="P438"/>
      <text:p text:style-name="P643"><text:span text:style-name="T810">I </text:span><text:span text:style-name="T34">asked</text:span><text:span text:style-name="T811"> </text:span><text:span text:style-name="T842">Mike</text:span><text:span text:style-name="T811"> </text:span><text:span text:style-name="T660">to come</text:span><text:span text:style-name="T811"> in — Я просила Майка войти.</text:span></text:p>
      <text:p text:style-name="P60"><text:span text:style-name="T32">Tell</text:span><text:span text:style-name="T44"> </text:span><text:span text:style-name="T843">them</text:span><text:span text:style-name="T44"> </text:span><text:span text:style-name="T63">to leave</text:span><text:span text:style-name="T44"> us alone — Попроси их оставить нас в покое.</text:span></text:p>
      <text:p text:style-name="P435"/>
      <text:p text:style-name="P754"><text:span text:style-name="T276">Если после смыслового глагола </text:span><text:span text:style-name="T292">указано</text:span><text:span text:style-name="T277"> </text:span><text:span text:style-name="T276">дополне</text:span><text:span text:style-name="T277">ние, </text:span><text:span text:style-name="T278">то такие предложения удобней переводить с использованием придаточного предложения.</text:span></text:p>
      <text:p text:style-name="P439"/>
      <text:p text:style-name="P64"><text:span text:style-name="T60">I </text:span><text:span text:style-name="T33">promise</text:span><text:span text:style-name="T60"> </text:span><text:span text:style-name="T844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640"/>
      <text:p text:style-name="P64"><text:span text:style-name="T227">(</text:span><text:span text:style-name="T285">п</text:span><text:span text:style-name="T278">ридаточно</text:span><text:span text:style-name="T279">е</text:span><text:span text:style-name="T278"> предложения — </text:span><text:span text:style-name="T227">это синтаксическая часть сложноподчиненного предложения, содержащая подчинительный союз или союзное слово: </text:span><text:span text:style-name="T44">Петя убежал с урока, </text:span><text:span text:style-name="T347">чтобы не пропустить концерт</text:span><text:span text:style-name="T227">. </text:span><text:span text:style-name="Emphasis"><text:span text:style-name="T44">Изобразить чувство, </text:span></text:span><text:span text:style-name="Emphasis"><text:span text:style-name="T347">которое я испытывал</text:span></text:span><text:span text:style-name="Emphasis"><text:span text:style-name="T44">, очень трудно</text:span></text:span><text:span text:style-name="T227">)</text:span><text:span text:style-name="T278">.</text:span></text:p>
      <text:p text:style-name="P640"/>
      <text:p text:style-name="P754"><text:soft-page-break/><text:span text:style-name="T278">Т</text:span><text:span text:style-name="T284">акже придаточное предложение используется, когда вторая часть объясняет причину действия из главной части. </text:span><text:span text:style-name="T285">В этом случае инфинитив всегда используется с </text:span><text:span text:style-name="T92">to</text:span><text:span text:style-name="T285">.</text:span></text:p>
      <text:p text:style-name="P436"/>
      <text:p text:style-name="P65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66"><text:span text:style-name="T60">W</text:span><text:span text:style-name="T44">hy did I </text:span><text:span text:style-name="T32">come in</text:span><text:span text:style-name="T44">? </text:span><text:span text:style-name="T63">To drink</text:span><text:span text:style-name="T44"> cofee — Почему я </text:span><text:span text:style-name="T32">зашел</text:span><text:span text:style-name="T44">? </text:span><text:span text:style-name="T63">Чтобы выпить</text:span><text:span text:style-name="T44"> кофе.</text:span></text:p>
      <text:p text:style-name="P641"/>
      <text:p text:style-name="P149"><text:span text:style-name="T44">Не всегда причина указывается в виде глагола. Если в качестве причины указано существительное, то перед ним будет предлог </text:span><text:span text:style-name="T66">for</text:span><text:span text:style-name="T44"> </text:span><text:span text:style-name="T61">(за, для)</text:span><text:span text:style-name="T44">.</text:span></text:p>
      <text:p text:style-name="P437"/>
      <text:p text:style-name="P642">I <text:span text:style-name="T23">went out</text:span> <text:span text:style-name="T655">for food</text:span> — Я <text:span text:style-name="T23">вышел</text:span><text:span text:style-name="T809"> </text:span><text:span text:style-name="T655">за едой</text:span>.</text:p>
      <text:p text:style-name="P143"/>
      <text:p text:style-name="P143">Ес<text:span text:style-name="T809">ть</text:span> глаголы, после которых инфинитив используется без частицы <text:span text:style-name="T412">to</text:span> («голый» инфитив). Таких глаголов немного. Самыми распространенные: <text:span text:style-name="T412">let </text:span>(позволять) и <text:span text:style-name="T412">make</text:span>.</text:p>
      <text:p text:style-name="P141"/>
      <text:p text:style-name="P62"><text:span text:style-name="T23">Let</text:span> <text:span text:style-name="T840">Peter</text:span> <text:span text:style-name="T655">explain</text:span> himself — Позволь Питеру объясниться.</text:p>
      <text:p text:style-name="P63"><text:span text:style-name="T23">Let</text:span> <text:span text:style-name="T840">us</text:span> (let`s) <text:span text:style-name="T655">watch</text:span> this movie — Давай<text:span text:style-name="T806"> </text:span>посмотрим этот фильм.</text:p>
      <text:p text:style-name="P142"/>
      <text:p text:style-name="P144">Если после <text:span text:style-name="T412">make</text:span> стоит еще один глагол, то в этом случае <text:span text:style-name="T412">make</text:span> переводится не как «делать», </text:p>
      <text:p text:style-name="P144">а как «заставлять». После <text:span text:style-name="T412">make</text:span> нужно также указать дополнение.</text:p>
      <text:p text:style-name="P144"/>
      <text:p text:style-name="P112">I <text:span text:style-name="T3">can`t</text:span> <text:span text:style-name="T23">make</text:span> <text:span text:style-name="T840">John</text:span> <text:span text:style-name="T655">work</text:span> — Я не могу заставить Джона работать.</text:p>
      <text:p text:style-name="P145"/>
      <text:p text:style-name="P147"><text:span text:style-name="T807">Если инфинитив стоит после связки </text:span><text:span text:style-name="T440">it</text:span><text:span text:style-name="T831"> + </text:span><text:span text:style-name="T437">be </text:span><text:span text:style-name="T807">+ прилагательно</text:span><text:span text:style-name="T808">е</text:span><text:span text:style-name="T807">, то </text:span><text:span text:style-name="T831">он </text:span><text:span text:style-name="T807">используется </text:span></text:p>
      <text:p text:style-name="P147"><text:span text:style-name="T807">с частицей </text:span><text:span text:style-name="T437">to</text:span><text:span text:style-name="T807">. </text:span><text:span text:style-name="T831">Такая связка выражает отношение к делу.</text:span></text:p>
      <text:p text:style-name="P146"/>
      <text:p text:style-name="P61">It <text:span text:style-name="T348">is difficult</text:span> to understand him — Его<text:span text:style-name="T831"> </text:span>сложно понять.</text:p>
      <text:p text:style-name="P69">It was difficult to find a good job — Было трудно найти хорошую работу.</text:p>
      <text:p text:style-name="P45"><text:span text:style-name="T831">It is nice to live here — Здесь </text:span><text:span text:style-name="T832">приятно жить.</text:span></text:p>
      <text:p text:style-name="P146"/>
      <text:p text:style-name="P832">По правилам английского языка после <text:span text:style-name="T412">be</text:span> всегда используется прилалагательное, при этом на русский, <text:span text:style-name="T412">be</text:span> + прилагательное будет переводиться наречием (где, куда, зачем, как).</text:p>
      <text:p text:style-name="P148"/>
      <text:p text:style-name="P759"><text:span text:style-name="T647">Г</text:span><text:span text:style-name="T648">ерундий</text:span><text:span text:style-name="T610"> </text:span></text:p>
      <text:p text:style-name="P152"/>
      <text:p text:style-name="P759"><text:span text:style-name="T613">Э</text:span><text:span text:style-name="T606">то нечно среднее между глаголом и существительным, </text:span><text:span text:style-name="T611">потому что м</text:span><text:span text:style-name="T606">ожет переводит</text:span><text:span text:style-name="T611">ь</text:span><text:span text:style-name="T606">ся </text:span></text:p>
      <text:p text:style-name="P759"><text:span text:style-name="T611">и так и этак </text:span><text:span text:style-name="T614">(в зависимости от места)</text:span><text:span text:style-name="T606">.</text:span><text:span text:style-name="T612"> </text:span><text:span text:style-name="T607">Выглядит как глагол c окончанием </text:span><text:span text:style-name="T438">-ing</text:span><text:span text:style-name="T607">.</text:span></text:p>
      <text:p text:style-name="P155"/>
      <text:p text:style-name="P760"><text:span text:style-name="T615">Герундий используется после предлогов </text:span><text:span text:style-name="T618">и</text:span><text:span text:style-name="T615"> некоторых глаголов. </text:span><text:span text:style-name="T617">Т</text:span><text:span text:style-name="T618">акже</text:span><text:span text:style-name="T615"> е</text:span><text:span text:style-name="T616">сли после </text:span></text:p>
      <text:p text:style-name="P156">первого глагола идет предлог, то второй всегда пишется в форме герундия.</text:p>
      <text:p text:style-name="P157"/>
      <text:p text:style-name="P154">Если герундий стоит в конце предложения, то он переводится глаголом.</text:p>
      <text:p text:style-name="P659"/>
      <text:p text:style-name="P558"><text:span text:style-name="T732">I </text:span><text:span text:style-name="T31">ran</text:span><text:span text:style-name="T731"> for a long time </text:span><text:span text:style-name="T785">without</text:span><text:span text:style-name="T731"> </text:span><text:span text:style-name="T734">stopping</text:span><text:span text:style-name="T731"> — Я долго бежал, не останавливаясь.</text:span></text:p>
      <text:p text:style-name="P558"><text:span text:style-name="T732">D</text:span><text:span text:style-name="T731">on`t stop. </text:span><text:span text:style-name="T31">Keep</text:span><text:span text:style-name="T731"> </text:span><text:span text:style-name="T785">on</text:span><text:span text:style-name="T731"> </text:span><text:span text:style-name="T734">running</text:span><text:span text:style-name="T731">! </text:span><text:span text:style-name="T733">— </text:span><text:span text:style-name="T731">Не останавливайся. Продолжай бежать!</text:span></text:p>
      <text:p text:style-name="P559"><text:span text:style-name="T785">Before</text:span><text:span text:style-name="T731"> </text:span><text:span text:style-name="T734">going</text:span><text:span text:style-name="T731"> </text:span><text:span text:style-name="T734">out</text:span><text:span text:style-name="T731">, I phoned Jerry — Перед выходом я позвонил Джерри.</text:span></text:p>
      <text:p text:style-name="P659"/>
      <text:p text:style-name="P755"><text:span text:style-name="T327">Глаголы, после которых </text:span><text:span text:style-name="T328">принято использовать</text:span><text:span text:style-name="T327"> герундий:</text:span></text:p>
      <text:p text:style-name="P660"/>
      <text:list xml:id="list3320382554" text:style-name="L57">
        <text:list-item>
          <text:p text:style-name="P947">обозначающие начало, продолжительность или конец процесса:</text:p>
          <text:list>
            <text:list-item>
              <text:p text:style-name="P948">stop — прекращать;</text:p>
            </text:list-item>
            <text:list-item>
              <text:p text:style-name="P948">finish — заканчивать;</text:p>
            </text:list-item>
            <text:list-item>
              <text:p text:style-name="P948">give up — прекращать;</text:p>
            </text:list-item>
            <text:list-item>
              <text:p text:style-name="P948"><text:soft-page-break/>carry on / go on / keep on — продолжать;</text:p>
            </text:list-item>
          </text:list>
          <text:p text:style-name="P948"/>
        </text:list-item>
        <text:list-item>
          <text:p text:style-name="P947">обозначающие отношение к чему-то:</text:p>
          <text:list>
            <text:list-item>
              <text:p text:style-name="P948">dislike — нелюбить;</text:p>
            </text:list-item>
            <text:list-item>
              <text:p text:style-name="P948">enjoy — нравиться;</text:p>
            </text:list-item>
          </text:list>
        </text:list-item>
        <text:list-item>
          <text:p text:style-name="P947">глаголы чувственного восприятия:</text:p>
          <text:list>
            <text:list-item>
              <text:p text:style-name="P948">see — видеть;</text:p>
            </text:list-item>
            <text:list-item>
              <text:p text:style-name="P948">watch — смотреть;</text:p>
            </text:list-item>
            <text:list-item>
              <text:p text:style-name="P948">hear — слышать;</text:p>
            </text:list-item>
            <text:list-item>
              <text:p text:style-name="P948">listen to — слушать.</text:p>
            </text:list-item>
          </text:list>
        </text:list-item>
      </text:list>
      <text:p text:style-name="P661"/>
      <text:list xml:id="list143130387968509" text:continue-numbering="true" text:style-name="L57">
        <text:list-item>
          <text:p text:style-name="P947">другие глаголы и словосочетания:</text:p>
          <text:list>
            <text:list-item>
              <text:p text:style-name="P948">suggest — предлагать;</text:p>
            </text:list-item>
            <text:list-item>
              <text:p text:style-name="P948">mind — иметь ввиду, возражать;</text:p>
            </text:list-item>
            <text:list-item>
              <text:p text:style-name="P948">avoid — избегать;</text:p>
            </text:list-item>
            <text:list-item>
              <text:p text:style-name="P948">practice — практиковаться;</text:p>
            </text:list-item>
            <text:list-item>
              <text:p text:style-name="P948">can`t help — не мочь не делать;</text:p>
            </text:list-item>
            <text:list-item>
              <text:p text:style-name="P948">can`t stand — не выносить, ненавидеть;</text:p>
            </text:list-item>
            <text:list-item>
              <text:p text:style-name="P948">look forward to — ждать с нетерпением.</text:p>
            </text:list-item>
          </text:list>
        </text:list-item>
      </text:list>
      <text:p text:style-name="P660"/>
      <text:p text:style-name="P560">I enjoy <text:span text:style-name="T655">reading</text:span> very much — Я очень люблю читать.</text:p>
      <text:p text:style-name="P560">I can`t help <text:span text:style-name="T655">feeling</text:span> responsible — Я не могу не чувствовать ответственности.</text:p>
      <text:p text:style-name="P560">I look forward to <text:span text:style-name="T655">meeting</text:span> John — Я жд<text:span text:style-name="T823">у</text:span> с нетерпением встечи с Джоном.</text:p>
      <text:p text:style-name="P150"/>
      <text:p text:style-name="P150">Сочетание сказуемого и герундия можно расш<text:span text:style-name="T824">и</text:span>рить, добавив между ними дополнение.</text:p>
      <text:p text:style-name="P150"/>
      <text:p text:style-name="P44"><text:span text:style-name="T812">I </text:span><text:span text:style-name="T35">saw</text:span><text:span text:style-name="T812"> </text:span><text:span text:style-name="T845">John</text:span><text:span text:style-name="T812"> </text:span><text:span text:style-name="T661">working</text:span><text:span text:style-name="T812"> in the garden — Я видел, как Джон работает в саду.</text:span></text:p>
      <text:p text:style-name="P67">He <text:span text:style-name="T3">can`t</text:span> <text:span text:style-name="T23">stand</text:span> <text:span text:style-name="T840">his father</text:span> <text:span text:style-name="T655">drinking</text:span> — Он не может вынести того, что его отец пьет.</text:p>
      <text:p text:style-name="P141"/>
      <text:p text:style-name="P153">Когда нужно сказать про дейсвтие, которое регулярно совершается, то для этого используется</text:p>
      <text:p text:style-name="P346"><text:span text:style-name="T608">связка </text:span><text:span text:style-name="T439">go</text:span><text:span text:style-name="T608"> + герундий. Глагол </text:span><text:span text:style-name="T439">go</text:span><text:span text:style-name="T608"> в этом случае переводится как «занимаюсь этим делом»:</text:span></text:p>
      <text:list xml:id="list1850524178" text:style-name="L58">
        <text:list-item>
          <text:p text:style-name="P1004"><text:span text:style-name="T608">go swimming — занима</text:span><text:span text:style-name="T609">ться</text:span><text:span text:style-name="T608"> плаваньем;</text:span></text:p>
        </text:list-item>
        <text:list-item>
          <text:p text:style-name="P971">go running — бегать;</text:p>
        </text:list-item>
        <text:list-item>
          <text:p text:style-name="P971">go fishing — рыбачить;</text:p>
        </text:list-item>
        <text:list-item>
          <text:p text:style-name="P1004">go skiing — кататься на лыжах;</text:p>
        </text:list-item>
        <text:list-item>
          <text:p text:style-name="P1024">go shopping — ходить по магазинам.</text:p>
        </text:list-item>
      </text:list>
      <text:p text:style-name="P826"/>
      <text:p text:style-name="P756"><text:span text:style-name="T813">А связка </text:span><text:span text:style-name="T439">like</text:span><text:span text:style-name="T813"> + герундий означает «</text:span><text:span text:style-name="T814">люблю</text:span><text:span text:style-name="T813"> заниматься этим </text:span><text:span text:style-name="T814">делом</text:span><text:span text:style-name="T813">».</text:span></text:p>
      <text:p text:style-name="P826"/>
      <text:p text:style-name="P68">Would you like to <text:span text:style-name="T655">go skiing</text:span> this weekend? — Ты хочешь <text:span text:style-name="T655">покататься на лыжах</text:span> на выходных?</text:p>
      <text:p text:style-name="P68">I would rather <text:span text:style-name="T655">go shopp</text:span><text:span text:style-name="T662">i</text:span><text:span text:style-name="T655">ng</text:span> — Нет, я лучше <text:span text:style-name="T655">пойду по магазинам</text:span>.</text:p>
      <text:p text:style-name="P68">I <text:span text:style-name="T655">like shopping</text:span> with my girlfriends! — Я <text:span text:style-name="T655">люблю ходить по магазинам</text:span> с подру<text:span text:style-name="T825">ж</text:span>ками!</text:p>
      <text:p text:style-name="P826"/>
      <text:p text:style-name="P758"><text:span text:style-name="T816">Если герундий стоит в начале предложения, то он </text:span><text:span text:style-name="T818">переводится не как глагол, а</text:span><text:span text:style-name="T817"> как сущестительное </text:span><text:span text:style-name="T818">(т. е. в этом случае он является подлежащим)</text:span><text:span text:style-name="T816">.</text:span></text:p>
      <text:p text:style-name="P757"/>
      <text:p text:style-name="P78">Swimming is very good for your health — Плаванье хорошо для здоровья</text:p>
      <text:p text:style-name="P78"><text:span text:style-name="T815">L</text:span>earning English is not easy — Изучение английского — это нелегко.</text:p>
      <text:p text:style-name="P757"/>
      <text:p text:style-name="P272">Глаголы, после который можно использовать как инфинитив так и герундий:</text:p>
      <text:p text:style-name="P272"><text:soft-page-break/></text:p>
      <text:list xml:id="list4080104277" text:style-name="L59">
        <text:list-item>
          <text:p text:style-name="P981">обозначающие процесс:</text:p>
          <text:list>
            <text:list-item>
              <text:p text:style-name="P982">start, begin — начинать;</text:p>
            </text:list-item>
            <text:list-item>
              <text:p text:style-name="P982">continue — продолжать;</text:p>
            </text:list-item>
          </text:list>
        </text:list-item>
      </text:list>
      <text:p text:style-name="P272"/>
      <text:list xml:id="list143130227175434" text:continue-numbering="true" text:style-name="L59">
        <text:list-item>
          <text:p text:style-name="P981">обозначающие отношение к чему-то:</text:p>
          <text:list>
            <text:list-item>
              <text:p text:style-name="P983">love — любить;</text:p>
            </text:list-item>
            <text:list-item>
              <text:p text:style-name="P983">like — нравиться;</text:p>
            </text:list-item>
            <text:list-item>
              <text:p text:style-name="P983">hate — ненавидеть;</text:p>
            </text:list-item>
            <text:list-item>
              <text:p text:style-name="P983">prefer — предпочитать;</text:p>
            </text:list-item>
          </text:list>
        </text:list-item>
      </text:list>
      <text:p text:style-name="P273"/>
      <text:p text:style-name="P79">I started to leart English at school / I started learning English at school.</text:p>
      <text:p text:style-name="P79">I love to play the piano / I love playing the piano.</text:p>
      <text:p text:style-name="P274"/>
      <text:p text:style-name="P12">Формальное подлежащее. <text:span text:style-name="T827">Dummy subject</text:span></text:p>
      <text:p text:style-name="P275"/>
      <text:p text:style-name="P276">В английском предложении обязательно должно присутствовать подлежащее и сказуемое.</text:p>
      <text:p text:style-name="P277">Это его грамматическая основа. В русском предложении подлежащее может отсутствовать.</text:p>
      <text:p text:style-name="P276">Из-за этого могут возн<text:span text:style-name="T827">и</text:span>кать некоторые трудности при переводе.</text:p>
      <text:p text:style-name="P276"/>
      <text:p text:style-name="P278">Когда в русском предложении подлежащее отсутствует, в английском используется формальное подлежащее. Их всего 2: <text:span text:style-name="T412">there</text:span> и <text:span text:style-name="T412">it</text:span>, <text:span text:style-name="T828">но </text:span><text:span text:style-name="T833">еще </text:span><text:span text:style-name="T828">могут</text:span><text:span text:style-name="T833"> </text:span><text:span text:style-name="T828">встретиться: </text:span><text:span text:style-name="T441">t</text:span><text:span text:style-name="T412">hey</text:span>, <text:span text:style-name="T412">this</text:span>, <text:span text:style-name="T412">that</text:span>.</text:p>
      <text:p text:style-name="P281"><text:span text:style-name="T829">Т</text:span><text:span text:style-name="T830">акие предложения удобнее переводить с конца. </text:span></text:p>
      <text:p text:style-name="P279"/>
      <text:p text:style-name="P764"><text:span text:style-name="T365">П</text:span><text:span text:style-name="T363">одлежащее </text:span><text:span text:style-name="T484">there</text:span><text:span text:style-name="T363"> </text:span><text:span text:style-name="T365">всегда идет</text:span><text:span text:style-name="T363"> в связке с глаголом </text:span><text:span text:style-name="T484">be</text:span><text:span text:style-name="T363">. Оно необходимо, чтобы сказать </text:span></text:p>
      <text:p text:style-name="P764"><text:span text:style-name="T363">о местоположении существительного, которое идет после </text:span><text:span text:style-name="T484">be</text:span><text:span text:style-name="T363"> </text:span><text:span text:style-name="T365">(как указатель)</text:span><text:span text:style-name="T363">.</text:span></text:p>
      <text:p text:style-name="P283"/>
      <text:p text:style-name="P80"><text:span text:style-name="T21">There</text:span><text:span text:style-name="T829"> </text:span><text:span text:style-name="T37">is</text:span><text:span text:style-name="T829"> </text:span><text:span text:style-name="T846">a new restaurant</text:span><text:span text:style-name="T829"> </text:span><text:span text:style-name="T12">in King Street</text:span><text:span text:style-name="T829"> — На Кинг-стрит есть новый ресторан.</text:span></text:p>
      <text:p text:style-name="P81"><text:span text:style-name="T13">There</text:span> <text:span text:style-name="T23">was</text:span> <text:span text:style-name="T840">a fight</text:span> <text:span text:style-name="T10">in the street today</text:span> — На улице сегодня была драка.</text:p>
      <text:p text:style-name="P284"/>
      <text:p text:style-name="P762"><text:span text:style-name="T363">Иногда с помощью </text:span><text:span text:style-name="T484">there</text:span><text:span text:style-name="T363"> + </text:span><text:span text:style-name="T484">be</text:span><text:span text:style-name="T363"> говорят о существительном, которое не может совершать действий, но с которым связана дополнительная информация.</text:span></text:p>
      <text:p text:style-name="P284"/>
      <text:p text:style-name="P70"><text:span text:style-name="T357">T</text:span><text:span text:style-name="T363">here is something I want to tell you — Есть, кое-что, что я должен сказать тебе.</text:span></text:p>
      <text:p text:style-name="P285"/>
      <text:p text:style-name="P763"><text:span text:style-name="T358">Связка </text:span><text:span text:style-name="T485">there</text:span><text:span text:style-name="T358"> + </text:span><text:span text:style-name="T485">be</text:span><text:span text:style-name="T358"> переводится по глаголу </text:span><text:span text:style-name="T485">be</text:span><text:span text:style-name="T358">, либо полностью выпадает при переводе.</text:span></text:p>
      <text:p text:style-name="P828"><text:span text:style-name="T359">В Present Perfect, </text:span><text:span text:style-name="T486">be</text:span><text:span text:style-name="T359"> преобразуется в </text:span><text:span text:style-name="T486">have/has been</text:span><text:span text:style-name="T359">.</text:span></text:p>
      <text:p text:style-name="P285"/>
      <text:p text:style-name="P761"><text:span text:style-name="T359">В вопросах </text:span><text:span text:style-name="T486">be</text:span><text:span text:style-name="T359"> </text:span><text:span text:style-name="T360">ставится</text:span><text:span text:style-name="T359"> перед </text:span><text:span text:style-name="T486">there</text:span><text:span text:style-name="T359">. Вопрос не обязательно </text:span><text:span text:style-name="T364">должен быть </text:span><text:span text:style-name="T359">общи</text:span><text:span text:style-name="T364">м</text:span><text:span text:style-name="T359">. </text:span></text:p>
      <text:p text:style-name="P282">Он может начинаться и с вопросительного слова. </text:p>
      <text:p text:style-name="P287"/>
      <text:p text:style-name="P82">What is there in the box? — Что находится в коробке? (Что есть в коробке?)</text:p>
      <text:p text:style-name="P287"/>
      <text:p text:style-name="P761"><text:span text:style-name="T360">Отрицание образуется</text:span><text:span text:style-name="T359"> </text:span><text:span text:style-name="T360">с помощью частицы </text:span><text:span text:style-name="T487">not</text:span><text:span text:style-name="T360"> после </text:span><text:span text:style-name="T487">be</text:span><text:span text:style-name="T360">. Также </text:span><text:span text:style-name="T362">можно</text:span><text:span text:style-name="T360"> использовать отрицательное местоимение </text:span><text:span text:style-name="T487">no</text:span><text:span text:style-name="T360">, </text:span><text:span text:style-name="T836">которое стоит перед существительным, как отдельное слово</text:span><text:span text:style-name="T360">.</text:span></text:p>
      <text:p text:style-name="P287"/>
      <text:p text:style-name="P71"><text:span text:style-name="T349">There aren`t any challenges in his life / T</text:span><text:span text:style-name="T361">here are no challenges in his life</text:span><text:span text:style-name="T349"> — </text:span></text:p>
      <text:p text:style-name="P82">В его жизни нет испытаний.</text:p>
      <text:p text:style-name="P287"/>
      <text:p text:style-name="P764"><text:span text:style-name="T365">Подлежащее </text:span><text:span text:style-name="T488">it</text:span><text:span text:style-name="T365"> </text:span><text:span text:style-name="T374">обычно </text:span><text:span text:style-name="T365">используется, когда надо сообщить время или сказать о погоде.</text:span></text:p>
      <text:p text:style-name="P291"/>
      <text:p text:style-name="P765"><text:soft-page-break/><text:span text:style-name="T368">После </text:span><text:span text:style-name="T489">it</text:span><text:span text:style-name="T368"> может идти не только существительное </text:span><text:span text:style-name="T370">(в отличие от </text:span><text:span text:style-name="T491">there</text:span><text:span text:style-name="T370">)</text:span><text:span text:style-name="T368">, но </text:span><text:span text:style-name="T370">также </text:span><text:span text:style-name="T368">прилагательное </text:span><text:span text:style-name="T370">или глагол</text:span><text:span text:style-name="T368"> </text:span><text:span text:style-name="T370">(обычно идет прилагательное).</text:span></text:p>
      <text:p text:style-name="P83"/>
      <text:p text:style-name="P290"><text:span text:style-name="T442">It</text:span><text:span text:style-name="T835"> может идти в связке с любым глаголом, а не только с </text:span><text:span text:style-name="T442">be</text:span><text:span text:style-name="T835">.</text:span></text:p>
      <text:p text:style-name="P291"/>
      <text:p text:style-name="P834"><text:span text:style-name="T16">It</text:span><text:span text:style-name="T482"> </text:span><text:span text:style-name="T27">is</text:span><text:span text:style-name="T482"> 5 o`clock — Сейчас 5 часов.</text:span></text:p>
      <text:p text:style-name="P72"><text:span text:style-name="T17">It</text:span><text:span text:style-name="T349"> </text:span><text:span text:style-name="T36">is</text:span><text:span text:style-name="T349"> warm — Тепло.</text:span></text:p>
      <text:p text:style-name="P72"><text:span text:style-name="T17">It</text:span><text:span text:style-name="T349"> often </text:span><text:span text:style-name="T36">snows</text:span><text:span text:style-name="T349"> </text:span><text:span text:style-name="T366">in the winter — Зимой часто идет снег.</text:span></text:p>
      <text:p text:style-name="P292"/>
      <text:p text:style-name="P347"><text:span text:style-name="T366">Е</text:span><text:span text:style-name="T369">ще </text:span><text:span text:style-name="T490">it</text:span><text:span text:style-name="T369"> является подлежащим в таких конструкциях:</text:span></text:p>
      <text:list xml:id="list2186100533" text:style-name="L60">
        <text:list-item>
          <text:p text:style-name="P1025"><text:span text:style-name="T482">It`s time</text:span><text:span text:style-name="T349"> — пора (после используется инфинитив для указания действия, </text:span></text:p>
          <text:p text:style-name="P984">которое пришло время сделать);</text:p>
        </text:list-item>
        <text:list-item>
          <text:p text:style-name="P1026"><text:span text:style-name="T487">I</text:span><text:span text:style-name="T482">t</text:span><text:span text:style-name="T349"> + </text:span><text:span text:style-name="T482">be</text:span><text:span text:style-name="T349"> + прилагательное + инфинитив</text:span><text:span text:style-name="T367"> (отношение к делу);</text:span></text:p>
        </text:list-item>
        <text:list-item>
          <text:p text:style-name="P1027"><text:span text:style-name="T367">в </text:span><text:span text:style-name="T349">пассивном залоге, в оборотах </text:span><text:span text:style-name="T482">it is known</text:span><text:span text:style-name="T349"> (известно) и </text:span><text:span text:style-name="T482">it is said</text:span><text:span text:style-name="T349"> (говорят).</text:span></text:p>
        </text:list-item>
      </text:list>
      <text:p text:style-name="P288"/>
      <text:p text:style-name="P1017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288"/>
      <text:p text:style-name="P833"><text:span text:style-name="T361">Т</text:span><text:span text:style-name="T349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289"/>
      <text:p text:style-name="P664"><text:span text:style-name="T356">They say this film is interesting / </text:span><text:span text:style-name="T355">This film is said to be interesting</text:span><text:span text:style-name="T356"> — </text:span></text:p>
      <text:p text:style-name="P665">Говорят, этот фильминтересный.</text:p>
      <text:p text:style-name="P829"/>
      <text:p text:style-name="P812"><text:span text:style-name="T834">М</text:span>естоимение. Pronoun</text:p>
      <text:p text:style-name="P286"/>
      <text:p text:style-name="P813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293"/>
      <text:p text:style-name="P294">Все местоимения можно разбить на несколько группы:</text:p>
      <text:list xml:id="list2069806493" text:style-name="L61">
        <text:list-item>
          <text:p text:style-name="P985">личные местоимения (Personal Pronouns);</text:p>
        </text:list-item>
        <text:list-item>
          <text:p text:style-name="P985">притяжательные местоимения (Possessive Pronouns);</text:p>
        </text:list-item>
        <text:list-item>
          <text:p text:style-name="P985">возвратные местоимения (Reflexive Pronouns);</text:p>
        </text:list-item>
        <text:list-item>
          <text:p text:style-name="P985">указательные местоимения (Demonstrative Pronouns);</text:p>
        </text:list-item>
        <text:list-item>
          <text:p text:style-name="P985">местоимения some, any, no и их производные.</text:p>
        </text:list-item>
      </text:list>
      <text:p text:style-name="P280"/>
      <text:p text:style-name="P13">Личные местоимения</text:p>
      <text:p text:style-name="P295"/>
      <text:p text:style-name="P297">Имеют только 2 формы: </text:p>
      <text:list xml:id="list580596192" text:style-name="L62">
        <text:list-item>
          <text:p text:style-name="P1005">именительный падеж (употребляется в качестве подлежащего);</text:p>
        </text:list-item>
        <text:list-item>
          <text:p text:style-name="P986">объектные падеж (употребляется в качестве дополнения);</text:p>
        </text:list-item>
      </text:list>
      <text:p text:style-name="P296"/>
      <text:p text:style-name="P296">Объектный падеж соответсвует любому косвенному падежу русского языка.</text:p>
      <text:p text:style-name="P296">(косвенный падежы — это все падежы, кроме именительного)</text:p>
      <text:p text:style-name="P296"/>
      <text:p text:style-name="P348"><text:span text:style-name="T371">Личные местоимения в именительном падеже </text:span><text:span text:style-name="T384">заменяют</text:span><text:span text:style-name="T380"> подлежащее </text:span><text:span text:style-name="T388">(кто/</text:span><text:span text:style-name="T389">что</text:span><text:span text:style-name="T388">)</text:span><text:span text:style-name="T380">:</text:span></text:p>
      <table:table table:name="Table10" table:style-name="Table10">
        <table:table-column table:style-name="Table10.A" table:number-columns-repeated="3"/>
        <table:table-row table:style-name="TableLine94284904712432">
          <table:table-cell table:style-name="Table10.A1" office:value-type="string">
            <text:p text:style-name="P852">Лицо</text:p>
          </table:table-cell>
          <table:table-cell table:style-name="Table10.A1" office:value-type="string">
            <text:p text:style-name="P852">Единственное число</text:p>
          </table:table-cell>
          <table:table-cell table:style-name="Table10.C1" office:value-type="string">
            <text:p text:style-name="P852">Множественное число</text:p>
          </table:table-cell>
        </table:table-row>
        <text:soft-page-break/>
        <table:table-row table:style-name="TableLine94284902107312">
          <table:table-cell table:style-name="Table10.A2" office:value-type="string">
            <text:p text:style-name="P890">1</text:p>
          </table:table-cell>
          <table:table-cell table:style-name="Table10.A2" office:value-type="string">
            <text:p text:style-name="P890">I</text:p>
          </table:table-cell>
          <table:table-cell table:style-name="Table10.C2" office:value-type="string">
            <text:p text:style-name="P891">we</text:p>
          </table:table-cell>
        </table:table-row>
        <table:table-row table:style-name="TableLine94284902114528">
          <table:table-cell table:style-name="Table10.A2" office:value-type="string">
            <text:p text:style-name="P890">2</text:p>
          </table:table-cell>
          <table:table-cell table:style-name="Table10.A2" office:value-type="string">
            <text:p text:style-name="P890">you</text:p>
          </table:table-cell>
          <table:table-cell table:style-name="Table10.C2" office:value-type="string">
            <text:p text:style-name="P891">you</text:p>
          </table:table-cell>
        </table:table-row>
        <table:table-row table:style-name="TableLine94284902132512">
          <table:table-cell table:style-name="Table10.A2" office:value-type="string">
            <text:p text:style-name="P890">3</text:p>
          </table:table-cell>
          <table:table-cell table:style-name="Table10.A2" office:value-type="string">
            <text:p text:style-name="P890">he/she/<text:span text:style-name="T837">it</text:span></text:p>
          </table:table-cell>
          <table:table-cell table:style-name="Table10.C2" office:value-type="string">
            <text:p text:style-name="P891">they</text:p>
          </table:table-cell>
        </table:table-row>
      </table:table>
      <text:p text:style-name="P296"/>
      <text:p text:style-name="P299">Местоимения he <text:span text:style-name="T848">(он)</text:span> и she <text:span text:style-name="T848">(она)</text:span> заменяют <text:span text:style-name="T804">человека</text:span>.</text:p>
      <text:p text:style-name="P299">Они не могут заменить неодушевленный предмет или животное.</text:p>
      <text:p text:style-name="P298"/>
      <text:p text:style-name="P773">Местоимение you заменяет 2 лицо <text:span text:style-name="T858">(ты/</text:span>вы<text:span text:style-name="T858">)</text:span>. По умолчанию you означает «вы» <text:span text:style-name="T372">и лишь </text:span></text:p>
      <text:p text:style-name="P773"><text:span text:style-name="T372">по тону и </text:span><text:span text:style-name="T373">словам</text:span><text:span text:style-name="T372"> можно догадаться что вместо «вы», хотят сказать «ты».</text:span></text:p>
      <text:p text:style-name="P298"/>
      <text:p text:style-name="P298">Hey you, kid! Come to me — Эй ты, пацан, подойди сюда. (грубо)</text:p>
      <text:p text:style-name="P298">Would you like some tea? — Не хотите ли вы чаю? (вежливо)</text:p>
      <text:p text:style-name="P298"/>
      <text:p text:style-name="P302">Местоимение it <text:span text:style-name="T838">переводится как «он/она/оно».</text:span> <text:span text:style-name="T838">З</text:span>аменяет все неодушевленный </text:p>
      <text:p text:style-name="P303">предметы <text:span text:style-name="T857">(</text:span>независимо от их рода<text:span text:style-name="T857">)</text:span>, а также животных.</text:p>
      <text:p text:style-name="P300"/>
      <text:p text:style-name="P300">Where is the <text:span text:style-name="T655">book</text:span>? <text:span text:style-name="T655">It</text:span> is on the table — Где <text:span text:style-name="T655">книга</text:span>? <text:span text:style-name="T655">Она</text:span> на столе.</text:p>
      <text:p text:style-name="P300">My <text:span text:style-name="T655">cat</text:span> is funny. <text:span text:style-name="T655">It</text:span> plays all day long — Мой <text:span text:style-name="T655">кот</text:span> смешной. <text:span text:style-name="T655">Он</text:span> играет целый день.</text:p>
      <text:p text:style-name="P300"/>
      <text:p text:style-name="P302">Местоимение they переводится как «они». <text:span text:style-name="T838">Может заменять как людей,</text:span> </text:p>
      <text:p text:style-name="P302"><text:span text:style-name="T838">так и </text:span>неодушевленные предметы.</text:p>
      <text:p text:style-name="P301"/>
      <text:p text:style-name="P304">Where are the <text:span text:style-name="T655">keys</text:span>? <text:span text:style-name="T655">They</text:span> are on the table — Где <text:span text:style-name="T655">ключи</text:span>? <text:span text:style-name="T655">Они</text:span> на столе.</text:p>
      <text:p text:style-name="P302"/>
      <text:p text:style-name="P767"><text:span text:style-name="T375">Местоимение we переводится как «мы». </text:span><text:span text:style-name="T378">И they, и we</text:span><text:span text:style-name="T375"> </text:span><text:span text:style-name="T378">могут </text:span><text:span text:style-name="T375">заменять связки из </text:span></text:p>
      <text:p text:style-name="P306">нескольких слов, которые используются как одно подлежащее.</text:p>
      <text:p text:style-name="P307"/>
      <text:p text:style-name="P766"><text:span text:style-name="T663">S</text:span><text:span text:style-name="T664">ue and I</text:span><text:span text:style-name="T376"> are good friends — </text:span><text:span text:style-name="T665">Мы со Сью</text:span><text:span text:style-name="T377"> хорошие друзья </text:span><text:span text:style-name="T379">(</text:span><text:span text:style-name="T381">я</text:span><text:span text:style-name="T379"> </text:span><text:span text:style-name="T381">+</text:span><text:span text:style-name="T379"> Сью = we)</text:span><text:span text:style-name="T376">.</text:span></text:p>
      <text:p text:style-name="P306"><text:span text:style-name="T349">Where are </text:span><text:span text:style-name="T655">Tom and Jerry</text:span><text:span text:style-name="T349">? </text:span><text:span text:style-name="T655">They</text:span><text:span text:style-name="T349"> are in the garden — Где </text:span><text:span text:style-name="T655">Том и Джерри</text:span><text:span text:style-name="T349">? </text:span><text:span text:style-name="T655">Они</text:span><text:span text:style-name="T349"> в саду.</text:span></text:p>
      <text:p text:style-name="P308"/>
      <text:p text:style-name="P1041"><text:span text:style-name="T373">It — </text:span><text:span text:style-name="T408">переводится как «</text:span><text:span text:style-name="T373">это»? </text:span><text:span text:style-name="T409">(</text:span><text:span text:style-name="T373">I</text:span><text:span text:style-name="T410">t</text:span><text:span text:style-name="T373"> is in the garden — Это в саду</text:span><text:span text:style-name="T409">)</text:span><text:span text:style-name="T373">.</text:span></text:p>
      <text:p text:style-name="P1042"><text:span text:style-name="T373">(</text:span><text:span text:style-name="T411">после it может стоять указание на место, где происходит ситуация, стр. 192</text:span><text:span text:style-name="T407">)</text:span></text:p>
      <text:p text:style-name="P997"/>
      <text:p text:style-name="P349"><text:span text:style-name="T382">Личные местоимения в объектном падеже </text:span><text:span text:style-name="T384">заменяют</text:span><text:span text:style-name="T382"> дополнени</text:span><text:span text:style-name="T383">е </text:span><text:span text:style-name="T388">(кого, кому, кем)</text:span><text:span text:style-name="T382">:</text:span></text:p>
      <text:list xml:id="list3023881826" text:style-name="L63">
        <text:list-item>
          <text:p text:style-name="P1045">me — меня, мне, мной;</text:p>
        </text:list-item>
        <text:list-item>
          <text:p text:style-name="P1045">you — тебя, тебе, тобой, вас, вам, вами;</text:p>
        </text:list-item>
        <text:list-item>
          <text:p text:style-name="P1046">him — его, ему, <text:span text:style-name="T854">им;</text:span></text:p>
        </text:list-item>
        <text:list-item>
          <text:p text:style-name="P1046">her — ее, ей;</text:p>
        </text:list-item>
        <text:list-item>
          <text:p text:style-name="P1047"><text:span text:style-name="T735">it — </text:span><text:span text:style-name="T736">этого</text:span><text:span text:style-name="T735">, </text:span><text:span text:style-name="T736">этому, этим </text:span><text:span text:style-name="T738">(неодушевлен.)</text:span><text:span text:style-name="T737">;</text:span></text:p>
        </text:list-item>
        <text:list-item>
          <text:p text:style-name="P1046">us — нас, нам, нами;</text:p>
        </text:list-item>
        <text:list-item>
          <text:p text:style-name="P1046">them — их, им, ими.</text:p>
          <text:p text:style-name="P1048"/>
        </text:list-item>
      </text:list>
      <text:p text:style-name="P310"><text:span text:style-name="T13">I</text:span> <text:span text:style-name="T23">love</text:span> <text:span text:style-name="T840">Jave</text:span> — Я люблю Джейн</text:p>
      <text:p text:style-name="P310"><text:span text:style-name="T13">Jane</text:span> <text:span text:style-name="T23">loves</text:span> <text:span text:style-name="T840">me</text:span> — Джейн любит меня</text:p>
      <text:p text:style-name="P309"/>
      <text:p text:style-name="P14">Притяжательные местоимения</text:p>
      <text:p text:style-name="P311"/>
      <text:p text:style-name="P771"><text:span text:style-name="T385">Овечают на вопрос «чей?». </text:span><text:span text:style-name="T386">И</text:span><text:span text:style-name="T396">х особенность </text:span><text:span text:style-name="T395">в</text:span><text:span text:style-name="T396"> то</text:span><text:span text:style-name="T395">м</text:span><text:span text:style-name="T396">, что они заменяют артикли.</text:span></text:p>
      <text:p text:style-name="P327">The dress is blue →<text:span text:style-name="T860"> </text:span>Her dress is blue.</text:p>
      <text:p text:style-name="P312"/>
      <text:p text:style-name="P831"><text:soft-page-break/><text:span text:style-name="T385">А</text:span><text:span text:style-name="T349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313"/>
      <text:p text:style-name="P769"><text:span text:style-name="T391">П</text:span><text:span text:style-name="T387">ритяжательные местоимения первого типа — это местоимен</text:span><text:span text:style-name="T390">ия</text:span><text:span text:style-name="T387">, </text:span><text:span text:style-name="T390">которые </text:span><text:span text:style-name="T385">употребляются</text:span><text:span text:style-name="T390"> </text:span></text:p>
      <text:p text:style-name="P320">в связке с существительным (существительное идет после, обязательно):</text:p>
      <text:list xml:id="list2311351027" text:style-name="L64">
        <text:list-item>
          <text:p text:style-name="P987">my — <text:span text:style-name="T849">мо</text:span><text:span text:style-name="T850">й</text:span>; </text:p>
        </text:list-item>
        <text:list-item>
          <text:p text:style-name="P987">your — <text:span text:style-name="T849">твой/ваш</text:span>; </text:p>
        </text:list-item>
        <text:list-item>
          <text:p text:style-name="P987">his — <text:span text:style-name="T850">его</text:span>;</text:p>
        </text:list-item>
        <text:list-item>
          <text:p text:style-name="P987">her — <text:span text:style-name="T850">ее</text:span>;</text:p>
        </text:list-item>
        <text:list-item>
          <text:p text:style-name="P1006"><text:span text:style-name="T387">its — </text:span><text:span text:style-name="T400">этого</text:span><text:span text:style-name="T387">.</text:span></text:p>
        </text:list-item>
        <text:list-item>
          <text:p text:style-name="P988">our — <text:span text:style-name="T849">наш</text:span>; </text:p>
        </text:list-item>
        <text:list-item>
          <text:p text:style-name="P987">their — <text:span text:style-name="T850">их</text:span>; </text:p>
        </text:list-item>
      </text:list>
      <text:p text:style-name="P315"/>
      <text:p text:style-name="P768"><text:span text:style-name="T666">I</text:span><text:span text:style-name="T390"> like </text:span><text:span text:style-name="T666">my</text:span><text:span text:style-name="T390"> </text:span><text:span text:style-name="T403">work</text:span><text:span text:style-name="T390"> — Мне нравится моя </text:span><text:span text:style-name="T403">работа</text:span><text:span text:style-name="T390">.</text:span></text:p>
      <text:p text:style-name="P774"><text:span text:style-name="T666">He</text:span><text:span text:style-name="T390"> likes </text:span><text:span text:style-name="T666">his</text:span><text:span text:style-name="T390"> </text:span><text:span text:style-name="T403">work</text:span><text:span text:style-name="T390"> — Ему нравится его </text:span><text:span text:style-name="T403">работа</text:span><text:span text:style-name="T390">.</text:span></text:p>
      <text:p text:style-name="P322"/>
      <text:p text:style-name="P775"><text:span text:style-name="T402">С</text:span><text:span text:style-name="T404">ледует обратить внимание, в каком контексте используется its.</text:span></text:p>
      <text:p text:style-name="P323"/>
      <text:p text:style-name="P837"><text:span text:style-name="T399">T</text:span><text:span text:style-name="T349">he </text:span><text:span text:style-name="T668">plant</text:span><text:span text:style-name="T401"> likes </text:span><text:span text:style-name="T668">its</text:span><text:span text:style-name="T401"> soil — Растению нравится его почва.</text:span></text:p>
      <text:p text:style-name="P838"><text:span text:style-name="T349">The</text:span><text:span text:style-name="T655"> c</text:span><text:span text:style-name="T667">at</text:span><text:span text:style-name="T399"> likes </text:span><text:span text:style-name="T655">his</text:span><text:span text:style-name="T399"> food — Коту нратися его еда.</text:span></text:p>
      <text:p text:style-name="P314"/>
      <text:p text:style-name="P772"><text:span text:style-name="T388">Иногда </text:span><text:span text:style-name="T397">такие</text:span><text:span text:style-name="T390"> местоимения удобнее переводить словом «свой» </text:span><text:span text:style-name="T391">и его вариантами</text:span><text:span text:style-name="T390">.</text:span></text:p>
      <text:p text:style-name="P317"/>
      <text:p text:style-name="P316">I love <text:span text:style-name="T655">my</text:span> native town — Я люблю <text:span text:style-name="T655">свой</text:span> родной город.</text:p>
      <text:p text:style-name="P316">He loves <text:span text:style-name="T655">his</text:span> native town — Он любит <text:span text:style-name="T655">свой</text:span> родной город.</text:p>
      <text:p text:style-name="P316"/>
      <text:p text:style-name="P318">Бывают ситуации, когда после притяжательного местоимения существительного нет.</text:p>
      <text:p text:style-name="P319">В этом случае используются притяжательные местоимения второго типа. </text:p>
      <text:p text:style-name="P319"/>
      <text:p text:style-name="P324">Они употребляются самостоятельно, в конце предложения:</text:p>
      <text:list xml:id="list87121584" text:style-name="L65">
        <text:list-item>
          <text:p text:style-name="P989"><text:span text:style-name="T855">m</text:span>ine — <text:span text:style-name="T855">мой</text:span>;</text:p>
        </text:list-item>
        <text:list-item>
          <text:p text:style-name="P989">yours — <text:span text:style-name="T855">твой/ваш</text:span>;</text:p>
        </text:list-item>
        <text:list-item>
          <text:p text:style-name="P989">his — <text:span text:style-name="T855">его</text:span>;</text:p>
        </text:list-item>
        <text:list-item>
          <text:p text:style-name="P989">hers — <text:span text:style-name="T855">ее</text:span>;</text:p>
        </text:list-item>
        <text:list-item>
          <text:p text:style-name="P1007"><text:span text:style-name="T392">its — </text:span><text:span text:style-name="T398">э</text:span><text:span text:style-name="T393">того</text:span><text:span text:style-name="T392">;</text:span></text:p>
        </text:list-item>
        <text:list-item>
          <text:p text:style-name="P989">ours — <text:span text:style-name="T855">наш</text:span>; </text:p>
        </text:list-item>
        <text:list-item>
          <text:p text:style-name="P990">theirs — их.</text:p>
        </text:list-item>
      </text:list>
      <text:p text:style-name="P325"/>
      <text:p text:style-name="P770"><text:span text:style-name="T393">Don`t touch it. It`s </text:span><text:span text:style-name="T397">mine</text:span><text:span text:style-name="T393"> — </text:span><text:span text:style-name="T394">Не трогай это. Это </text:span><text:span text:style-name="T397">мое</text:span><text:span text:style-name="T394">.</text:span></text:p>
      <text:p text:style-name="P326">It`s my money (это мои деньги) → It`s mine (они мои).</text:p>
      <text:p text:style-name="P305"/>
      <text:p text:style-name="P15">Возвратные местоимения</text:p>
      <text:p text:style-name="P321"/>
      <text:p text:style-name="P1009"><text:span text:style-name="T405">Показывают, что человек совершает действие по отношению к самому себе. </text:span><text:span text:style-name="T627">С</text:span><text:span text:style-name="T629">остоят из </text:span></text:p>
      <text:p text:style-name="P1009"><text:span text:style-name="T629">2х частей: слова my/your/him/her/it/our/them и хвостика -self или -selves, для множественного числа.</text:span><text:span text:style-name="T406"> </text:span><text:span text:style-name="T627">В</text:span><text:span text:style-name="T628">сегда </text:span><text:span text:style-name="T629">идут</text:span><text:span text:style-name="T628"> после глаголов. </text:span><text:span text:style-name="T619">На русский переводятся словами «себя, себе, собой», </text:span></text:p>
      <text:p text:style-name="P1009"><text:span text:style-name="T619">либо появляются у глаголов в виде окончания -сь, -ся.</text:span></text:p>
      <text:p text:style-name="P1028"><text:span text:style-name="T619"/></text:p>
      <text:p text:style-name="P1029"><text:span text:style-name="T619">I </text:span><text:span text:style-name="T589">looked at </text:span><text:span text:style-name="T646">myself</text:span><text:span text:style-name="T589"> in the mirror — Я посмотрела на </text:span><text:span text:style-name="T646">себя</text:span><text:span text:style-name="T589"> в зеркало.</text:span></text:p>
      <text:p text:style-name="P992"><text:span text:style-name="T589">He had to explain </text:span><text:span text:style-name="T646">himself</text:span><text:span text:style-name="T589"> — Ему пришлось объяснить</text:span><text:span text:style-name="T646">ся</text:span></text:p>
      <text:p text:style-name="P991"><text:soft-page-break/><text:span text:style-name="T589">Местоимение, образованное от you имеет 2 варианта: yourself и yourselves. Это практически единственный слу</text:span><text:span text:style-name="T620">ч</text:span><text:span text:style-name="T589">ай в английском, когда видны отличия между «ты» и «вы».</text:span></text:p>
      <text:p text:style-name="P991"><text:span text:style-name="T589"/></text:p>
      <text:p text:style-name="P993"><text:span text:style-name="T589">You talk to yourself when you sleep — Ты говоришь с собой, когда спишь.</text:span></text:p>
      <text:p text:style-name="P993"><text:span text:style-name="T589">You should belive in yourselves — Вы должны верить в себя (во множественном)</text:span></text:p>
      <text:p text:style-name="P993"><text:span text:style-name="T589"/></text:p>
      <text:p text:style-name="P993"><text:span text:style-name="T589">Местоимение itself используется в значении «сам по себе», «само собой» и стоит после существительных в единственном числе или абстракный понятиях.</text:span></text:p>
      <text:p text:style-name="P993"><text:span text:style-name="T589"/></text:p>
      <text:p text:style-name="P993"><text:span text:style-name="T589">I hope crisis resolves itself — Я надеюсь, кризис разрешится сам собой.</text:span></text:p>
      <text:p text:style-name="P993"><text:span text:style-name="T589"/></text:p>
      <text:p text:style-name="P994"><text:span text:style-name="T589">Глаголы, после которых возвратные местоимения не используются:</text:span></text:p>
      <text:p text:style-name="P994"><text:span text:style-name="T589">concentrate — сконцентрироваться;</text:span></text:p>
      <text:p text:style-name="P994"><text:span text:style-name="T589">relax — расслабиться;</text:span></text:p>
      <text:p text:style-name="P994"><text:span text:style-name="T589">feel — чувствовать (себя);</text:span></text:p>
      <text:p text:style-name="P994"><text:span text:style-name="T589">meet — встретиться.</text:span></text:p>
      <text:p text:style-name="P994"><text:span text:style-name="T589"/></text:p>
      <text:p text:style-name="P994"><text:span text:style-name="T589">I can`t concentrate — Я не могу сконцентрировать</text:span><text:span text:style-name="T646">ся</text:span><text:span text:style-name="T589">.</text:span></text:p>
      <text:p text:style-name="P994"><text:span text:style-name="T589">I feel good — Я чувствую </text:span><text:span text:style-name="T646">себя</text:span><text:span text:style-name="T589"> хорошо.</text:span></text:p>
      <text:p text:style-name="P995"><text:span text:style-name="T589">You need to relax — Тебе нужно расслабить</text:span><text:span text:style-name="T646">ся</text:span><text:span text:style-name="T589">.</text:span></text:p>
      <text:p text:style-name="P995"><text:span text:style-name="T589"/></text:p>
      <text:p text:style-name="P1010"><text:span text:style-name="T630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span></text:p>
      <text:p text:style-name="P1010"><text:span text:style-name="T630"/></text:p>
      <text:p text:style-name="P1030">I did it <text:span text:style-name="T655">myself</text:span> — Я <text:span text:style-name="T655">сам</text:span> это сделал.</text:p>
      <text:p text:style-name="P1010"><text:span text:style-name="T861">If you want to do it well, do it </text:span><text:span text:style-name="T669">yourself</text:span><text:span text:style-name="T861"> — Хочешь сделать хорошо, делай это </text:span><text:span text:style-name="T669">сам</text:span><text:span text:style-name="T861">.</text:span></text:p>
      <text:p text:style-name="P1010"><text:span text:style-name="T630"/></text:p>
      <text:p text:style-name="P1030"><text:span text:style-name="T623">Также, в этом случае перед местоимением можно поставить предлог by.</text:span></text:p>
      <text:p text:style-name="P1031"><text:span text:style-name="T623">Он лишь указывает на то, кто же сделал это самостоятельно.</text:span></text:p>
      <text:p text:style-name="P1031"><text:span text:style-name="T623"/></text:p>
      <text:p text:style-name="P996"><text:span text:style-name="T589">I did it by myself — Я сам это сделал (обратите внимание на меня).</text:span></text:p>
      <text:p text:style-name="P1031"><text:span text:style-name="T623"/></text:p>
      <text:p text:style-name="P1033"><text:span text:style-name="T589">Указательные местоимения</text:span></text:p>
      <text:p text:style-name="P1032"><text:span text:style-name="T623"/></text:p>
      <text:p text:style-name="P1014"><text:span text:style-name="T623">Нужны, чтобы указать на человека, предмет </text:span><text:span text:style-name="T632">или идею</text:span><text:span text:style-name="T639">.</text:span></text:p>
      <text:p text:style-name="P1035"><text:span text:style-name="T623">this — этот;</text:span></text:p>
      <text:p text:style-name="P1035"><text:span text:style-name="T623">that — тот;</text:span></text:p>
      <text:p text:style-name="P1035"><text:span text:style-name="T623">these — эти;</text:span></text:p>
      <text:p text:style-name="P1035"><text:span text:style-name="T623">those — те.</text:span></text:p>
      <text:p text:style-name="P1035"><text:span text:style-name="T623"/></text:p>
      <text:p text:style-name="P1011"><text:span text:style-name="T631">Они связаны с расстоянием и показывают близко ли объект или далеко. Если объект близко, </text:span></text:p>
      <text:p text:style-name="P1011"><text:span text:style-name="T631">то используют this и these. Если объект далеко, и до него не дотянуться — то that и thas. </text:span></text:p>
      <text:p text:style-name="P1011"><text:span text:style-name="T631">После these и those нужно использовать глагол во множественном числе.</text:span></text:p>
      <text:p text:style-name="P1011"><text:span text:style-name="T631"/></text:p>
      <text:p text:style-name="P1012"><text:span text:style-name="T631">T</text:span><text:span text:style-name="T632">his is my friend Joe — Это мой друг Джо (</text:span><text:span text:style-name="T634">досл. </text:span><text:span text:style-name="T633">Этот есть мой друг</text:span><text:span text:style-name="T632">).</text:span></text:p>
      <text:p text:style-name="P1036"><text:span text:style-name="T623">Those pictures on the wall are very beautiful — Те картины на стене очень красивые.</text:span></text:p>
      <text:p text:style-name="P1011"><text:span text:style-name="T631"/></text:p>
      <text:p text:style-name="P1036"><text:span text:style-name="T631">Э</text:span><text:span text:style-name="T623">ти местоимения могут использоватьс в связке с существительным или самостоятельно.</text:span></text:p>
      <text:p text:style-name="P1036"><text:span text:style-name="T623">Если используются самостоятельно, то могут быть как подлежащим, так и дополнением.</text:span></text:p>
      <text:p text:style-name="P1036"><text:span text:style-name="T623"/></text:p>
      <text:p text:style-name="P1013"><text:span text:style-name="T636">Очень часто this и that указывают именно на идею </text:span><text:span text:style-name="T635">(</text:span><text:span text:style-name="T637">выступа</text:span><text:span text:style-name="T638">я</text:span><text:span text:style-name="T635"> формальн</text:span><text:span text:style-name="T637">ым</text:span><text:span text:style-name="T635"> подлежа</text:span><text:span text:style-name="T637">щим</text:span><text:span text:style-name="T635">)</text:span><text:span text:style-name="T636">. </text:span></text:p>
      <text:p text:style-name="P1013"><text:soft-page-break/><text:span text:style-name="T635">В этом случае this соответствует тому, что человек видит сейчас, а that — тому, что человек видел или слышал раньше. Также that может указывать на событие прошлого.</text:span></text:p>
      <text:p text:style-name="P1013"><text:span text:style-name="T639"/></text:p>
      <text:p text:style-name="P1043"><text:span text:style-name="T639">T</text:span><text:span text:style-name="T623">hanks for help. That was really nice of you — Спасибо за помощь. Это было мило </text:span></text:p>
      <text:p text:style-name="P1043"><text:span text:style-name="T623">с вашей стороны (that указывает на ранее произошедшее событие).</text:span></text:p>
      <text:p text:style-name="P1043"><text:span text:style-name="T623"/></text:p>
      <text:p text:style-name="P1043"><text:span text:style-name="T623">I`ve got a new job! That`s good news — Я получил работу. Это хорошие новости </text:span></text:p>
      <text:p text:style-name="P1043"><text:span text:style-name="T623">(that указывает на озвученную ранее мысл).</text:span></text:p>
      <text:p text:style-name="P1043"><text:span text:style-name="T623"/></text:p>
      <text:p text:style-name="P1018"><text:span text:style-name="T644">That`s OK — Все в порядке (формальное подлежащее, </text:span></text:p>
      <text:p text:style-name="P1018"><text:span text:style-name="T642">т. к. </text:span><text:span text:style-name="T645">я вижу что все хорошо / идея хороша</text:span><text:span text:style-name="T644">).</text:span></text:p>
      <text:p text:style-name="P1018"><text:span text:style-name="T644"/></text:p>
      <text:p text:style-name="P1043"><text:span text:style-name="T623">This is Kerry — Это Кэри (подлежащее).</text:span></text:p>
      <text:p text:style-name="P1013"><text:span text:style-name="T639"/></text:p>
      <text:p text:style-name="P1014"><text:span text:style-name="T639">Указательные местоимения можно заменить определенным артиклем the.</text:span></text:p>
      <text:p text:style-name="P1037"><text:span text:style-name="T623">This food is delicious → The food is delicious (Эта еда очень вкусная)</text:span></text:p>
      <text:p text:style-name="P1038"><text:span text:style-name="T623"/></text:p>
      <text:p text:style-name="P1015"><text:span text:style-name="T640">Когда необходимо указать на человека или предмет, то это можно сделать и через it is. Разницы между this is и it is в этом случае нет. Но обычно используют вариант с it, </text:span></text:p>
      <text:p text:style-name="P1016"><text:span text:style-name="T640">т. к. он короче и является более разговорным: </text:span></text:p>
      <text:p text:style-name="P1016"><text:span text:style-name="T640"/></text:p>
      <text:p text:style-name="P1016"><text:span text:style-name="T641">T</text:span><text:span text:style-name="T640">his is my book / </text:span><text:span text:style-name="T641">I</text:span><text:span text:style-name="T640">t is my book — </text:span><text:span text:style-name="T641">Это моя книга</text:span><text:span text:style-name="T640">. </text:span></text:p>
      <text:p text:style-name="P1039"><text:span text:style-name="T623"/></text:p>
      <text:p text:style-name="P1034"><text:span text:style-name="T621">Н</text:span><text:span text:style-name="T589">еопределенные местоимения</text:span></text:p>
      <text:p text:style-name="P1040"><text:span text:style-name="T623"/></text:p>
      <text:p text:style-name="P1044"><text:span text:style-name="T589">Таблица времен группы Simple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284902950208">
          <table:table-cell table:style-name="Table7.A1" office:value-type="string">
            <text:p text:style-name="P854"/>
          </table:table-cell>
          <table:table-cell table:style-name="Table7.A1" office:value-type="string">
            <text:p text:style-name="P840">Past</text:p>
          </table:table-cell>
          <table:table-cell table:style-name="Table7.A1" office:value-type="string">
            <text:p text:style-name="P840">Present</text:p>
          </table:table-cell>
          <table:table-cell table:style-name="Table7.D1" office:value-type="string">
            <text:p text:style-name="P840">Future</text:p>
          </table:table-cell>
        </table:table-row>
        <table:table-row table:style-name="TableLine94284903022064">
          <table:table-cell table:style-name="Table7.A2" office:value-type="string">
            <text:p text:style-name="P847">+</text:p>
          </table:table-cell>
          <table:table-cell table:style-name="Table7.A2" office:value-type="string">
            <text:p text:style-name="P876">I/y<text:span text:style-name="T747">ou</text:span>/w<text:span text:style-name="T747">e</text:span>/t<text:span text:style-name="T747">hey</text:span>/he/she/it started</text:p>
          </table:table-cell>
          <table:table-cell table:style-name="Table7.A2" office:value-type="string">
            <text:p text:style-name="P867">I/you/we/they start</text:p>
            <text:p text:style-name="P867">He/she/it starts</text:p>
          </table:table-cell>
          <table:table-cell table:style-name="Table7.D2" office:value-type="string">
            <text:p text:style-name="P879">I/y<text:span text:style-name="T747">ou</text:span>/w<text:span text:style-name="T747">e</text:span>/t<text:span text:style-name="T747">hey</text:span>/he/she/it </text:p>
            <text:p text:style-name="P879">will start</text:p>
          </table:table-cell>
        </table:table-row>
        <table:table-row table:style-name="TableLine94284903029792">
          <table:table-cell table:style-name="Table7.A2" office:value-type="string">
            <text:p text:style-name="P841">-</text:p>
          </table:table-cell>
          <table:table-cell table:style-name="Table7.A2" office:value-type="string">
            <text:p text:style-name="P876">I/y<text:span text:style-name="T747">ou</text:span>/w<text:span text:style-name="T747">e</text:span>/t<text:span text:style-name="T747">hey</text:span>/he/she/it</text:p>
            <text:p text:style-name="P876">didn`t start</text:p>
          </table:table-cell>
          <table:table-cell table:style-name="Table7.A2" office:value-type="string">
            <text:p text:style-name="P867">I/you/we/they don`t start</text:p>
            <text:p text:style-name="P867">He/she/it doesn`t start</text:p>
          </table:table-cell>
          <table:table-cell table:style-name="Table7.D2" office:value-type="string">
            <text:p text:style-name="P879">I/y<text:span text:style-name="T747">ou</text:span>/w<text:span text:style-name="T747">e</text:span>/t<text:span text:style-name="T747">hey</text:span>/he/she/it</text:p>
            <text:p text:style-name="P879">won`t start</text:p>
          </table:table-cell>
        </table:table-row>
        <table:table-row table:style-name="TableLine94284903032352">
          <table:table-cell table:style-name="Table7.A2" office:value-type="string">
            <text:p text:style-name="P841">?</text:p>
          </table:table-cell>
          <table:table-cell table:style-name="Table7.A2" office:value-type="string">
            <text:p text:style-name="P877">Did I/y<text:span text:style-name="T747">ou</text:span>/w<text:span text:style-name="T747">e</text:span>/t<text:span text:style-name="T747">hey</text:span>/he</text:p>
            <text:p text:style-name="P877">/she/it start?</text:p>
          </table:table-cell>
          <table:table-cell table:style-name="Table7.A2" office:value-type="string">
            <text:p text:style-name="P867">Do I/you/we/they start?</text:p>
            <text:p text:style-name="P867">Does he/she/it start?</text:p>
          </table:table-cell>
          <table:table-cell table:style-name="Table7.D2" office:value-type="string">
            <text:p text:style-name="P880">Will I/y<text:span text:style-name="T747">ou</text:span>/w<text:span text:style-name="T747">e</text:span>/t<text:span text:style-name="T747">hey</text:span>/he</text:p>
            <text:p text:style-name="P880">/she/it start?</text:p>
          </table:table-cell>
        </table:table-row>
      </table:table>
      <text:p text:style-name="P122"/>
      <text:p text:style-name="P338"><text:span text:style-name="T595">Таблица времен группы Continu</text:span><text:span text:style-name="T596">ou</text:span><text:span text:style-name="T595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284903037200">
          <table:table-cell table:style-name="Table8.A1" office:value-type="string">
            <text:p text:style-name="P866"/>
          </table:table-cell>
          <table:table-cell table:style-name="Table8.A1" office:value-type="string">
            <text:p text:style-name="P840">Past</text:p>
          </table:table-cell>
          <table:table-cell table:style-name="Table8.A1" office:value-type="string">
            <text:p text:style-name="P840">Present</text:p>
          </table:table-cell>
          <table:table-cell table:style-name="Table8.D1" office:value-type="string">
            <text:p text:style-name="P840">Future</text:p>
          </table:table-cell>
        </table:table-row>
        <table:table-row table:style-name="TableLine94284903125536">
          <table:table-cell table:style-name="Table8.A2" office:value-type="string">
            <text:p text:style-name="P841">+</text:p>
          </table:table-cell>
          <table:table-cell table:style-name="Table8.A2" office:value-type="string">
            <text:p text:style-name="P878">I/<text:span text:style-name="T746">he/she/it</text:span> <text:span text:style-name="T746">was starting</text:span></text:p>
            <text:p text:style-name="P878"><text:span text:style-name="T746">Y</text:span><text:span text:style-name="T747">ou</text:span><text:span text:style-name="T746">/w</text:span><text:span text:style-name="T747">e</text:span><text:span text:style-name="T746">/t</text:span><text:span text:style-name="T747">hey</text:span><text:span text:style-name="T746"> were starting</text:span></text:p>
          </table:table-cell>
          <table:table-cell table:style-name="Table8.A2" office:value-type="string">
            <text:p text:style-name="P869">I am starting</text:p>
            <text:p text:style-name="P870">He/she/it is starting</text:p>
            <text:p text:style-name="P869">You/we/they are starting</text:p>
          </table:table-cell>
          <table:table-cell table:style-name="Table8.D2" office:value-type="string">
            <text:p text:style-name="P854"/>
          </table:table-cell>
        </table:table-row>
        <table:table-row table:style-name="TableLine94284903143872">
          <table:table-cell table:style-name="Table8.A2" office:value-type="string">
            <text:p text:style-name="P841">-</text:p>
          </table:table-cell>
          <table:table-cell table:style-name="Table8.A2" office:value-type="string">
            <text:p text:style-name="P879">I/he/she/it wasn`t starting</text:p>
            <text:p text:style-name="P879">Y<text:span text:style-name="T747">ou</text:span>/w<text:span text:style-name="T747">e</text:span>/t<text:span text:style-name="T747">hey</text:span> weren`t starting</text:p>
          </table:table-cell>
          <table:table-cell table:style-name="Table8.A2" office:value-type="string">
            <text:p text:style-name="P869">I`m not starting</text:p>
            <text:p text:style-name="P870">He/she/it isn`t starting</text:p>
            <text:p text:style-name="P869">You/we/they aren`t starting</text:p>
          </table:table-cell>
          <table:table-cell table:style-name="Table8.D2" office:value-type="string">
            <text:p text:style-name="P854"/>
          </table:table-cell>
        </table:table-row>
        <table:table-row table:style-name="TableLine94284903148000">
          <table:table-cell table:style-name="Table8.A2" office:value-type="string">
            <text:p text:style-name="P841">?</text:p>
          </table:table-cell>
          <table:table-cell table:style-name="Table8.A2" office:value-type="string">
            <text:p text:style-name="P879">Was I/he/she/it starting?</text:p>
            <text:p text:style-name="P879">Were y<text:span text:style-name="T747">ou</text:span>/w<text:span text:style-name="T747">e</text:span>/t<text:span text:style-name="T747">hey</text:span> starting?</text:p>
          </table:table-cell>
          <table:table-cell table:style-name="Table8.A2" office:value-type="string">
            <text:p text:style-name="P869">Am I starting?</text:p>
            <text:p text:style-name="P870">Is he/she/it starting?</text:p>
            <text:p text:style-name="P869">Are you/we/they starting?</text:p>
          </table:table-cell>
          <table:table-cell table:style-name="Table8.D2" office:value-type="string">
            <text:p text:style-name="P854"/>
          </table:table-cell>
        </table:table-row>
      </table:table>
      <text:p text:style-name="P122"/>
      <text:p text:style-name="P124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284903150960">
          <table:table-cell table:style-name="Table9.A1" office:value-type="string">
            <text:p text:style-name="P866"/>
          </table:table-cell>
          <table:table-cell table:style-name="Table9.A1" office:value-type="string">
            <text:p text:style-name="P840">Past</text:p>
          </table:table-cell>
          <table:table-cell table:style-name="Table9.A1" office:value-type="string">
            <text:p text:style-name="P840">Present</text:p>
          </table:table-cell>
          <table:table-cell table:style-name="Table9.D1" office:value-type="string">
            <text:p text:style-name="P840">Future</text:p>
          </table:table-cell>
        </table:table-row>
        <table:table-row table:style-name="TableLine94284903207712">
          <table:table-cell table:style-name="Table9.A2" office:value-type="string">
            <text:p text:style-name="P841">+</text:p>
          </table:table-cell>
          <table:table-cell table:style-name="Table9.A2" office:value-type="string">
            <text:p text:style-name="P854"/>
          </table:table-cell>
          <table:table-cell table:style-name="Table9.A2" office:value-type="string">
            <text:p text:style-name="P869">I/you/we/they have started</text:p>
            <text:p text:style-name="P869">He/she/it has started</text:p>
          </table:table-cell>
          <table:table-cell table:style-name="Table9.D2" office:value-type="string">
            <text:p text:style-name="P854"/>
          </table:table-cell>
        </table:table-row>
        <table:table-row table:style-name="TableLine94284903215184">
          <table:table-cell table:style-name="Table9.A2" office:value-type="string">
            <text:p text:style-name="P841">-</text:p>
          </table:table-cell>
          <table:table-cell table:style-name="Table9.A2" office:value-type="string">
            <text:p text:style-name="P854"/>
          </table:table-cell>
          <table:table-cell table:style-name="Table9.A2" office:value-type="string">
            <text:p text:style-name="P869">I/y<text:span text:style-name="T715">ou</text:span>/w<text:span text:style-name="T715">e</text:span>/t<text:span text:style-name="T715">hey</text:span> haven`t started</text:p>
            <text:p text:style-name="P869">He/she/it hasn`t started</text:p>
          </table:table-cell>
          <table:table-cell table:style-name="Table9.D2" office:value-type="string">
            <text:p text:style-name="P854"/>
          </table:table-cell>
        </table:table-row>
        <table:table-row table:style-name="TableLine94284903240528">
          <table:table-cell table:style-name="Table9.A2" office:value-type="string">
            <text:p text:style-name="P841">?</text:p>
          </table:table-cell>
          <table:table-cell table:style-name="Table9.A2" office:value-type="string">
            <text:p text:style-name="P854"/>
          </table:table-cell>
          <table:table-cell table:style-name="Table9.A2" office:value-type="string">
            <text:p text:style-name="P869">Have I/y<text:span text:style-name="T716">ou</text:span>/w<text:span text:style-name="T716">e</text:span>/t<text:span text:style-name="T716">hey</text:span> started?</text:p>
            <text:p text:style-name="P869">Has he/she/it started?</text:p>
          </table:table-cell>
          <table:table-cell table:style-name="Table9.D2" office:value-type="string">
            <text:p text:style-name="P854"/>
          </table:table-cell>
        </table:table-row>
      </table:table>
      <text:p text:style-name="P124"/>
      <text:p text:style-name="P125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84903244336">
          <table:table-cell table:style-name="Table1.A1" office:value-type="string">
            <text:p text:style-name="P868"/>
          </table:table-cell>
          <table:table-cell table:style-name="Table1.A1" office:value-type="string">
            <text:p text:style-name="P842">Past</text:p>
          </table:table-cell>
          <table:table-cell table:style-name="Table1.A1" office:value-type="string">
            <text:p text:style-name="P842">Present</text:p>
          </table:table-cell>
          <table:table-cell table:style-name="Table1.D1" office:value-type="string">
            <text:p text:style-name="P842">Future</text:p>
          </table:table-cell>
        </table:table-row>
        <table:table-row table:style-name="TableLine94284903298800">
          <table:table-cell table:style-name="Table1.A2" office:value-type="string">
            <text:p text:style-name="P842">+</text:p>
          </table:table-cell>
          <table:table-cell table:style-name="Table1.A2" office:value-type="string">
            <text:p text:style-name="P855"/>
          </table:table-cell>
          <table:table-cell table:style-name="Table1.A2" office:value-type="string">
            <text:p text:style-name="P875">I/y<text:span text:style-name="T747">ou</text:span>/w<text:span text:style-name="T747">e</text:span>/t<text:span text:style-name="T747">hey</text:span> have been starting</text:p>
            <text:p text:style-name="P875">He/she/it has been starting</text:p>
          </table:table-cell>
          <table:table-cell table:style-name="Table1.D2" office:value-type="string">
            <text:p text:style-name="P855"/>
          </table:table-cell>
        </table:table-row>
        <table:table-row table:style-name="TableLine94284903306400">
          <table:table-cell table:style-name="Table1.A2" office:value-type="string">
            <text:p text:style-name="P842">-</text:p>
          </table:table-cell>
          <table:table-cell table:style-name="Table1.A2" office:value-type="string">
            <text:p text:style-name="P855"/>
          </table:table-cell>
          <table:table-cell table:style-name="Table1.A2" office:value-type="string">
            <text:p text:style-name="P875">I/y<text:span text:style-name="T747">ou</text:span>/w<text:span text:style-name="T747">e</text:span>/t<text:span text:style-name="T747">hey</text:span> haven`t been starting</text:p>
            <text:p text:style-name="P875">He/she/it hasn`t been starting</text:p>
          </table:table-cell>
          <table:table-cell table:style-name="Table1.D2" office:value-type="string">
            <text:p text:style-name="P855"/>
          </table:table-cell>
        </table:table-row>
        <table:table-row table:style-name="TableLine94284903311680">
          <table:table-cell table:style-name="Table1.A2" office:value-type="string">
            <text:p text:style-name="P842">?</text:p>
          </table:table-cell>
          <table:table-cell table:style-name="Table1.A2" office:value-type="string">
            <text:p text:style-name="P855"/>
          </table:table-cell>
          <table:table-cell table:style-name="Table1.A2" office:value-type="string">
            <text:p text:style-name="P875">Have I/y<text:span text:style-name="T747">ou</text:span>/w<text:span text:style-name="T747">e</text:span>/t<text:span text:style-name="T747">hey</text:span> been starting?</text:p>
            <text:p text:style-name="P875">Has he/she/it been starting?</text:p>
          </table:table-cell>
          <table:table-cell table:style-name="Table1.D2" office:value-type="string">
            <text:p text:style-name="P855"/>
          </table:table-cell>
        </table:table-row>
      </table:table>
      <text:p text:style-name="P900"><text:span text:style-name="T514">Таблица </text:span><text:span text:style-name="T526">форм </text:span><text:span text:style-name="T514">пассивно</text:span><text:span text:style-name="T527">го</text:span><text:span text:style-name="T514"> залог</text:span><text:span text:style-name="T527">а</text:span><text:span text:style-name="T514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284903330512">
          <table:table-cell table:style-name="Table4.A1" office:value-type="string">
            <text:p text:style-name="P857"/>
          </table:table-cell>
          <table:table-cell table:style-name="Table4.A1" office:value-type="string">
            <text:p text:style-name="P850">Past</text:p>
          </table:table-cell>
          <table:table-cell table:style-name="Table4.A1" office:value-type="string">
            <text:p text:style-name="P850">Present</text:p>
          </table:table-cell>
          <table:table-cell table:style-name="Table4.D1" office:value-type="string">
            <text:p text:style-name="P850">Future</text:p>
          </table:table-cell>
        </table:table-row>
        <table:table-row table:style-name="TableLine94284903411408">
          <table:table-cell table:style-name="Table4.A2" office:value-type="string">
            <text:p text:style-name="P851">Simple</text:p>
          </table:table-cell>
          <table:table-cell table:style-name="Table4.A2" office:value-type="string">
            <text:p text:style-name="P857"><text:span text:style-name="T775">I/</text:span><text:span text:style-name="T776">he/she/it</text:span><text:span text:style-name="T775"> </text:span><text:span text:style-name="T776">was</text:span><text:span text:style-name="T775"> </text:span><text:span text:style-name="T208">taught</text:span></text:p>
            <text:p text:style-name="P887">You/we/they were <text:span text:style-name="T208">taught</text:span></text:p>
          </table:table-cell>
          <table:table-cell table:style-name="Table4.A2" office:value-type="string">
            <text:p text:style-name="P888">I am <text:span text:style-name="T208">taught</text:span></text:p>
            <text:p text:style-name="P887">He/she/it is <text:span text:style-name="T208">taught</text:span></text:p>
            <text:p text:style-name="P887">You/we/the<text:span text:style-name="T777">y</text:span> are <text:span text:style-name="T208">taught</text:span></text:p>
          </table:table-cell>
          <table:table-cell table:style-name="Table4.D2" office:value-type="string">
            <text:p text:style-name="P886">I/you/we/they/he/she/it</text:p>
            <text:p text:style-name="P886">will be <text:span text:style-name="T208">taught</text:span></text:p>
          </table:table-cell>
        </table:table-row>
        <table:table-row table:style-name="TableLine94284903422880">
          <table:table-cell table:style-name="Table4.A2" office:value-type="string">
            <text:p text:style-name="P851">Contin.</text:p>
          </table:table-cell>
          <table:table-cell table:style-name="Table4.A2" office:value-type="string">
            <text:p text:style-name="P857"><text:span text:style-name="T777">I/he/she/it was being </text:span><text:span text:style-name="T208">taught</text:span></text:p>
            <text:p text:style-name="P857"><text:span text:style-name="T210">You/we/the</text:span><text:span text:style-name="T209">y</text:span><text:span text:style-name="T210"> </text:span><text:span text:style-name="T209">were</text:span><text:span text:style-name="T210"> </text:span><text:span text:style-name="T209">being</text:span><text:span text:style-name="T210"> </text:span><text:span text:style-name="T208">taught</text:span></text:p>
          </table:table-cell>
          <table:table-cell table:style-name="Table4.A2" office:value-type="string">
            <text:p text:style-name="P886">I am being <text:span text:style-name="T208">taught</text:span></text:p>
            <text:p text:style-name="P886"><text:span text:style-name="T208">H</text:span><text:span text:style-name="T147">e/she/it is being taught</text:span></text:p>
            <text:p text:style-name="P887"><text:span text:style-name="T147">You/we/the</text:span><text:span text:style-name="T209">y</text:span><text:span text:style-name="T147"> are </text:span><text:span text:style-name="T209">being</text:span><text:span text:style-name="T147"> </text:span><text:span text:style-name="T208">taught</text:span></text:p>
          </table:table-cell>
          <table:table-cell table:style-name="Table4.D2" office:value-type="string">
            <text:p text:style-name="P886">— </text:p>
          </table:table-cell>
        </table:table-row>
        <table:table-row table:style-name="TableLine94284903425616">
          <table:table-cell table:style-name="Table4.A2" office:value-type="string">
            <text:p text:style-name="P851">Perfect</text:p>
          </table:table-cell>
          <table:table-cell table:style-name="Table4.A2" office:value-type="string">
            <text:p text:style-name="P857"><text:span text:style-name="T778">I/you/we/they/</text:span><text:span text:style-name="T211">he/she/it</text:span><text:span text:style-name="T778"> </text:span></text:p>
            <text:p text:style-name="P857"><text:span text:style-name="T778">had been </text:span><text:span text:style-name="T208">taught</text:span></text:p>
          </table:table-cell>
          <table:table-cell table:style-name="Table4.A2" office:value-type="string">
            <text:p text:style-name="P889">I/you/we/they have been <text:span text:style-name="T208">taught</text:span></text:p>
            <text:p text:style-name="P889"><text:span text:style-name="T208">H</text:span><text:span text:style-name="T147">e/she/it has been </text:span><text:span text:style-name="T208">taught</text:span></text:p>
          </table:table-cell>
          <table:table-cell table:style-name="Table4.D2" office:value-type="string">
            <text:p text:style-name="P857"><text:span text:style-name="T778">I/you/we/they/</text:span><text:span text:style-name="T211">he/she/it</text:span><text:span text:style-name="T778"> </text:span></text:p>
            <text:p text:style-name="P857"><text:span text:style-name="T778">will have been </text:span><text:span text:style-name="T208">taught</text:span></text:p>
          </table:table-cell>
        </table:table-row>
      </table:table>
      <text:p text:style-name="P183"/>
      <text:p text:style-name="P343"><text:span text:style-name="T514">Таблица </text:span><text:span text:style-name="T515">форм</text:span><text:span text:style-name="T514"> глагола </text:span><text:span text:style-name="T524">b</text:span><text:span text:style-name="T514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284903434320">
          <table:table-cell table:style-name="Table5.A1" office:value-type="string">
            <text:p text:style-name="P846">Подлежащее</text:p>
          </table:table-cell>
          <table:table-cell table:style-name="Table5.A1" office:value-type="string">
            <text:p text:style-name="P843">Past</text:p>
          </table:table-cell>
          <table:table-cell table:style-name="Table5.A1" office:value-type="string">
            <text:p text:style-name="P843">Present</text:p>
          </table:table-cell>
          <table:table-cell table:style-name="Table5.D1" office:value-type="string">
            <text:p text:style-name="P843">Future</text:p>
          </table:table-cell>
        </table:table-row>
        <table:table-row table:style-name="TableLine94284903468864">
          <table:table-cell table:style-name="Table5.A2" office:value-type="string">
            <text:p text:style-name="P874">I</text:p>
          </table:table-cell>
          <table:table-cell table:style-name="Table5.A2" office:value-type="string">
            <text:p text:style-name="P875">was</text:p>
          </table:table-cell>
          <table:table-cell table:style-name="Table5.A2" office:value-type="string">
            <text:p text:style-name="P871">am</text:p>
          </table:table-cell>
          <table:table-cell table:style-name="Table5.D2" office:value-type="string">
            <text:p text:style-name="P881">will be</text:p>
          </table:table-cell>
        </table:table-row>
        <table:table-row table:style-name="TableLine94284903474032">
          <table:table-cell table:style-name="Table5.A2" office:value-type="string">
            <text:p text:style-name="P873">he/she/<text:span text:style-name="T723">it</text:span></text:p>
          </table:table-cell>
          <table:table-cell table:style-name="Table5.A2" office:value-type="string">
            <text:p text:style-name="P875">was</text:p>
          </table:table-cell>
          <table:table-cell table:style-name="Table5.A2" office:value-type="string">
            <text:p text:style-name="P872">is</text:p>
          </table:table-cell>
          <table:table-cell table:style-name="Table5.D2" office:value-type="string">
            <text:p text:style-name="P881">will be</text:p>
          </table:table-cell>
        </table:table-row>
        <table:table-row table:style-name="TableLine94284903479680">
          <table:table-cell table:style-name="Table5.A2" office:value-type="string">
            <text:p text:style-name="P873">you/we/they</text:p>
          </table:table-cell>
          <table:table-cell table:style-name="Table5.A2" office:value-type="string">
            <text:p text:style-name="P875">were</text:p>
          </table:table-cell>
          <table:table-cell table:style-name="Table5.A2" office:value-type="string">
            <text:p text:style-name="P872">are</text:p>
          </table:table-cell>
          <table:table-cell table:style-name="Table5.D2" office:value-type="string">
            <text:p text:style-name="P881">will be</text:p>
          </table:table-cell>
        </table:table-row>
      </table:table>
      <text:p text:style-name="P180"/>
      <text:p text:style-name="P180">Таблица модальных глаголов:</text:p>
      <table:table table:name="Table2" table:style-name="Table2">
        <table:table-column table:style-name="Table2.A" table:number-columns-repeated="3"/>
        <table:table-row table:style-name="TableLine94284903482880">
          <table:table-cell table:style-name="Table2.A1" office:value-type="string">
            <text:p text:style-name="P848">Глагол</text:p>
          </table:table-cell>
          <table:table-cell table:style-name="Table2.A1" office:value-type="string">
            <text:p text:style-name="P856"><text:span text:style-name="T658">З</text:span><text:span text:style-name="T659">начение</text:span></text:p>
          </table:table-cell>
          <table:table-cell table:style-name="Table2.C1" office:value-type="string">
            <text:p text:style-name="P856"><text:span text:style-name="T658">В</text:span><text:span text:style-name="T659">рем</text:span><text:span text:style-name="T658">я</text:span></text:p>
          </table:table-cell>
        </table:table-row>
        <table:table-row table:style-name="TableLine94284903542496">
          <table:table-cell table:style-name="Table2.A2" office:value-type="string">
            <text:p text:style-name="P882">can</text:p>
          </table:table-cell>
          <table:table-cell table:style-name="Table2.A2" office:value-type="string">
            <text:p text:style-name="P882">могу, умею, смогу;</text:p>
            <text:p text:style-name="P882">(часто используется в просьбах и предложениях)</text:p>
          </table:table-cell>
          <table:table-cell table:style-name="Table2.C2" office:value-type="string">
            <text:p text:style-name="P882">настоящее и будущее</text:p>
          </table:table-cell>
        </table:table-row>
        <table:table-row table:style-name="TableLine94284903546528">
          <table:table-cell table:style-name="Table2.A2" office:value-type="string">
            <text:p text:style-name="P882">could</text:p>
          </table:table-cell>
          <table:table-cell table:style-name="Table2.A2" office:value-type="string">
            <text:p text:style-name="P882">мог, умел</text:p>
          </table:table-cell>
          <table:table-cell table:style-name="Table2.C2" office:value-type="string">
            <text:p text:style-name="P882">прошедшее</text:p>
          </table:table-cell>
        </table:table-row>
        <table:table-row table:style-name="TableLine94284903549088">
          <table:table-cell table:style-name="Table2.A2" office:value-type="string">
            <text:p text:style-name="P882">might, may</text:p>
          </table:table-cell>
          <table:table-cell table:style-name="Table2.A2" office:value-type="string">
            <text:p text:style-name="P882">может быть, мог бы, возможно, наверное</text:p>
          </table:table-cell>
          <table:table-cell table:style-name="Table2.C2" office:value-type="string">
            <text:p text:style-name="P882">настоящее и будущие</text:p>
          </table:table-cell>
        </table:table-row>
        <table:table-row table:style-name="TableLine94284903551008">
          <table:table-cell table:style-name="Table2.A2" office:value-type="string">
            <text:p text:style-name="P882">must</text:p>
          </table:table-cell>
          <table:table-cell table:style-name="Table2.A2" office:value-type="string">
            <text:p text:style-name="P882">должен, обязан, нужно, запрет, нельзя</text:p>
          </table:table-cell>
          <table:table-cell table:style-name="Table2.C2" office:value-type="string">
            <text:p text:style-name="P882">настоящее</text:p>
          </table:table-cell>
        </table:table-row>
        <table:table-row table:style-name="TableLine94284903562464">
          <table:table-cell table:style-name="Table2.A2" office:value-type="string">
            <text:p text:style-name="P882">should</text:p>
          </table:table-cell>
          <table:table-cell table:style-name="Table2.A2" office:value-type="string">
            <text:p text:style-name="P882">следует сделать, следовало бы сделать; (совет)</text:p>
          </table:table-cell>
          <table:table-cell table:style-name="Table2.C2" office:value-type="string">
            <text:p text:style-name="P882">настоящее и будущие</text:p>
          </table:table-cell>
        </table:table-row>
        <table:table-row table:style-name="TableLine94284903564576">
          <table:table-cell table:style-name="Table2.A2" office:value-type="string">
            <text:p text:style-name="P882">would</text:p>
          </table:table-cell>
          <table:table-cell table:style-name="Table2.A2" office:value-type="string">
            <text:p text:style-name="P882">частица «бы», предложение услуги, привычка прошлого</text:p>
          </table:table-cell>
          <table:table-cell table:style-name="Table2.C2" office:value-type="string">
            <text:p text:style-name="P882">настоящее, прошедшее, будущие</text:p>
          </table:table-cell>
        </table:table-row>
      </table:table>
      <text:p text:style-name="P181"/>
      <text:p text:style-name="P181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284903567408">
          <table:table-cell table:style-name="Table3.A1" office:value-type="string">
            <text:p text:style-name="P849">Конструкция</text:p>
          </table:table-cell>
          <table:table-cell table:style-name="Table3.A1" office:value-type="string">
            <text:p text:style-name="P849">Значение</text:p>
          </table:table-cell>
          <table:table-cell table:style-name="Table3.C1" office:value-type="string">
            <text:p text:style-name="P849">Время</text:p>
          </table:table-cell>
        </table:table-row>
        <table:table-row table:style-name="TableLine94284903585680">
          <table:table-cell table:style-name="Table3.A2" office:value-type="string">
            <text:p text:style-name="P883">be able to</text:p>
          </table:table-cell>
          <table:table-cell table:style-name="Table3.A2" office:value-type="string">
            <text:p text:style-name="P883">могу (близко к can)</text:p>
          </table:table-cell>
          <table:table-cell table:style-name="Table3.C2" office:value-type="string">
            <text:p text:style-name="P883">be меняется по временам</text:p>
          </table:table-cell>
        </table:table-row>
        <table:table-row table:style-name="TableLine94284903603184">
          <table:table-cell table:style-name="Table3.A2" office:value-type="string">
            <text:p text:style-name="P883">have to</text:p>
          </table:table-cell>
          <table:table-cell table:style-name="Table3.A2" office:value-type="string">
            <text:p text:style-name="P883">должен (близко к must)</text:p>
          </table:table-cell>
          <table:table-cell table:style-name="Table3.C2" office:value-type="string">
            <text:p text:style-name="P883">have меняется по временам</text:p>
          </table:table-cell>
        </table:table-row>
        <table:table-row table:style-name="TableLine94284903612688">
          <table:table-cell table:style-name="Table3.A2" office:value-type="string">
            <text:p text:style-name="P883">used to</text:p>
          </table:table-cell>
          <table:table-cell table:style-name="Table3.A2" office:value-type="string">
            <text:p text:style-name="P883">делал раньше, имел привычку делать (близко к would)</text:p>
          </table:table-cell>
          <table:table-cell table:style-name="Table3.C2" office:value-type="string">
            <text:p text:style-name="P883">всегда стоит в прошедшем;</text:p>
            <text:p text:style-name="P883">меняется как Past Simple</text:p>
          </table:table-cell>
        </table:table-row>
      </table:table>
      <text:p text:style-name="P182"/>
      <text:p text:style-name="P189"/>
      <text:p text:style-name="P906">Таблица местоимений: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284950221440">
          <table:table-cell table:style-name="Table11.A1" table:number-columns-spanned="2" office:value-type="string">
            <text:p text:style-name="P853">Личные местоимения</text:p>
          </table:table-cell>
          <table:covered-table-cell/>
          <table:table-cell table:style-name="Table11.C1" table:number-columns-spanned="2" office:value-type="string">
            <text:p text:style-name="P853">Притяжательные местоимения</text:p>
          </table:table-cell>
          <table:covered-table-cell/>
        </table:table-row>
        <table:table-row table:style-name="TableLine94284903705088">
          <table:table-cell table:style-name="Table11.A2" office:value-type="string">
            <text:p text:style-name="P892">Именительный падеж</text:p>
            <text:p text:style-name="P893"><text:span text:style-name="T859">(</text:span>кто/что<text:span text:style-name="T859">)</text:span></text:p>
          </table:table-cell>
          <table:table-cell table:style-name="Table11.A2" office:value-type="string">
            <text:p text:style-name="P892">Объектный падеж</text:p>
            <text:p text:style-name="P893"><text:span text:style-name="T859">(</text:span>кого, <text:span text:style-name="T859">к</text:span>ому, кем<text:span text:style-name="T859">)</text:span></text:p>
          </table:table-cell>
          <table:table-cell table:style-name="Table11.A2" office:value-type="string">
            <text:p text:style-name="P892"><text:span text:style-name="T859">с</text:span> существительным</text:p>
            <text:p text:style-name="P894">(чей)</text:p>
          </table:table-cell>
          <table:table-cell table:style-name="Table11.D2" office:value-type="string">
            <text:p text:style-name="P858"><text:span text:style-name="T859">о</text:span><text:span text:style-name="T856">тдельно</text:span></text:p>
            <text:p text:style-name="P894">(чей)</text:p>
          </table:table-cell>
        </table:table-row>
        <table:table-row table:style-name="TableLine94284950424480">
          <table:table-cell table:style-name="Table11.A2" office:value-type="string">
            <text:p text:style-name="P896">I</text:p>
          </table:table-cell>
          <table:table-cell table:style-name="Table11.A2" office:value-type="string">
            <text:p text:style-name="P896">me</text:p>
          </table:table-cell>
          <table:table-cell table:style-name="Table11.A2" office:value-type="string">
            <text:p text:style-name="P895">my</text:p>
          </table:table-cell>
          <table:table-cell table:style-name="Table11.D2" office:value-type="string">
            <text:p text:style-name="P895">mine</text:p>
          </table:table-cell>
        </table:table-row>
        <table:table-row table:style-name="TableLine94284950609696">
          <table:table-cell table:style-name="Table11.A2" office:value-type="string">
            <text:p text:style-name="P896">you</text:p>
          </table:table-cell>
          <table:table-cell table:style-name="Table11.A2" office:value-type="string">
            <text:p text:style-name="P896">you</text:p>
          </table:table-cell>
          <table:table-cell table:style-name="Table11.A2" office:value-type="string">
            <text:p text:style-name="P895">your</text:p>
          </table:table-cell>
          <table:table-cell table:style-name="Table11.D2" office:value-type="string">
            <text:p text:style-name="P895">yours</text:p>
          </table:table-cell>
        </table:table-row>
        <table:table-row table:style-name="TableLine94284950230336">
          <table:table-cell table:style-name="Table11.A2" office:value-type="string">
            <text:p text:style-name="P896">he</text:p>
          </table:table-cell>
          <table:table-cell table:style-name="Table11.A2" office:value-type="string">
            <text:p text:style-name="P896">him</text:p>
          </table:table-cell>
          <table:table-cell table:style-name="Table11.A2" office:value-type="string">
            <text:p text:style-name="P895">his</text:p>
          </table:table-cell>
          <table:table-cell table:style-name="Table11.D2" office:value-type="string">
            <text:p text:style-name="P1049">his</text:p>
          </table:table-cell>
        </table:table-row>
        <table:table-row table:style-name="TableLine94284949596112">
          <table:table-cell table:style-name="Table11.A2" office:value-type="string">
            <text:p text:style-name="P896">she</text:p>
          </table:table-cell>
          <table:table-cell table:style-name="Table11.A2" office:value-type="string">
            <text:p text:style-name="P895">her</text:p>
          </table:table-cell>
          <table:table-cell table:style-name="Table11.A2" office:value-type="string">
            <text:p text:style-name="P895">her</text:p>
          </table:table-cell>
          <table:table-cell table:style-name="Table11.D2" office:value-type="string">
            <text:p text:style-name="P895">hers</text:p>
          </table:table-cell>
        </table:table-row>
        <table:table-row table:style-name="TableLine94284927151824">
          <table:table-cell table:style-name="Table11.A2" office:value-type="string">
            <text:p text:style-name="P896">it</text:p>
          </table:table-cell>
          <table:table-cell table:style-name="Table11.A2" office:value-type="string">
            <text:p text:style-name="P895">it</text:p>
          </table:table-cell>
          <table:table-cell table:style-name="Table11.A2" office:value-type="string">
            <text:p text:style-name="P895">its</text:p>
          </table:table-cell>
          <table:table-cell table:style-name="Table11.D2" office:value-type="string">
            <text:p text:style-name="P1049">its</text:p>
          </table:table-cell>
        </table:table-row>
        <table:table-row table:style-name="TableLine94284903745584">
          <table:table-cell table:style-name="Table11.A2" office:value-type="string">
            <text:p text:style-name="P896">we</text:p>
          </table:table-cell>
          <table:table-cell table:style-name="Table11.A2" office:value-type="string">
            <text:p text:style-name="P895">us</text:p>
          </table:table-cell>
          <table:table-cell table:style-name="Table11.A2" office:value-type="string">
            <text:p text:style-name="P895">our</text:p>
          </table:table-cell>
          <table:table-cell table:style-name="Table11.D2" office:value-type="string">
            <text:p text:style-name="P895">ours</text:p>
          </table:table-cell>
        </table:table-row>
        <table:table-row table:style-name="TableLine94284932711616">
          <table:table-cell table:style-name="Table11.A2" office:value-type="string">
            <text:p text:style-name="P896">they</text:p>
          </table:table-cell>
          <table:table-cell table:style-name="Table11.A2" office:value-type="string">
            <text:p text:style-name="P895">them</text:p>
          </table:table-cell>
          <table:table-cell table:style-name="Table11.A2" office:value-type="string">
            <text:p text:style-name="P895">their</text:p>
          </table:table-cell>
          <table:table-cell table:style-name="Table11.D2" office:value-type="string">
            <text:p text:style-name="P895">theirs</text:p>
          </table:table-cell>
        </table:table-row>
      </table:table>
      <text:p text:style-name="P190"/>
      <text:p text:style-name="P899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284903789968">
          <table:table-cell table:style-name="Table6.A1" office:value-type="string">
            <text:p text:style-name="P845">Перевод</text:p>
          </table:table-cell>
          <table:table-cell table:style-name="Table6.A1" office:value-type="string">
            <text:p text:style-name="P844">Начальная форма</text:p>
          </table:table-cell>
          <table:table-cell table:style-name="Table6.A1" office:value-type="string">
            <text:p text:style-name="P844">2я форма</text:p>
          </table:table-cell>
          <table:table-cell table:style-name="Table6.D1" office:value-type="string">
            <text:p text:style-name="P845">3я форма</text:p>
          </table:table-cell>
        </table:table-row>
        <table:table-row table:style-name="TableLine94284904125840">
          <table:table-cell table:style-name="Table6.A2" office:value-type="string">
            <text:p text:style-name="P859">начинать</text:p>
          </table:table-cell>
          <table:table-cell table:style-name="Table6.A2" office:value-type="string">
            <text:p text:style-name="P860">begin</text:p>
          </table:table-cell>
          <table:table-cell table:style-name="Table6.A2" office:value-type="string">
            <text:p text:style-name="P860">began</text:p>
          </table:table-cell>
          <table:table-cell table:style-name="Table6.D2" office:value-type="string">
            <text:p text:style-name="P859">begun</text:p>
          </table:table-cell>
        </table:table-row>
        <table:table-row table:style-name="TableLine94284904147392">
          <table:table-cell table:style-name="Table6.A2" office:value-type="string">
            <text:p text:style-name="P859">ломать</text:p>
          </table:table-cell>
          <table:table-cell table:style-name="Table6.A2" office:value-type="string">
            <text:p text:style-name="P860">break</text:p>
          </table:table-cell>
          <table:table-cell table:style-name="Table6.A2" office:value-type="string">
            <text:p text:style-name="P860">broke</text:p>
          </table:table-cell>
          <table:table-cell table:style-name="Table6.D2" office:value-type="string">
            <text:p text:style-name="P859">broken</text:p>
          </table:table-cell>
        </table:table-row>
        <table:table-row table:style-name="TableLine94284904150288">
          <table:table-cell table:style-name="Table6.A2" office:value-type="string">
            <text:p text:style-name="P859">приносить</text:p>
          </table:table-cell>
          <table:table-cell table:style-name="Table6.A2" office:value-type="string">
            <text:p text:style-name="P860">bring</text:p>
          </table:table-cell>
          <table:table-cell table:style-name="Table6.A2" office:value-type="string">
            <text:p text:style-name="P860">brought</text:p>
          </table:table-cell>
          <table:table-cell table:style-name="Table6.D2" office:value-type="string">
            <text:p text:style-name="P859">brought</text:p>
          </table:table-cell>
        </table:table-row>
        <table:table-row table:style-name="TableLine94284904153168">
          <table:table-cell table:style-name="Table6.A2" office:value-type="string">
            <text:p text:style-name="P859">покупать</text:p>
          </table:table-cell>
          <table:table-cell table:style-name="Table6.A2" office:value-type="string">
            <text:p text:style-name="P860">buy</text:p>
          </table:table-cell>
          <table:table-cell table:style-name="Table6.A2" office:value-type="string">
            <text:p text:style-name="P860">bought</text:p>
          </table:table-cell>
          <table:table-cell table:style-name="Table6.D2" office:value-type="string">
            <text:p text:style-name="P859">bought</text:p>
          </table:table-cell>
        </table:table-row>
        <table:table-row table:style-name="TableLine94284904156976">
          <table:table-cell table:style-name="Table6.A2" office:value-type="string">
            <text:p text:style-name="P859">приходить</text:p>
          </table:table-cell>
          <table:table-cell table:style-name="Table6.A2" office:value-type="string">
            <text:p text:style-name="P860">come</text:p>
          </table:table-cell>
          <table:table-cell table:style-name="Table6.A2" office:value-type="string">
            <text:p text:style-name="P860">came</text:p>
          </table:table-cell>
          <table:table-cell table:style-name="Table6.D2" office:value-type="string">
            <text:p text:style-name="P859">come</text:p>
          </table:table-cell>
        </table:table-row>
        <table:table-row table:style-name="TableLine94284904160144">
          <table:table-cell table:style-name="Table6.A2" office:value-type="string">
            <text:p text:style-name="P859">делать</text:p>
          </table:table-cell>
          <table:table-cell table:style-name="Table6.A2" office:value-type="string">
            <text:p text:style-name="P860">do</text:p>
          </table:table-cell>
          <table:table-cell table:style-name="Table6.A2" office:value-type="string">
            <text:p text:style-name="P860">did</text:p>
          </table:table-cell>
          <table:table-cell table:style-name="Table6.D2" office:value-type="string">
            <text:p text:style-name="P859">done</text:p>
          </table:table-cell>
        </table:table-row>
        <table:table-row table:style-name="TableLine94284904166048">
          <table:table-cell table:style-name="Table6.A2" office:value-type="string">
            <text:p text:style-name="P859">пить</text:p>
          </table:table-cell>
          <table:table-cell table:style-name="Table6.A2" office:value-type="string">
            <text:p text:style-name="P860">drink</text:p>
          </table:table-cell>
          <table:table-cell table:style-name="Table6.A2" office:value-type="string">
            <text:p text:style-name="P860">drank</text:p>
          </table:table-cell>
          <table:table-cell table:style-name="Table6.D2" office:value-type="string">
            <text:p text:style-name="P859">drunk</text:p>
          </table:table-cell>
        </table:table-row>
        <table:table-row table:style-name="TableLine94284904171216">
          <table:table-cell table:style-name="Table6.A2" office:value-type="string">
            <text:p text:style-name="P859">есть</text:p>
          </table:table-cell>
          <table:table-cell table:style-name="Table6.A2" office:value-type="string">
            <text:p text:style-name="P860">eat</text:p>
          </table:table-cell>
          <table:table-cell table:style-name="Table6.A2" office:value-type="string">
            <text:p text:style-name="P860">ate</text:p>
          </table:table-cell>
          <table:table-cell table:style-name="Table6.D2" office:value-type="string">
            <text:p text:style-name="P859">eaten</text:p>
          </table:table-cell>
        </table:table-row>
        <table:table-row table:style-name="TableLine94284904174016">
          <table:table-cell table:style-name="Table6.A2" office:value-type="string">
            <text:p text:style-name="P859">падать</text:p>
          </table:table-cell>
          <table:table-cell table:style-name="Table6.A2" office:value-type="string">
            <text:p text:style-name="P861">fall</text:p>
          </table:table-cell>
          <table:table-cell table:style-name="Table6.A2" office:value-type="string">
            <text:p text:style-name="P861">fell</text:p>
          </table:table-cell>
          <table:table-cell table:style-name="Table6.D2" office:value-type="string">
            <text:p text:style-name="P859">fallen</text:p>
          </table:table-cell>
        </table:table-row>
        <table:table-row table:style-name="TableLine94284904178400">
          <table:table-cell table:style-name="Table6.A2" office:value-type="string">
            <text:p text:style-name="P859">летать</text:p>
          </table:table-cell>
          <table:table-cell table:style-name="Table6.A2" office:value-type="string">
            <text:p text:style-name="P861">fly</text:p>
          </table:table-cell>
          <table:table-cell table:style-name="Table6.A2" office:value-type="string">
            <text:p text:style-name="P861">flew</text:p>
          </table:table-cell>
          <table:table-cell table:style-name="Table6.D2" office:value-type="string">
            <text:p text:style-name="P859">flown</text:p>
          </table:table-cell>
        </table:table-row>
        <table:table-row table:style-name="TableLine94284904186592">
          <table:table-cell table:style-name="Table6.A2" office:value-type="string">
            <text:p text:style-name="P859">забывать</text:p>
          </table:table-cell>
          <table:table-cell table:style-name="Table6.A2" office:value-type="string">
            <text:p text:style-name="P861">forget</text:p>
          </table:table-cell>
          <table:table-cell table:style-name="Table6.A2" office:value-type="string">
            <text:p text:style-name="P861">forgot</text:p>
          </table:table-cell>
          <table:table-cell table:style-name="Table6.D2" office:value-type="string">
            <text:p text:style-name="P859">forgotten</text:p>
          </table:table-cell>
        </table:table-row>
        <table:table-row table:style-name="TableLine94284904189680">
          <table:table-cell table:style-name="Table6.A2" office:value-type="string">
            <text:p text:style-name="P859">получать</text:p>
          </table:table-cell>
          <table:table-cell table:style-name="Table6.A2" office:value-type="string">
            <text:p text:style-name="P861">get</text:p>
          </table:table-cell>
          <table:table-cell table:style-name="Table6.A2" office:value-type="string">
            <text:p text:style-name="P861">got</text:p>
          </table:table-cell>
          <table:table-cell table:style-name="Table6.D2" office:value-type="string">
            <text:p text:style-name="P859">got</text:p>
          </table:table-cell>
        </table:table-row>
        <table:table-row table:style-name="TableLine94284904200784">
          <table:table-cell table:style-name="Table6.A2" office:value-type="string">
            <text:p text:style-name="P862">давать</text:p>
          </table:table-cell>
          <table:table-cell table:style-name="Table6.A2" office:value-type="string">
            <text:p text:style-name="P863">give</text:p>
          </table:table-cell>
          <table:table-cell table:style-name="Table6.A2" office:value-type="string">
            <text:p text:style-name="P863">gave</text:p>
          </table:table-cell>
          <table:table-cell table:style-name="Table6.D2" office:value-type="string">
            <text:p text:style-name="P862">given</text:p>
          </table:table-cell>
        </table:table-row>
        <table:table-row table:style-name="TableLine94284904203344">
          <table:table-cell table:style-name="Table6.A2" office:value-type="string">
            <text:p text:style-name="P862">идти</text:p>
          </table:table-cell>
          <table:table-cell table:style-name="Table6.A2" office:value-type="string">
            <text:p text:style-name="P863">go</text:p>
          </table:table-cell>
          <table:table-cell table:style-name="Table6.A2" office:value-type="string">
            <text:p text:style-name="P863">went</text:p>
          </table:table-cell>
          <table:table-cell table:style-name="Table6.D2" office:value-type="string">
            <text:p text:style-name="P862">gone</text:p>
          </table:table-cell>
        </table:table-row>
        <table:table-row table:style-name="TableLine94284904216736">
          <table:table-cell table:style-name="Table6.A2" office:value-type="string">
            <text:p text:style-name="P864">иметь </text:p>
          </table:table-cell>
          <table:table-cell table:style-name="Table6.A2" office:value-type="string">
            <text:p text:style-name="P865">have</text:p>
          </table:table-cell>
          <table:table-cell table:style-name="Table6.A2" office:value-type="string">
            <text:p text:style-name="P865">had</text:p>
          </table:table-cell>
          <table:table-cell table:style-name="Table6.D2" office:value-type="string">
            <text:p text:style-name="P864">had</text:p>
          </table:table-cell>
        </table:table-row>
        <table:table-row table:style-name="TableLine94284904221328">
          <table:table-cell table:style-name="Table6.A2" office:value-type="string">
            <text:p text:style-name="P864">слышать</text:p>
          </table:table-cell>
          <table:table-cell table:style-name="Table6.A2" office:value-type="string">
            <text:p text:style-name="P865">hear</text:p>
          </table:table-cell>
          <table:table-cell table:style-name="Table6.A2" office:value-type="string">
            <text:p text:style-name="P865">heard</text:p>
          </table:table-cell>
          <table:table-cell table:style-name="Table6.D2" office:value-type="string">
            <text:p text:style-name="P864">heard</text:p>
          </table:table-cell>
        </table:table-row>
        <table:table-row table:style-name="TableLine94284904240032">
          <table:table-cell table:style-name="Table6.A2" office:value-type="string">
            <text:p text:style-name="P864">знать</text:p>
          </table:table-cell>
          <table:table-cell table:style-name="Table6.A2" office:value-type="string">
            <text:p text:style-name="P865">know</text:p>
          </table:table-cell>
          <table:table-cell table:style-name="Table6.A2" office:value-type="string">
            <text:p text:style-name="P865">knew</text:p>
          </table:table-cell>
          <table:table-cell table:style-name="Table6.D2" office:value-type="string">
            <text:p text:style-name="P864">known</text:p>
          </table:table-cell>
        </table:table-row>
        <table:table-row table:style-name="TableLine94284904247296">
          <table:table-cell table:style-name="Table6.A2" office:value-type="string">
            <text:p text:style-name="P864">терять</text:p>
          </table:table-cell>
          <table:table-cell table:style-name="Table6.A2" office:value-type="string">
            <text:p text:style-name="P865">lose</text:p>
          </table:table-cell>
          <table:table-cell table:style-name="Table6.A2" office:value-type="string">
            <text:p text:style-name="P865">lost</text:p>
          </table:table-cell>
          <table:table-cell table:style-name="Table6.D2" office:value-type="string">
            <text:p text:style-name="P864">lost</text:p>
          </table:table-cell>
        </table:table-row>
        <table:table-row table:style-name="TableLine94284904252176">
          <table:table-cell table:style-name="Table6.A2" office:value-type="string">
            <text:p text:style-name="P864">делать</text:p>
          </table:table-cell>
          <table:table-cell table:style-name="Table6.A2" office:value-type="string">
            <text:p text:style-name="P865">make</text:p>
          </table:table-cell>
          <table:table-cell table:style-name="Table6.A2" office:value-type="string">
            <text:p text:style-name="P865">made</text:p>
          </table:table-cell>
          <table:table-cell table:style-name="Table6.D2" office:value-type="string">
            <text:p text:style-name="P864">made</text:p>
          </table:table-cell>
        </table:table-row>
        <table:table-row table:style-name="TableLine94284904265728">
          <table:table-cell table:style-name="Table6.A2" office:value-type="string">
            <text:p text:style-name="P864">платить</text:p>
          </table:table-cell>
          <table:table-cell table:style-name="Table6.A2" office:value-type="string">
            <text:p text:style-name="P865">pay</text:p>
          </table:table-cell>
          <table:table-cell table:style-name="Table6.A2" office:value-type="string">
            <text:p text:style-name="P865">paid</text:p>
          </table:table-cell>
          <table:table-cell table:style-name="Table6.D2" office:value-type="string">
            <text:p text:style-name="P864">paid</text:p>
          </table:table-cell>
        </table:table-row>
        <table:table-row table:style-name="TableLine94284904275312">
          <table:table-cell table:style-name="Table6.A2" office:value-type="string">
            <text:p text:style-name="P864">класть</text:p>
          </table:table-cell>
          <table:table-cell table:style-name="Table6.A2" office:value-type="string">
            <text:p text:style-name="P865">put</text:p>
          </table:table-cell>
          <table:table-cell table:style-name="Table6.A2" office:value-type="string">
            <text:p text:style-name="P865">put</text:p>
          </table:table-cell>
          <table:table-cell table:style-name="Table6.D2" office:value-type="string">
            <text:p text:style-name="P864">put</text:p>
          </table:table-cell>
        </table:table-row>
        <table:table-row table:style-name="TableLine94284904298240">
          <table:table-cell table:style-name="Table6.A2" office:value-type="string">
            <text:p text:style-name="P864">читать</text:p>
          </table:table-cell>
          <table:table-cell table:style-name="Table6.A2" office:value-type="string">
            <text:p text:style-name="P865">read</text:p>
          </table:table-cell>
          <table:table-cell table:style-name="Table6.A2" office:value-type="string">
            <text:p text:style-name="P865">read</text:p>
          </table:table-cell>
          <table:table-cell table:style-name="Table6.D2" office:value-type="string">
            <text:p text:style-name="P865">read</text:p>
          </table:table-cell>
        </table:table-row>
        <table:table-row table:style-name="TableLine94284904312176">
          <table:table-cell table:style-name="Table6.A2" office:value-type="string">
            <text:p text:style-name="P864">сказать</text:p>
          </table:table-cell>
          <table:table-cell table:style-name="Table6.A2" office:value-type="string">
            <text:p text:style-name="P865">say</text:p>
          </table:table-cell>
          <table:table-cell table:style-name="Table6.A2" office:value-type="string">
            <text:p text:style-name="P865">said</text:p>
          </table:table-cell>
          <table:table-cell table:style-name="Table6.D2" office:value-type="string">
            <text:p text:style-name="P865">said</text:p>
          </table:table-cell>
        </table:table-row>
        <table:table-row table:style-name="TableLine94284904314736">
          <table:table-cell table:style-name="Table6.A2" office:value-type="string">
            <text:p text:style-name="P864">говорить</text:p>
          </table:table-cell>
          <table:table-cell table:style-name="Table6.A2" office:value-type="string">
            <text:p text:style-name="P865">speak</text:p>
          </table:table-cell>
          <table:table-cell table:style-name="Table6.A2" office:value-type="string">
            <text:p text:style-name="P865">spoke</text:p>
          </table:table-cell>
          <table:table-cell table:style-name="Table6.D2" office:value-type="string">
            <text:p text:style-name="P864">spoken</text:p>
          </table:table-cell>
        </table:table-row>
        <table:table-row table:style-name="TableLine94284904320384">
          <table:table-cell table:style-name="Table6.A2" office:value-type="string">
            <text:p text:style-name="P864">видеть</text:p>
          </table:table-cell>
          <table:table-cell table:style-name="Table6.A2" office:value-type="string">
            <text:p text:style-name="P865">see</text:p>
          </table:table-cell>
          <table:table-cell table:style-name="Table6.A2" office:value-type="string">
            <text:p text:style-name="P865">saw</text:p>
          </table:table-cell>
          <table:table-cell table:style-name="Table6.D2" office:value-type="string">
            <text:p text:style-name="P864">seen</text:p>
          </table:table-cell>
        </table:table-row>
        <table:table-row table:style-name="TableLine94284904341648">
          <table:table-cell table:style-name="Table6.A2" office:value-type="string">
            <text:p text:style-name="P864">сидеть</text:p>
          </table:table-cell>
          <table:table-cell table:style-name="Table6.A2" office:value-type="string">
            <text:p text:style-name="P865">sit</text:p>
          </table:table-cell>
          <table:table-cell table:style-name="Table6.A2" office:value-type="string">
            <text:p text:style-name="P865">sat</text:p>
          </table:table-cell>
          <table:table-cell table:style-name="Table6.D2" office:value-type="string">
            <text:p text:style-name="P864">sat</text:p>
          </table:table-cell>
        </table:table-row>
        <table:table-row table:style-name="TableLine94284904353968">
          <table:table-cell table:style-name="Table6.A2" office:value-type="string">
            <text:p text:style-name="P864">брать</text:p>
          </table:table-cell>
          <table:table-cell table:style-name="Table6.A2" office:value-type="string">
            <text:p text:style-name="P865">take</text:p>
          </table:table-cell>
          <table:table-cell table:style-name="Table6.A2" office:value-type="string">
            <text:p text:style-name="P865">took</text:p>
          </table:table-cell>
          <table:table-cell table:style-name="Table6.D2" office:value-type="string">
            <text:p text:style-name="P864">taken</text:p>
          </table:table-cell>
        </table:table-row>
        <table:table-row table:style-name="TableLine94284904378224">
          <table:table-cell table:style-name="Table6.A2" office:value-type="string">
            <text:p text:style-name="P884">обучать</text:p>
          </table:table-cell>
          <table:table-cell table:style-name="Table6.A2" office:value-type="string">
            <text:p text:style-name="P884">teach</text:p>
          </table:table-cell>
          <table:table-cell table:style-name="Table6.A2" office:value-type="string">
            <text:p text:style-name="P885">taught</text:p>
          </table:table-cell>
          <table:table-cell table:style-name="Table6.D2" office:value-type="string">
            <text:p text:style-name="P884">taught</text:p>
          </table:table-cell>
        </table:table-row>
        <table:table-row table:style-name="TableLine94284904383616">
          <table:table-cell table:style-name="Table6.A2" office:value-type="string">
            <text:p text:style-name="P864">рассказывать</text:p>
          </table:table-cell>
          <table:table-cell table:style-name="Table6.A2" office:value-type="string">
            <text:p text:style-name="P865">tell</text:p>
          </table:table-cell>
          <table:table-cell table:style-name="Table6.A2" office:value-type="string">
            <text:p text:style-name="P865">told</text:p>
          </table:table-cell>
          <table:table-cell table:style-name="Table6.D2" office:value-type="string">
            <text:p text:style-name="P864">told</text:p>
          </table:table-cell>
        </table:table-row>
        <table:table-row table:style-name="TableLine94284904386480">
          <table:table-cell table:style-name="Table6.A2" office:value-type="string">
            <text:p text:style-name="P864">думать</text:p>
          </table:table-cell>
          <table:table-cell table:style-name="Table6.A2" office:value-type="string">
            <text:p text:style-name="P865">think</text:p>
          </table:table-cell>
          <table:table-cell table:style-name="Table6.A2" office:value-type="string">
            <text:p text:style-name="P865">thought</text:p>
          </table:table-cell>
          <table:table-cell table:style-name="Table6.D2" office:value-type="string">
            <text:p text:style-name="P864">thought</text:p>
          </table:table-cell>
        </table:table-row>
        <table:table-row table:style-name="TableLine94284904390640">
          <table:table-cell table:style-name="Table6.A2" office:value-type="string">
            <text:p text:style-name="P864">побеждать</text:p>
          </table:table-cell>
          <table:table-cell table:style-name="Table6.A2" office:value-type="string">
            <text:p text:style-name="P865">win</text:p>
          </table:table-cell>
          <table:table-cell table:style-name="Table6.A2" office:value-type="string">
            <text:p text:style-name="P865">won</text:p>
          </table:table-cell>
          <table:table-cell table:style-name="Table6.D2" office:value-type="string">
            <text:p text:style-name="P864">won</text:p>
          </table:table-cell>
        </table:table-row>
        <table:table-row table:style-name="TableLine94284904393696">
          <table:table-cell table:style-name="Table6.A2" office:value-type="string">
            <text:p text:style-name="P864">писать</text:p>
          </table:table-cell>
          <table:table-cell table:style-name="Table6.A2" office:value-type="string">
            <text:p text:style-name="P865">write</text:p>
          </table:table-cell>
          <table:table-cell table:style-name="Table6.A2" office:value-type="string">
            <text:p text:style-name="P865">wrote</text:p>
          </table:table-cell>
          <table:table-cell table:style-name="Table6.D2" office:value-type="string">
            <text:p text:style-name="P864">written</text:p>
          </table:table-cell>
        </table:table-row>
      </table:table>
      <text:p text:style-name="P186"/>
      <text:p text:style-name="P187">Таблица сокращений:</text:p>
      <text:p text:style-name="P188">Попробовать написать упрощенный конспект, без тонких подробностей, <text:span text:style-name="T847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01T14:31:04.698457668</dc:date>
    <meta:editing-duration>P1DT20H41M44S</meta:editing-duration>
    <meta:editing-cycles>749</meta:editing-cycles>
    <meta:generator>LibreOffice/6.4.7.2$Linux_X86_64 LibreOffice_project/40$Build-2</meta:generator>
    <meta:document-statistic meta:table-count="11" meta:image-count="0" meta:object-count="0" meta:page-count="40" meta:paragraph-count="1497" meta:word-count="11597" meta:character-count="73448" meta:non-whitespace-character-count="62895"/>
  </office:meta>
</office:document-meta>
</file>